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000000" style:font-name="Calibri" style:font-name-asian="Calibri" style:font-name-complex="Calibri" style:font-family-generic="swiss"/>
    </style:style>
    <style:style style:name="ce4" style:family="table-cell" style:parent-style-name="Default" style:data-style-name="N37"/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3.624791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1.74625cm"/>
    </style:style>
    <style:style style:name="co7" style:family="table-column">
      <style:table-column-properties fo:break-before="auto" style:column-width="12.3825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67770833333333cm"/>
    </style:style>
    <style:style style:name="co11" style:family="table-column">
      <style:table-column-properties fo:break-before="auto" style:column-width="3.36020833333333cm"/>
    </style:style>
    <style:style style:name="co12" style:family="table-column">
      <style:table-column-properties fo:break-before="auto" style:column-width="2.143125cm"/>
    </style:style>
    <style:style style:name="co13" style:family="table-column">
      <style:table-column-properties fo:break-before="auto" style:column-width="2.91041666666667cm"/>
    </style:style>
    <style:style style:name="co14" style:family="table-column">
      <style:table-column-properties fo:break-before="auto" style:column-width="6.0325cm"/>
    </style:style>
    <style:style style:name="co15" style:family="table-column">
      <style:table-column-properties fo:break-before="auto" style:column-width="6.270625cm"/>
    </style:style>
    <style:style style:name="co16" style:family="table-column">
      <style:table-column-properties fo:break-before="auto" style:column-width="10.9272916666667cm"/>
    </style:style>
    <style:style style:name="co17" style:family="table-column">
      <style:table-column-properties fo:break-before="auto" style:column-width="1.61395833333333cm"/>
    </style:style>
    <style:style style:name="co18" style:family="table-column">
      <style:table-column-properties fo:break-before="auto" style:column-width="3.28083333333333cm"/>
    </style:style>
    <style:style style:name="co19" style:family="table-column">
      <style:table-column-properties fo:break-before="auto" style:column-width="1.13770833333333cm"/>
    </style:style>
    <style:style style:name="co20" style:family="table-column">
      <style:table-column-properties fo:break-before="auto" style:column-width="1.5875cm"/>
    </style:style>
    <style:style style:name="co21" style:family="table-column">
      <style:table-column-properties fo:break-before="auto" style:column-width="1.77270833333333cm"/>
    </style:style>
    <style:style style:name="co22" style:family="table-column">
      <style:table-column-properties fo:break-before="auto" style:column-width="1.905cm"/>
    </style:style>
    <style:style style:name="co23" style:family="table-column">
      <style:table-column-properties fo:break-before="auto" style:column-width="11.6152083333333cm"/>
    </style:style>
    <style:style style:name="co24" style:family="table-column">
      <style:table-column-properties fo:break-before="auto" style:column-width="3.33375cm"/>
    </style:style>
    <style:style style:name="co25" style:family="table-column">
      <style:table-column-properties fo:break-before="auto" style:column-width="5.3975cm"/>
    </style:style>
    <style:style style:name="co26" style:family="table-column">
      <style:table-column-properties fo:break-before="auto" style:column-width="6.19125cm"/>
    </style:style>
    <style:style style:name="co27" style:family="table-column">
      <style:table-column-properties fo:break-before="auto" style:column-width="11.0066666666667cm"/>
    </style:style>
    <style:style style:name="co28" style:family="table-column">
      <style:table-column-properties fo:break-before="auto" style:column-width="5.74145833333333cm"/>
    </style:style>
    <style:style style:name="co29" style:family="table-column">
      <style:table-column-properties fo:break-before="auto" style:column-width="6.13833333333333cm"/>
    </style:style>
    <style:style style:name="co30" style:family="table-column">
      <style:table-column-properties fo:break-before="auto" style:column-width="1.69333333333333cm"/>
    </style:style>
    <style:style style:name="co31" style:family="table-column">
      <style:table-column-properties fo:break-before="auto" style:column-width="10.5833333333333cm"/>
    </style:style>
    <style:style style:name="co32" style:family="table-column">
      <style:table-column-properties fo:break-before="auto" style:column-width="1.508125cm"/>
    </style:style>
    <style:style style:name="co33" style:family="table-column">
      <style:table-column-properties fo:break-before="auto" style:column-width="11.27125cm"/>
    </style:style>
    <style:style style:name="co34" style:family="table-column">
      <style:table-column-properties fo:break-before="auto" style:column-width="1.85208333333333cm"/>
    </style:style>
    <style:style style:name="co35" style:family="table-column">
      <style:table-column-properties fo:break-before="auto" style:column-width="10.874375cm"/>
    </style:style>
    <style:style style:name="co36" style:family="table-column">
      <style:table-column-properties fo:break-before="auto" style:column-width="1.32291666666667cm"/>
    </style:style>
    <style:style style:name="co37" style:family="table-column">
      <style:table-column-properties fo:break-before="auto" style:column-width="11.350625cm"/>
    </style:style>
    <style:style style:name="co38" style:family="table-column">
      <style:table-column-properties fo:break-before="auto" style:column-width="5.34458333333333cm"/>
    </style:style>
    <style:style style:name="co39" style:family="table-column">
      <style:table-column-properties fo:break-before="auto" style:column-width="6.24416666666667cm"/>
    </style:style>
    <style:style style:name="co40" style:family="table-column">
      <style:table-column-properties fo:break-before="auto" style:column-width="10.662708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6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_Boxplot" table:style-name="ta1">
        <table:shapes>
          <draw:frame draw:z-index="1" draw:id="id0" draw:style-name="a0" draw:name="Diagramm 1" svg:x="12.07792in" svg:y="0in" svg:width="14.54097in" svg:height="3.54014in" style:rel-width="scale" style:rel-height="scale">
            <draw:object xlink:href="Object 1/" xlink:type="simple" xlink:show="embed" xlink:actuate="onLoad"/>
            <svg:title>RQ1: Relative visibility changes</svg:title>
            <svg:desc/>
          </draw:frame>
          <draw:frame draw:z-index="2" draw:id="id1" draw:style-name="a1" draw:name="Diagramm 2" svg:x="12.07833in" svg:y="3.62167in" svg:width="14.54097in" svg:height="3.54014in" style:rel-width="scale" style:rel-height="scale">
            <draw:object xlink:href="Object 2/" xlink:type="simple" xlink:show="embed" xlink:actuate="onLoad"/>
            <svg:title>RQ1: Relative visibility changes</svg:title>
            <svg:desc/>
          </draw:frame>
          <draw:frame draw:z-index="3" draw:id="id2" draw:style-name="a2" draw:name="Diagramm 3" svg:x="12.07833in" svg:y="7.20125in" svg:width="14.54097in" svg:height="3.54014in" style:rel-width="scale" style:rel-height="scale">
            <draw:object xlink:href="Object 3/" xlink:type="simple" xlink:show="embed" xlink:actuate="onLoad"/>
            <svg:title>RQ1: Relative visibility changes</svg:title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5" table:default-cell-style-name="ce1"/>
        <table:table-column table:style-name="co5" table:number-columns-repeated="16373" table:default-cell-style-name="ce1"/>
        <table:table-row table:style-name="ro1">
          <table:table-cell/>
          <table:table-cell table:style-name="ce1"/>
          <table:table-cell office:value-type="string" table:style-name="ce1">
            <text:p>01_QuickUML2001</text:p>
          </table:table-cell>
          <table:table-cell office:value-type="string" table:style-name="ce1">
            <text:p>02_JsciCalc</text:p>
          </table:table-cell>
          <table:table-cell office:value-type="string" table:style-name="ce1">
            <text:p>03_Junit3.8</text:p>
          </table:table-cell>
          <table:table-cell office:value-type="string" table:style-name="ce1">
            <text:p>04_Gantt1.10.2</text:p>
          </table:table-cell>
          <table:table-cell office:value-type="string" table:style-name="ce1">
            <text:p>05_Nutch0.9</text:p>
          </table:table-cell>
          <table:table-cell office:value-type="string" table:style-name="ce1">
            <text:p>06_Lucene1.4.3</text:p>
          </table:table-cell>
          <table:table-cell office:value-type="string" table:style-name="ce1">
            <text:p>07_log4j1.2.17</text:p>
          </table:table-cell>
          <table:table-cell office:value-type="string" table:style-name="ce1">
            <text:p>08_JHotDraw7.6</text:p>
          </table:table-cell>
          <table:table-cell office:value-type="string" table:style-name="ce1">
            <text:p>08_JEdit4.0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MIN</text:p>
          </table:table-cell>
          <table:table-cell office:value-type="float" office:value="-6.7669172932330823E-2" table:formula="of:=MIN(['01_QuickUML2001'.M3:.M18])" table:style-name="ce2">
            <text:p>-0.067669173</text:p>
          </table:table-cell>
          <table:table-cell office:value-type="float" office:value="0" table:formula="of:=MIN(['02_JSciCalc2_1_0'.M3:.M13])" table:style-name="ce2">
            <text:p>0</text:p>
          </table:table-cell>
          <table:table-cell office:value-type="float" office:value="-2.0222446916076846E-3" table:formula="of:=MIN(['03_JUni3_8'.M3:.M10])" table:style-name="ce2">
            <text:p>-0.002022245</text:p>
          </table:table-cell>
          <table:table-cell office:value-type="float" office:value="-3.90625E-3" table:formula="of:=MIN(['04_Gantt1_10_2'.M3:.M29])" table:style-name="ce2">
            <text:p>-0.00390625</text:p>
          </table:table-cell>
          <table:table-cell office:value-type="float" office:value="0" table:formula="of:=MIN(['05_Nutch0_9'.M3:.M13])" table:style-name="ce2">
            <text:p>0</text:p>
          </table:table-cell>
          <table:table-cell office:value-type="float" office:value="-4.2290175666883541E-3" table:formula="of:=MIN(['06_Lucene1_4_3'.M3:.M10])" table:style-name="ce2">
            <text:p>-0.004229018</text:p>
          </table:table-cell>
          <table:table-cell office:value-type="float" office:value="0" table:formula="of:=MIN(['07_log4j1_2_17'.M3:.M8])" table:style-name="ce2">
            <text:p>0</text:p>
          </table:table-cell>
          <table:table-cell office:value-type="float" office:value="0" table:formula="of:=MIN(['08_JHotDraw7_6'.M3:.M11])" table:style-name="ce2">
            <text:p>0</text:p>
          </table:table-cell>
          <table:table-cell office:value-type="float" office:value="-2.8967515001034555E-3" table:formula="of:=MIN(['09_JEdit4_0'.L3:.L20])" table:style-name="ce2">
            <text:p>-0.002896752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Q1</text:p>
          </table:table-cell>
          <table:table-cell office:value-type="float" office:value="-5.6390977443609019E-3" table:formula="of:=QUARTILE(['01_QuickUML2001'.M3:.M18];1)" table:style-name="ce1">
            <text:p>-0.005639098</text:p>
          </table:table-cell>
          <table:table-cell office:value-type="float" office:value="9.7087378640776695E-4" table:formula="of:=QUARTILE(['02_JSciCalc2_1_0'.M3:.M13];1)" table:style-name="ce1">
            <text:p>0.000970874</text:p>
          </table:table-cell>
          <table:table-cell office:value-type="float" office:value="0" table:formula="of:=QUARTILE(['03_JUni3_8'.M3:.M9];1)" table:style-name="ce1">
            <text:p>0</text:p>
          </table:table-cell>
          <table:table-cell office:value-type="float" office:value="-3.2552083333333335E-3" table:formula="of:=QUARTILE(['04_Gantt1_10_2'.M3:.M29];1)" table:style-name="ce1">
            <text:p>-0.003255208</text:p>
          </table:table-cell>
          <table:table-cell office:value-type="float" office:value="1.5045135406218655E-3" table:formula="of:=QUARTILE(['05_Nutch0_9'.M3:.M13];1)" table:style-name="ce1">
            <text:p>0.001504514</text:p>
          </table:table-cell>
          <table:table-cell office:value-type="float" office:value="-2.5211450878334417E-3" table:formula="of:=QUARTILE(['06_Lucene1_4_3'.M3:.M10];1)" table:style-name="ce1">
            <text:p>-0.002521145</text:p>
          </table:table-cell>
          <table:table-cell office:value-type="float" office:value="2.0308692120227456E-4" table:formula="of:=QUARTILE(['07_log4j1_2_17'.M3:.M8];1)" table:style-name="ce1">
            <text:p>0.000203087</text:p>
          </table:table-cell>
          <table:table-cell office:value-type="float" office:value="1.7111567419575633E-4" table:formula="of:=QUARTILE(['08_JHotDraw7_6'.M3:.M11];1)" table:style-name="ce1">
            <text:p>0.000171116</text:p>
          </table:table-cell>
          <table:table-cell office:value-type="float" office:value="-2.0173805090006208E-3" table:formula="of:=QUARTILE(['09_JEdit4_0'.L3:.L20];1)" table:style-name="ce1">
            <text:p>-0.002017381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MED</text:p>
          </table:table-cell>
          <table:table-cell office:value-type="float" office:value="3.007518796992481E-2" table:formula="of:=MEDIAN(['01_QuickUML2001'.M3:.M18])" table:style-name="ce1">
            <text:p>0.030075188</text:p>
          </table:table-cell>
          <table:table-cell office:value-type="float" office:value="1.9417475728155339E-3" table:formula="of:=MEDIAN(['02_JSciCalc2_1_0'.M3:.M13])" table:style-name="ce1">
            <text:p>0.001941748</text:p>
          </table:table-cell>
          <table:table-cell office:value-type="float" office:value="5.0556117290192115E-4" table:formula="of:=MEDIAN(['03_JUni3_8'.M3:.M10])" table:style-name="ce1">
            <text:p>0.000505561</text:p>
          </table:table-cell>
          <table:table-cell office:value-type="float" office:value="-1.953125E-3" table:formula="of:=MEDIAN(['04_Gantt1_10_2'.M3:.M29])" table:style-name="ce1">
            <text:p>-0.001953125</text:p>
          </table:table-cell>
          <table:table-cell office:value-type="float" office:value="2.0060180541624875E-3" table:formula="of:=MEDIAN(['05_Nutch0_9'.M3:.M13])" table:style-name="ce1">
            <text:p>0.002006018</text:p>
          </table:table-cell>
          <table:table-cell office:value-type="float" office:value="-1.6265452179570592E-3" table:formula="of:=MEDIAN(['06_Lucene1_4_3'.M3:.M10])" table:style-name="ce1">
            <text:p>-0.001626545</text:p>
          </table:table-cell>
          <table:table-cell office:value-type="float" office:value="4.0617384240454919E-3" table:formula="of:=MEDIAN(['07_log4j1_2_17'.M3:.M8])" table:style-name="ce1">
            <text:p>0.004061738</text:p>
          </table:table-cell>
          <table:table-cell office:value-type="float" office:value="1.3689253935660506E-3" table:formula="of:=MEDIAN(['08_JHotDraw7_6'.M3:.M11])" table:style-name="ce1">
            <text:p>0.001368925</text:p>
          </table:table-cell>
          <table:table-cell office:value-type="float" office:value="1.3449203393337472E-3" table:formula="of:=MEDIAN(['09_JEdit4_0'.L3:.L20])" table:style-name="ce1">
            <text:p>0.00134492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Q3</text:p>
          </table:table-cell>
          <table:table-cell office:value-type="float" office:value="8.646616541353383E-2" table:formula="of:=QUARTILE(['01_QuickUML2001'.M3:.M18];3)" table:style-name="ce2">
            <text:p>0.086466165</text:p>
          </table:table-cell>
          <table:table-cell office:value-type="float" office:value="2.9126213592233011E-3" table:formula="of:=QUARTILE(['02_JSciCalc2_1_0'.M3:.M13];3)" table:style-name="ce2">
            <text:p>0.002912621</text:p>
          </table:table-cell>
          <table:table-cell office:value-type="float" office:value="1.7947421638018199E-2" table:formula="of:=QUARTILE(['03_JUni3_8'.M3:.M10];3)" table:style-name="ce2">
            <text:p>0.017947422</text:p>
          </table:table-cell>
          <table:table-cell office:value-type="float" office:value="-9.765625E-4" table:formula="of:=QUARTILE(['04_Gantt1_10_2'.M3:.M29];3)" table:style-name="ce2">
            <text:p>-0.000976563</text:p>
          </table:table-cell>
          <table:table-cell office:value-type="float" office:value="5.5165496489468406E-3" table:formula="of:=QUARTILE(['05_Nutch0_9'.M3:.M13];3)" table:style-name="ce2">
            <text:p>0.00551655</text:p>
          </table:table-cell>
          <table:table-cell office:value-type="float" office:value="-7.319453480806766E-4" table:formula="of:=QUARTILE(['06_Lucene1_4_3'.M3:.M10];3)" table:style-name="ce2">
            <text:p>-0.000731945</text:p>
          </table:table-cell>
          <table:table-cell office:value-type="float" office:value="8.1234768480909839E-3" table:formula="of:=QUARTILE(['07_log4j1_2_17'.M3:.M8];3)" table:style-name="ce2">
            <text:p>0.008123477</text:p>
          </table:table-cell>
          <table:table-cell office:value-type="float" office:value="2.9089664613278577E-3" table:formula="of:=QUARTILE(['08_JHotDraw7_6'.M3:.M11];3)" table:style-name="ce2">
            <text:p>0.002908966</text:p>
          </table:table-cell>
          <table:table-cell office:value-type="float" office:value="3.983033312642251E-3" table:formula="of:=QUARTILE(['09_JEdit4_0'.L3:.L20];3)" table:style-name="ce2">
            <text:p>0.003983033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MAX</text:p>
          </table:table-cell>
          <table:table-cell office:value-type="float" office:value="0.15789473684210525" table:formula="of:=MAX(['01_QuickUML2001'.M3:.M18])" table:style-name="ce1">
            <text:p>0.157894737</text:p>
          </table:table-cell>
          <table:table-cell office:value-type="float" office:value="1.6504854368932041E-2" table:formula="of:=MAX(['02_JSciCalc2_1_0'.M3:.M13])" table:style-name="ce1">
            <text:p>0.016504854</text:p>
          </table:table-cell>
          <table:table-cell office:value-type="float" office:value="3.2355915065722954E-2" table:formula="of:=MAX(['03_JUni3_8'.M3:.M10])" table:style-name="ce1">
            <text:p>0.032355915</text:p>
          </table:table-cell>
          <table:table-cell office:value-type="float" office:value="1.5299479166666666E-2" table:formula="of:=MAX(['04_Gantt1_10_2'.M3:.M29])" table:style-name="ce1">
            <text:p>0.015299479</text:p>
          </table:table-cell>
          <table:table-cell office:value-type="float" office:value="6.018054162487462E-3" table:formula="of:=MAX(['05_Nutch0_9'.M3:.M13])" table:style-name="ce1">
            <text:p>0.006018054</text:p>
          </table:table-cell>
          <table:table-cell office:value-type="float" office:value="9.7592713077423558E-3" table:formula="of:=MAX(['06_Lucene1_4_3'.M3:.M10])" table:style-name="ce1">
            <text:p>0.009759271</text:p>
          </table:table-cell>
          <table:table-cell office:value-type="float" office:value="1.2455997833739508E-2" table:formula="of:=MAX(['07_log4j1_2_17'.M3:.M8])" table:style-name="ce1">
            <text:p>0.012455998</text:p>
          </table:table-cell>
          <table:table-cell office:value-type="float" office:value="8.0424366872005482E-3" table:formula="of:=MAX(['08_JHotDraw7_6'.M3:.M11])" table:style-name="ce1">
            <text:p>0.008042437</text:p>
          </table:table-cell>
          <table:table-cell office:value-type="float" office:value="1.4276846679081317E-2" table:formula="of:=MAX(['09_JEdit4_0'.L3:.L20])" table:style-name="ce1">
            <text:p>0.014276847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MEAN</text:p>
          </table:table-cell>
          <table:table-cell office:value-type="float" office:value="3.9943609022556392E-2" table:formula="of:=AVERAGE(['01_QuickUML2001'.M3:.M18])" table:style-name="ce1">
            <text:p>0.039943609</text:p>
          </table:table-cell>
          <table:table-cell office:value-type="float" office:value="3.0891438658428956E-3" table:formula="of:=AVERAGE(['02_JSciCalc2_1_0'.M3:.M13])" table:style-name="ce1">
            <text:p>0.003089144</text:p>
          </table:table-cell>
          <table:table-cell office:value-type="float" office:value="8.5945399393326603E-3" table:formula="of:=AVERAGE(['03_JUni3_8'.M3:.M10])" table:style-name="ce1">
            <text:p>0.00859454</text:p>
          </table:table-cell>
          <table:table-cell office:value-type="float" office:value="-1.4226466049382716E-3" table:formula="of:=AVERAGE(['04_Gantt1_10_2'.M3:.M29])" table:style-name="ce1">
            <text:p>-0.001422647</text:p>
          </table:table-cell>
          <table:table-cell office:value-type="float" office:value="2.8722531230053801E-3" table:formula="of:=AVERAGE(['05_Nutch0_9'.M3:.M13])" table:style-name="ce1">
            <text:p>0.002872253</text:p>
          </table:table-cell>
          <table:table-cell office:value-type="float" office:value="-5.2862719583604426E-4" table:formula="of:=AVERAGE(['06_Lucene1_4_3'.M3:.M10])" table:style-name="ce1">
            <text:p>-0.000528627</text:p>
          </table:table-cell>
          <table:table-cell office:value-type="float" office:value="4.828955681920751E-3" table:formula="of:=AVERAGE(['07_log4j1_2_17'.M3:.M8])" table:style-name="ce1">
            <text:p>0.004828956</text:p>
          </table:table-cell>
          <table:table-cell office:value-type="float" office:value="2.0343752376606587E-3" table:formula="of:=AVERAGE(['08_JHotDraw7_6'.M3:.M11])" table:style-name="ce1">
            <text:p>0.002034375</text:p>
          </table:table-cell>
          <table:table-cell office:value-type="float" office:value="1.9311676667356373E-3" table:formula="of:=AVERAGE(['09_JEdit4_0'.L3:.L20])" table:style-name="ce1">
            <text:p>0.001931168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STDEV</text:p>
          </table:table-cell>
          <table:table-cell office:value-type="float" office:value="7.3192505471139979E-2" table:formula="of:=STDEV(['01_QuickUML2001'.M3:.M18])" table:style-name="ce1">
            <text:p>0.073192505</text:p>
          </table:table-cell>
          <table:table-cell office:value-type="float" office:value="4.6928102517417294E-3" table:formula="of:=STDEV(['02_JSciCalc2_1_0'.M3:.M13])" table:style-name="ce1">
            <text:p>0.00469281</text:p>
          </table:table-cell>
          <table:table-cell office:value-type="float" office:value="1.345753540240025E-2" table:formula="of:=STDEV(['03_JUni3_8'.M3:.M10])" table:style-name="ce1">
            <text:p>0.013457535</text:p>
          </table:table-cell>
          <table:table-cell office:value-type="float" office:value="3.6092389077438179E-3" table:formula="of:=STDEV(['04_Gantt1_10_2'.M3:.M29])" table:style-name="ce1">
            <text:p>0.003609239</text:p>
          </table:table-cell>
          <table:table-cell office:value-type="float" office:value="2.3956058457955043E-3" table:formula="of:=STDEV(['05_Nutch0_9'.M3:.M13])" table:style-name="ce1">
            <text:p>0.002395606</text:p>
          </table:table-cell>
          <table:table-cell office:value-type="float" office:value="4.3607968938676042E-3" table:formula="of:=STDEV(['06_Lucene1_4_3'.M3:.M10])" table:style-name="ce1">
            <text:p>0.004360797</text:p>
          </table:table-cell>
          <table:table-cell office:value-type="float" office:value="5.2880074433918336E-3" table:formula="of:=STDEV(['07_log4j1_2_17'.M3:.M8])" table:style-name="ce1">
            <text:p>0.005288007</text:p>
          </table:table-cell>
          <table:table-cell office:value-type="float" office:value="2.6926186976778846E-3" table:formula="of:=STDEV(['08_JHotDraw7_6'.M3:.M11])" table:style-name="ce1">
            <text:p>0.002692619</text:p>
          </table:table-cell>
          <table:table-cell office:value-type="float" office:value="4.5630894063107457E-3" table:formula="of:=STDEV(['09_JEdit4_0'.L3:.L20])" table:style-name="ce1">
            <text:p>0.004563089</text:p>
          </table:table-cell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IN</text:p>
          </table:table-cell>
          <table:table-cell office:value-type="float" office:value="-6.7669172932330823E-2" table:formula="of:=[.C2]" table:style-name="ce1">
            <text:p>-0.067669173</text:p>
          </table:table-cell>
          <table:table-cell office:value-type="float" office:value="0" table:formula="of:=[.D2]" table:style-name="ce1">
            <text:p>0</text:p>
          </table:table-cell>
          <table:table-cell office:value-type="float" office:value="-2.0222446916076846E-3" table:formula="of:=[.E2]" table:style-name="ce1">
            <text:p>-0.002022245</text:p>
          </table:table-cell>
          <table:table-cell office:value-type="float" office:value="-3.90625E-3" table:formula="of:=[.F2]" table:style-name="ce1">
            <text:p>-0.00390625</text:p>
          </table:table-cell>
          <table:table-cell office:value-type="float" office:value="0" table:formula="of:=[.G2]" table:style-name="ce1">
            <text:p>0</text:p>
          </table:table-cell>
          <table:table-cell office:value-type="float" office:value="-4.2290175666883541E-3" table:formula="of:=[.H2]" table:style-name="ce1">
            <text:p>-0.004229018</text:p>
          </table:table-cell>
          <table:table-cell office:value-type="float" office:value="0" table:formula="of:=[.I2]" table:style-name="ce1">
            <text:p>0</text:p>
          </table:table-cell>
          <table:table-cell office:value-type="float" office:value="0" table:formula="of:=[.J2]" table:style-name="ce1">
            <text:p>0</text:p>
          </table:table-cell>
          <table:table-cell office:value-type="float" office:value="-2.8967515001034555E-3" table:formula="of:=[.K2]" table:style-name="ce1">
            <text:p>-0.002896752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Q1 – MIN</text:p>
          </table:table-cell>
          <table:table-cell office:value-type="float" office:value="6.2030075187969921E-2" table:formula="of:=[.C3]-[.C2]" table:style-name="ce1">
            <text:p>0.062030075</text:p>
          </table:table-cell>
          <table:table-cell office:value-type="float" office:value="9.7087378640776695E-4" table:formula="of:=[.D3]-[.D2]" table:style-name="ce1">
            <text:p>0.000970874</text:p>
          </table:table-cell>
          <table:table-cell office:value-type="float" office:value="2.0222446916076846E-3" table:formula="of:=[.E3]-[.E2]" table:style-name="ce1">
            <text:p>0.002022245</text:p>
          </table:table-cell>
          <table:table-cell office:value-type="float" office:value="6.5104166666666652E-4" table:formula="of:=[.F3]-[.F2]" table:style-name="ce1">
            <text:p>0.000651042</text:p>
          </table:table-cell>
          <table:table-cell office:value-type="float" office:value="1.5045135406218655E-3" table:formula="of:=[.G3]-[.G2]" table:style-name="ce1">
            <text:p>0.001504514</text:p>
          </table:table-cell>
          <table:table-cell office:value-type="float" office:value="1.7078724788549124E-3" table:formula="of:=[.H3]-[.H2]" table:style-name="ce1">
            <text:p>0.001707872</text:p>
          </table:table-cell>
          <table:table-cell office:value-type="float" office:value="2.0308692120227456E-4" table:formula="of:=[.I3]-[.I2]" table:style-name="ce1">
            <text:p>0.000203087</text:p>
          </table:table-cell>
          <table:table-cell office:value-type="float" office:value="1.7111567419575633E-4" table:formula="of:=[.J3]-[.J2]" table:style-name="ce1">
            <text:p>0.000171116</text:p>
          </table:table-cell>
          <table:table-cell office:value-type="float" office:value="8.7937099110283476E-4" table:formula="of:=[.K3]-[.K2]" table:style-name="ce1">
            <text:p>0.000879371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MED – Q1</text:p>
          </table:table-cell>
          <table:table-cell office:value-type="float" office:value="3.5714285714285712E-2" table:formula="of:=[.C4]-[.C3]" table:style-name="ce1">
            <text:p>0.035714286</text:p>
          </table:table-cell>
          <table:table-cell office:value-type="float" office:value="9.7087378640776695E-4" table:formula="of:=[.D4]-[.D3]" table:style-name="ce1">
            <text:p>0.000970874</text:p>
          </table:table-cell>
          <table:table-cell office:value-type="float" office:value="5.0556117290192115E-4" table:formula="of:=[.E4]-[.E3]" table:style-name="ce1">
            <text:p>0.000505561</text:p>
          </table:table-cell>
          <table:table-cell office:value-type="float" office:value="1.3020833333333335E-3" table:formula="of:=[.F4]-[.F3]" table:style-name="ce1">
            <text:p>0.001302083</text:p>
          </table:table-cell>
          <table:table-cell office:value-type="float" office:value="5.0150451354062197E-4" table:formula="of:=[.G4]-[.G3]" table:style-name="ce1">
            <text:p>0.000501505</text:p>
          </table:table-cell>
          <table:table-cell office:value-type="float" office:value="8.9459986987638256E-4" table:formula="of:=[.H4]-[.H3]" table:style-name="ce1">
            <text:p>0.0008946</text:p>
          </table:table-cell>
          <table:table-cell office:value-type="float" office:value="3.8586515028432174E-3" table:formula="of:=[.I4]-[.I3]" table:style-name="ce1">
            <text:p>0.003858652</text:p>
          </table:table-cell>
          <table:table-cell office:value-type="float" office:value="1.1978097193702942E-3" table:formula="of:=[.J4]-[.J3]" table:style-name="ce1">
            <text:p>0.00119781</text:p>
          </table:table-cell>
          <table:table-cell office:value-type="float" office:value="3.362300848334368E-3" table:formula="of:=[.K4]-[.K3]" table:style-name="ce1">
            <text:p>0.003362301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Q3 – MED</text:p>
          </table:table-cell>
          <table:table-cell office:value-type="float" office:value="5.6390977443609019E-2" table:formula="of:=[.C5]-[.C4]" table:style-name="ce1">
            <text:p>0.056390977</text:p>
          </table:table-cell>
          <table:table-cell office:value-type="float" office:value="9.7087378640776717E-4" table:formula="of:=[.D5]-[.D4]" table:style-name="ce1">
            <text:p>0.000970874</text:p>
          </table:table-cell>
          <table:table-cell office:value-type="float" office:value="1.7441860465116279E-2" table:formula="of:=[.E5]-[.E4]" table:style-name="ce1">
            <text:p>0.01744186</text:p>
          </table:table-cell>
          <table:table-cell office:value-type="float" office:value="9.765625E-4" table:formula="of:=[.F5]-[.F4]" table:style-name="ce1">
            <text:p>0.000976563</text:p>
          </table:table-cell>
          <table:table-cell office:value-type="float" office:value="3.5105315947843532E-3" table:formula="of:=[.G5]-[.G4]" table:style-name="ce1">
            <text:p>0.003510532</text:p>
          </table:table-cell>
          <table:table-cell office:value-type="float" office:value="8.9459986987638256E-4" table:formula="of:=[.H5]-[.H4]" table:style-name="ce1">
            <text:p>0.0008946</text:p>
          </table:table-cell>
          <table:table-cell office:value-type="float" office:value="4.0617384240454919E-3" table:formula="of:=[.I5]-[.I4]" table:style-name="ce1">
            <text:p>0.004061738</text:p>
          </table:table-cell>
          <table:table-cell office:value-type="float" office:value="1.540041067761807E-3" table:formula="of:=[.J5]-[.J4]" table:style-name="ce1">
            <text:p>0.001540041</text:p>
          </table:table-cell>
          <table:table-cell office:value-type="float" office:value="2.6381129733085039E-3" table:formula="of:=[.K5]-[.K4]" table:style-name="ce1">
            <text:p>0.002638113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MAX – Q3</text:p>
          </table:table-cell>
          <table:table-cell office:value-type="float" office:value="7.1428571428571425E-2" table:formula="of:=[.C6]-[.C5]" table:style-name="ce1">
            <text:p>0.071428571</text:p>
          </table:table-cell>
          <table:table-cell office:value-type="float" office:value="1.3592233009708739E-2" table:formula="of:=[.D6]-[.D5]" table:style-name="ce1">
            <text:p>0.013592233</text:p>
          </table:table-cell>
          <table:table-cell office:value-type="float" office:value="1.4408493427704755E-2" table:formula="of:=[.E6]-[.E5]" table:style-name="ce1">
            <text:p>0.014408493</text:p>
          </table:table-cell>
          <table:table-cell office:value-type="float" office:value="1.6276041666666664E-2" table:formula="of:=[.F6]-[.F5]" table:style-name="ce1">
            <text:p>0.016276042</text:p>
          </table:table-cell>
          <table:table-cell office:value-type="float" office:value="5.0150451354062132E-4" table:formula="of:=[.G6]-[.G5]" table:style-name="ce1">
            <text:p>0.000501505</text:p>
          </table:table-cell>
          <table:table-cell office:value-type="float" office:value="1.0491216655823032E-2" table:formula="of:=[.H6]-[.H5]" table:style-name="ce1">
            <text:p>0.010491217</text:p>
          </table:table-cell>
          <table:table-cell office:value-type="float" office:value="4.332520985648524E-3" table:formula="of:=[.I6]-[.I5]" table:style-name="ce1">
            <text:p>0.004332521</text:p>
          </table:table-cell>
          <table:table-cell office:value-type="float" office:value="5.1334702258726906E-3" table:formula="of:=[.J6]-[.J5]" table:style-name="ce1">
            <text:p>0.00513347</text:p>
          </table:table-cell>
          <table:table-cell office:value-type="float" office:value="1.0293813366439065E-2" table:formula="of:=[.K6]-[.K5]" table:style-name="ce1">
            <text:p>0.010293813</text:p>
          </table:table-cell>
          <table:table-cell table:number-columns-repeated="16373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IN</text:p>
          </table:table-cell>
          <table:table-cell office:value-type="float" office:value="-6.0150375939849621E-2" table:formula="of:=MIN(['01_QuickUML2001'.M19:.M29])" table:style-name="ce2">
            <text:p>-0.060150376</text:p>
          </table:table-cell>
          <table:table-cell office:value-type="float" office:value="0" table:formula="of:=MIN(['02_JSciCalc2_1_0'.M14:.M22])" table:style-name="ce2">
            <text:p>0</text:p>
          </table:table-cell>
          <table:table-cell office:value-type="float" office:value="-3.0333670374115269E-3" table:formula="of:=MIN(['03_JUni3_8'.M11:.M20])" table:style-name="ce2">
            <text:p>-0.003033367</text:p>
          </table:table-cell>
          <table:table-cell office:value-type="float" office:value="-2.2786458333333335E-3" table:formula="of:=MIN(['04_Gantt1_10_2'.M30:.M39])" table:style-name="ce2">
            <text:p>-0.002278646</text:p>
          </table:table-cell>
          <table:table-cell office:value-type="float" office:value="-1.0030090270812437E-3" table:formula="of:=MIN(['05_Nutch0_9'.M14:.M34])" table:style-name="ce2">
            <text:p>-0.001003009</text:p>
          </table:table-cell>
          <table:table-cell office:value-type="float" office:value="-2.277163305139883E-3" table:formula="of:=MIN(['06_Lucene1_4_3'.M11:.M17])" table:style-name="ce2">
            <text:p>-0.002277163</text:p>
          </table:table-cell>
          <table:table-cell office:value-type="float" office:value="0" table:formula="of:=MIN(['07_log4j1_2_17'.M9:.M16])" table:style-name="ce2">
            <text:p>0</text:p>
          </table:table-cell>
          <table:table-cell office:value-type="float" office:value="0" table:formula="of:=MIN(['08_JHotDraw7_6'.M12:.M20])" table:style-name="ce2">
            <text:p>0</text:p>
          </table:table-cell>
          <table:table-cell table:style-name="ce2"/>
          <table:table-cell table:number-columns-repeated="16373"/>
        </table:table-row>
        <table:table-row table:style-name="ro1">
          <table:table-cell/>
          <table:table-cell office:value-type="string" table:style-name="ce1">
            <text:p>Q1</text:p>
          </table:table-cell>
          <table:table-cell office:value-type="float" office:value="-1.8796992481203006E-2" table:formula="of:=QUARTILE(['01_QuickUML2001'.M19:.M29];1)" table:style-name="ce1">
            <text:p>-0.018796992</text:p>
          </table:table-cell>
          <table:table-cell office:value-type="float" office:value="9.7087378640776695E-4" table:formula="of:=QUARTILE(['02_JSciCalc2_1_0'.M14:.M22];1)" table:style-name="ce1">
            <text:p>0.000970874</text:p>
          </table:table-cell>
          <table:table-cell office:value-type="float" office:value="-1.5166835187057635E-3" table:formula="of:=QUARTILE(['03_JUni3_8'.M11:.M20];1)" table:style-name="ce1">
            <text:p>-0.001516684</text:p>
          </table:table-cell>
          <table:table-cell office:value-type="float" office:value="-8.9518229166666663E-4" table:formula="of:=QUARTILE(['04_Gantt1_10_2'.M30:.M39];1)" table:style-name="ce1">
            <text:p>-0.000895182</text:p>
          </table:table-cell>
          <table:table-cell office:value-type="float" office:value="1.0030090270812437E-3" table:formula="of:=QUARTILE(['05_Nutch0_9'.M14:.M34];1)" table:style-name="ce1">
            <text:p>0.001003009</text:p>
          </table:table-cell>
          <table:table-cell office:value-type="float" office:value="-2.277163305139883E-3" table:formula="of:=QUARTILE(['06_Lucene1_4_3'.M11:.M17];1)" table:style-name="ce1">
            <text:p>-0.002277163</text:p>
          </table:table-cell>
          <table:table-cell office:value-type="float" office:value="2.0308692120227456E-4" table:formula="of:=QUARTILE(['07_log4j1_2_17'.M9:.M16];1)" table:style-name="ce1">
            <text:p>0.000203087</text:p>
          </table:table-cell>
          <table:table-cell office:value-type="float" office:value="1.7111567419575633E-4" table:formula="of:=QUARTILE(['08_JHotDraw7_6'.M12:.M20];1)" table:style-name="ce1">
            <text:p>0.000171116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MED</text:p>
          </table:table-cell>
          <table:table-cell office:value-type="float" office:value="0" table:formula="of:=MEDIAN(['01_QuickUML2001'.M19:.M29])" table:style-name="ce1">
            <text:p>0</text:p>
          </table:table-cell>
          <table:table-cell office:value-type="float" office:value="1.9417475728155339E-3" table:formula="of:=MEDIAN(['02_JSciCalc2_1_0'.M14:.M22])" table:style-name="ce1">
            <text:p>0.001941748</text:p>
          </table:table-cell>
          <table:table-cell office:value-type="float" office:value="1.4155712841253791E-2" table:formula="of:=MEDIAN(['03_JUni3_8'.M11:.M20])" table:style-name="ce1">
            <text:p>0.014155713</text:p>
          </table:table-cell>
          <table:table-cell office:value-type="float" office:value="-3.2552083333333332E-4" table:formula="of:=MEDIAN(['04_Gantt1_10_2'.M30:.M39])" table:style-name="ce1">
            <text:p>-0.000325521</text:p>
          </table:table-cell>
          <table:table-cell office:value-type="float" office:value="2.0060180541624875E-3" table:formula="of:=MEDIAN(['05_Nutch0_9'.M14:.M34])" table:style-name="ce1">
            <text:p>0.002006018</text:p>
          </table:table-cell>
          <table:table-cell office:value-type="float" office:value="-1.3012361743656475E-3" table:formula="of:=MEDIAN(['06_Lucene1_4_3'.M11:.M17])" table:style-name="ce1">
            <text:p>-0.001301236</text:p>
          </table:table-cell>
          <table:table-cell office:value-type="float" office:value="5.415651232060655E-4" table:formula="of:=MEDIAN(['07_log4j1_2_17'.M9:.M16])" table:style-name="ce1">
            <text:p>0.000541565</text:p>
          </table:table-cell>
          <table:table-cell office:value-type="float" office:value="1.7111567419575633E-4" table:formula="of:=MEDIAN(['08_JHotDraw7_6'.M12:.M20])" table:style-name="ce1">
            <text:p>0.000171116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Q3</text:p>
          </table:table-cell>
          <table:table-cell office:value-type="float" office:value="1.5037593984962405E-2" table:formula="of:=QUARTILE(['01_QuickUML2001'.M19:.M29];3)" table:style-name="ce2">
            <text:p>0.015037594</text:p>
          </table:table-cell>
          <table:table-cell office:value-type="float" office:value="2.9126213592233011E-3" table:formula="of:=QUARTILE(['02_JSciCalc2_1_0'.M14:.M22];3)" table:style-name="ce2">
            <text:p>0.002912621</text:p>
          </table:table-cell>
          <table:table-cell office:value-type="float" office:value="1.6936299292214359E-2" table:formula="of:=QUARTILE(['03_JUni3_8'.M11:.M20];3)" table:style-name="ce2">
            <text:p>0.016936299</text:p>
          </table:table-cell>
          <table:table-cell office:value-type="float" office:value="2.44140625E-4" table:formula="of:=QUARTILE(['04_Gantt1_10_2'.M30:.M39];3)" table:style-name="ce2">
            <text:p>0.000244141</text:p>
          </table:table-cell>
          <table:table-cell office:value-type="float" office:value="5.5165496489468406E-3" table:formula="of:=QUARTILE(['05_Nutch0_9'.M14:.M34];3)" table:style-name="ce2">
            <text:p>0.00551655</text:p>
          </table:table-cell>
          <table:table-cell office:value-type="float" office:value="-6.5061808718282373E-4" table:formula="of:=QUARTILE(['06_Lucene1_4_3'.M11:.M17];3)" table:style-name="ce2">
            <text:p>-0.000650618</text:p>
          </table:table-cell>
          <table:table-cell office:value-type="float" office:value="1.083130246412131E-3" table:formula="of:=QUARTILE(['07_log4j1_2_17'.M9:.M16];3)" table:style-name="ce2">
            <text:p>0.00108313</text:p>
          </table:table-cell>
          <table:table-cell office:value-type="float" office:value="2.2245037645448325E-3" table:formula="of:=QUARTILE(['08_JHotDraw7_6'.M12:.M20];3)" table:style-name="ce2">
            <text:p>0.002224504</text:p>
          </table:table-cell>
          <table:table-cell table:style-name="ce2"/>
          <table:table-cell table:number-columns-repeated="16373"/>
        </table:table-row>
        <table:table-row table:style-name="ro1">
          <table:table-cell/>
          <table:table-cell office:value-type="string" table:style-name="ce1">
            <text:p>MAX</text:p>
          </table:table-cell>
          <table:table-cell office:value-type="float" office:value="0.12781954887218044" table:formula="of:=MAX(['01_QuickUML2001'.M19:.M29])" table:style-name="ce1">
            <text:p>0.127819549</text:p>
          </table:table-cell>
          <table:table-cell office:value-type="float" office:value="2.2330097087378639E-2" table:formula="of:=MAX(['02_JSciCalc2_1_0'.M14:.M22])" table:style-name="ce1">
            <text:p>0.022330097</text:p>
          </table:table-cell>
          <table:table-cell office:value-type="float" office:value="3.9433771486349849E-2" table:formula="of:=MAX(['03_JUni3_8'.M11:.M20])" table:style-name="ce1">
            <text:p>0.039433771</text:p>
          </table:table-cell>
          <table:table-cell office:value-type="float" office:value="1.0091145833333334E-2" table:formula="of:=MAX(['04_Gantt1_10_2'.M30:.M39])" table:style-name="ce1">
            <text:p>0.010091146</text:p>
          </table:table-cell>
          <table:table-cell office:value-type="float" office:value="2.3069207622868605E-2" table:formula="of:=MAX(['05_Nutch0_9'.M14:.M34])" table:style-name="ce1">
            <text:p>0.023069208</text:p>
          </table:table-cell>
          <table:table-cell office:value-type="float" office:value="9.433962264150943E-3" table:formula="of:=MAX(['06_Lucene1_4_3'.M11:.M17])" table:style-name="ce1">
            <text:p>0.009433962</text:p>
          </table:table-cell>
          <table:table-cell office:value-type="float" office:value="5.1448686704576229E-3" table:formula="of:=MAX(['07_log4j1_2_17'.M9:.M16])" table:style-name="ce1">
            <text:p>0.005144869</text:p>
          </table:table-cell>
          <table:table-cell office:value-type="float" office:value="7.7002053388090345E-3" table:formula="of:=MAX(['08_JHotDraw7_6'.M12:.M20])" table:style-name="ce1">
            <text:p>0.007700205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MEAN</text:p>
          </table:table-cell>
          <table:table-cell office:value-type="float" office:value="4.1011619958988381E-3" table:formula="of:=AVERAGE(['01_QuickUML2001'.M19:.M29])" table:style-name="ce1">
            <text:p>0.004101162</text:p>
          </table:table-cell>
          <table:table-cell office:value-type="float" office:value="3.9913700107874865E-3" table:formula="of:=AVERAGE(['02_JSciCalc2_1_0'.M14:.M22])" table:style-name="ce1">
            <text:p>0.00399137</text:p>
          </table:table-cell>
          <table:table-cell office:value-type="float" office:value="1.1425682507583416E-2" table:formula="of:=AVERAGE(['03_JUni3_8'.M11:.M20])" table:style-name="ce1">
            <text:p>0.011425683</text:p>
          </table:table-cell>
          <table:table-cell office:value-type="float" office:value="5.2083333333333322E-4" table:formula="of:=AVERAGE(['04_Gantt1_10_2'.M30:.M39])" table:style-name="ce1">
            <text:p>0.000520833</text:p>
          </table:table-cell>
          <table:table-cell office:value-type="float" office:value="4.7045899603572628E-3" table:formula="of:=AVERAGE(['05_Nutch0_9'.M14:.M34])" table:style-name="ce1">
            <text:p>0.00470459</text:p>
          </table:table-cell>
          <table:table-cell office:value-type="float" office:value="0" table:formula="of:=AVERAGE(['06_Lucene1_4_3'.M11:.M17])" table:style-name="ce1">
            <text:p>0</text:p>
          </table:table-cell>
          <table:table-cell office:value-type="float" office:value="1.083130246412131E-3" table:formula="of:=AVERAGE(['07_log4j1_2_17'.M9:.M16])" table:style-name="ce1">
            <text:p>0.00108313</text:p>
          </table:table-cell>
          <table:table-cell office:value-type="float" office:value="1.5020153623849723E-3" table:formula="of:=AVERAGE(['08_JHotDraw7_6'.M12:.M20])" table:style-name="ce1">
            <text:p>0.001502015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STDEV</text:p>
          </table:table-cell>
          <table:table-cell office:value-type="float" office:value="4.8069008890702987E-2" table:formula="of:=STDEV(['01_QuickUML2001'.M19:.M29])" table:style-name="ce1">
            <text:p>0.048069009</text:p>
          </table:table-cell>
          <table:table-cell office:value-type="float" office:value="7.0085462225591318E-3" table:formula="of:=STDEV(['02_JSciCalc2_1_0'.M14:.M22])" table:style-name="ce1">
            <text:p>0.007008546</text:p>
          </table:table-cell>
          <table:table-cell office:value-type="float" office:value="1.3473624181000756E-2" table:formula="of:=STDEV(['03_JUni3_8'.M11:.M20])" table:style-name="ce1">
            <text:p>0.013473624</text:p>
          </table:table-cell>
          <table:table-cell office:value-type="float" office:value="3.4524993235884724E-3" table:formula="of:=STDEV(['04_Gantt1_10_2'.M30:.M39])" table:style-name="ce1">
            <text:p>0.003452499</text:p>
          </table:table-cell>
          <table:table-cell office:value-type="float" office:value="6.0378231603136099E-3" table:formula="of:=STDEV(['05_Nutch0_9'.M14:.M34])" table:style-name="ce1">
            <text:p>0.006037823</text:p>
          </table:table-cell>
          <table:table-cell office:value-type="float" office:value="4.2415109988306107E-3" table:formula="of:=STDEV(['06_Lucene1_4_3'.M11:.M17])" table:style-name="ce1">
            <text:p>0.004241511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IN</text:p>
          </table:table-cell>
          <table:table-cell office:value-type="float" office:value="-6.0150375939849621E-2" table:formula="of:=[.C20]" table:style-name="ce1">
            <text:p>-0.060150376</text:p>
          </table:table-cell>
          <table:table-cell office:value-type="float" office:value="0" table:formula="of:=[.D20]" table:style-name="ce1">
            <text:p>0</text:p>
          </table:table-cell>
          <table:table-cell office:value-type="float" office:value="-3.0333670374115269E-3" table:formula="of:=[.E20]" table:style-name="ce1">
            <text:p>-0.003033367</text:p>
          </table:table-cell>
          <table:table-cell office:value-type="float" office:value="-2.2786458333333335E-3" table:formula="of:=[.F20]" table:style-name="ce1">
            <text:p>-0.002278646</text:p>
          </table:table-cell>
          <table:table-cell office:value-type="float" office:value="-1.0030090270812437E-3" table:formula="of:=[.G20]" table:style-name="ce1">
            <text:p>-0.001003009</text:p>
          </table:table-cell>
          <table:table-cell office:value-type="float" office:value="-2.277163305139883E-3" table:formula="of:=[.H20]" table:style-name="ce1">
            <text:p>-0.002277163</text:p>
          </table:table-cell>
          <table:table-cell office:value-type="float" office:value="0" table:formula="of:=[.I20]" table:style-name="ce1">
            <text:p>0</text:p>
          </table:table-cell>
          <table:table-cell office:value-type="float" office:value="0" table:formula="of:=[.J20]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Q1 – MIN</text:p>
          </table:table-cell>
          <table:table-cell office:value-type="float" office:value="4.1353383458646614E-2" table:formula="of:=[.C21]-[.C20]" table:style-name="ce1">
            <text:p>0.041353383</text:p>
          </table:table-cell>
          <table:table-cell office:value-type="float" office:value="9.7087378640776695E-4" table:formula="of:=[.D21]-[.D20]" table:style-name="ce1">
            <text:p>0.000970874</text:p>
          </table:table-cell>
          <table:table-cell office:value-type="float" office:value="1.5166835187057635E-3" table:formula="of:=[.E21]-[.E20]" table:style-name="ce1">
            <text:p>0.001516684</text:p>
          </table:table-cell>
          <table:table-cell office:value-type="float" office:value="1.383463541666667E-3" table:formula="of:=[.F21]-[.F20]" table:style-name="ce1">
            <text:p>0.001383464</text:p>
          </table:table-cell>
          <table:table-cell office:value-type="float" office:value="2.0060180541624875E-3" table:formula="of:=[.G21]-[.G20]" table:style-name="ce1">
            <text:p>0.002006018</text:p>
          </table:table-cell>
          <table:table-cell office:value-type="float" office:value="0" table:formula="of:=[.H21]-[.H20]" table:style-name="ce1">
            <text:p>0</text:p>
          </table:table-cell>
          <table:table-cell office:value-type="float" office:value="2.0308692120227456E-4" table:formula="of:=[.I21]-[.I20]" table:style-name="ce1">
            <text:p>0.000203087</text:p>
          </table:table-cell>
          <table:table-cell office:value-type="float" office:value="1.7111567419575633E-4" table:formula="of:=[.J21]-[.J20]" table:style-name="ce1">
            <text:p>0.000171116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MED – Q1</text:p>
          </table:table-cell>
          <table:table-cell office:value-type="float" office:value="1.8796992481203006E-2" table:formula="of:=[.C22]-[.C21]" table:style-name="ce1">
            <text:p>0.018796992</text:p>
          </table:table-cell>
          <table:table-cell office:value-type="float" office:value="9.7087378640776695E-4" table:formula="of:=[.D22]-[.D21]" table:style-name="ce1">
            <text:p>0.000970874</text:p>
          </table:table-cell>
          <table:table-cell office:value-type="float" office:value="1.5672396359959553E-2" table:formula="of:=[.E22]-[.E21]" table:style-name="ce1">
            <text:p>0.015672396</text:p>
          </table:table-cell>
          <table:table-cell office:value-type="float" office:value="5.6966145833333326E-4" table:formula="of:=[.F22]-[.F21]" table:style-name="ce1">
            <text:p>0.000569661</text:p>
          </table:table-cell>
          <table:table-cell office:value-type="float" office:value="1.0030090270812437E-3" table:formula="of:=[.G22]-[.G21]" table:style-name="ce1">
            <text:p>0.001003009</text:p>
          </table:table-cell>
          <table:table-cell office:value-type="float" office:value="9.7592713077423554E-4" table:formula="of:=[.H22]-[.H21]" table:style-name="ce1">
            <text:p>0.000975927</text:p>
          </table:table-cell>
          <table:table-cell office:value-type="float" office:value="3.3847820200379094E-4" table:formula="of:=[.I22]-[.I21]" table:style-name="ce1">
            <text:p>0.000338478</text:p>
          </table:table-cell>
          <table:table-cell office:value-type="float" office:value="0" table:formula="of:=[.J22]-[.J21]" table:style-name="ce1">
            <text:p>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Q3 – MED</text:p>
          </table:table-cell>
          <table:table-cell office:value-type="float" office:value="1.5037593984962405E-2" table:formula="of:=[.C23]-[.C22]" table:style-name="ce1">
            <text:p>0.015037594</text:p>
          </table:table-cell>
          <table:table-cell office:value-type="float" office:value="9.7087378640776717E-4" table:formula="of:=[.D23]-[.D22]" table:style-name="ce1">
            <text:p>0.000970874</text:p>
          </table:table-cell>
          <table:table-cell office:value-type="float" office:value="2.7805864509605673E-3" table:formula="of:=[.E23]-[.E22]" table:style-name="ce1">
            <text:p>0.002780586</text:p>
          </table:table-cell>
          <table:table-cell office:value-type="float" office:value="5.6966145833333326E-4" table:formula="of:=[.F23]-[.F22]" table:style-name="ce1">
            <text:p>0.000569661</text:p>
          </table:table-cell>
          <table:table-cell office:value-type="float" office:value="3.5105315947843532E-3" table:formula="of:=[.G23]-[.G22]" table:style-name="ce1">
            <text:p>0.003510532</text:p>
          </table:table-cell>
          <table:table-cell office:value-type="float" office:value="6.5061808718282373E-4" table:formula="of:=[.H23]-[.H22]" table:style-name="ce1">
            <text:p>0.000650618</text:p>
          </table:table-cell>
          <table:table-cell office:value-type="float" office:value="5.415651232060655E-4" table:formula="of:=[.I23]-[.I22]" table:style-name="ce1">
            <text:p>0.000541565</text:p>
          </table:table-cell>
          <table:table-cell office:value-type="float" office:value="2.0533880903490761E-3" table:formula="of:=[.J23]-[.J22]" table:style-name="ce1">
            <text:p>0.002053388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MAX – Q3</text:p>
          </table:table-cell>
          <table:table-cell office:value-type="float" office:value="0.11278195488721804" table:formula="of:=[.C24]-[.C23]" table:style-name="ce1">
            <text:p>0.112781955</text:p>
          </table:table-cell>
          <table:table-cell office:value-type="float" office:value="1.9417475728155338E-2" table:formula="of:=[.D24]-[.D23]" table:style-name="ce1">
            <text:p>0.019417476</text:p>
          </table:table-cell>
          <table:table-cell office:value-type="float" office:value="2.249747219413549E-2" table:formula="of:=[.E24]-[.E23]" table:style-name="ce1">
            <text:p>0.022497472</text:p>
          </table:table-cell>
          <table:table-cell office:value-type="float" office:value="9.8470052083333339E-3" table:formula="of:=[.F24]-[.F23]" table:style-name="ce1">
            <text:p>0.009847005</text:p>
          </table:table-cell>
          <table:table-cell office:value-type="float" office:value="1.7552657973921765E-2" table:formula="of:=[.G24]-[.G23]" table:style-name="ce1">
            <text:p>0.017552658</text:p>
          </table:table-cell>
          <table:table-cell office:value-type="float" office:value="1.0084580351333767E-2" table:formula="of:=[.H24]-[.H23]" table:style-name="ce1">
            <text:p>0.01008458</text:p>
          </table:table-cell>
          <table:table-cell office:value-type="float" office:value="4.0617384240454919E-3" table:formula="of:=[.I24]-[.I23]" table:style-name="ce1">
            <text:p>0.004061738</text:p>
          </table:table-cell>
          <table:table-cell office:value-type="float" office:value="5.4757015742642016E-3" table:formula="of:=[.J24]-[.J23]" table:style-name="ce1">
            <text:p>0.005475702</text:p>
          </table:table-cell>
          <table:table-cell table:number-columns-repeated="16374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IN</text:p>
          </table:table-cell>
          <table:table-cell office:value-type="float" office:value="-6.7669172932330823E-2" table:formula="of:=MIN(['01_QuickUML2001'.M3:.M29])" table:style-name="ce2">
            <text:p>-0.067669173</text:p>
          </table:table-cell>
          <table:table-cell office:value-type="float" office:value="0" table:formula="of:=MIN(['02_JSciCalc2_1_0'.M3:.M22])" table:style-name="ce2">
            <text:p>0</text:p>
          </table:table-cell>
          <table:table-cell office:value-type="float" office:value="-3.0333670374115269E-3" table:formula="of:=MIN(['03_JUni3_8'.M3:.M20])" table:style-name="ce2">
            <text:p>-0.003033367</text:p>
          </table:table-cell>
          <table:table-cell office:value-type="float" office:value="-3.90625E-3" table:formula="of:=MIN(['04_Gantt1_10_2'.M3:.M39])" table:style-name="ce2">
            <text:p>-0.00390625</text:p>
          </table:table-cell>
          <table:table-cell office:value-type="float" office:value="-1.0030090270812437E-3" table:formula="of:=MIN(['05_Nutch0_9'.M3:.M34])" table:style-name="ce2">
            <text:p>-0.001003009</text:p>
          </table:table-cell>
          <table:table-cell office:value-type="float" office:value="-4.2290175666883541E-3" table:formula="of:=MIN(['06_Lucene1_4_3'.M3:.M17])" table:style-name="ce2">
            <text:p>-0.004229018</text:p>
          </table:table-cell>
          <table:table-cell office:value-type="float" office:value="0" table:formula="of:=MIN(['07_log4j1_2_17'.M3:.M16])" table:style-name="ce2">
            <text:p>0</text:p>
          </table:table-cell>
          <table:table-cell office:value-type="float" office:value="0" table:formula="of:=MIN(['08_JHotDraw7_6'.M3:.M20])" table:style-name="ce2">
            <text:p>0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Q1</text:p>
          </table:table-cell>
          <table:table-cell office:value-type="float" office:value="-1.8796992481203006E-2" table:formula="of:=QUARTILE(['01_QuickUML2001'.M3:.M29];1)" table:style-name="ce1">
            <text:p>-0.018796992</text:p>
          </table:table-cell>
          <table:table-cell office:value-type="float" office:value="9.7087378640776695E-4" table:formula="of:=QUARTILE(['02_JSciCalc2_1_0'.M3:.M22];1)" table:style-name="ce1">
            <text:p>0.000970874</text:p>
          </table:table-cell>
          <table:table-cell office:value-type="float" office:value="-1.5166835187057635E-3" table:formula="of:=QUARTILE(['03_JUni3_8'.M3:.M20];1)" table:style-name="ce1">
            <text:p>-0.001516684</text:p>
          </table:table-cell>
          <table:table-cell office:value-type="float" office:value="-2.9296875E-3" table:formula="of:=QUARTILE(['04_Gantt1_10_2'.M3:.M39];1)" table:style-name="ce1">
            <text:p>-0.002929688</text:p>
          </table:table-cell>
          <table:table-cell office:value-type="float" office:value="1.0030090270812437E-3" table:formula="of:=QUARTILE(['05_Nutch0_9'.M3:.M34];1)" table:style-name="ce1">
            <text:p>0.001003009</text:p>
          </table:table-cell>
          <table:table-cell office:value-type="float" office:value="-2.277163305139883E-3" table:formula="of:=QUARTILE(['06_Lucene1_4_3'.M3:.M17];1)" table:style-name="ce1">
            <text:p>-0.002277163</text:p>
          </table:table-cell>
          <table:table-cell office:value-type="float" office:value="6.7695640400758188E-5" table:formula="of:=QUARTILE(['07_log4j1_2_17'.M3:.M16];1)" table:style-name="ce1">
            <text:p>6.76956E-05</text:p>
          </table:table-cell>
          <table:table-cell office:value-type="float" office:value="1.7111567419575633E-4" table:formula="of:=QUARTILE(['08_JHotDraw7_6'.M3:.M20];1)" table:style-name="ce1">
            <text:p>0.000171116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MED</text:p>
          </table:table-cell>
          <table:table-cell office:value-type="float" office:value="7.5187969924812026E-3" table:formula="of:=MEDIAN(['01_QuickUML2001'.M3:.M298])" table:style-name="ce1">
            <text:p>0.007518797</text:p>
          </table:table-cell>
          <table:table-cell office:value-type="float" office:value="1.9417475728155339E-3" table:formula="of:=MEDIAN(['02_JSciCalc2_1_0'.M3:.M22])" table:style-name="ce1">
            <text:p>0.001941748</text:p>
          </table:table-cell>
          <table:table-cell office:value-type="float" office:value="7.5834175935288167E-3" table:formula="of:=MEDIAN(['03_JUni3_8'.M3:.M20])" table:style-name="ce1">
            <text:p>0.007583418</text:p>
          </table:table-cell>
          <table:table-cell office:value-type="float" office:value="-1.6276041666666667E-3" table:formula="of:=MEDIAN(['04_Gantt1_10_2'.M3:.M39])" table:style-name="ce1">
            <text:p>-0.001627604</text:p>
          </table:table-cell>
          <table:table-cell office:value-type="float" office:value="2.0060180541624875E-3" table:formula="of:=MEDIAN(['05_Nutch0_9'.M3:.M34])" table:style-name="ce1">
            <text:p>0.002006018</text:p>
          </table:table-cell>
          <table:table-cell office:value-type="float" office:value="-1.3012361743656475E-3" table:formula="of:=MEDIAN(['06_Lucene1_4_3'.M3:.M17])" table:style-name="ce1">
            <text:p>-0.001301236</text:p>
          </table:table-cell>
          <table:table-cell office:value-type="float" office:value="8.1234768480909826E-4" table:formula="of:=MEDIAN(['07_log4j1_2_17'.M3:.M16])" table:style-name="ce1">
            <text:p>0.000812348</text:p>
          </table:table-cell>
          <table:table-cell office:value-type="float" office:value="2.5667351129363451E-4" table:formula="of:=MEDIAN(['08_JHotDraw7_6'.M3:.M20])" table:style-name="ce1">
            <text:p>0.00025667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Q3</text:p>
          </table:table-cell>
          <table:table-cell office:value-type="float" office:value="6.7669172932330823E-2" table:formula="of:=QUARTILE(['01_QuickUML2001'.M3:.M29];3)" table:style-name="ce2">
            <text:p>0.067669173</text:p>
          </table:table-cell>
          <table:table-cell office:value-type="float" office:value="3.1553398058252425E-3" table:formula="of:=QUARTILE(['02_JSciCalc2_1_0'.M3:.M22];3)" table:style-name="ce2">
            <text:p>0.00315534</text:p>
          </table:table-cell>
          <table:table-cell office:value-type="float" office:value="1.6936299292214359E-2" table:formula="of:=QUARTILE(['03_JUni3_8'.M3:.M20];3)" table:style-name="ce2">
            <text:p>0.016936299</text:p>
          </table:table-cell>
          <table:table-cell office:value-type="float" office:value="0" table:formula="of:=QUARTILE(['04_Gantt1_10_2'.M3:.M39];3)" table:style-name="ce2">
            <text:p>0</text:p>
          </table:table-cell>
          <table:table-cell office:value-type="float" office:value="5.5165496489468406E-3" table:formula="of:=QUARTILE(['05_Nutch0_9'.M3:.M34];3)" table:style-name="ce2">
            <text:p>0.00551655</text:p>
          </table:table-cell>
          <table:table-cell office:value-type="float" office:value="-4.8796356538711777E-4" table:formula="of:=QUARTILE(['06_Lucene1_4_3'.M3:.M17];3)" table:style-name="ce2">
            <text:p>-0.000487964</text:p>
          </table:table-cell>
          <table:table-cell office:value-type="float" office:value="4.12943406444625E-3" table:formula="of:=QUARTILE(['07_log4j1_2_17'.M3:.M16];3)" table:style-name="ce2">
            <text:p>0.004129434</text:p>
          </table:table-cell>
          <table:table-cell office:value-type="float" office:value="2.6095140314852843E-3" table:formula="of:=QUARTILE(['08_JHotDraw7_6'.M3:.M20];3)" table:style-name="ce2">
            <text:p>0.00260951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MAX</text:p>
          </table:table-cell>
          <table:table-cell office:value-type="float" office:value="0.15789473684210525" table:formula="of:=MAX(['01_QuickUML2001'.M3:.M29])" table:style-name="ce1">
            <text:p>0.157894737</text:p>
          </table:table-cell>
          <table:table-cell office:value-type="float" office:value="2.2330097087378639E-2" table:formula="of:=MAX(['02_JSciCalc2_1_0'.M3:.M22])" table:style-name="ce1">
            <text:p>0.022330097</text:p>
          </table:table-cell>
          <table:table-cell office:value-type="float" office:value="3.9433771486349849E-2" table:formula="of:=MAX(['03_JUni3_8'.M3:.M20])" table:style-name="ce1">
            <text:p>0.039433771</text:p>
          </table:table-cell>
          <table:table-cell office:value-type="float" office:value="1.5299479166666666E-2" table:formula="of:=MAX(['04_Gantt1_10_2'.M3:.M39])" table:style-name="ce1">
            <text:p>0.015299479</text:p>
          </table:table-cell>
          <table:table-cell office:value-type="float" office:value="2.3069207622868605E-2" table:formula="of:=MAX(['05_Nutch0_9'.M3:.M34])" table:style-name="ce1">
            <text:p>0.023069208</text:p>
          </table:table-cell>
          <table:table-cell office:value-type="float" office:value="9.7592713077423558E-3" table:formula="of:=MAX(['06_Lucene1_4_3'.M3:.M17])" table:style-name="ce1">
            <text:p>0.009759271</text:p>
          </table:table-cell>
          <table:table-cell office:value-type="float" office:value="1.2455997833739508E-2" table:formula="of:=MAX(['07_log4j1_2_17'.M3:.M16])" table:style-name="ce1">
            <text:p>0.012455998</text:p>
          </table:table-cell>
          <table:table-cell office:value-type="float" office:value="8.0424366872005482E-3" table:formula="of:=MAX(['08_JHotDraw7_6'.M3:.M20])" table:style-name="ce1">
            <text:p>0.008042437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MEAN</text:p>
          </table:table-cell>
          <table:table-cell office:value-type="float" office:value="2.5341130604288501E-2" table:formula="of:=AVERAGE(['01_QuickUML2001'.M3:.M29])" table:style-name="ce1">
            <text:p>0.025341131</text:p>
          </table:table-cell>
          <table:table-cell office:value-type="float" office:value="3.4951456310679621E-3" table:formula="of:=AVERAGE(['02_JSciCalc2_1_0'.M3:.M22])" table:style-name="ce1">
            <text:p>0.003495146</text:p>
          </table:table-cell>
          <table:table-cell office:value-type="float" office:value="1.0167396921694192E-2" table:formula="of:=AVERAGE(['03_JUni3_8'.M3:.M20])" table:style-name="ce1">
            <text:p>0.010167397</text:p>
          </table:table-cell>
          <table:table-cell office:value-type="float" office:value="-8.9738175675675681E-4" table:formula="of:=AVERAGE(['04_Gantt1_10_2'.M3:.M39])" table:style-name="ce1">
            <text:p>-0.000897382</text:p>
          </table:table-cell>
          <table:table-cell office:value-type="float" office:value="4.0747241725175524E-3" table:formula="of:=AVERAGE(['05_Nutch0_9'.M3:.M34])" table:style-name="ce1">
            <text:p>0.004074724</text:p>
          </table:table-cell>
          <table:table-cell office:value-type="float" office:value="-2.819345044458904E-4" table:formula="of:=AVERAGE(['06_Lucene1_4_3'.M3:.M17])" table:style-name="ce1">
            <text:p>-0.000281935</text:p>
          </table:table-cell>
          <table:table-cell office:value-type="float" office:value="2.6884840044872531E-3" table:formula="of:=AVERAGE(['07_log4j1_2_17'.M3:.M16])" table:style-name="ce1">
            <text:p>0.002688484</text:p>
          </table:table-cell>
          <table:table-cell office:value-type="float" office:value="1.7681953000228154E-3" table:formula="of:=AVERAGE(['08_JHotDraw7_6'.M3:.M20])" table:style-name="ce1">
            <text:p>0.00176819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1">
            <text:p>STDEV</text:p>
          </table:table-cell>
          <table:table-cell office:value-type="float" office:value="6.5585427544516475E-2" table:formula="of:=STDEV(['01_QuickUML2001'.M3:.M29])" table:style-name="ce1">
            <text:p>0.065585428</text:p>
          </table:table-cell>
          <table:table-cell office:value-type="float" office:value="5.6995466177064994E-3" table:formula="of:=STDEV(['02_JSciCalc2_1_0'.M3:.M22])" table:style-name="ce1">
            <text:p>0.005699547</text:p>
          </table:table-cell>
          <table:table-cell office:value-type="float" office:value="1.314446340555127E-2" table:formula="of:=STDEV(['03_JUni3_8'.M3:.M20])" table:style-name="ce1">
            <text:p>0.013144463</text:p>
          </table:table-cell>
          <table:table-cell office:value-type="float" office:value="3.6267992959599367E-3" table:formula="of:=STDEV(['04_Gantt1_10_2'.M3:.M39])" table:style-name="ce1">
            <text:p>0.003626799</text:p>
          </table:table-cell>
          <table:table-cell office:value-type="float" office:value="5.1139660008301807E-3" table:formula="of:=STDEV(['05_Nutch0_9'.M3:.M34])" table:style-name="ce1">
            <text:p>0.005113966</text:p>
          </table:table-cell>
          <table:table-cell office:value-type="float" office:value="4.1584819336218139E-3" table:formula="of:=STDEV(['06_Lucene1_4_3'.M3:.M17])" table:style-name="ce1">
            <text:p>0.004158482</text:p>
          </table:table-cell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IN</text:p>
          </table:table-cell>
          <table:table-cell office:value-type="float" office:value="-6.7669172932330823E-2" table:formula="of:=[.C39]" table:style-name="ce1">
            <text:p>-0.067669173</text:p>
          </table:table-cell>
          <table:table-cell office:value-type="float" office:value="0" table:formula="of:=[.D39]" table:style-name="ce1">
            <text:p>0</text:p>
          </table:table-cell>
          <table:table-cell office:value-type="float" office:value="-3.0333670374115269E-3" table:formula="of:=[.E39]" table:style-name="ce1">
            <text:p>-0.003033367</text:p>
          </table:table-cell>
          <table:table-cell office:value-type="float" office:value="-3.90625E-3" table:formula="of:=[.F39]" table:style-name="ce1">
            <text:p>-0.00390625</text:p>
          </table:table-cell>
          <table:table-cell office:value-type="float" office:value="-1.0030090270812437E-3" table:formula="of:=[.G39]" table:style-name="ce1">
            <text:p>-0.001003009</text:p>
          </table:table-cell>
          <table:table-cell office:value-type="float" office:value="-4.2290175666883541E-3" table:formula="of:=[.H39]" table:style-name="ce1">
            <text:p>-0.004229018</text:p>
          </table:table-cell>
          <table:table-cell office:value-type="float" office:value="0" table:formula="of:=[.I39]" table:style-name="ce1">
            <text:p>0</text:p>
          </table:table-cell>
          <table:table-cell office:value-type="float" office:value="0" table:formula="of:=[.J39]" table:style-name="ce1">
            <text:p>0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Q1 – MIN</text:p>
          </table:table-cell>
          <table:table-cell office:value-type="float" office:value="4.8872180451127817E-2" table:formula="of:=[.C40]-[.C39]" table:style-name="ce1">
            <text:p>0.04887218</text:p>
          </table:table-cell>
          <table:table-cell office:value-type="float" office:value="9.7087378640776695E-4" table:formula="of:=[.D40]-[.D39]" table:style-name="ce1">
            <text:p>0.000970874</text:p>
          </table:table-cell>
          <table:table-cell office:value-type="float" office:value="1.5166835187057635E-3" table:formula="of:=[.E40]-[.E39]" table:style-name="ce1">
            <text:p>0.001516684</text:p>
          </table:table-cell>
          <table:table-cell office:value-type="float" office:value="9.765625E-4" table:formula="of:=[.F40]-[.F39]" table:style-name="ce1">
            <text:p>0.000976563</text:p>
          </table:table-cell>
          <table:table-cell office:value-type="float" office:value="2.0060180541624875E-3" table:formula="of:=[.G40]-[.G39]" table:style-name="ce1">
            <text:p>0.002006018</text:p>
          </table:table-cell>
          <table:table-cell office:value-type="float" office:value="1.9518542615484711E-3" table:formula="of:=[.H40]-[.H39]" table:style-name="ce1">
            <text:p>0.001951854</text:p>
          </table:table-cell>
          <table:table-cell office:value-type="float" office:value="6.7695640400758188E-5" table:formula="of:=[.I40]-[.I39]" table:style-name="ce1">
            <text:p>6.76956E-05</text:p>
          </table:table-cell>
          <table:table-cell office:value-type="float" office:value="1.7111567419575633E-4" table:formula="of:=[.J40]-[.J39]" table:style-name="ce1">
            <text:p>0.000171116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MED – Q1</text:p>
          </table:table-cell>
          <table:table-cell office:value-type="float" office:value="2.6315789473684209E-2" table:formula="of:=[.C41]-[.C40]" table:style-name="ce1">
            <text:p>0.026315789</text:p>
          </table:table-cell>
          <table:table-cell office:value-type="float" office:value="9.7087378640776695E-4" table:formula="of:=[.D41]-[.D40]" table:style-name="ce1">
            <text:p>0.000970874</text:p>
          </table:table-cell>
          <table:table-cell office:value-type="float" office:value="9.1001011122345803E-3" table:formula="of:=[.E41]-[.E40]" table:style-name="ce1">
            <text:p>0.009100101</text:p>
          </table:table-cell>
          <table:table-cell office:value-type="float" office:value="1.3020833333333333E-3" table:formula="of:=[.F41]-[.F40]" table:style-name="ce1">
            <text:p>0.001302083</text:p>
          </table:table-cell>
          <table:table-cell office:value-type="float" office:value="1.0030090270812437E-3" table:formula="of:=[.G41]-[.G40]" table:style-name="ce1">
            <text:p>0.001003009</text:p>
          </table:table-cell>
          <table:table-cell office:value-type="float" office:value="9.7592713077423554E-4" table:formula="of:=[.H41]-[.H40]" table:style-name="ce1">
            <text:p>0.000975927</text:p>
          </table:table-cell>
          <table:table-cell office:value-type="float" office:value="7.4465204440834001E-4" table:formula="of:=[.I41]-[.I40]" table:style-name="ce1">
            <text:p>0.000744652</text:p>
          </table:table-cell>
          <table:table-cell office:value-type="float" office:value="8.5557837097878178E-5" table:formula="of:=[.J41]-[.J40]" table:style-name="ce1">
            <text:p>8.55578E-05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Q3 – MED</text:p>
          </table:table-cell>
          <table:table-cell office:value-type="float" office:value="6.0150375939849621E-2" table:formula="of:=[.C42]-[.C41]" table:style-name="ce1">
            <text:p>0.060150376</text:p>
          </table:table-cell>
          <table:table-cell office:value-type="float" office:value="1.2135922330097086E-3" table:formula="of:=[.D42]-[.D41]" table:style-name="ce1">
            <text:p>0.001213592</text:p>
          </table:table-cell>
          <table:table-cell office:value-type="float" office:value="9.3528816986855421E-3" table:formula="of:=[.E42]-[.E41]" table:style-name="ce1">
            <text:p>0.009352882</text:p>
          </table:table-cell>
          <table:table-cell office:value-type="float" office:value="1.6276041666666667E-3" table:formula="of:=[.F42]-[.F41]" table:style-name="ce1">
            <text:p>0.001627604</text:p>
          </table:table-cell>
          <table:table-cell office:value-type="float" office:value="3.5105315947843532E-3" table:formula="of:=[.G42]-[.G41]" table:style-name="ce1">
            <text:p>0.003510532</text:p>
          </table:table-cell>
          <table:table-cell office:value-type="float" office:value="8.1327260897852969E-4" table:formula="of:=[.H42]-[.H41]" table:style-name="ce1">
            <text:p>0.000813273</text:p>
          </table:table-cell>
          <table:table-cell office:value-type="float" office:value="3.3170863796371519E-3" table:formula="of:=[.I42]-[.I41]" table:style-name="ce1">
            <text:p>0.003317086</text:p>
          </table:table-cell>
          <table:table-cell office:value-type="float" office:value="2.3528405201916499E-3" table:formula="of:=[.J42]-[.J41]" table:style-name="ce1">
            <text:p>0.002352841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table:style-name="ce1">
            <text:p>MAX – Q3</text:p>
          </table:table-cell>
          <table:table-cell office:value-type="float" office:value="9.0225563909774431E-2" table:formula="of:=[.C43]-[.C42]" table:style-name="ce1">
            <text:p>0.090225564</text:p>
          </table:table-cell>
          <table:table-cell office:value-type="float" office:value="1.9174757281553396E-2" table:formula="of:=[.D43]-[.D42]" table:style-name="ce1">
            <text:p>0.019174757</text:p>
          </table:table-cell>
          <table:table-cell office:value-type="float" office:value="2.249747219413549E-2" table:formula="of:=[.E43]-[.E42]" table:style-name="ce1">
            <text:p>0.022497472</text:p>
          </table:table-cell>
          <table:table-cell office:value-type="float" office:value="1.5299479166666666E-2" table:formula="of:=[.F43]-[.F42]" table:style-name="ce1">
            <text:p>0.015299479</text:p>
          </table:table-cell>
          <table:table-cell office:value-type="float" office:value="1.7552657973921765E-2" table:formula="of:=[.G43]-[.G42]" table:style-name="ce1">
            <text:p>0.017552658</text:p>
          </table:table-cell>
          <table:table-cell office:value-type="float" office:value="1.0247234873129474E-2" table:formula="of:=[.H43]-[.H42]" table:style-name="ce1">
            <text:p>0.010247235</text:p>
          </table:table-cell>
          <table:table-cell office:value-type="float" office:value="8.3265637692932579E-3" table:formula="of:=[.I43]-[.I42]" table:style-name="ce1">
            <text:p>0.008326564</text:p>
          </table:table-cell>
          <table:table-cell office:value-type="float" office:value="5.432922655715264E-3" table:formula="of:=[.J43]-[.J42]" table:style-name="ce1">
            <text:p>0.005432923</text:p>
          </table:table-cell>
          <table:table-cell table:number-columns-repeated="16374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Design Impact</text:p>
          </table:table-cell>
          <table:table-cell table:style-name="ce1"/>
          <table:table-cell office:value-type="string" table:style-name="ce1">
            <text:p>01_QuickUML2001</text:p>
          </table:table-cell>
          <table:table-cell office:value-type="string" table:style-name="ce1">
            <text:p>02_JsciCalc</text:p>
          </table:table-cell>
          <table:table-cell office:value-type="string" table:style-name="ce1">
            <text:p>03_Junit3.8</text:p>
          </table:table-cell>
          <table:table-cell office:value-type="string" table:style-name="ce1">
            <text:p>04_Gantt1.10.2</text:p>
          </table:table-cell>
          <table:table-cell office:value-type="string" table:style-name="ce1">
            <text:p>05_Nutch0.9</text:p>
          </table:table-cell>
          <table:table-cell office:value-type="string" table:style-name="ce1">
            <text:p>06_Lucene1.4.3</text:p>
          </table:table-cell>
          <table:table-cell office:value-type="string" table:style-name="ce1">
            <text:p>07_log4j1.2.17</text:p>
          </table:table-cell>
          <table:table-cell office:value-type="string" table:style-name="ce1">
            <text:p>08_JHotDraw7.6</text:p>
          </table:table-cell>
          <table:table-cell office:value-type="string" table:style-name="ce1">
            <text:p>08_JEdit4.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un 1</text:p>
          </table:table-cell>
          <table:table-cell office:value-type="string" table:style-name="ce1">
            <text:p>MIN</text:p>
          </table:table-cell>
          <table:table-cell office:value-type="float" office:value="-4.1984732824427481E-2" table:formula="of:=MIN(['01_QuickUML2001'.S3:.S18])" table:style-name="ce1">
            <text:p>-0.041984733</text:p>
          </table:table-cell>
          <table:table-cell office:value-type="float" office:value="0" table:formula="of:=MIN(['02_JSciCalc2_1_0'.S3:.S13])" table:style-name="ce1">
            <text:p>0</text:p>
          </table:table-cell>
          <table:table-cell office:value-type="float" office:value="-2.8248587570621469E-3" table:formula="of:=MIN(['03_JUni3_8'.S3:.S10])" table:style-name="ce1">
            <text:p>-0.002824859</text:p>
          </table:table-cell>
          <table:table-cell office:value-type="float" office:value="-5.0053628888094386E-3" table:formula="of:=MIN(['04_Gantt1_10_2'.S3:.S29])" table:style-name="ce1">
            <text:p>-0.005005363</text:p>
          </table:table-cell>
          <table:table-cell office:value-type="float" office:value="-2.3442078530963081E-3" table:formula="of:=MIN(['05_Nutch0_9'.S3:.S13])" table:style-name="ce1">
            <text:p>-0.002344208</text:p>
          </table:table-cell>
          <table:table-cell office:value-type="float" office:value="-3.4878766701601028E-3" table:formula="of:=MIN(['06_Lucene1_4_3'.S3:.S10])" table:style-name="ce1">
            <text:p>-0.003487877</text:p>
          </table:table-cell>
          <table:table-cell office:value-type="float" office:value="-5.4325450592924499E-3" table:formula="of:=MIN(['07_log4j1_2_17'.S3:.S8])" table:style-name="ce1">
            <text:p>-0.005432545</text:p>
          </table:table-cell>
          <table:table-cell office:value-type="float" office:value="-2.0213869501650022E-3" table:formula="of:=MIN(['08_JHotDraw7_6'.S3:.S11])" table:style-name="ce1">
            <text:p>-0.002021387</text:p>
          </table:table-cell>
          <table:table-cell office:value-type="float" office:value="-2.8967515001034555E-3" table:formula="of:=MIN(['09_JEdit4_0'.L3:.L20])" table:style-name="ce1">
            <text:p>-0.002896752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Q1</text:p>
          </table:table-cell>
          <table:table-cell office:value-type="float" office:value="-1.4312977099236641E-2" table:formula="of:=QUARTILE(['01_QuickUML2001'.S3:.S18];1)" table:style-name="ce1">
            <text:p>-0.014312977</text:p>
          </table:table-cell>
          <table:table-cell office:value-type="float" office:value="1.1402774999613261E-3" table:formula="of:=QUARTILE(['02_JSciCalc2_1_0'.S3:.S13];1)" table:style-name="ce1">
            <text:p>0.001140277</text:p>
          </table:table-cell>
          <table:table-cell office:value-type="float" office:value="-1.4124293785310734E-3" table:formula="of:=QUARTILE(['03_JUni3_8'.S3:.S9];1)" table:style-name="ce1">
            <text:p>-0.001412429</text:p>
          </table:table-cell>
          <table:table-cell office:value-type="float" office:value="-3.9327851269217017E-3" table:formula="of:=QUARTILE(['04_Gantt1_10_2'.S3:.S29];1)" table:style-name="ce1">
            <text:p>-0.003932785</text:p>
          </table:table-cell>
          <table:table-cell office:value-type="float" office:value="-1.7581558898222311E-3" table:formula="of:=QUARTILE(['05_Nutch0_9'.S3:.S13];1)" table:style-name="ce1">
            <text:p>-0.001758156</text:p>
          </table:table-cell>
          <table:table-cell office:value-type="float" office:value="0" table:formula="of:=QUARTILE(['06_Lucene1_4_3'.S3:.S10];1)" table:style-name="ce1">
            <text:p>0</text:p>
          </table:table-cell>
          <table:table-cell office:value-type="float" office:value="-2.3244300385394392E-3" table:formula="of:=QUARTILE(['07_log4j1_2_17'.S3:.S8];1)" table:style-name="ce1">
            <text:p>-0.00232443</text:p>
          </table:table-cell>
          <table:table-cell office:value-type="float" office:value="-1.1695906432748538E-3" table:formula="of:=QUARTILE(['08_JHotDraw7_6'.S3:.S11];1)" table:style-name="ce1">
            <text:p>-0.001169591</text:p>
          </table:table-cell>
          <table:table-cell office:value-type="float" office:value="-2.0173805090006208E-3" table:formula="of:=QUARTILE(['09_JEdit4_0'.L3:.L20];1)" table:style-name="ce1">
            <text:p>-0.002017381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MED</text:p>
          </table:table-cell>
          <table:table-cell office:value-type="float" office:value="1.3101146421057485E-2" table:formula="of:=MEDIAN(['01_QuickUML2001'.S3:.S18])" table:style-name="ce1">
            <text:p>0.013101146</text:p>
          </table:table-cell>
          <table:table-cell office:value-type="float" office:value="2.3650910577916375E-3" table:formula="of:=MEDIAN(['02_JSciCalc2_1_0'.S3:.S13])" table:style-name="ce1">
            <text:p>0.002365091</text:p>
          </table:table-cell>
          <table:table-cell office:value-type="float" office:value="0" table:formula="of:=MEDIAN(['03_JUni3_8'.S3:.S10])" table:style-name="ce1">
            <text:p>0</text:p>
          </table:table-cell>
          <table:table-cell office:value-type="float" office:value="-4.7670122750566085E-4" table:formula="of:=MEDIAN(['04_Gantt1_10_2'.S3:.S29])" table:style-name="ce1">
            <text:p>-0.000476701</text:p>
          </table:table-cell>
          <table:table-cell office:value-type="float" office:value="3.9070130884938462E-4" table:formula="of:=MEDIAN(['05_Nutch0_9'.S3:.S13])" table:style-name="ce1">
            <text:p>0.000390701</text:p>
          </table:table-cell>
          <table:table-cell office:value-type="float" office:value="2.3009664058904741E-4" table:formula="of:=MEDIAN(['06_Lucene1_4_3'.S3:.S10])" table:style-name="ce1">
            <text:p>0.000230097</text:p>
          </table:table-cell>
          <table:table-cell office:value-type="float" office:value="-4.4130626654898496E-4" table:formula="of:=MEDIAN(['07_log4j1_2_17'.S3:.S8])" table:style-name="ce1">
            <text:p>-0.000441306</text:p>
          </table:table-cell>
          <table:table-cell office:value-type="float" office:value="0" table:formula="of:=MEDIAN(['08_JHotDraw7_6'.S3:.S11])" table:style-name="ce1">
            <text:p>0</text:p>
          </table:table-cell>
          <table:table-cell office:value-type="float" office:value="1.3449203393337472E-3" table:formula="of:=MEDIAN(['09_JEdit4_0'.L3:.L20])" table:style-name="ce1">
            <text:p>0.00134492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Q3</text:p>
          </table:table-cell>
          <table:table-cell office:value-type="float" office:value="8.2773638212364081E-2" table:formula="of:=QUARTILE(['01_QuickUML2001'.S3:.S18];3)" table:style-name="ce1">
            <text:p>0.082773638</text:p>
          </table:table-cell>
          <table:table-cell office:value-type="float" office:value="3.4955084875334316E-3" table:formula="of:=QUARTILE(['02_JSciCalc2_1_0'.S3:.S13];3)" table:style-name="ce1">
            <text:p>0.003495508</text:p>
          </table:table-cell>
          <table:table-cell office:value-type="float" office:value="1.0958526401445897E-2" table:formula="of:=QUARTILE(['03_JUni3_8'.S3:.S10];3)" table:style-name="ce1">
            <text:p>0.010958526</text:p>
          </table:table-cell>
          <table:table-cell office:value-type="float" office:value="2.3835061375283043E-4" table:formula="of:=QUARTILE(['04_Gantt1_10_2'.S3:.S29];3)" table:style-name="ce1">
            <text:p>0.000238351</text:p>
          </table:table-cell>
          <table:table-cell office:value-type="float" office:value="9.7675327212346169E-4" table:formula="of:=QUARTILE(['05_Nutch0_9'.S3:.S13];3)" table:style-name="ce1">
            <text:p>0.000976753</text:p>
          </table:table-cell>
          <table:table-cell office:value-type="float" office:value="4.6019328117809482E-4" table:formula="of:=QUARTILE(['06_Lucene1_4_3'.S3:.S10];3)" table:style-name="ce1">
            <text:p>0.000460193</text:p>
          </table:table-cell>
          <table:table-cell office:value-type="float" office:value="-8.8261253309796981E-5" table:formula="of:=QUARTILE(['07_log4j1_2_17'.S3:.S8];3)" table:style-name="ce1">
            <text:p>-8.82613E-05</text:p>
          </table:table-cell>
          <table:table-cell office:value-type="float" office:value="2.53411306042885E-3" table:formula="of:=QUARTILE(['08_JHotDraw7_6'.S3:.S11];3)" table:style-name="ce1">
            <text:p>0.002534113</text:p>
          </table:table-cell>
          <table:table-cell office:value-type="float" office:value="3.983033312642251E-3" table:formula="of:=QUARTILE(['09_JEdit4_0'.L3:.L20];3)" table:style-name="ce1">
            <text:p>0.003983033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MAX</text:p>
          </table:table-cell>
          <table:table-cell office:value-type="float" office:value="0.24794915633387724" table:formula="of:=MAX(['01_QuickUML2001'.S3:.S18])" table:style-name="ce1">
            <text:p>0.247949156</text:p>
          </table:table-cell>
          <table:table-cell office:value-type="float" office:value="1.5768184705816059E-2" table:formula="of:=MAX(['02_JSciCalc2_1_0'.S3:.S13])" table:style-name="ce1">
            <text:p>0.015768185</text:p>
          </table:table-cell>
          <table:table-cell office:value-type="float" office:value="3.9531234187383024E-2" table:formula="of:=MAX(['03_JUni3_8'.S3:.S10])" table:style-name="ce1">
            <text:p>0.039531234</text:p>
          </table:table-cell>
          <table:table-cell office:value-type="float" office:value="6.6690180923543035E-3" table:formula="of:=MAX(['04_Gantt1_10_2'.S3:.S29])" table:style-name="ce1">
            <text:p>0.006669018</text:p>
          </table:table-cell>
          <table:table-cell office:value-type="float" office:value="3.5163117796444617E-3" table:formula="of:=MAX(['05_Nutch0_9'.S3:.S13])" table:style-name="ce1">
            <text:p>0.003516312</text:p>
          </table:table-cell>
          <table:table-cell office:value-type="float" office:value="6.9028992176714218E-4" table:formula="of:=MAX(['06_Lucene1_4_3'.S3:.S10])" table:style-name="ce1">
            <text:p>0.00069029</text:p>
          </table:table-cell>
          <table:table-cell office:value-type="float" office:value="1.6778492968451673E-3" table:formula="of:=MAX(['07_log4j1_2_17'.S3:.S8])" table:style-name="ce1">
            <text:p>0.001677849</text:p>
          </table:table-cell>
          <table:table-cell office:value-type="float" office:value="4.8549330194277256E-3" table:formula="of:=MAX(['08_JHotDraw7_6'.S3:.S11])" table:style-name="ce1">
            <text:p>0.004854933</text:p>
          </table:table-cell>
          <table:table-cell office:value-type="float" office:value="1.4276846679081317E-2" table:formula="of:=MAX(['09_JEdit4_0'.L3:.L20])" table:style-name="ce1">
            <text:p>0.014276847</text:p>
          </table:table-cell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Run 2</text:p>
          </table:table-cell>
          <table:table-cell office:value-type="string" table:style-name="ce1">
            <text:p>MIN</text:p>
          </table:table-cell>
          <table:table-cell office:value-type="float" office:value="-8.6116948431283258E-2" table:formula="of:=MIN(['01_QuickUML2001'.S19:.S29])" table:style-name="ce1">
            <text:p>-0.086116948</text:p>
          </table:table-cell>
          <table:table-cell office:value-type="float" office:value="0" table:formula="of:=MIN(['02_JSciCalc2_1_0'.S14:.S22])" table:style-name="ce1">
            <text:p>0</text:p>
          </table:table-cell>
          <table:table-cell office:value-type="float" office:value="-1.4124293785310734E-3" table:formula="of:=MIN(['03_JUni3_8'.S11:.S20])" table:style-name="ce1">
            <text:p>-0.001412429</text:p>
          </table:table-cell>
          <table:table-cell office:value-type="float" office:value="-3.0985579787867956E-3" table:formula="of:=MIN(['04_Gantt1_10_2'.S30:.S39])" table:style-name="ce1">
            <text:p>-0.003098558</text:p>
          </table:table-cell>
          <table:table-cell office:value-type="float" office:value="-2.3442078530963081E-3" table:formula="of:=MIN(['05_Nutch0_9'.S14:.S34])" table:style-name="ce1">
            <text:p>-0.002344208</text:p>
          </table:table-cell>
          <table:table-cell office:value-type="float" office:value="-2.3009664058904741E-4" table:formula="of:=MIN(['06_Lucene1_4_3'.S11:.S17])" table:style-name="ce1">
            <text:p>-0.000230097</text:p>
          </table:table-cell>
          <table:table-cell office:value-type="float" office:value="-8.4730803177405119E-3" table:formula="of:=MIN(['07_log4j1_2_17'.S9:.S16])" table:style-name="ce1">
            <text:p>-0.00847308</text:p>
          </table:table-cell>
          <table:table-cell office:value-type="float" office:value="-3.1111966634684947E-3" table:formula="of:=MIN(['08_JHotDraw7_6'.S12:.S20])" table:style-name="ce1">
            <text:p>-0.003111197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Q1</text:p>
          </table:table-cell>
          <table:table-cell office:value-type="float" office:value="-3.6259541984732829E-2" table:formula="of:=QUARTILE(['01_QuickUML2001'.S19:.S29];1)" table:style-name="ce1">
            <text:p>-0.036259542</text:p>
          </table:table-cell>
          <table:table-cell office:value-type="float" office:value="9.0150182729995974E-4" table:formula="of:=QUARTILE(['02_JSciCalc2_1_0'.S14:.S22];1)" table:style-name="ce1">
            <text:p>0.000901502</text:p>
          </table:table-cell>
          <table:table-cell office:value-type="float" office:value="7.0621468926553672E-4" table:formula="of:=QUARTILE(['03_JUni3_8'.S11:.S20];1)" table:style-name="ce1">
            <text:p>0.000706215</text:p>
          </table:table-cell>
          <table:table-cell office:value-type="float" office:value="-2.3239184840900965E-3" table:formula="of:=QUARTILE(['04_Gantt1_10_2'.S30:.S39];1)" table:style-name="ce1">
            <text:p>-0.002323918</text:p>
          </table:table-cell>
          <table:table-cell office:value-type="float" office:value="-1.172103926548154E-3" table:formula="of:=QUARTILE(['05_Nutch0_9'.S14:.S34];1)" table:style-name="ce1">
            <text:p>-0.001172104</text:p>
          </table:table-cell>
          <table:table-cell office:value-type="float" office:value="1.1504832029452371E-4" table:formula="of:=QUARTILE(['06_Lucene1_4_3'.S11:.S17];1)" table:style-name="ce1">
            <text:p>0.000115048</text:p>
          </table:table-cell>
          <table:table-cell office:value-type="float" office:value="-8.2965578111209182E-3" table:formula="of:=QUARTILE(['07_log4j1_2_17'.S9:.S16];1)" table:style-name="ce1">
            <text:p>-0.008296558</text:p>
          </table:table-cell>
          <table:table-cell office:value-type="float" office:value="-1.3645224171539962E-3" table:formula="of:=QUARTILE(['08_JHotDraw7_6'.S12:.S20];1)" table:style-name="ce1">
            <text:p>-0.001364522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MED</text:p>
          </table:table-cell>
          <table:table-cell office:value-type="float" office:value="-3.8167938931297708E-3" table:formula="of:=MEDIAN(['01_QuickUML2001'.S19:.S29])" table:style-name="ce1">
            <text:p>-0.003816794</text:p>
          </table:table-cell>
          <table:table-cell office:value-type="float" office:value="2.1635702132749707E-3" table:formula="of:=MEDIAN(['02_JSciCalc2_1_0'.S14:.S22])" table:style-name="ce1">
            <text:p>0.00216357</text:p>
          </table:table-cell>
          <table:table-cell office:value-type="float" office:value="1.1850365017619473E-2" table:formula="of:=MEDIAN(['03_JUni3_8'.S11:.S20])" table:style-name="ce1">
            <text:p>0.011850365</text:p>
          </table:table-cell>
          <table:table-cell office:value-type="float" office:value="-1.0725777618877368E-3" table:formula="of:=MEDIAN(['04_Gantt1_10_2'.S30:.S39])" table:style-name="ce1">
            <text:p>-0.001072578</text:p>
          </table:table-cell>
          <table:table-cell office:value-type="float" office:value="3.9070130884938462E-4" table:formula="of:=MEDIAN(['05_Nutch0_9'.S14:.S34])" table:style-name="ce1">
            <text:p>0.000390701</text:p>
          </table:table-cell>
          <table:table-cell office:value-type="float" office:value="4.6019328117809482E-4" table:formula="of:=MEDIAN(['06_Lucene1_4_3'.S11:.S17])" table:style-name="ce1">
            <text:p>0.000460193</text:p>
          </table:table-cell>
          <table:table-cell office:value-type="float" office:value="-4.1482789055604583E-3" table:formula="of:=MEDIAN(['07_log4j1_2_17'.S9:.S16])" table:style-name="ce1">
            <text:p>-0.004148279</text:p>
          </table:table-cell>
          <table:table-cell office:value-type="float" office:value="-1.1443161528987677E-3" table:formula="of:=MEDIAN(['08_JHotDraw7_6'.S12:.S20])" table:style-name="ce1">
            <text:p>-0.001144316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Q3</text:p>
          </table:table-cell>
          <table:table-cell office:value-type="float" office:value="1.1011579690876766E-3" table:formula="of:=QUARTILE(['01_QuickUML2001'.S19:.S29];3)" table:style-name="ce1">
            <text:p>0.001101158</text:p>
          </table:table-cell>
          <table:table-cell office:value-type="float" office:value="3.4111973308602059E-3" table:formula="of:=QUARTILE(['02_JSciCalc2_1_0'.S14:.S22];3)" table:style-name="ce1">
            <text:p>0.003411197</text:p>
          </table:table-cell>
          <table:table-cell office:value-type="float" office:value="2.4084675898663234E-2" table:formula="of:=QUARTILE(['03_JUni3_8'.S11:.S20];3)" table:style-name="ce1">
            <text:p>0.024084676</text:p>
          </table:table-cell>
          <table:table-cell office:value-type="float" office:value="1.7876296031462281E-4" table:formula="of:=QUARTILE(['04_Gantt1_10_2'.S30:.S39];3)" table:style-name="ce1">
            <text:p>0.000178763</text:p>
          </table:table-cell>
          <table:table-cell office:value-type="float" office:value="3.125610470795077E-3" table:formula="of:=QUARTILE(['05_Nutch0_9'.S14:.S34];3)" table:style-name="ce1">
            <text:p>0.00312561</text:p>
          </table:table-cell>
          <table:table-cell office:value-type="float" office:value="1.0354348826507134E-3" table:formula="of:=QUARTILE(['06_Lucene1_4_3'.S11:.S17];3)" table:style-name="ce1">
            <text:p>0.001035435</text:p>
          </table:table-cell>
          <table:table-cell office:value-type="float" office:value="8.8261253309796994E-5" table:formula="of:=QUARTILE(['07_log4j1_2_17'.S9:.S16];3)" table:style-name="ce1">
            <text:p>8.82613E-05</text:p>
          </table:table-cell>
          <table:table-cell office:value-type="float" office:value="9.6387776423870544E-4" table:formula="of:=QUARTILE(['08_JHotDraw7_6'.S12:.S20];3)" table:style-name="ce1">
            <text:p>0.000963878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MAX</text:p>
          </table:table-cell>
          <table:table-cell office:value-type="float" office:value="9.0475170948438655E-2" table:formula="of:=MAX(['01_QuickUML2001'.S19:.S29])" table:style-name="ce1">
            <text:p>0.090475171</text:p>
          </table:table-cell>
          <table:table-cell office:value-type="float" office:value="1.5884162143810391E-2" table:formula="of:=MAX(['02_JSciCalc2_1_0'.S14:.S22])" table:style-name="ce1">
            <text:p>0.015884162</text:p>
          </table:table-cell>
          <table:table-cell office:value-type="float" office:value="0.11384249798306156" table:formula="of:=MAX(['03_JUni3_8'.S11:.S20])" table:style-name="ce1">
            <text:p>0.113842498</text:p>
          </table:table-cell>
          <table:table-cell office:value-type="float" office:value="1.2046244509534808E-2" table:formula="of:=MAX(['04_Gantt1_10_2'.S30:.S39])" table:style-name="ce1">
            <text:p>0.012046245</text:p>
          </table:table-cell>
          <table:table-cell office:value-type="float" office:value="1.3770906406013358E-2" table:formula="of:=MAX(['05_Nutch0_9'.S14:.S34])" table:style-name="ce1">
            <text:p>0.013770906</text:p>
          </table:table-cell>
          <table:table-cell office:value-type="float" office:value="3.6748439754491404E-3" table:formula="of:=MAX(['06_Lucene1_4_3'.S11:.S17])" table:style-name="ce1">
            <text:p>0.003674844</text:p>
          </table:table-cell>
          <table:table-cell office:value-type="float" office:value="1.2356575463371581E-3" table:formula="of:=MAX(['07_log4j1_2_17'.S9:.S16])" table:style-name="ce1">
            <text:p>0.001235658</text:p>
          </table:table-cell>
          <table:table-cell office:value-type="float" office:value="3.3138401559454191E-3" table:formula="of:=MAX(['08_JHotDraw7_6'.S12:.S20])" table:style-name="ce1">
            <text:p>0.00331384</text:p>
          </table:table-cell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All Runs</text:p>
          </table:table-cell>
          <table:table-cell office:value-type="string" table:style-name="ce1">
            <text:p>MIN</text:p>
          </table:table-cell>
          <table:table-cell office:value-type="float" office:value="-8.6116948431283258E-2" table:formula="of:=MIN(['01_QuickUML2001'.S3:.S29])" table:style-name="ce1">
            <text:p>-0.086116948</text:p>
          </table:table-cell>
          <table:table-cell office:value-type="float" office:value="0" table:formula="of:=MIN(['02_JSciCalc2_1_0'.S3:.S22])" table:style-name="ce1">
            <text:p>0</text:p>
          </table:table-cell>
          <table:table-cell office:value-type="float" office:value="-2.8248587570621469E-3" table:formula="of:=MIN(['03_JUni3_8'.S3:.S20])" table:style-name="ce1">
            <text:p>-0.002824859</text:p>
          </table:table-cell>
          <table:table-cell office:value-type="float" office:value="-5.0053628888094386E-3" table:formula="of:=MIN(['04_Gantt1_10_2'.S3:.S39])" table:style-name="ce1">
            <text:p>-0.005005363</text:p>
          </table:table-cell>
          <table:table-cell office:value-type="float" office:value="-2.3442078530963081E-3" table:formula="of:=MIN(['05_Nutch0_9'.S3:.S34])" table:style-name="ce1">
            <text:p>-0.002344208</text:p>
          </table:table-cell>
          <table:table-cell office:value-type="float" office:value="-3.4878766701601028E-3" table:formula="of:=MIN(['06_Lucene1_4_3'.S3:.S17])" table:style-name="ce1">
            <text:p>-0.003487877</text:p>
          </table:table-cell>
          <table:table-cell office:value-type="float" office:value="-8.4730803177405119E-3" table:formula="of:=MIN(['07_log4j1_2_17'.S3:.S16])" table:style-name="ce1">
            <text:p>-0.00847308</text:p>
          </table:table-cell>
          <table:table-cell office:value-type="float" office:value="-3.1111966634684947E-3" table:formula="of:=MIN(['08_JHotDraw7_6'.S3:.S20])" table:style-name="ce1">
            <text:p>-0.003111197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Q1</text:p>
          </table:table-cell>
          <table:table-cell office:value-type="float" office:value="-3.4351145038167941E-2" table:formula="of:=QUARTILE(['01_QuickUML2001'.S3:.S29];1)" table:style-name="ce1">
            <text:p>-0.034351145</text:p>
          </table:table-cell>
          <table:table-cell office:value-type="float" office:value="8.9392836853722981E-4" table:formula="of:=QUARTILE(['02_JSciCalc2_1_0'.S3:.S22];1)" table:style-name="ce1">
            <text:p>0.000893928</text:p>
          </table:table-cell>
          <table:table-cell office:value-type="float" office:value="0" table:formula="of:=QUARTILE(['03_JUni3_8'.S3:.S20];1)" table:style-name="ce1">
            <text:p>0</text:p>
          </table:table-cell>
          <table:table-cell office:value-type="float" office:value="-2.3835061375283039E-3" table:formula="of:=QUARTILE(['04_Gantt1_10_2'.S3:.S39];1)" table:style-name="ce1">
            <text:p>-0.002383506</text:p>
          </table:table-cell>
          <table:table-cell office:value-type="float" office:value="-1.2697792537605002E-3" table:formula="of:=QUARTILE(['05_Nutch0_9'.S3:.S34];1)" table:style-name="ce1">
            <text:p>-0.001269779</text:p>
          </table:table-cell>
          <table:table-cell office:value-type="float" office:value="0" table:formula="of:=QUARTILE(['06_Lucene1_4_3'.S3:.S17];1)" table:style-name="ce1">
            <text:p>0</text:p>
          </table:table-cell>
          <table:table-cell office:value-type="float" office:value="-7.1833789832697146E-3" table:formula="of:=QUARTILE(['07_log4j1_2_17'.S3:.S16];1)" table:style-name="ce1">
            <text:p>-0.007183379</text:p>
          </table:table-cell>
          <table:table-cell office:value-type="float" office:value="-1.3157894736842107E-3" table:formula="of:=QUARTILE(['08_JHotDraw7_6'.S3:.S20];1)" table:style-name="ce1">
            <text:p>-0.001315789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MED</text:p>
          </table:table-cell>
          <table:table-cell office:value-type="float" office:value="0" table:formula="of:=MEDIAN(['01_QuickUML2001'.S3:.S298])" table:style-name="ce1">
            <text:p>0</text:p>
          </table:table-cell>
          <table:table-cell office:value-type="float" office:value="2.3228230288571449E-3" table:formula="of:=MEDIAN(['02_JSciCalc2_1_0'.S3:.S22])" table:style-name="ce1">
            <text:p>0.002322823</text:p>
          </table:table-cell>
          <table:table-cell office:value-type="float" office:value="4.8080912535296855E-3" table:formula="of:=MEDIAN(['03_JUni3_8'.S3:.S20])" table:style-name="ce1">
            <text:p>0.004808091</text:p>
          </table:table-cell>
          <table:table-cell office:value-type="float" office:value="-4.7670122750566085E-4" table:formula="of:=MEDIAN(['04_Gantt1_10_2'.S3:.S39])" table:style-name="ce1">
            <text:p>-0.000476701</text:p>
          </table:table-cell>
          <table:table-cell office:value-type="float" office:value="3.9070130884938462E-4" table:formula="of:=MEDIAN(['05_Nutch0_9'.S3:.S34])" table:style-name="ce1">
            <text:p>0.000390701</text:p>
          </table:table-cell>
          <table:table-cell office:value-type="float" office:value="4.6019328117809482E-4" table:formula="of:=MEDIAN(['06_Lucene1_4_3'.S3:.S17])" table:style-name="ce1">
            <text:p>0.000460193</text:p>
          </table:table-cell>
          <table:table-cell office:value-type="float" office:value="-5.2956751985878199E-4" table:formula="of:=MEDIAN(['07_log4j1_2_17'.S3:.S16])" table:style-name="ce1">
            <text:p>-0.000529568</text:p>
          </table:table-cell>
          <table:table-cell office:value-type="float" office:value="0" table:formula="of:=MEDIAN(['08_JHotDraw7_6'.S3:.S20])" table:style-name="ce1">
            <text:p>0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Q3</text:p>
          </table:table-cell>
          <table:table-cell office:value-type="float" office:value="4.118764819554438E-2" table:formula="of:=QUARTILE(['01_QuickUML2001'.S3:.S29];3)" table:style-name="ce1">
            <text:p>0.041187648</text:p>
          </table:table-cell>
          <table:table-cell office:value-type="float" office:value="3.4539659567509933E-3" table:formula="of:=QUARTILE(['02_JSciCalc2_1_0'.S3:.S22];3)" table:style-name="ce1">
            <text:p>0.003453966</text:p>
          </table:table-cell>
          <table:table-cell office:value-type="float" office:value="2.1952713310425823E-2" table:formula="of:=QUARTILE(['03_JUni3_8'.S3:.S20];3)" table:style-name="ce1">
            <text:p>0.021952713</text:p>
          </table:table-cell>
          <table:table-cell office:value-type="float" office:value="2.3835061375283043E-4" table:formula="of:=QUARTILE(['04_Gantt1_10_2'.S3:.S39];3)" table:style-name="ce1">
            <text:p>0.000238351</text:p>
          </table:table-cell>
          <table:table-cell office:value-type="float" office:value="2.5395585075210004E-3" table:formula="of:=QUARTILE(['05_Nutch0_9'.S3:.S34];3)" table:style-name="ce1">
            <text:p>0.002539559</text:p>
          </table:table-cell>
          <table:table-cell office:value-type="float" office:value="5.7524160147261845E-4" table:formula="of:=QUARTILE(['06_Lucene1_4_3'.S3:.S17];3)" table:style-name="ce1">
            <text:p>0.000575242</text:p>
          </table:table-cell>
          <table:table-cell office:value-type="float" office:value="0" table:formula="of:=QUARTILE(['07_log4j1_2_17'.S3:.S16];3)" table:style-name="ce1">
            <text:p>0</text:p>
          </table:table-cell>
          <table:table-cell office:value-type="float" office:value="1.9005847953216374E-3" table:formula="of:=QUARTILE(['08_JHotDraw7_6'.S3:.S20];3)" table:style-name="ce1">
            <text:p>0.001900585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MAX</text:p>
          </table:table-cell>
          <table:table-cell office:value-type="float" office:value="0.24794915633387724" table:formula="of:=MAX(['01_QuickUML2001'.S3:.S29])" table:style-name="ce1">
            <text:p>0.247949156</text:p>
          </table:table-cell>
          <table:table-cell office:value-type="float" office:value="1.5884162143810391E-2" table:formula="of:=MAX(['02_JSciCalc2_1_0'.S3:.S22])" table:style-name="ce1">
            <text:p>0.015884162</text:p>
          </table:table-cell>
          <table:table-cell office:value-type="float" office:value="0.11384249798306156" table:formula="of:=MAX(['03_JUni3_8'.S3:.S20])" table:style-name="ce1">
            <text:p>0.113842498</text:p>
          </table:table-cell>
          <table:table-cell office:value-type="float" office:value="1.2046244509534808E-2" table:formula="of:=MAX(['04_Gantt1_10_2'.S3:.S39])" table:style-name="ce1">
            <text:p>0.012046245</text:p>
          </table:table-cell>
          <table:table-cell office:value-type="float" office:value="1.3770906406013358E-2" table:formula="of:=MAX(['05_Nutch0_9'.S3:.S34])" table:style-name="ce1">
            <text:p>0.013770906</text:p>
          </table:table-cell>
          <table:table-cell office:value-type="float" office:value="3.6748439754491404E-3" table:formula="of:=MAX(['06_Lucene1_4_3'.S3:.S17])" table:style-name="ce1">
            <text:p>0.003674844</text:p>
          </table:table-cell>
          <table:table-cell office:value-type="float" office:value="1.6778492968451673E-3" table:formula="of:=MAX(['07_log4j1_2_17'.S3:.S16])" table:style-name="ce1">
            <text:p>0.001677849</text:p>
          </table:table-cell>
          <table:table-cell office:value-type="float" office:value="4.8549330194277256E-3" table:formula="of:=MAX(['08_JHotDraw7_6'.S3:.S20])" table:style-name="ce1">
            <text:p>0.004854933</text:p>
          </table:table-cell>
          <table:table-cell table:number-columns-repeated="16374"/>
        </table:table-row>
        <table:table-row table:number-rows-repeated="1048500" table:style-name="ro1">
          <table:table-cell table:number-columns-repeated="16384"/>
        </table:table-row>
      </table:table>
      <table:table table:name="01_QuickUML2001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12" table:number-columns-repeated="1012" table:default-cell-style-name="ce1"/>
        <table:table-column table:style-name="co5" table:number-columns-repeated="15360" table:default-cell-style-name="ce1"/>
        <table:table-row table:style-name="ro2">
          <table:table-cell table:style-name="ce1"/>
          <table:table-cell office:value-type="string" table:style-name="ce3">
            <text:p>version</text:p>
          </table:table-cell>
          <table:table-cell office:value-type="string" table:style-name="ce3">
            <text:p>interpackage</text:p>
          </table:table-cell>
          <table:table-cell office:value-type="string" table:style-name="ce3">
            <text:p>refactorings</text:p>
          </table:table-cell>
          <table:table-cell office:value-type="string" table:style-name="ce3">
            <text:p>coupling</text:p>
          </table:table-cell>
          <table:table-cell office:value-type="string" table:style-name="ce3">
            <text:p>lcom</text:p>
          </table:table-cell>
          <table:table-cell office:value-type="string" table:style-name="ce3">
            <text:p>blobs</text:p>
          </table:table-cell>
          <table:table-cell office:value-type="string" table:style-name="ce3">
            <text:p>visibility</text:p>
          </table:table-cell>
          <table:table-cell office:value-type="string" table:style-name="ce3">
            <text:p>visibility_reduced</text:p>
          </table:table-cell>
          <table:table-cell office:value-type="string" table:style-name="ce3">
            <text:p>members</text:p>
          </table:table-cell>
          <table:table-cell office:value-type="string" table:style-name="ce1">
            <text:p>delta(visibility, visibilityReduced)</text:p>
          </table:table-cell>
          <table:table-cell office:value-type="string" table:style-name="ce1">
            <text:p>delta(visibilityReduced, initialVisibility)</text:p>
          </table:table-cell>
          <table:table-cell table:number-columns-repeated="2" table:style-name="ce1"/>
          <table:table-cell office:value-type="string" table:style-name="ce1">
            <text:p>LCOM</text:p>
          </table:table-cell>
          <table:table-cell office:value-type="string" table:style-name="ce1">
            <text:p>LCOM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DI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string" table:style-name="ce3">
            <text:p>initia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524.0</text:p>
          </table:table-cell>
          <table:table-cell office:value-type="float" office:value="13.7520788963783" table:style-name="ce1">
            <text:p>13.7520789</text:p>
          </table:table-cell>
          <table:table-cell office:value-type="string" table:style-name="ce3">
            <text:p>3.0</text:p>
          </table:table-cell>
          <table:table-cell office:value-type="string" table:style-name="ce3">
            <text:p>365.0</text:p>
          </table:table-cell>
          <table:table-cell office:value-type="float" office:value="133" table:style-name="ce3">
            <text:p>133</text:p>
          </table:table-cell>
          <table:table-cell office:value-type="string" table:style-name="ce3">
            <text:p>333.0</text:p>
          </table:table-cell>
          <table:table-cell office:value-type="float" office:value="232" table:formula="of:=[.H2]-[.I$2]" table:style-name="ce1">
            <text:p>232</text:p>
          </table:table-cell>
          <table:table-cell office:value-type="float" office:value="0" table:formula="of:=[.I2]-[.I$2]" table:style-name="ce1">
            <text:p>0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Run 1:</text:p>
          </table:table-cell>
          <table:table-cell office:value-type="string" table:style-name="ce3">
            <text:p>01_QuickUML2001_10.0_632.0_14.327497316097334_0.0_153.0.xmi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10.0</text:p>
          </table:table-cell>
          <table:table-cell office:value-type="string" table:style-name="ce3">
            <text:p>632.0</text:p>
          </table:table-cell>
          <table:table-cell office:value-type="float" office:value="14.3274973160973" table:style-name="ce1">
            <text:p>14.32749732</text:p>
          </table:table-cell>
          <table:table-cell office:value-type="string" table:style-name="ce3">
            <text:p>0.0</text:p>
          </table:table-cell>
          <table:table-cell office:value-type="float" office:value="153" table:style-name="ce3">
            <text:p>153</text:p>
          </table:table-cell>
          <table:table-cell office:value-type="float" office:value="153" table:style-name="ce3">
            <text:p>153</text:p>
          </table:table-cell>
          <table:table-cell office:value-type="string" table:style-name="ce3">
            <text:p>333.0</text:p>
          </table:table-cell>
          <table:table-cell office:value-type="float" office:value="20" table:formula="of:=[.H3]-[.I$2]" table:style-name="ce1">
            <text:p>20</text:p>
          </table:table-cell>
          <table:table-cell office:value-type="float" office:value="20" table:formula="of:=[.I3]-[.I$2]" table:style-name="ce1">
            <text:p>20</text:p>
          </table:table-cell>
          <table:table-cell office:value-type="float" office:value="0.15037593984962405" table:formula="of:=[.K3]/[.I$2]" table:style-name="ce1">
            <text:p>0.15037594</text:p>
          </table:table-cell>
          <table:table-cell office:value-type="float" office:value="0.15037593984962405" table:formula="of:=[.L3]/[.I$2]" table:style-name="ce1">
            <text:p>0.15037594</text:p>
          </table:table-cell>
          <table:table-cell office:value-type="float" office:value="0.57541841971899998" table:formula="of:=[.F3]-[.$F$2]" table:style-name="ce4">
            <text:p>0.5754184197</text:p>
          </table:table-cell>
          <table:table-cell office:value-type="float" office:value="4.1842286104869585E-2" table:formula="of:=[.O3]/[.$F$2]" table:style-name="ce1">
            <text:p>0.041842286</text:p>
          </table:table-cell>
          <table:table-cell office:value-type="float" office:value="108" table:formula="of:=[.E3]-[.$E$2]" table:style-name="ce1">
            <text:p>108</text:p>
          </table:table-cell>
          <table:table-cell office:value-type="float" office:value="0.20610687022900764" table:formula="of:=[.Q3]/[.$E$2]" table:style-name="ce1">
            <text:p>0.20610687</text:p>
          </table:table-cell>
          <table:table-cell office:value-type="float" office:value="0.24794915633387724" table:formula="of:=[.P3]+[.R3]" table:style-name="ce1">
            <text:p>0.247949156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string" table:style-name="ce3">
            <text:p>01_QuickUML2001_3.0_520.0_13.752078896378348_3.0_124.0.xmi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3.0</text:p>
          </table:table-cell>
          <table:table-cell office:value-type="string" table:style-name="ce3">
            <text:p>520.0</text:p>
          </table:table-cell>
          <table:table-cell office:value-type="float" office:value="13.7520788963783" table:style-name="ce1">
            <text:p>13.7520789</text:p>
          </table:table-cell>
          <table:table-cell office:value-type="string" table:style-name="ce3">
            <text:p>3.0</text:p>
          </table:table-cell>
          <table:table-cell office:value-type="float" office:value="124" table:style-name="ce3">
            <text:p>124</text:p>
          </table:table-cell>
          <table:table-cell office:value-type="float" office:value="124" table:style-name="ce3">
            <text:p>124</text:p>
          </table:table-cell>
          <table:table-cell office:value-type="string" table:style-name="ce3">
            <text:p>333.0</text:p>
          </table:table-cell>
          <table:table-cell office:value-type="float" office:value="-9" table:formula="of:=[.H4]-[.I$2]" table:style-name="ce1">
            <text:p>-9</text:p>
          </table:table-cell>
          <table:table-cell office:value-type="float" office:value="-9" table:formula="of:=[.I4]-[.I$2]" table:style-name="ce1">
            <text:p>-9</text:p>
          </table:table-cell>
          <table:table-cell office:value-type="float" office:value="-6.7669172932330823E-2" table:formula="of:=[.K4]/[.I$2]" table:style-name="ce1">
            <text:p>-0.067669173</text:p>
          </table:table-cell>
          <table:table-cell office:value-type="float" office:value="-6.7669172932330823E-2" table:formula="of:=[.L4]/[.I$2]" table:style-name="ce1">
            <text:p>-0.067669173</text:p>
          </table:table-cell>
          <table:table-cell office:value-type="float" office:value="0" table:formula="of:=[.F4]-[.$F$2]" table:style-name="ce4">
            <text:p>0.0000000000</text:p>
          </table:table-cell>
          <table:table-cell office:value-type="float" office:value="0" table:formula="of:=[.O4]/[.$F$2]" table:style-name="ce1">
            <text:p>0</text:p>
          </table:table-cell>
          <table:table-cell office:value-type="float" office:value="-4" table:formula="of:=[.E4]-[.$E$2]" table:style-name="ce1">
            <text:p>-4</text:p>
          </table:table-cell>
          <table:table-cell office:value-type="float" office:value="-7.6335877862595417E-3" table:formula="of:=[.Q4]/[.$E$2]" table:style-name="ce1">
            <text:p>-0.007633588</text:p>
          </table:table-cell>
          <table:table-cell office:value-type="float" office:value="-7.6335877862595417E-3" table:formula="of:=[.P4]+[.R4]" table:style-name="ce1">
            <text:p>-0.007633588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string" table:style-name="ce3">
            <text:p>01_QuickUML2001_10.0_562.0_13.115126730567908_2.0_143.0.xmi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10.0</text:p>
          </table:table-cell>
          <table:table-cell office:value-type="string" table:style-name="ce3">
            <text:p>562.0</text:p>
          </table:table-cell>
          <table:table-cell office:value-type="float" office:value="13.1151267305679" table:style-name="ce1">
            <text:p>13.11512673</text:p>
          </table:table-cell>
          <table:table-cell office:value-type="string" table:style-name="ce3">
            <text:p>2.0</text:p>
          </table:table-cell>
          <table:table-cell office:value-type="float" office:value="143" table:style-name="ce3">
            <text:p>143</text:p>
          </table:table-cell>
          <table:table-cell office:value-type="float" office:value="143" table:style-name="ce3">
            <text:p>143</text:p>
          </table:table-cell>
          <table:table-cell office:value-type="string" table:style-name="ce3">
            <text:p>333.0</text:p>
          </table:table-cell>
          <table:table-cell office:value-type="float" office:value="10" table:formula="of:=[.H5]-[.I$2]" table:style-name="ce1">
            <text:p>10</text:p>
          </table:table-cell>
          <table:table-cell office:value-type="float" office:value="10" table:formula="of:=[.I5]-[.I$2]" table:style-name="ce1">
            <text:p>10</text:p>
          </table:table-cell>
          <table:table-cell office:value-type="float" office:value="7.5187969924812026E-2" table:formula="of:=[.K5]/[.I$2]" table:style-name="ce1">
            <text:p>0.07518797</text:p>
          </table:table-cell>
          <table:table-cell office:value-type="float" office:value="7.5187969924812026E-2" table:formula="of:=[.L5]/[.I$2]" table:style-name="ce1">
            <text:p>0.07518797</text:p>
          </table:table-cell>
          <table:table-cell office:value-type="float" office:value="-0.63695216581040093" table:formula="of:=[.F5]-[.$F$2]" table:style-name="ce4">
            <text:p>-0.6369521658</text:p>
          </table:table-cell>
          <table:table-cell office:value-type="float" office:value="-4.6316791127350675E-2" table:formula="of:=[.O5]/[.$F$2]" table:style-name="ce1">
            <text:p>-0.046316791</text:p>
          </table:table-cell>
          <table:table-cell office:value-type="float" office:value="38" table:formula="of:=[.E5]-[.$E$2]" table:style-name="ce1">
            <text:p>38</text:p>
          </table:table-cell>
          <table:table-cell office:value-type="float" office:value="7.2519083969465645E-2" table:formula="of:=[.Q5]/[.$E$2]" table:style-name="ce1">
            <text:p>0.072519084</text:p>
          </table:table-cell>
          <table:table-cell office:value-type="float" office:value="2.620229284211497E-2" table:formula="of:=[.P5]+[.R5]" table:style-name="ce1">
            <text:p>0.026202293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string" table:style-name="ce3">
            <text:p>01_QuickUML2001_10.0_544.0_13.737226254138019_1.0_150.0.xmi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10.0</text:p>
          </table:table-cell>
          <table:table-cell office:value-type="string" table:style-name="ce3">
            <text:p>544.0</text:p>
          </table:table-cell>
          <table:table-cell office:value-type="float" office:value="13.737226254137999" table:style-name="ce1">
            <text:p>13.73722625</text:p>
          </table:table-cell>
          <table:table-cell office:value-type="string" table:style-name="ce3">
            <text:p>1.0</text:p>
          </table:table-cell>
          <table:table-cell office:value-type="float" office:value="150" table:style-name="ce3">
            <text:p>150</text:p>
          </table:table-cell>
          <table:table-cell office:value-type="float" office:value="150" table:style-name="ce3">
            <text:p>150</text:p>
          </table:table-cell>
          <table:table-cell office:value-type="string" table:style-name="ce3">
            <text:p>333.0</text:p>
          </table:table-cell>
          <table:table-cell office:value-type="float" office:value="17" table:formula="of:=[.H6]-[.I$2]" table:style-name="ce1">
            <text:p>17</text:p>
          </table:table-cell>
          <table:table-cell office:value-type="float" office:value="17" table:formula="of:=[.I6]-[.I$2]" table:style-name="ce1">
            <text:p>17</text:p>
          </table:table-cell>
          <table:table-cell office:value-type="float" office:value="0.12781954887218044" table:formula="of:=[.K6]/[.I$2]" table:style-name="ce1">
            <text:p>0.127819549</text:p>
          </table:table-cell>
          <table:table-cell office:value-type="float" office:value="0.12781954887218044" table:formula="of:=[.L6]/[.I$2]" table:style-name="ce1">
            <text:p>0.127819549</text:p>
          </table:table-cell>
          <table:table-cell office:value-type="float" office:value="-1.485264224030125E-2" table:formula="of:=[.F6]-[.$F$2]" table:style-name="ce4">
            <text:p>-0.0148526422</text:p>
          </table:table-cell>
          <table:table-cell office:value-type="float" office:value="-1.0800288707049806E-3" table:formula="of:=[.O6]/[.$F$2]" table:style-name="ce1">
            <text:p>-0.001080029</text:p>
          </table:table-cell>
          <table:table-cell office:value-type="float" office:value="20" table:formula="of:=[.E6]-[.$E$2]" table:style-name="ce1">
            <text:p>20</text:p>
          </table:table-cell>
          <table:table-cell office:value-type="float" office:value="3.8167938931297711E-2" table:formula="of:=[.Q6]/[.$E$2]" table:style-name="ce1">
            <text:p>0.038167939</text:p>
          </table:table-cell>
          <table:table-cell office:value-type="float" office:value="3.7087910060592727E-2" table:formula="of:=[.P6]+[.R6]" table:style-name="ce1">
            <text:p>0.03708791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string" table:style-name="ce3">
            <text:p>01_QuickUML2001_0.0_524.0_13.752078896378348_3.0_133.0.xmi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0.0</text:p>
          </table:table-cell>
          <table:table-cell office:value-type="string" table:style-name="ce3">
            <text:p>524.0</text:p>
          </table:table-cell>
          <table:table-cell office:value-type="float" office:value="13.7520788963783" table:style-name="ce1">
            <text:p>13.7520789</text:p>
          </table:table-cell>
          <table:table-cell office:value-type="string" table:style-name="ce3">
            <text:p>3.0</text:p>
          </table:table-cell>
          <table:table-cell office:value-type="float" office:value="133" table:style-name="ce3">
            <text:p>133</text:p>
          </table:table-cell>
          <table:table-cell office:value-type="float" office:value="133" table:style-name="ce3">
            <text:p>133</text:p>
          </table:table-cell>
          <table:table-cell office:value-type="string" table:style-name="ce3">
            <text:p>333.0</text:p>
          </table:table-cell>
          <table:table-cell office:value-type="float" office:value="0" table:formula="of:=[.H7]-[.I$2]" table:style-name="ce1">
            <text:p>0</text:p>
          </table:table-cell>
          <table:table-cell office:value-type="float" office:value="0" table:formula="of:=[.I7]-[.I$2]" table:style-name="ce1">
            <text:p>0</text:p>
          </table:table-cell>
          <table:table-cell office:value-type="float" office:value="0" table:formula="of:=[.K7]/[.I$2]" table:style-name="ce1">
            <text:p>0</text:p>
          </table:table-cell>
          <table:table-cell office:value-type="float" office:value="0" table:formula="of:=[.L7]/[.I$2]" table:style-name="ce1">
            <text:p>0</text:p>
          </table:table-cell>
          <table:table-cell office:value-type="float" office:value="0" table:formula="of:=[.F7]-[.$F$2]" table:style-name="ce4">
            <text:p>0.0000000000</text:p>
          </table:table-cell>
          <table:table-cell office:value-type="float" office:value="0" table:formula="of:=[.O7]/[.$F$2]" table:style-name="ce1">
            <text:p>0</text:p>
          </table:table-cell>
          <table:table-cell office:value-type="float" office:value="0" table:formula="of:=[.E7]-[.$E$2]" table:style-name="ce1">
            <text:p>0</text:p>
          </table:table-cell>
          <table:table-cell office:value-type="float" office:value="0" table:formula="of:=[.Q7]/[.$E$2]" table:style-name="ce1">
            <text:p>0</text:p>
          </table:table-cell>
          <table:table-cell office:value-type="float" office:value="0" table:formula="of:=[.P7]+[.R7]" table:style-name="ce1">
            <text:p>0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string" table:style-name="ce3">
            <text:p>01_QuickUML2001_10.0_610.0_13.351307335891514_1.0_142.0.xmi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10.0</text:p>
          </table:table-cell>
          <table:table-cell office:value-type="string" table:style-name="ce3">
            <text:p>610.0</text:p>
          </table:table-cell>
          <table:table-cell office:value-type="float" office:value="13.3513073358915" table:style-name="ce1">
            <text:p>13.35130734</text:p>
          </table:table-cell>
          <table:table-cell office:value-type="string" table:style-name="ce3">
            <text:p>1.0</text:p>
          </table:table-cell>
          <table:table-cell office:value-type="float" office:value="142" table:style-name="ce3">
            <text:p>142</text:p>
          </table:table-cell>
          <table:table-cell office:value-type="float" office:value="142" table:style-name="ce3">
            <text:p>142</text:p>
          </table:table-cell>
          <table:table-cell office:value-type="string" table:style-name="ce3">
            <text:p>333.0</text:p>
          </table:table-cell>
          <table:table-cell office:value-type="float" office:value="9" table:formula="of:=[.H8]-[.I$2]" table:style-name="ce1">
            <text:p>9</text:p>
          </table:table-cell>
          <table:table-cell office:value-type="float" office:value="9" table:formula="of:=[.I8]-[.I$2]" table:style-name="ce1">
            <text:p>9</text:p>
          </table:table-cell>
          <table:table-cell office:value-type="float" office:value="6.7669172932330823E-2" table:formula="of:=[.K8]/[.I$2]" table:style-name="ce1">
            <text:p>0.067669173</text:p>
          </table:table-cell>
          <table:table-cell office:value-type="float" office:value="6.7669172932330823E-2" table:formula="of:=[.L8]/[.I$2]" table:style-name="ce1">
            <text:p>0.067669173</text:p>
          </table:table-cell>
          <table:table-cell office:value-type="float" office:value="-0.40077156048680074" table:formula="of:=[.F8]-[.$F$2]" table:style-name="ce4">
            <text:p>-0.4007715605</text:p>
          </table:table-cell>
          <table:table-cell office:value-type="float" office:value="-2.9142616436875341E-2" table:formula="of:=[.O8]/[.$F$2]" table:style-name="ce1">
            <text:p>-0.029142616</text:p>
          </table:table-cell>
          <table:table-cell office:value-type="float" office:value="86" table:formula="of:=[.E8]-[.$E$2]" table:style-name="ce1">
            <text:p>86</text:p>
          </table:table-cell>
          <table:table-cell office:value-type="float" office:value="0.16412213740458015" table:formula="of:=[.Q8]/[.$E$2]" table:style-name="ce1">
            <text:p>0.164122137</text:p>
          </table:table-cell>
          <table:table-cell office:value-type="float" office:value="0.1349795209677048" table:formula="of:=[.P8]+[.R8]" table:style-name="ce1">
            <text:p>0.134979521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string" table:style-name="ce3">
            <text:p>01_QuickUML2001_1.0_506.0_13.752078896378348_3.0_136.0.xmi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1.0</text:p>
          </table:table-cell>
          <table:table-cell office:value-type="string" table:style-name="ce3">
            <text:p>506.0</text:p>
          </table:table-cell>
          <table:table-cell office:value-type="float" office:value="13.7520788963783" table:style-name="ce1">
            <text:p>13.7520789</text:p>
          </table:table-cell>
          <table:table-cell office:value-type="string" table:style-name="ce3">
            <text:p>3.0</text:p>
          </table:table-cell>
          <table:table-cell office:value-type="float" office:value="136" table:style-name="ce3">
            <text:p>136</text:p>
          </table:table-cell>
          <table:table-cell office:value-type="float" office:value="136" table:style-name="ce3">
            <text:p>136</text:p>
          </table:table-cell>
          <table:table-cell office:value-type="string" table:style-name="ce3">
            <text:p>333.0</text:p>
          </table:table-cell>
          <table:table-cell office:value-type="float" office:value="3" table:formula="of:=[.H9]-[.I$2]" table:style-name="ce1">
            <text:p>3</text:p>
          </table:table-cell>
          <table:table-cell office:value-type="float" office:value="3" table:formula="of:=[.I9]-[.I$2]" table:style-name="ce1">
            <text:p>3</text:p>
          </table:table-cell>
          <table:table-cell office:value-type="float" office:value="2.2556390977443608E-2" table:formula="of:=[.K9]/[.I$2]" table:style-name="ce1">
            <text:p>0.022556391</text:p>
          </table:table-cell>
          <table:table-cell office:value-type="float" office:value="2.2556390977443608E-2" table:formula="of:=[.L9]/[.I$2]" table:style-name="ce1">
            <text:p>0.022556391</text:p>
          </table:table-cell>
          <table:table-cell office:value-type="float" office:value="0" table:formula="of:=[.F9]-[.$F$2]" table:style-name="ce4">
            <text:p>0.0000000000</text:p>
          </table:table-cell>
          <table:table-cell office:value-type="float" office:value="0" table:formula="of:=[.O9]/[.$F$2]" table:style-name="ce1">
            <text:p>0</text:p>
          </table:table-cell>
          <table:table-cell office:value-type="float" office:value="-18" table:formula="of:=[.E9]-[.$E$2]" table:style-name="ce1">
            <text:p>-18</text:p>
          </table:table-cell>
          <table:table-cell office:value-type="float" office:value="-3.4351145038167941E-2" table:formula="of:=[.Q9]/[.$E$2]" table:style-name="ce1">
            <text:p>-0.034351145</text:p>
          </table:table-cell>
          <table:table-cell office:value-type="float" office:value="-3.4351145038167941E-2" table:formula="of:=[.P9]+[.R9]" table:style-name="ce1">
            <text:p>-0.034351145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string" table:style-name="ce3">
            <text:p>01_QuickUML2001_10.0_582.0_14.157931651681652_2.0_142.0.xmi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10.0</text:p>
          </table:table-cell>
          <table:table-cell office:value-type="string" table:style-name="ce3">
            <text:p>582.0</text:p>
          </table:table-cell>
          <table:table-cell office:value-type="float" office:value="14.157931651681601" table:style-name="ce1">
            <text:p>14.15793165</text:p>
          </table:table-cell>
          <table:table-cell office:value-type="string" table:style-name="ce3">
            <text:p>2.0</text:p>
          </table:table-cell>
          <table:table-cell office:value-type="float" office:value="142" table:style-name="ce3">
            <text:p>142</text:p>
          </table:table-cell>
          <table:table-cell office:value-type="float" office:value="142" table:style-name="ce3">
            <text:p>142</text:p>
          </table:table-cell>
          <table:table-cell office:value-type="string" table:style-name="ce3">
            <text:p>333.0</text:p>
          </table:table-cell>
          <table:table-cell office:value-type="float" office:value="9" table:formula="of:=[.H10]-[.I$2]" table:style-name="ce1">
            <text:p>9</text:p>
          </table:table-cell>
          <table:table-cell office:value-type="float" office:value="9" table:formula="of:=[.I10]-[.I$2]" table:style-name="ce1">
            <text:p>9</text:p>
          </table:table-cell>
          <table:table-cell office:value-type="float" office:value="6.7669172932330823E-2" table:formula="of:=[.K10]/[.I$2]" table:style-name="ce1">
            <text:p>0.067669173</text:p>
          </table:table-cell>
          <table:table-cell office:value-type="float" office:value="6.7669172932330823E-2" table:formula="of:=[.L10]/[.I$2]" table:style-name="ce1">
            <text:p>0.067669173</text:p>
          </table:table-cell>
          <table:table-cell office:value-type="float" office:value="0.40585275530330023" table:formula="of:=[.F10]-[.$F$2]" table:style-name="ce4">
            <text:p>0.4058527553</text:p>
          </table:table-cell>
          <table:table-cell office:value-type="float" office:value="2.9512102014640433E-2" table:formula="of:=[.O10]/[.$F$2]" table:style-name="ce1">
            <text:p>0.029512102</text:p>
          </table:table-cell>
          <table:table-cell office:value-type="float" office:value="58" table:formula="of:=[.E10]-[.$E$2]" table:style-name="ce1">
            <text:p>58</text:p>
          </table:table-cell>
          <table:table-cell office:value-type="float" office:value="0.11068702290076336" table:formula="of:=[.Q10]/[.$E$2]" table:style-name="ce1">
            <text:p>0.110687023</text:p>
          </table:table-cell>
          <table:table-cell office:value-type="float" office:value="0.14019912491540379" table:formula="of:=[.P10]+[.R10]" table:style-name="ce1">
            <text:p>0.140199125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string" table:style-name="ce3">
            <text:p>01_QuickUML2001_2.0_504.0_13.752078896378348_3.0_134.0.xmi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2.0</text:p>
          </table:table-cell>
          <table:table-cell office:value-type="string" table:style-name="ce3">
            <text:p>504.0</text:p>
          </table:table-cell>
          <table:table-cell office:value-type="float" office:value="13.7520788963783" table:style-name="ce1">
            <text:p>13.7520789</text:p>
          </table:table-cell>
          <table:table-cell office:value-type="string" table:style-name="ce3">
            <text:p>3.0</text:p>
          </table:table-cell>
          <table:table-cell office:value-type="float" office:value="134" table:style-name="ce3">
            <text:p>134</text:p>
          </table:table-cell>
          <table:table-cell office:value-type="float" office:value="134" table:style-name="ce3">
            <text:p>134</text:p>
          </table:table-cell>
          <table:table-cell office:value-type="string" table:style-name="ce3">
            <text:p>333.0</text:p>
          </table:table-cell>
          <table:table-cell office:value-type="float" office:value="1" table:formula="of:=[.H11]-[.I$2]" table:style-name="ce1">
            <text:p>1</text:p>
          </table:table-cell>
          <table:table-cell office:value-type="float" office:value="1" table:formula="of:=[.I11]-[.I$2]" table:style-name="ce1">
            <text:p>1</text:p>
          </table:table-cell>
          <table:table-cell office:value-type="float" office:value="7.5187969924812026E-3" table:formula="of:=[.K11]/[.I$2]" table:style-name="ce1">
            <text:p>0.007518797</text:p>
          </table:table-cell>
          <table:table-cell office:value-type="float" office:value="7.5187969924812026E-3" table:formula="of:=[.L11]/[.I$2]" table:style-name="ce1">
            <text:p>0.007518797</text:p>
          </table:table-cell>
          <table:table-cell office:value-type="float" office:value="0" table:formula="of:=[.F11]-[.$F$2]" table:style-name="ce4">
            <text:p>0.0000000000</text:p>
          </table:table-cell>
          <table:table-cell office:value-type="float" office:value="0" table:formula="of:=[.O11]/[.$F$2]" table:style-name="ce1">
            <text:p>0</text:p>
          </table:table-cell>
          <table:table-cell office:value-type="float" office:value="-20" table:formula="of:=[.E11]-[.$E$2]" table:style-name="ce1">
            <text:p>-20</text:p>
          </table:table-cell>
          <table:table-cell office:value-type="float" office:value="-3.8167938931297711E-2" table:formula="of:=[.Q11]/[.$E$2]" table:style-name="ce1">
            <text:p>-0.038167939</text:p>
          </table:table-cell>
          <table:table-cell office:value-type="float" office:value="-3.8167938931297711E-2" table:formula="of:=[.P11]+[.R11]" table:style-name="ce1">
            <text:p>-0.038167939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string" table:style-name="ce3">
            <text:p>01_QuickUML2001_10.0_592.0_13.240845265845266_2.0_138.0.xmi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10.0</text:p>
          </table:table-cell>
          <table:table-cell office:value-type="string" table:style-name="ce3">
            <text:p>592.0</text:p>
          </table:table-cell>
          <table:table-cell office:value-type="float" office:value="13.2408452658452" table:style-name="ce1">
            <text:p>13.24084527</text:p>
          </table:table-cell>
          <table:table-cell office:value-type="string" table:style-name="ce3">
            <text:p>2.0</text:p>
          </table:table-cell>
          <table:table-cell office:value-type="float" office:value="138" table:style-name="ce3">
            <text:p>138</text:p>
          </table:table-cell>
          <table:table-cell office:value-type="float" office:value="138" table:style-name="ce3">
            <text:p>138</text:p>
          </table:table-cell>
          <table:table-cell office:value-type="string" table:style-name="ce3">
            <text:p>333.0</text:p>
          </table:table-cell>
          <table:table-cell office:value-type="float" office:value="5" table:formula="of:=[.H12]-[.I$2]" table:style-name="ce1">
            <text:p>5</text:p>
          </table:table-cell>
          <table:table-cell office:value-type="float" office:value="5" table:formula="of:=[.I12]-[.I$2]" table:style-name="ce1">
            <text:p>5</text:p>
          </table:table-cell>
          <table:table-cell office:value-type="float" office:value="3.7593984962406013E-2" table:formula="of:=[.K12]/[.I$2]" table:style-name="ce1">
            <text:p>0.037593985</text:p>
          </table:table-cell>
          <table:table-cell office:value-type="float" office:value="3.7593984962406013E-2" table:formula="of:=[.L12]/[.I$2]" table:style-name="ce1">
            <text:p>0.037593985</text:p>
          </table:table-cell>
          <table:table-cell office:value-type="float" office:value="-0.51123363053310023" table:formula="of:=[.F12]-[.$F$2]" table:style-name="ce4">
            <text:p>-0.5112336305</text:p>
          </table:table-cell>
          <table:table-cell office:value-type="float" office:value="-3.7175007094217366E-2" table:formula="of:=[.O12]/[.$F$2]" table:style-name="ce1">
            <text:p>-0.037175007</text:p>
          </table:table-cell>
          <table:table-cell office:value-type="float" office:value="68" table:formula="of:=[.E12]-[.$E$2]" table:style-name="ce1">
            <text:p>68</text:p>
          </table:table-cell>
          <table:table-cell office:value-type="float" office:value="0.12977099236641221" table:formula="of:=[.Q12]/[.$E$2]" table:style-name="ce1">
            <text:p>0.129770992</text:p>
          </table:table-cell>
          <table:table-cell office:value-type="float" office:value="9.2595985272194842E-2" table:formula="of:=[.P12]+[.R12]" table:style-name="ce1">
            <text:p>0.092595985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string" table:style-name="ce3">
            <text:p>01_QuickUML2001_10.0_566.0_13.272608740465882_1.0_149.0.xmi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10.0</text:p>
          </table:table-cell>
          <table:table-cell office:value-type="string" table:style-name="ce3">
            <text:p>566.0</text:p>
          </table:table-cell>
          <table:table-cell office:value-type="float" office:value="13.272608740465801" table:style-name="ce1">
            <text:p>13.27260874</text:p>
          </table:table-cell>
          <table:table-cell office:value-type="string" table:style-name="ce3">
            <text:p>1.0</text:p>
          </table:table-cell>
          <table:table-cell office:value-type="float" office:value="149" table:style-name="ce3">
            <text:p>149</text:p>
          </table:table-cell>
          <table:table-cell office:value-type="float" office:value="149" table:style-name="ce3">
            <text:p>149</text:p>
          </table:table-cell>
          <table:table-cell office:value-type="string" table:style-name="ce3">
            <text:p>333.0</text:p>
          </table:table-cell>
          <table:table-cell office:value-type="float" office:value="16" table:formula="of:=[.H13]-[.I$2]" table:style-name="ce1">
            <text:p>16</text:p>
          </table:table-cell>
          <table:table-cell office:value-type="float" office:value="16" table:formula="of:=[.I13]-[.I$2]" table:style-name="ce1">
            <text:p>16</text:p>
          </table:table-cell>
          <table:table-cell office:value-type="float" office:value="0.12030075187969924" table:formula="of:=[.K13]/[.I$2]" table:style-name="ce1">
            <text:p>0.120300752</text:p>
          </table:table-cell>
          <table:table-cell office:value-type="float" office:value="0.12030075187969924" table:formula="of:=[.L13]/[.I$2]" table:style-name="ce1">
            <text:p>0.120300752</text:p>
          </table:table-cell>
          <table:table-cell office:value-type="float" office:value="-0.47947015591249986" table:formula="of:=[.F13]-[.$F$2]" table:style-name="ce4">
            <text:p>-0.4794701559</text:p>
          </table:table-cell>
          <table:table-cell office:value-type="float" office:value="-3.486528542522916E-2" table:formula="of:=[.O13]/[.$F$2]" table:style-name="ce1">
            <text:p>-0.034865285</text:p>
          </table:table-cell>
          <table:table-cell office:value-type="float" office:value="42" table:formula="of:=[.E13]-[.$E$2]" table:style-name="ce1">
            <text:p>42</text:p>
          </table:table-cell>
          <table:table-cell office:value-type="float" office:value="8.0152671755725186E-2" table:formula="of:=[.Q13]/[.$E$2]" table:style-name="ce1">
            <text:p>0.080152672</text:p>
          </table:table-cell>
          <table:table-cell office:value-type="float" office:value="4.5287386330496025E-2" table:formula="of:=[.P13]+[.R13]" table:style-name="ce1">
            <text:p>0.045287386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string" table:style-name="ce3">
            <text:p>01_QuickUML2001_1.0_524.0_13.752078896378348_3.0_127.0.xmi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1.0</text:p>
          </table:table-cell>
          <table:table-cell office:value-type="string" table:style-name="ce3">
            <text:p>524.0</text:p>
          </table:table-cell>
          <table:table-cell office:value-type="float" office:value="13.7520788963783" table:style-name="ce1">
            <text:p>13.7520789</text:p>
          </table:table-cell>
          <table:table-cell office:value-type="string" table:style-name="ce3">
            <text:p>3.0</text:p>
          </table:table-cell>
          <table:table-cell office:value-type="float" office:value="127" table:style-name="ce3">
            <text:p>127</text:p>
          </table:table-cell>
          <table:table-cell office:value-type="float" office:value="127" table:style-name="ce3">
            <text:p>127</text:p>
          </table:table-cell>
          <table:table-cell office:value-type="string" table:style-name="ce3">
            <text:p>333.0</text:p>
          </table:table-cell>
          <table:table-cell office:value-type="float" office:value="-6" table:formula="of:=[.H14]-[.I$2]" table:style-name="ce1">
            <text:p>-6</text:p>
          </table:table-cell>
          <table:table-cell office:value-type="float" office:value="-6" table:formula="of:=[.I14]-[.I$2]" table:style-name="ce1">
            <text:p>-6</text:p>
          </table:table-cell>
          <table:table-cell office:value-type="float" office:value="-4.5112781954887216E-2" table:formula="of:=[.K14]/[.I$2]" table:style-name="ce1">
            <text:p>-0.045112782</text:p>
          </table:table-cell>
          <table:table-cell office:value-type="float" office:value="-4.5112781954887216E-2" table:formula="of:=[.L14]/[.I$2]" table:style-name="ce1">
            <text:p>-0.045112782</text:p>
          </table:table-cell>
          <table:table-cell office:value-type="float" office:value="0" table:formula="of:=[.F14]-[.$F$2]" table:style-name="ce4">
            <text:p>0.0000000000</text:p>
          </table:table-cell>
          <table:table-cell office:value-type="float" office:value="0" table:formula="of:=[.O14]/[.$F$2]" table:style-name="ce1">
            <text:p>0</text:p>
          </table:table-cell>
          <table:table-cell office:value-type="float" office:value="0" table:formula="of:=[.E14]-[.$E$2]" table:style-name="ce1">
            <text:p>0</text:p>
          </table:table-cell>
          <table:table-cell office:value-type="float" office:value="0" table:formula="of:=[.Q14]/[.$E$2]" table:style-name="ce1">
            <text:p>0</text:p>
          </table:table-cell>
          <table:table-cell office:value-type="float" office:value="0" table:formula="of:=[.P14]+[.R14]" table:style-name="ce1">
            <text:p>0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string" table:style-name="ce3">
            <text:p>01_QuickUML2001_2.0_522.0_13.752078896378348_3.0_125.0.xmi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2.0</text:p>
          </table:table-cell>
          <table:table-cell office:value-type="string" table:style-name="ce3">
            <text:p>522.0</text:p>
          </table:table-cell>
          <table:table-cell office:value-type="float" office:value="13.7520788963783" table:style-name="ce1">
            <text:p>13.7520789</text:p>
          </table:table-cell>
          <table:table-cell office:value-type="string" table:style-name="ce3">
            <text:p>3.0</text:p>
          </table:table-cell>
          <table:table-cell office:value-type="float" office:value="125" table:style-name="ce3">
            <text:p>125</text:p>
          </table:table-cell>
          <table:table-cell office:value-type="float" office:value="125" table:style-name="ce3">
            <text:p>125</text:p>
          </table:table-cell>
          <table:table-cell office:value-type="string" table:style-name="ce3">
            <text:p>333.0</text:p>
          </table:table-cell>
          <table:table-cell office:value-type="float" office:value="-8" table:formula="of:=[.H15]-[.I$2]" table:style-name="ce1">
            <text:p>-8</text:p>
          </table:table-cell>
          <table:table-cell office:value-type="float" office:value="-8" table:formula="of:=[.I15]-[.I$2]" table:style-name="ce1">
            <text:p>-8</text:p>
          </table:table-cell>
          <table:table-cell office:value-type="float" office:value="-6.0150375939849621E-2" table:formula="of:=[.K15]/[.I$2]" table:style-name="ce1">
            <text:p>-0.060150376</text:p>
          </table:table-cell>
          <table:table-cell office:value-type="float" office:value="-6.0150375939849621E-2" table:formula="of:=[.L15]/[.I$2]" table:style-name="ce1">
            <text:p>-0.060150376</text:p>
          </table:table-cell>
          <table:table-cell office:value-type="float" office:value="0" table:formula="of:=[.F15]-[.$F$2]" table:style-name="ce4">
            <text:p>0.0000000000</text:p>
          </table:table-cell>
          <table:table-cell office:value-type="float" office:value="0" table:formula="of:=[.O15]/[.$F$2]" table:style-name="ce1">
            <text:p>0</text:p>
          </table:table-cell>
          <table:table-cell office:value-type="float" office:value="-2" table:formula="of:=[.E15]-[.$E$2]" table:style-name="ce1">
            <text:p>-2</text:p>
          </table:table-cell>
          <table:table-cell office:value-type="float" office:value="-3.8167938931297708E-3" table:formula="of:=[.Q15]/[.$E$2]" table:style-name="ce1">
            <text:p>-0.003816794</text:p>
          </table:table-cell>
          <table:table-cell office:value-type="float" office:value="-3.8167938931297708E-3" table:formula="of:=[.P15]+[.R15]" table:style-name="ce1">
            <text:p>-0.003816794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string" table:style-name="ce3">
            <text:p>01_QuickUML2001_10.0_590.0_13.113230527642292_1.0_154.0.xmi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10.0</text:p>
          </table:table-cell>
          <table:table-cell office:value-type="string" table:style-name="ce3">
            <text:p>590.0</text:p>
          </table:table-cell>
          <table:table-cell office:value-type="float" office:value="13.1132305276422" table:style-name="ce1">
            <text:p>13.11323053</text:p>
          </table:table-cell>
          <table:table-cell office:value-type="string" table:style-name="ce3">
            <text:p>1.0</text:p>
          </table:table-cell>
          <table:table-cell office:value-type="float" office:value="154" table:style-name="ce3">
            <text:p>154</text:p>
          </table:table-cell>
          <table:table-cell office:value-type="float" office:value="154" table:style-name="ce3">
            <text:p>154</text:p>
          </table:table-cell>
          <table:table-cell office:value-type="string" table:style-name="ce3">
            <text:p>333.0</text:p>
          </table:table-cell>
          <table:table-cell office:value-type="float" office:value="21" table:formula="of:=[.H16]-[.I$2]" table:style-name="ce1">
            <text:p>21</text:p>
          </table:table-cell>
          <table:table-cell office:value-type="float" office:value="21" table:formula="of:=[.I16]-[.I$2]" table:style-name="ce1">
            <text:p>21</text:p>
          </table:table-cell>
          <table:table-cell office:value-type="float" office:value="0.15789473684210525" table:formula="of:=[.K16]/[.I$2]" table:style-name="ce1">
            <text:p>0.157894737</text:p>
          </table:table-cell>
          <table:table-cell office:value-type="float" office:value="0.15789473684210525" table:formula="of:=[.L16]/[.I$2]" table:style-name="ce1">
            <text:p>0.157894737</text:p>
          </table:table-cell>
          <table:table-cell office:value-type="float" office:value="-0.63884836873610062" table:formula="of:=[.F16]-[.$F$2]" table:style-name="ce4">
            <text:p>-0.6388483687</text:p>
          </table:table-cell>
          <table:table-cell office:value-type="float" office:value="-4.6454675947528598E-2" table:formula="of:=[.O16]/[.$F$2]" table:style-name="ce1">
            <text:p>-0.046454676</text:p>
          </table:table-cell>
          <table:table-cell office:value-type="float" office:value="66" table:formula="of:=[.E16]-[.$E$2]" table:style-name="ce1">
            <text:p>66</text:p>
          </table:table-cell>
          <table:table-cell office:value-type="float" office:value="0.12595419847328243" table:formula="of:=[.Q16]/[.$E$2]" table:style-name="ce1">
            <text:p>0.125954198</text:p>
          </table:table-cell>
          <table:table-cell office:value-type="float" office:value="7.9499522525753832E-2" table:formula="of:=[.P16]+[.R16]" table:style-name="ce1">
            <text:p>0.079499523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string" table:style-name="ce3">
            <text:p>01_QuickUML2001_3.0_502.0_13.752078896378348_3.0_133.0.xmi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3.0</text:p>
          </table:table-cell>
          <table:table-cell office:value-type="string" table:style-name="ce3">
            <text:p>502.0</text:p>
          </table:table-cell>
          <table:table-cell office:value-type="float" office:value="13.7520788963783" table:style-name="ce1">
            <text:p>13.7520789</text:p>
          </table:table-cell>
          <table:table-cell office:value-type="string" table:style-name="ce3">
            <text:p>3.0</text:p>
          </table:table-cell>
          <table:table-cell office:value-type="float" office:value="133" table:style-name="ce3">
            <text:p>133</text:p>
          </table:table-cell>
          <table:table-cell office:value-type="float" office:value="133" table:style-name="ce3">
            <text:p>133</text:p>
          </table:table-cell>
          <table:table-cell office:value-type="string" table:style-name="ce3">
            <text:p>333.0</text:p>
          </table:table-cell>
          <table:table-cell office:value-type="float" office:value="0" table:formula="of:=[.H17]-[.I$2]" table:style-name="ce1">
            <text:p>0</text:p>
          </table:table-cell>
          <table:table-cell office:value-type="float" office:value="0" table:formula="of:=[.I17]-[.I$2]" table:style-name="ce1">
            <text:p>0</text:p>
          </table:table-cell>
          <table:table-cell office:value-type="float" office:value="0" table:formula="of:=[.K17]/[.I$2]" table:style-name="ce1">
            <text:p>0</text:p>
          </table:table-cell>
          <table:table-cell office:value-type="float" office:value="0" table:formula="of:=[.L17]/[.I$2]" table:style-name="ce1">
            <text:p>0</text:p>
          </table:table-cell>
          <table:table-cell office:value-type="float" office:value="0" table:formula="of:=[.F17]-[.$F$2]" table:style-name="ce4">
            <text:p>0.0000000000</text:p>
          </table:table-cell>
          <table:table-cell office:value-type="float" office:value="0" table:formula="of:=[.O17]/[.$F$2]" table:style-name="ce1">
            <text:p>0</text:p>
          </table:table-cell>
          <table:table-cell office:value-type="float" office:value="-22" table:formula="of:=[.E17]-[.$E$2]" table:style-name="ce1">
            <text:p>-22</text:p>
          </table:table-cell>
          <table:table-cell office:value-type="float" office:value="-4.1984732824427481E-2" table:formula="of:=[.Q17]/[.$E$2]" table:style-name="ce1">
            <text:p>-0.041984733</text:p>
          </table:table-cell>
          <table:table-cell office:value-type="float" office:value="-4.1984732824427481E-2" table:formula="of:=[.P17]+[.R17]" table:style-name="ce1">
            <text:p>-0.041984733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string" table:style-name="ce3">
            <text:p>01_QuickUML2001_2.0_506.0_13.752078896378348_3.0_130.0.xmi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2.0</text:p>
          </table:table-cell>
          <table:table-cell office:value-type="string" table:style-name="ce3">
            <text:p>506.0</text:p>
          </table:table-cell>
          <table:table-cell office:value-type="float" office:value="13.7520788963783" table:style-name="ce1">
            <text:p>13.7520789</text:p>
          </table:table-cell>
          <table:table-cell office:value-type="string" table:style-name="ce3">
            <text:p>3.0</text:p>
          </table:table-cell>
          <table:table-cell office:value-type="float" office:value="130" table:style-name="ce3">
            <text:p>130</text:p>
          </table:table-cell>
          <table:table-cell office:value-type="float" office:value="130" table:style-name="ce3">
            <text:p>130</text:p>
          </table:table-cell>
          <table:table-cell office:value-type="string" table:style-name="ce3">
            <text:p>333.0</text:p>
          </table:table-cell>
          <table:table-cell office:value-type="float" office:value="-3" table:formula="of:=[.H18]-[.I$2]" table:style-name="ce1">
            <text:p>-3</text:p>
          </table:table-cell>
          <table:table-cell office:value-type="float" office:value="-3" table:formula="of:=[.I18]-[.I$2]" table:style-name="ce1">
            <text:p>-3</text:p>
          </table:table-cell>
          <table:table-cell office:value-type="float" office:value="-2.2556390977443608E-2" table:formula="of:=[.K18]/[.I$2]" table:style-name="ce1">
            <text:p>-0.022556391</text:p>
          </table:table-cell>
          <table:table-cell office:value-type="float" office:value="-2.2556390977443608E-2" table:formula="of:=[.L18]/[.I$2]" table:style-name="ce1">
            <text:p>-0.022556391</text:p>
          </table:table-cell>
          <table:table-cell office:value-type="float" office:value="0" table:formula="of:=[.F18]-[.$F$2]" table:style-name="ce4">
            <text:p>0.0000000000</text:p>
          </table:table-cell>
          <table:table-cell office:value-type="float" office:value="0" table:formula="of:=[.O18]/[.$F$2]" table:style-name="ce1">
            <text:p>0</text:p>
          </table:table-cell>
          <table:table-cell office:value-type="float" office:value="-18" table:formula="of:=[.E18]-[.$E$2]" table:style-name="ce1">
            <text:p>-18</text:p>
          </table:table-cell>
          <table:table-cell office:value-type="float" office:value="-3.4351145038167941E-2" table:formula="of:=[.Q18]/[.$E$2]" table:style-name="ce1">
            <text:p>-0.034351145</text:p>
          </table:table-cell>
          <table:table-cell office:value-type="float" office:value="-3.4351145038167941E-2" table:formula="of:=[.P18]+[.R18]" table:style-name="ce1">
            <text:p>-0.034351145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Run 2:</text:p>
          </table:table-cell>
          <table:table-cell office:value-type="string" table:style-name="ce1">
            <text:p>01_QuickUML2001_10.0_560.0_12.837566005423149_3.0_136.0.xmi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560" table:style-name="ce1">
            <text:p>560</text:p>
          </table:table-cell>
          <table:table-cell office:value-type="float" office:value="12.8375660054232" table:style-name="ce1">
            <text:p>12.83756601</text:p>
          </table:table-cell>
          <table:table-cell office:value-type="float" office:value="3" table:style-name="ce1">
            <text:p>3</text:p>
          </table:table-cell>
          <table:table-cell office:value-type="float" office:value="136" table:style-name="ce1">
            <text:p>136</text:p>
          </table:table-cell>
          <table:table-cell office:value-type="float" office:value="136" table:style-name="ce1">
            <text:p>136</text:p>
          </table:table-cell>
          <table:table-cell office:value-type="float" office:value="333" table:style-name="ce1">
            <text:p>333</text:p>
          </table:table-cell>
          <table:table-cell office:value-type="float" office:value="3" table:formula="of:=[.H19]-[.I$2]" table:style-name="ce1">
            <text:p>3</text:p>
          </table:table-cell>
          <table:table-cell office:value-type="float" office:value="3" table:formula="of:=[.I19]-[.I$2]" table:style-name="ce1">
            <text:p>3</text:p>
          </table:table-cell>
          <table:table-cell office:value-type="float" office:value="2.2556390977443608E-2" table:formula="of:=[.K19]/[.I$2]" table:style-name="ce1">
            <text:p>0.022556391</text:p>
          </table:table-cell>
          <table:table-cell office:value-type="float" office:value="2.2556390977443608E-2" table:formula="of:=[.L19]/[.I$2]" table:style-name="ce1">
            <text:p>0.022556391</text:p>
          </table:table-cell>
          <table:table-cell office:value-type="float" office:value="-0.91451289095510013" table:formula="of:=[.F19]-[.$F$2]" table:style-name="ce4">
            <text:p>-0.9145128910</text:p>
          </table:table-cell>
          <table:table-cell office:value-type="float" office:value="-6.6499974138160528E-2" table:formula="of:=[.O19]/[.$F$2]" table:style-name="ce1">
            <text:p>-0.066499974</text:p>
          </table:table-cell>
          <table:table-cell office:value-type="float" office:value="36" table:formula="of:=[.E19]-[.$E$2]" table:style-name="ce1">
            <text:p>36</text:p>
          </table:table-cell>
          <table:table-cell office:value-type="float" office:value="6.8702290076335881E-2" table:formula="of:=[.Q19]/[.$E$2]" table:style-name="ce1">
            <text:p>0.06870229</text:p>
          </table:table-cell>
          <table:table-cell office:value-type="float" office:value="2.2023159381753532E-3" table:formula="of:=[.P19]+[.R19]" table:style-name="ce1">
            <text:p>0.002202316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1_QuickUML2001_3.0_504.0_13.752078896378348_3.0_128.0.xmi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04" table:style-name="ce1">
            <text:p>504</text:p>
          </table:table-cell>
          <table:table-cell office:value-type="float" office:value="13.7520788963783" table:style-name="ce1">
            <text:p>13.7520789</text:p>
          </table:table-cell>
          <table:table-cell office:value-type="float" office:value="3" table:style-name="ce1">
            <text:p>3</text:p>
          </table:table-cell>
          <table:table-cell office:value-type="float" office:value="128" table:style-name="ce1">
            <text:p>128</text:p>
          </table:table-cell>
          <table:table-cell office:value-type="float" office:value="128" table:style-name="ce1">
            <text:p>128</text:p>
          </table:table-cell>
          <table:table-cell office:value-type="float" office:value="333" table:style-name="ce1">
            <text:p>333</text:p>
          </table:table-cell>
          <table:table-cell office:value-type="float" office:value="-5" table:formula="of:=[.H20]-[.I$2]" table:style-name="ce1">
            <text:p>-5</text:p>
          </table:table-cell>
          <table:table-cell office:value-type="float" office:value="-5" table:formula="of:=[.I20]-[.I$2]" table:style-name="ce1">
            <text:p>-5</text:p>
          </table:table-cell>
          <table:table-cell office:value-type="float" office:value="-3.7593984962406013E-2" table:formula="of:=[.K20]/[.I$2]" table:style-name="ce1">
            <text:p>-0.037593985</text:p>
          </table:table-cell>
          <table:table-cell office:value-type="float" office:value="-3.7593984962406013E-2" table:formula="of:=[.L20]/[.I$2]" table:style-name="ce1">
            <text:p>-0.037593985</text:p>
          </table:table-cell>
          <table:table-cell office:value-type="float" office:value="0" table:formula="of:=[.F20]-[.$F$2]" table:style-name="ce4">
            <text:p>0.0000000000</text:p>
          </table:table-cell>
          <table:table-cell office:value-type="float" office:value="0" table:formula="of:=[.O20]/[.$F$2]" table:style-name="ce1">
            <text:p>0</text:p>
          </table:table-cell>
          <table:table-cell office:value-type="float" office:value="-20" table:formula="of:=[.E20]-[.$E$2]" table:style-name="ce1">
            <text:p>-20</text:p>
          </table:table-cell>
          <table:table-cell office:value-type="float" office:value="-3.8167938931297711E-2" table:formula="of:=[.Q20]/[.$E$2]" table:style-name="ce1">
            <text:p>-0.038167939</text:p>
          </table:table-cell>
          <table:table-cell office:value-type="float" office:value="-3.8167938931297711E-2" table:formula="of:=[.P20]+[.R20]" table:style-name="ce1">
            <text:p>-0.038167939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1_QuickUML2001_10.0_562.0_12.994450874755499_0.0_150.0.xmi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562" table:style-name="ce1">
            <text:p>562</text:p>
          </table:table-cell>
          <table:table-cell office:value-type="float" office:value="12.994450874755501" table:style-name="ce1">
            <text:p>12.99445087</text:p>
          </table:table-cell>
          <table:table-cell office:value-type="float" office:value="0" table:style-name="ce1">
            <text:p>0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office:value-type="float" office:value="333" table:style-name="ce1">
            <text:p>333</text:p>
          </table:table-cell>
          <table:table-cell office:value-type="float" office:value="17" table:formula="of:=[.H21]-[.I$2]" table:style-name="ce1">
            <text:p>17</text:p>
          </table:table-cell>
          <table:table-cell office:value-type="float" office:value="17" table:formula="of:=[.I21]-[.I$2]" table:style-name="ce1">
            <text:p>17</text:p>
          </table:table-cell>
          <table:table-cell office:value-type="float" office:value="0.12781954887218044" table:formula="of:=[.K21]/[.I$2]" table:style-name="ce1">
            <text:p>0.127819549</text:p>
          </table:table-cell>
          <table:table-cell office:value-type="float" office:value="0.12781954887218044" table:formula="of:=[.L21]/[.I$2]" table:style-name="ce1">
            <text:p>0.127819549</text:p>
          </table:table-cell>
          <table:table-cell office:value-type="float" office:value="-0.75762802162279996" table:formula="of:=[.F21]-[.$F$2]" table:style-name="ce4">
            <text:p>-0.7576280216</text:p>
          </table:table-cell>
          <table:table-cell office:value-type="float" office:value="-5.5091890275755055E-2" table:formula="of:=[.O21]/[.$F$2]" table:style-name="ce1">
            <text:p>-0.05509189</text:p>
          </table:table-cell>
          <table:table-cell office:value-type="float" office:value="38" table:formula="of:=[.E21]-[.$E$2]" table:style-name="ce1">
            <text:p>38</text:p>
          </table:table-cell>
          <table:table-cell office:value-type="float" office:value="7.2519083969465645E-2" table:formula="of:=[.Q21]/[.$E$2]" table:style-name="ce1">
            <text:p>0.072519084</text:p>
          </table:table-cell>
          <table:table-cell office:value-type="float" office:value="1.742719369371059E-2" table:formula="of:=[.P21]+[.R21]" table:style-name="ce1">
            <text:p>0.017427194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1_QuickUML2001_10.0_510.0_12.93521378248269_1.0_134.0.xmi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510" table:style-name="ce1">
            <text:p>510</text:p>
          </table:table-cell>
          <table:table-cell office:value-type="float" office:value="12.9352137824827" table:style-name="ce1">
            <text:p>12.93521378</text:p>
          </table:table-cell>
          <table:table-cell office:value-type="float" office:value="1" table:style-name="ce1">
            <text:p>1</text:p>
          </table:table-cell>
          <table:table-cell office:value-type="float" office:value="134" table:style-name="ce1">
            <text:p>134</text:p>
          </table:table-cell>
          <table:table-cell office:value-type="float" office:value="134" table:style-name="ce1">
            <text:p>134</text:p>
          </table:table-cell>
          <table:table-cell office:value-type="float" office:value="333" table:style-name="ce1">
            <text:p>333</text:p>
          </table:table-cell>
          <table:table-cell office:value-type="float" office:value="1" table:formula="of:=[.H22]-[.I$2]" table:style-name="ce1">
            <text:p>1</text:p>
          </table:table-cell>
          <table:table-cell office:value-type="float" office:value="1" table:formula="of:=[.I22]-[.I$2]" table:style-name="ce1">
            <text:p>1</text:p>
          </table:table-cell>
          <table:table-cell office:value-type="float" office:value="7.5187969924812026E-3" table:formula="of:=[.K22]/[.I$2]" table:style-name="ce1">
            <text:p>0.007518797</text:p>
          </table:table-cell>
          <table:table-cell office:value-type="float" office:value="7.5187969924812026E-3" table:formula="of:=[.L22]/[.I$2]" table:style-name="ce1">
            <text:p>0.007518797</text:p>
          </table:table-cell>
          <table:table-cell office:value-type="float" office:value="-0.81686511389560046" table:formula="of:=[.F22]-[.$F$2]" table:style-name="ce4">
            <text:p>-0.8168651139</text:p>
          </table:table-cell>
          <table:table-cell office:value-type="float" office:value="-5.9399391179374865E-2" table:formula="of:=[.O22]/[.$F$2]" table:style-name="ce1">
            <text:p>-0.059399391</text:p>
          </table:table-cell>
          <table:table-cell office:value-type="float" office:value="-14" table:formula="of:=[.E22]-[.$E$2]" table:style-name="ce1">
            <text:p>-14</text:p>
          </table:table-cell>
          <table:table-cell office:value-type="float" office:value="-2.6717557251908396E-2" table:formula="of:=[.Q22]/[.$E$2]" table:style-name="ce1">
            <text:p>-0.026717557</text:p>
          </table:table-cell>
          <table:table-cell office:value-type="float" office:value="-8.6116948431283258E-2" table:formula="of:=[.P22]+[.R22]" table:style-name="ce1">
            <text:p>-0.086116948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1_QuickUML2001_0.0_524.0_13.752078896378348_3.0_133.0.xm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24" table:style-name="ce1">
            <text:p>524</text:p>
          </table:table-cell>
          <table:table-cell office:value-type="float" office:value="13.7520788963783" table:style-name="ce1">
            <text:p>13.7520789</text:p>
          </table:table-cell>
          <table:table-cell office:value-type="float" office:value="3" table:style-name="ce1">
            <text:p>3</text:p>
          </table:table-cell>
          <table:table-cell office:value-type="float" office:value="133" table:style-name="ce1">
            <text:p>133</text:p>
          </table:table-cell>
          <table:table-cell office:value-type="float" office:value="133" table:style-name="ce1">
            <text:p>133</text:p>
          </table:table-cell>
          <table:table-cell office:value-type="float" office:value="333" table:style-name="ce1">
            <text:p>333</text:p>
          </table:table-cell>
          <table:table-cell office:value-type="float" office:value="0" table:formula="of:=[.H23]-[.I$2]" table:style-name="ce1">
            <text:p>0</text:p>
          </table:table-cell>
          <table:table-cell office:value-type="float" office:value="0" table:formula="of:=[.I23]-[.I$2]" table:style-name="ce1">
            <text:p>0</text:p>
          </table:table-cell>
          <table:table-cell office:value-type="float" office:value="0" table:formula="of:=[.K23]/[.I$2]" table:style-name="ce1">
            <text:p>0</text:p>
          </table:table-cell>
          <table:table-cell office:value-type="float" office:value="0" table:formula="of:=[.L23]/[.I$2]" table:style-name="ce1">
            <text:p>0</text:p>
          </table:table-cell>
          <table:table-cell office:value-type="float" office:value="0" table:formula="of:=[.F23]-[.$F$2]" table:style-name="ce4">
            <text:p>0.0000000000</text:p>
          </table:table-cell>
          <table:table-cell office:value-type="float" office:value="0" table:formula="of:=[.O23]/[.$F$2]" table:style-name="ce1">
            <text:p>0</text:p>
          </table:table-cell>
          <table:table-cell office:value-type="float" office:value="0" table:formula="of:=[.E23]-[.$E$2]" table:style-name="ce1">
            <text:p>0</text:p>
          </table:table-cell>
          <table:table-cell office:value-type="float" office:value="0" table:formula="of:=[.Q23]/[.$E$2]" table:style-name="ce1">
            <text:p>0</text:p>
          </table:table-cell>
          <table:table-cell office:value-type="float" office:value="0" table:formula="of:=[.P23]+[.R23]" table:style-name="ce1">
            <text:p>0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1_QuickUML2001_2.0_504.0_13.752078896378348_3.0_134.0.xm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04" table:style-name="ce1">
            <text:p>504</text:p>
          </table:table-cell>
          <table:table-cell office:value-type="float" office:value="13.7520788963783" table:style-name="ce1">
            <text:p>13.7520789</text:p>
          </table:table-cell>
          <table:table-cell office:value-type="float" office:value="3" table:style-name="ce1">
            <text:p>3</text:p>
          </table:table-cell>
          <table:table-cell office:value-type="float" office:value="134" table:style-name="ce1">
            <text:p>134</text:p>
          </table:table-cell>
          <table:table-cell office:value-type="float" office:value="134" table:style-name="ce1">
            <text:p>134</text:p>
          </table:table-cell>
          <table:table-cell office:value-type="float" office:value="333" table:style-name="ce1">
            <text:p>333</text:p>
          </table:table-cell>
          <table:table-cell office:value-type="float" office:value="1" table:formula="of:=[.H24]-[.I$2]" table:style-name="ce1">
            <text:p>1</text:p>
          </table:table-cell>
          <table:table-cell office:value-type="float" office:value="1" table:formula="of:=[.I24]-[.I$2]" table:style-name="ce1">
            <text:p>1</text:p>
          </table:table-cell>
          <table:table-cell office:value-type="float" office:value="7.5187969924812026E-3" table:formula="of:=[.K24]/[.I$2]" table:style-name="ce1">
            <text:p>0.007518797</text:p>
          </table:table-cell>
          <table:table-cell office:value-type="float" office:value="7.5187969924812026E-3" table:formula="of:=[.L24]/[.I$2]" table:style-name="ce1">
            <text:p>0.007518797</text:p>
          </table:table-cell>
          <table:table-cell office:value-type="float" office:value="0" table:formula="of:=[.F24]-[.$F$2]" table:style-name="ce4">
            <text:p>0.0000000000</text:p>
          </table:table-cell>
          <table:table-cell office:value-type="float" office:value="0" table:formula="of:=[.O24]/[.$F$2]" table:style-name="ce1">
            <text:p>0</text:p>
          </table:table-cell>
          <table:table-cell office:value-type="float" office:value="-20" table:formula="of:=[.E24]-[.$E$2]" table:style-name="ce1">
            <text:p>-20</text:p>
          </table:table-cell>
          <table:table-cell office:value-type="float" office:value="-3.8167938931297711E-2" table:formula="of:=[.Q24]/[.$E$2]" table:style-name="ce1">
            <text:p>-0.038167939</text:p>
          </table:table-cell>
          <table:table-cell office:value-type="float" office:value="-3.8167938931297711E-2" table:formula="of:=[.P24]+[.R24]" table:style-name="ce1">
            <text:p>-0.038167939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1_QuickUML2001_10.0_594.0_13.15919080919081_3.0_132.0.xmi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594" table:style-name="ce1">
            <text:p>594</text:p>
          </table:table-cell>
          <table:table-cell office:value-type="float" office:value="13.1591908091908" table:style-name="ce1">
            <text:p>13.15919081</text:p>
          </table:table-cell>
          <table:table-cell office:value-type="float" office:value="3" table:style-name="ce1">
            <text:p>3</text:p>
          </table:table-cell>
          <table:table-cell office:value-type="float" office:value="132" table:style-name="ce1">
            <text:p>132</text:p>
          </table:table-cell>
          <table:table-cell office:value-type="float" office:value="132" table:style-name="ce1">
            <text:p>132</text:p>
          </table:table-cell>
          <table:table-cell office:value-type="float" office:value="333" table:style-name="ce1">
            <text:p>333</text:p>
          </table:table-cell>
          <table:table-cell office:value-type="float" office:value="-1" table:formula="of:=[.H25]-[.I$2]" table:style-name="ce1">
            <text:p>-1</text:p>
          </table:table-cell>
          <table:table-cell office:value-type="float" office:value="-1" table:formula="of:=[.I25]-[.I$2]" table:style-name="ce1">
            <text:p>-1</text:p>
          </table:table-cell>
          <table:table-cell office:value-type="float" office:value="-7.5187969924812026E-3" table:formula="of:=[.K25]/[.I$2]" table:style-name="ce1">
            <text:p>-0.007518797</text:p>
          </table:table-cell>
          <table:table-cell office:value-type="float" office:value="-7.5187969924812026E-3" table:formula="of:=[.L25]/[.I$2]" table:style-name="ce1">
            <text:p>-0.007518797</text:p>
          </table:table-cell>
          <table:table-cell office:value-type="float" office:value="-0.59288808718750019" table:formula="of:=[.F25]-[.$F$2]" table:style-name="ce4">
            <text:p>-0.5928880872</text:p>
          </table:table-cell>
          <table:table-cell office:value-type="float" office:value="-4.3112615311103338E-2" table:formula="of:=[.O25]/[.$F$2]" table:style-name="ce1">
            <text:p>-0.043112615</text:p>
          </table:table-cell>
          <table:table-cell office:value-type="float" office:value="70" table:formula="of:=[.E25]-[.$E$2]" table:style-name="ce1">
            <text:p>70</text:p>
          </table:table-cell>
          <table:table-cell office:value-type="float" office:value="0.13358778625954199" table:formula="of:=[.Q25]/[.$E$2]" table:style-name="ce1">
            <text:p>0.133587786</text:p>
          </table:table-cell>
          <table:table-cell office:value-type="float" office:value="9.0475170948438655E-2" table:formula="of:=[.P25]+[.R25]" table:style-name="ce1">
            <text:p>0.090475171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1_QuickUML2001_1.0_506.0_13.752078896378348_3.0_136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06" table:style-name="ce1">
            <text:p>506</text:p>
          </table:table-cell>
          <table:table-cell office:value-type="float" office:value="13.7520788963783" table:style-name="ce1">
            <text:p>13.7520789</text:p>
          </table:table-cell>
          <table:table-cell office:value-type="float" office:value="3" table:style-name="ce1">
            <text:p>3</text:p>
          </table:table-cell>
          <table:table-cell office:value-type="float" office:value="136" table:style-name="ce1">
            <text:p>136</text:p>
          </table:table-cell>
          <table:table-cell office:value-type="float" office:value="136" table:style-name="ce1">
            <text:p>136</text:p>
          </table:table-cell>
          <table:table-cell office:value-type="float" office:value="333" table:style-name="ce1">
            <text:p>333</text:p>
          </table:table-cell>
          <table:table-cell office:value-type="float" office:value="3" table:formula="of:=[.H26]-[.I$2]" table:style-name="ce1">
            <text:p>3</text:p>
          </table:table-cell>
          <table:table-cell office:value-type="float" office:value="3" table:formula="of:=[.I26]-[.I$2]" table:style-name="ce1">
            <text:p>3</text:p>
          </table:table-cell>
          <table:table-cell office:value-type="float" office:value="2.2556390977443608E-2" table:formula="of:=[.K26]/[.I$2]" table:style-name="ce1">
            <text:p>0.022556391</text:p>
          </table:table-cell>
          <table:table-cell office:value-type="float" office:value="2.2556390977443608E-2" table:formula="of:=[.L26]/[.I$2]" table:style-name="ce1">
            <text:p>0.022556391</text:p>
          </table:table-cell>
          <table:table-cell office:value-type="float" office:value="0" table:formula="of:=[.F26]-[.$F$2]" table:style-name="ce4">
            <text:p>0.0000000000</text:p>
          </table:table-cell>
          <table:table-cell office:value-type="float" office:value="0" table:formula="of:=[.O26]/[.$F$2]" table:style-name="ce1">
            <text:p>0</text:p>
          </table:table-cell>
          <table:table-cell office:value-type="float" office:value="-18" table:formula="of:=[.E26]-[.$E$2]" table:style-name="ce1">
            <text:p>-18</text:p>
          </table:table-cell>
          <table:table-cell office:value-type="float" office:value="-3.4351145038167941E-2" table:formula="of:=[.Q26]/[.$E$2]" table:style-name="ce1">
            <text:p>-0.034351145</text:p>
          </table:table-cell>
          <table:table-cell office:value-type="float" office:value="-3.4351145038167941E-2" table:formula="of:=[.P26]+[.R26]" table:style-name="ce1">
            <text:p>-0.034351145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1_QuickUML2001_2.0_506.0_13.752078896378348_3.0_130.0.xm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06" table:style-name="ce1">
            <text:p>506</text:p>
          </table:table-cell>
          <table:table-cell office:value-type="float" office:value="13.7520788963783" table:style-name="ce1">
            <text:p>13.7520789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office:value-type="float" office:value="130" table:style-name="ce1">
            <text:p>130</text:p>
          </table:table-cell>
          <table:table-cell office:value-type="float" office:value="333" table:style-name="ce1">
            <text:p>333</text:p>
          </table:table-cell>
          <table:table-cell office:value-type="float" office:value="-3" table:formula="of:=[.H27]-[.I$2]" table:style-name="ce1">
            <text:p>-3</text:p>
          </table:table-cell>
          <table:table-cell office:value-type="float" office:value="-3" table:formula="of:=[.I27]-[.I$2]" table:style-name="ce1">
            <text:p>-3</text:p>
          </table:table-cell>
          <table:table-cell office:value-type="float" office:value="-2.2556390977443608E-2" table:formula="of:=[.K27]/[.I$2]" table:style-name="ce1">
            <text:p>-0.022556391</text:p>
          </table:table-cell>
          <table:table-cell office:value-type="float" office:value="-2.2556390977443608E-2" table:formula="of:=[.L27]/[.I$2]" table:style-name="ce1">
            <text:p>-0.022556391</text:p>
          </table:table-cell>
          <table:table-cell office:value-type="float" office:value="0" table:formula="of:=[.F27]-[.$F$2]" table:style-name="ce4">
            <text:p>0.0000000000</text:p>
          </table:table-cell>
          <table:table-cell office:value-type="float" office:value="0" table:formula="of:=[.O27]/[.$F$2]" table:style-name="ce1">
            <text:p>0</text:p>
          </table:table-cell>
          <table:table-cell office:value-type="float" office:value="-18" table:formula="of:=[.E27]-[.$E$2]" table:style-name="ce1">
            <text:p>-18</text:p>
          </table:table-cell>
          <table:table-cell office:value-type="float" office:value="-3.4351145038167941E-2" table:formula="of:=[.Q27]/[.$E$2]" table:style-name="ce1">
            <text:p>-0.034351145</text:p>
          </table:table-cell>
          <table:table-cell office:value-type="float" office:value="-3.4351145038167941E-2" table:formula="of:=[.P27]+[.R27]" table:style-name="ce1">
            <text:p>-0.034351145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1_QuickUML2001_2.0_522.0_13.752078896378348_3.0_125.0.xm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22" table:style-name="ce1">
            <text:p>522</text:p>
          </table:table-cell>
          <table:table-cell office:value-type="float" office:value="13.7520788963783" table:style-name="ce1">
            <text:p>13.7520789</text:p>
          </table:table-cell>
          <table:table-cell office:value-type="float" office:value="3" table:style-name="ce1">
            <text:p>3</text:p>
          </table:table-cell>
          <table:table-cell office:value-type="float" office:value="125" table:style-name="ce1">
            <text:p>125</text:p>
          </table:table-cell>
          <table:table-cell office:value-type="float" office:value="125" table:style-name="ce1">
            <text:p>125</text:p>
          </table:table-cell>
          <table:table-cell office:value-type="float" office:value="333" table:style-name="ce1">
            <text:p>333</text:p>
          </table:table-cell>
          <table:table-cell office:value-type="float" office:value="-8" table:formula="of:=[.H28]-[.I$2]" table:style-name="ce1">
            <text:p>-8</text:p>
          </table:table-cell>
          <table:table-cell office:value-type="float" office:value="-8" table:formula="of:=[.I28]-[.I$2]" table:style-name="ce1">
            <text:p>-8</text:p>
          </table:table-cell>
          <table:table-cell office:value-type="float" office:value="-6.0150375939849621E-2" table:formula="of:=[.K28]/[.I$2]" table:style-name="ce1">
            <text:p>-0.060150376</text:p>
          </table:table-cell>
          <table:table-cell office:value-type="float" office:value="-6.0150375939849621E-2" table:formula="of:=[.L28]/[.I$2]" table:style-name="ce1">
            <text:p>-0.060150376</text:p>
          </table:table-cell>
          <table:table-cell office:value-type="float" office:value="0" table:formula="of:=[.F28]-[.$F$2]" table:style-name="ce4">
            <text:p>0.0000000000</text:p>
          </table:table-cell>
          <table:table-cell office:value-type="float" office:value="0" table:formula="of:=[.O28]/[.$F$2]" table:style-name="ce1">
            <text:p>0</text:p>
          </table:table-cell>
          <table:table-cell office:value-type="float" office:value="-2" table:formula="of:=[.E28]-[.$E$2]" table:style-name="ce1">
            <text:p>-2</text:p>
          </table:table-cell>
          <table:table-cell office:value-type="float" office:value="-3.8167938931297708E-3" table:formula="of:=[.Q28]/[.$E$2]" table:style-name="ce1">
            <text:p>-0.003816794</text:p>
          </table:table-cell>
          <table:table-cell office:value-type="float" office:value="-3.8167938931297708E-3" table:formula="of:=[.P28]+[.R28]" table:style-name="ce1">
            <text:p>-0.003816794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1_QuickUML2001_1.0_522.0_13.752078896378348_3.0_131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22" table:style-name="ce1">
            <text:p>522</text:p>
          </table:table-cell>
          <table:table-cell office:value-type="float" office:value="13.7520788963783" table:style-name="ce1">
            <text:p>13.7520789</text:p>
          </table:table-cell>
          <table:table-cell office:value-type="float" office:value="3" table:style-name="ce1">
            <text:p>3</text:p>
          </table:table-cell>
          <table:table-cell office:value-type="float" office:value="131" table:style-name="ce1">
            <text:p>131</text:p>
          </table:table-cell>
          <table:table-cell office:value-type="float" office:value="131" table:style-name="ce1">
            <text:p>131</text:p>
          </table:table-cell>
          <table:table-cell office:value-type="float" office:value="333" table:style-name="ce1">
            <text:p>333</text:p>
          </table:table-cell>
          <table:table-cell office:value-type="float" office:value="-2" table:formula="of:=[.H29]-[.I$2]" table:style-name="ce1">
            <text:p>-2</text:p>
          </table:table-cell>
          <table:table-cell office:value-type="float" office:value="-2" table:formula="of:=[.I29]-[.I$2]" table:style-name="ce1">
            <text:p>-2</text:p>
          </table:table-cell>
          <table:table-cell office:value-type="float" office:value="-1.5037593984962405E-2" table:formula="of:=[.K29]/[.I$2]" table:style-name="ce1">
            <text:p>-0.015037594</text:p>
          </table:table-cell>
          <table:table-cell office:value-type="float" office:value="-1.5037593984962405E-2" table:formula="of:=[.L29]/[.I$2]" table:style-name="ce1">
            <text:p>-0.015037594</text:p>
          </table:table-cell>
          <table:table-cell office:value-type="float" office:value="0" table:formula="of:=[.F29]-[.$F$2]" table:style-name="ce4">
            <text:p>0.0000000000</text:p>
          </table:table-cell>
          <table:table-cell office:value-type="float" office:value="0" table:formula="of:=[.O29]/[.$F$2]" table:style-name="ce1">
            <text:p>0</text:p>
          </table:table-cell>
          <table:table-cell office:value-type="float" office:value="-2" table:formula="of:=[.E29]-[.$E$2]" table:style-name="ce1">
            <text:p>-2</text:p>
          </table:table-cell>
          <table:table-cell office:value-type="float" office:value="-3.8167938931297708E-3" table:formula="of:=[.Q29]/[.$E$2]" table:style-name="ce1">
            <text:p>-0.003816794</text:p>
          </table:table-cell>
          <table:table-cell office:value-type="float" office:value="-3.8167938931297708E-3" table:formula="of:=[.P29]+[.R29]" table:style-name="ce1">
            <text:p>-0.003816794</text:p>
          </table:table-cell>
          <table:table-cell table:number-columns-repeated="16365"/>
        </table:table-row>
        <table:table-row table:number-rows-repeated="1048547" table:style-name="ro3">
          <table:table-cell table:number-columns-repeated="16384"/>
        </table:table-row>
      </table:table>
      <table:table table:name="02_JSciCalc2_1_0" table:style-name="ta1">
        <table:table-column table:style-name="co16" table:number-columns-repeated="2" table:default-cell-style-name="ce1"/>
        <table:table-column table:style-name="co5" table:default-cell-style-name="ce1"/>
        <table:table-column table:style-name="co1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9" table:default-cell-style-name="ce1"/>
        <table:table-column table:style-name="co21" table:default-cell-style-name="ce1"/>
        <table:table-column table:style-name="co3" table:number-columns-repeated="1014" table:default-cell-style-name="ce1"/>
        <table:table-column table:style-name="co5" table:number-columns-repeated="15360" table:default-cell-style-name="ce1"/>
        <table:table-row table:style-name="ro1">
          <table:table-cell table:style-name="ce1"/>
          <table:table-cell office:value-type="string" table:style-name="ce1">
            <text:p>version</text:p>
          </table:table-cell>
          <table:table-cell office:value-type="string" table:style-name="ce1">
            <text:p>interpackage</text:p>
          </table:table-cell>
          <table:table-cell office:value-type="string" table:style-name="ce1">
            <text:p>refactorings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lcom</text:p>
          </table:table-cell>
          <table:table-cell office:value-type="string" table:style-name="ce1">
            <text:p>blobs</text:p>
          </table:table-cell>
          <table:table-cell office:value-type="string" table:style-name="ce1">
            <text:p>visibility</text:p>
          </table:table-cell>
          <table:table-cell office:value-type="string" table:style-name="ce1">
            <text:p>visibility_reduced</text:p>
          </table:table-cell>
          <table:table-cell office:value-type="string" table:style-name="ce1">
            <text:p>members</text:p>
          </table:table-cell>
          <table:table-cell office:value-type="string" table:style-name="ce1">
            <text:p>delta(visibility, visibilityReduced)</text:p>
          </table:table-cell>
          <table:table-cell office:value-type="string" table:style-name="ce1">
            <text:p>delta(visibilityReduced, initialVisibility)</text:p>
          </table:table-cell>
          <table:table-cell table:number-columns-repeated="2" table:style-name="ce1"/>
          <table:table-cell office:value-type="string" table:style-name="ce1">
            <text:p>LCOM</text:p>
          </table:table-cell>
          <table:table-cell office:value-type="string" table:style-name="ce1">
            <text:p>LCOM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DI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initia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86" table:style-name="ce1">
            <text:p>2586</text:p>
          </table:table-cell>
          <table:table-cell office:value-type="float" office:value="75.266090759385307" table:style-name="ce1">
            <text:p>75.26609076</text:p>
          </table:table-cell>
          <table:table-cell office:value-type="float" office:value="1" table:style-name="ce1">
            <text:p>1</text:p>
          </table:table-cell>
          <table:table-cell office:value-type="float" office:value="1583" table:style-name="ce1">
            <text:p>1583</text:p>
          </table:table-cell>
          <table:table-cell office:value-type="float" office:value="1030" table:style-name="ce1">
            <text:p>1030</text:p>
          </table:table-cell>
          <table:table-cell office:value-type="float" office:value="752" table:style-name="ce1">
            <text:p>752</text:p>
          </table:table-cell>
          <table:table-cell office:value-type="float" office:value="553" table:formula="of:=[.H2]-[.I2]" table:style-name="ce1">
            <text:p>553</text:p>
          </table:table-cell>
          <table:table-cell office:value-type="float" office:value="0" table:formula="of:=[.I2]-[.I2]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un 1:</text:p>
          </table:table-cell>
          <table:table-cell office:value-type="string" table:style-name="ce1">
            <text:p>02_JsciCalc2.1.0_4.0_2628.0_75.23048127310297_1.0_1047.0.xmi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628" table:style-name="ce1">
            <text:p>2628</text:p>
          </table:table-cell>
          <table:table-cell office:value-type="float" office:value="75.230481273102995" table:style-name="ce1">
            <text:p>75.23048127</text:p>
          </table:table-cell>
          <table:table-cell office:value-type="float" office:value="1" table:style-name="ce1">
            <text:p>1</text:p>
          </table:table-cell>
          <table:table-cell office:value-type="float" office:value="1047" table:style-name="ce1">
            <text:p>1047</text:p>
          </table:table-cell>
          <table:table-cell office:value-type="float" office:value="1047" table:style-name="ce1">
            <text:p>1047</text:p>
          </table:table-cell>
          <table:table-cell office:value-type="float" office:value="752" table:style-name="ce1">
            <text:p>752</text:p>
          </table:table-cell>
          <table:table-cell office:value-type="float" office:value="17" table:formula="of:=[.H3]-[.I$2]" table:style-name="ce1">
            <text:p>17</text:p>
          </table:table-cell>
          <table:table-cell office:value-type="float" office:value="17" table:formula="of:=[.I3]-[.I$2]" table:style-name="ce1">
            <text:p>17</text:p>
          </table:table-cell>
          <table:table-cell office:value-type="float" office:value="1.6504854368932041E-2" table:formula="of:=[.K3]/[.I$2]" table:style-name="ce1">
            <text:p>0.016504854</text:p>
          </table:table-cell>
          <table:table-cell office:value-type="float" office:value="1.6504854368932041E-2" table:formula="of:=[.L3]/[.I$2]" table:style-name="ce1">
            <text:p>0.016504854</text:p>
          </table:table-cell>
          <table:table-cell office:value-type="float" office:value="-3.5609486282311309E-2" table:formula="of:=[.F3]-[.$F$2]" table:style-name="ce4">
            <text:p>-0.0356094863</text:p>
          </table:table-cell>
          <table:table-cell office:value-type="float" office:value="-4.7311459812825451E-4" table:formula="of:=[.O3]/[.$F$2]" table:style-name="ce1">
            <text:p>-0.000473115</text:p>
          </table:table-cell>
          <table:table-cell office:value-type="float" office:value="42" table:formula="of:=[.E3]-[.$E$2]" table:style-name="ce1">
            <text:p>42</text:p>
          </table:table-cell>
          <table:table-cell office:value-type="float" office:value="1.6241299303944315E-2" table:formula="of:=[.Q3]/[.$E$2]" table:style-name="ce1">
            <text:p>0.016241299</text:p>
          </table:table-cell>
          <table:table-cell office:value-type="float" office:value="1.5768184705816059E-2" table:formula="of:=[.P3]+[.R3]" table:style-name="ce1">
            <text:p>0.015768185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2_JsciCalc2.1.0_1.0_2588.0_75.27345274551156_0.0_1030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588" table:style-name="ce1">
            <text:p>2588</text:p>
          </table:table-cell>
          <table:table-cell office:value-type="float" office:value="75.273452745511605" table:style-name="ce1">
            <text:p>75.27345275</text:p>
          </table:table-cell>
          <table:table-cell office:value-type="float" office:value="0" table:style-name="ce1">
            <text:p>0</text:p>
          </table:table-cell>
          <table:table-cell office:value-type="float" office:value="1030" table:style-name="ce1">
            <text:p>1030</text:p>
          </table:table-cell>
          <table:table-cell office:value-type="float" office:value="1030" table:style-name="ce1">
            <text:p>1030</text:p>
          </table:table-cell>
          <table:table-cell office:value-type="float" office:value="752" table:style-name="ce1">
            <text:p>752</text:p>
          </table:table-cell>
          <table:table-cell office:value-type="float" office:value="0" table:formula="of:=[.H4]-[.I$2]" table:style-name="ce1">
            <text:p>0</text:p>
          </table:table-cell>
          <table:table-cell office:value-type="float" office:value="0" table:formula="of:=[.I4]-[.I$2]" table:style-name="ce1">
            <text:p>0</text:p>
          </table:table-cell>
          <table:table-cell office:value-type="float" office:value="0" table:formula="of:=[.K4]/[.I$2]" table:style-name="ce1">
            <text:p>0</text:p>
          </table:table-cell>
          <table:table-cell office:value-type="float" office:value="0" table:formula="of:=[.L4]/[.I$2]" table:style-name="ce1">
            <text:p>0</text:p>
          </table:table-cell>
          <table:table-cell office:value-type="float" office:value="7.3619861262983477E-3" table:formula="of:=[.F4]-[.$F$2]" table:style-name="ce4">
            <text:p>0.0073619861</text:p>
          </table:table-cell>
          <table:table-cell office:value-type="float" office:value="9.7812787299310412E-5" table:formula="of:=[.O4]/[.$F$2]" table:style-name="ce1">
            <text:p>9.78128E-05</text:p>
          </table:table-cell>
          <table:table-cell office:value-type="float" office:value="2" table:formula="of:=[.E4]-[.$E$2]" table:style-name="ce1">
            <text:p>2</text:p>
          </table:table-cell>
          <table:table-cell office:value-type="float" office:value="7.7339520494972935E-4" table:formula="of:=[.Q4]/[.$E$2]" table:style-name="ce1">
            <text:p>0.000773395</text:p>
          </table:table-cell>
          <table:table-cell office:value-type="float" office:value="8.712079922490398E-4" table:formula="of:=[.P4]+[.R4]" table:style-name="ce1">
            <text:p>0.000871208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2_JsciCalc2.1.0_0.0_2586.0_75.2660907593853_1.0_1030.0.xm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86" table:style-name="ce1">
            <text:p>2586</text:p>
          </table:table-cell>
          <table:table-cell office:value-type="float" office:value="75.266090759385307" table:style-name="ce1">
            <text:p>75.26609076</text:p>
          </table:table-cell>
          <table:table-cell office:value-type="float" office:value="1" table:style-name="ce1">
            <text:p>1</text:p>
          </table:table-cell>
          <table:table-cell office:value-type="float" office:value="1030" table:style-name="ce1">
            <text:p>1030</text:p>
          </table:table-cell>
          <table:table-cell office:value-type="float" office:value="1030" table:style-name="ce1">
            <text:p>1030</text:p>
          </table:table-cell>
          <table:table-cell office:value-type="float" office:value="752" table:style-name="ce1">
            <text:p>752</text:p>
          </table:table-cell>
          <table:table-cell office:value-type="float" office:value="0" table:formula="of:=[.H5]-[.I$2]" table:style-name="ce1">
            <text:p>0</text:p>
          </table:table-cell>
          <table:table-cell office:value-type="float" office:value="0" table:formula="of:=[.I5]-[.I$2]" table:style-name="ce1">
            <text:p>0</text:p>
          </table:table-cell>
          <table:table-cell office:value-type="float" office:value="0" table:formula="of:=[.K5]/[.I$2]" table:style-name="ce1">
            <text:p>0</text:p>
          </table:table-cell>
          <table:table-cell office:value-type="float" office:value="0" table:formula="of:=[.L5]/[.I$2]" table:style-name="ce1">
            <text:p>0</text:p>
          </table:table-cell>
          <table:table-cell office:value-type="float" office:value="0" table:formula="of:=[.F5]-[.$F$2]" table:style-name="ce4">
            <text:p>0.0000000000</text:p>
          </table:table-cell>
          <table:table-cell office:value-type="float" office:value="0" table:formula="of:=[.O5]/[.$F$2]" table:style-name="ce1">
            <text:p>0</text:p>
          </table:table-cell>
          <table:table-cell office:value-type="float" office:value="0" table:formula="of:=[.E5]-[.$E$2]" table:style-name="ce1">
            <text:p>0</text:p>
          </table:table-cell>
          <table:table-cell office:value-type="float" office:value="0" table:formula="of:=[.Q5]/[.$E$2]" table:style-name="ce1">
            <text:p>0</text:p>
          </table:table-cell>
          <table:table-cell office:value-type="float" office:value="0" table:formula="of:=[.P5]+[.R5]" table:style-name="ce1">
            <text:p>0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2_JsciCalc2.1.0_1.0_2590.0_75.2557459317991_1.0_1032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590" table:style-name="ce1">
            <text:p>2590</text:p>
          </table:table-cell>
          <table:table-cell office:value-type="float" office:value="75.255745931799098" table:style-name="ce1">
            <text:p>75.25574593</text:p>
          </table:table-cell>
          <table:table-cell office:value-type="float" office:value="1" table:style-name="ce1">
            <text:p>1</text:p>
          </table:table-cell>
          <table:table-cell office:value-type="float" office:value="1032" table:style-name="ce1">
            <text:p>1032</text:p>
          </table:table-cell>
          <table:table-cell office:value-type="float" office:value="1032" table:style-name="ce1">
            <text:p>1032</text:p>
          </table:table-cell>
          <table:table-cell office:value-type="float" office:value="752" table:style-name="ce1">
            <text:p>752</text:p>
          </table:table-cell>
          <table:table-cell office:value-type="float" office:value="2" table:formula="of:=[.H6]-[.I$2]" table:style-name="ce1">
            <text:p>2</text:p>
          </table:table-cell>
          <table:table-cell office:value-type="float" office:value="2" table:formula="of:=[.I6]-[.I$2]" table:style-name="ce1">
            <text:p>2</text:p>
          </table:table-cell>
          <table:table-cell office:value-type="float" office:value="1.9417475728155339E-3" table:formula="of:=[.K6]/[.I$2]" table:style-name="ce1">
            <text:p>0.001941748</text:p>
          </table:table-cell>
          <table:table-cell office:value-type="float" office:value="1.9417475728155339E-3" table:formula="of:=[.L6]/[.I$2]" table:style-name="ce1">
            <text:p>0.001941748</text:p>
          </table:table-cell>
          <table:table-cell office:value-type="float" office:value="-1.0344827586209249E-2" table:formula="of:=[.F6]-[.$F$2]" table:style-name="ce4">
            <text:p>-0.0103448276</text:p>
          </table:table-cell>
          <table:table-cell office:value-type="float" office:value="-1.374434022258463E-4" table:formula="of:=[.O6]/[.$F$2]" table:style-name="ce1">
            <text:p>-0.000137443</text:p>
          </table:table-cell>
          <table:table-cell office:value-type="float" office:value="4" table:formula="of:=[.E6]-[.$E$2]" table:style-name="ce1">
            <text:p>4</text:p>
          </table:table-cell>
          <table:table-cell office:value-type="float" office:value="1.5467904098994587E-3" table:formula="of:=[.Q6]/[.$E$2]" table:style-name="ce1">
            <text:p>0.00154679</text:p>
          </table:table-cell>
          <table:table-cell office:value-type="float" office:value="1.4093470076736124E-3" table:formula="of:=[.P6]+[.R6]" table:style-name="ce1">
            <text:p>0.001409347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2_JsciCalc2.1.0_2.0_2592.0_75.26310791792535_0.0_1032.0.xm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592" table:style-name="ce1">
            <text:p>2592</text:p>
          </table:table-cell>
          <table:table-cell office:value-type="float" office:value="75.263107917925396" table:style-name="ce1">
            <text:p>75.26310792</text:p>
          </table:table-cell>
          <table:table-cell office:value-type="float" office:value="0" table:style-name="ce1">
            <text:p>0</text:p>
          </table:table-cell>
          <table:table-cell office:value-type="float" office:value="1032" table:style-name="ce1">
            <text:p>1032</text:p>
          </table:table-cell>
          <table:table-cell office:value-type="float" office:value="1032" table:style-name="ce1">
            <text:p>1032</text:p>
          </table:table-cell>
          <table:table-cell office:value-type="float" office:value="752" table:style-name="ce1">
            <text:p>752</text:p>
          </table:table-cell>
          <table:table-cell office:value-type="float" office:value="2" table:formula="of:=[.H7]-[.I$2]" table:style-name="ce1">
            <text:p>2</text:p>
          </table:table-cell>
          <table:table-cell office:value-type="float" office:value="2" table:formula="of:=[.I7]-[.I$2]" table:style-name="ce1">
            <text:p>2</text:p>
          </table:table-cell>
          <table:table-cell office:value-type="float" office:value="1.9417475728155339E-3" table:formula="of:=[.K7]/[.I$2]" table:style-name="ce1">
            <text:p>0.001941748</text:p>
          </table:table-cell>
          <table:table-cell office:value-type="float" office:value="1.9417475728155339E-3" table:formula="of:=[.L7]/[.I$2]" table:style-name="ce1">
            <text:p>0.001941748</text:p>
          </table:table-cell>
          <table:table-cell office:value-type="float" office:value="-2.982841459910901E-3" table:formula="of:=[.F7]-[.$F$2]" table:style-name="ce4">
            <text:p>-0.0029828415</text:p>
          </table:table-cell>
          <table:table-cell office:value-type="float" office:value="-3.9630614926535898E-5" table:formula="of:=[.O7]/[.$F$2]" table:style-name="ce1">
            <text:p>-3.96306E-05</text:p>
          </table:table-cell>
          <table:table-cell office:value-type="float" office:value="6" table:formula="of:=[.E7]-[.$E$2]" table:style-name="ce1">
            <text:p>6</text:p>
          </table:table-cell>
          <table:table-cell office:value-type="float" office:value="2.3201856148491878E-3" table:formula="of:=[.Q7]/[.$E$2]" table:style-name="ce1">
            <text:p>0.002320186</text:p>
          </table:table-cell>
          <table:table-cell office:value-type="float" office:value="2.2805549999226518E-3" table:formula="of:=[.P7]+[.R7]" table:style-name="ce1">
            <text:p>0.002280555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2_JsciCalc2.1.0_3.0_2596.0_75.23160151207348_1.0_1035.0.xmi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596" table:style-name="ce1">
            <text:p>2596</text:p>
          </table:table-cell>
          <table:table-cell office:value-type="float" office:value="75.231601512073496" table:style-name="ce1">
            <text:p>75.23160151</text:p>
          </table:table-cell>
          <table:table-cell office:value-type="float" office:value="1" table:style-name="ce1">
            <text:p>1</text:p>
          </table:table-cell>
          <table:table-cell office:value-type="float" office:value="1035" table:style-name="ce1">
            <text:p>1035</text:p>
          </table:table-cell>
          <table:table-cell office:value-type="float" office:value="1035" table:style-name="ce1">
            <text:p>1035</text:p>
          </table:table-cell>
          <table:table-cell office:value-type="float" office:value="752" table:style-name="ce1">
            <text:p>752</text:p>
          </table:table-cell>
          <table:table-cell office:value-type="float" office:value="5" table:formula="of:=[.H8]-[.I$2]" table:style-name="ce1">
            <text:p>5</text:p>
          </table:table-cell>
          <table:table-cell office:value-type="float" office:value="5" table:formula="of:=[.I8]-[.I$2]" table:style-name="ce1">
            <text:p>5</text:p>
          </table:table-cell>
          <table:table-cell office:value-type="float" office:value="4.8543689320388345E-3" table:formula="of:=[.K8]/[.I$2]" table:style-name="ce1">
            <text:p>0.004854369</text:p>
          </table:table-cell>
          <table:table-cell office:value-type="float" office:value="4.8543689320388345E-3" table:formula="of:=[.L8]/[.I$2]" table:style-name="ce1">
            <text:p>0.004854369</text:p>
          </table:table-cell>
          <table:table-cell office:value-type="float" office:value="-3.44892473118108E-2" table:formula="of:=[.F8]-[.$F$2]" table:style-name="ce4">
            <text:p>-0.0344892473</text:p>
          </table:table-cell>
          <table:table-cell office:value-type="float" office:value="-4.5823088410513953E-4" table:formula="of:=[.O8]/[.$F$2]" table:style-name="ce1">
            <text:p>-0.000458231</text:p>
          </table:table-cell>
          <table:table-cell office:value-type="float" office:value="10" table:formula="of:=[.E8]-[.$E$2]" table:style-name="ce1">
            <text:p>10</text:p>
          </table:table-cell>
          <table:table-cell office:value-type="float" office:value="3.8669760247486465E-3" table:formula="of:=[.Q8]/[.$E$2]" table:style-name="ce1">
            <text:p>0.003866976</text:p>
          </table:table-cell>
          <table:table-cell office:value-type="float" office:value="3.4087451406435072E-3" table:formula="of:=[.P8]+[.R8]" table:style-name="ce1">
            <text:p>0.003408745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2_JsciCalc2.1.0_1.0_2594.0_75.25422197628079_1.0_1032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594" table:style-name="ce1">
            <text:p>2594</text:p>
          </table:table-cell>
          <table:table-cell office:value-type="float" office:value="75.254221976280803" table:style-name="ce1">
            <text:p>75.25422198</text:p>
          </table:table-cell>
          <table:table-cell office:value-type="float" office:value="1" table:style-name="ce1">
            <text:p>1</text:p>
          </table:table-cell>
          <table:table-cell office:value-type="float" office:value="1032" table:style-name="ce1">
            <text:p>1032</text:p>
          </table:table-cell>
          <table:table-cell office:value-type="float" office:value="1032" table:style-name="ce1">
            <text:p>1032</text:p>
          </table:table-cell>
          <table:table-cell office:value-type="float" office:value="752" table:style-name="ce1">
            <text:p>752</text:p>
          </table:table-cell>
          <table:table-cell office:value-type="float" office:value="2" table:formula="of:=[.H9]-[.I$2]" table:style-name="ce1">
            <text:p>2</text:p>
          </table:table-cell>
          <table:table-cell office:value-type="float" office:value="2" table:formula="of:=[.I9]-[.I$2]" table:style-name="ce1">
            <text:p>2</text:p>
          </table:table-cell>
          <table:table-cell office:value-type="float" office:value="1.9417475728155339E-3" table:formula="of:=[.K9]/[.I$2]" table:style-name="ce1">
            <text:p>0.001941748</text:p>
          </table:table-cell>
          <table:table-cell office:value-type="float" office:value="1.9417475728155339E-3" table:formula="of:=[.L9]/[.I$2]" table:style-name="ce1">
            <text:p>0.001941748</text:p>
          </table:table-cell>
          <table:table-cell office:value-type="float" office:value="-1.1868783104503677E-2" table:formula="of:=[.F9]-[.$F$2]" table:style-name="ce4">
            <text:p>-0.0118687831</text:p>
          </table:table-cell>
          <table:table-cell office:value-type="float" office:value="-1.5769097324911483E-4" table:formula="of:=[.O9]/[.$F$2]" table:style-name="ce1">
            <text:p>-0.000157691</text:p>
          </table:table-cell>
          <table:table-cell office:value-type="float" office:value="8" table:formula="of:=[.E9]-[.$E$2]" table:style-name="ce1">
            <text:p>8</text:p>
          </table:table-cell>
          <table:table-cell office:value-type="float" office:value="3.0935808197989174E-3" table:formula="of:=[.Q9]/[.$E$2]" table:style-name="ce1">
            <text:p>0.003093581</text:p>
          </table:table-cell>
          <table:table-cell office:value-type="float" office:value="2.9358898465498026E-3" table:formula="of:=[.P9]+[.R9]" table:style-name="ce1">
            <text:p>0.00293589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2_JsciCalc2.1.0_1.0_2596.0_75.25926302829286_1.0_1031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596" table:style-name="ce1">
            <text:p>2596</text:p>
          </table:table-cell>
          <table:table-cell office:value-type="float" office:value="75.259263028292906" table:style-name="ce1">
            <text:p>75.25926303</text:p>
          </table:table-cell>
          <table:table-cell office:value-type="float" office:value="1" table:style-name="ce1">
            <text:p>1</text:p>
          </table:table-cell>
          <table:table-cell office:value-type="float" office:value="1031" table:style-name="ce1">
            <text:p>1031</text:p>
          </table:table-cell>
          <table:table-cell office:value-type="float" office:value="1031" table:style-name="ce1">
            <text:p>1031</text:p>
          </table:table-cell>
          <table:table-cell office:value-type="float" office:value="752" table:style-name="ce1">
            <text:p>752</text:p>
          </table:table-cell>
          <table:table-cell office:value-type="float" office:value="1" table:formula="of:=[.H10]-[.I$2]" table:style-name="ce1">
            <text:p>1</text:p>
          </table:table-cell>
          <table:table-cell office:value-type="float" office:value="1" table:formula="of:=[.I10]-[.I$2]" table:style-name="ce1">
            <text:p>1</text:p>
          </table:table-cell>
          <table:table-cell office:value-type="float" office:value="9.7087378640776695E-4" table:formula="of:=[.K10]/[.I$2]" table:style-name="ce1">
            <text:p>0.000970874</text:p>
          </table:table-cell>
          <table:table-cell office:value-type="float" office:value="9.7087378640776695E-4" table:formula="of:=[.L10]/[.I$2]" table:style-name="ce1">
            <text:p>0.000970874</text:p>
          </table:table-cell>
          <table:table-cell office:value-type="float" office:value="-6.8277310924003132E-3" table:formula="of:=[.F10]-[.$F$2]" table:style-name="ce4">
            <text:p>-0.0068277311</text:p>
          </table:table-cell>
          <table:table-cell office:value-type="float" office:value="-9.0714570446173058E-5" table:formula="of:=[.O10]/[.$F$2]" table:style-name="ce1">
            <text:p>-9.07146E-05</text:p>
          </table:table-cell>
          <table:table-cell office:value-type="float" office:value="10" table:formula="of:=[.E10]-[.$E$2]" table:style-name="ce1">
            <text:p>10</text:p>
          </table:table-cell>
          <table:table-cell office:value-type="float" office:value="3.8669760247486465E-3" table:formula="of:=[.Q10]/[.$E$2]" table:style-name="ce1">
            <text:p>0.003866976</text:p>
          </table:table-cell>
          <table:table-cell office:value-type="float" office:value="3.7762614543024736E-3" table:formula="of:=[.P10]+[.R10]" table:style-name="ce1">
            <text:p>0.003776261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2_JsciCalc2.1.0_1.0_2592.0_75.26947061652943_0.0_1031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592" table:style-name="ce1">
            <text:p>2592</text:p>
          </table:table-cell>
          <table:table-cell office:value-type="float" office:value="75.269470616529404" table:style-name="ce1">
            <text:p>75.26947062</text:p>
          </table:table-cell>
          <table:table-cell office:value-type="float" office:value="0" table:style-name="ce1">
            <text:p>0</text:p>
          </table:table-cell>
          <table:table-cell office:value-type="float" office:value="1031" table:style-name="ce1">
            <text:p>1031</text:p>
          </table:table-cell>
          <table:table-cell office:value-type="float" office:value="1031" table:style-name="ce1">
            <text:p>1031</text:p>
          </table:table-cell>
          <table:table-cell office:value-type="float" office:value="752" table:style-name="ce1">
            <text:p>752</text:p>
          </table:table-cell>
          <table:table-cell office:value-type="float" office:value="1" table:formula="of:=[.H11]-[.I$2]" table:style-name="ce1">
            <text:p>1</text:p>
          </table:table-cell>
          <table:table-cell office:value-type="float" office:value="1" table:formula="of:=[.I11]-[.I$2]" table:style-name="ce1">
            <text:p>1</text:p>
          </table:table-cell>
          <table:table-cell office:value-type="float" office:value="9.7087378640776695E-4" table:formula="of:=[.K11]/[.I$2]" table:style-name="ce1">
            <text:p>0.000970874</text:p>
          </table:table-cell>
          <table:table-cell office:value-type="float" office:value="9.7087378640776695E-4" table:formula="of:=[.L11]/[.I$2]" table:style-name="ce1">
            <text:p>0.000970874</text:p>
          </table:table-cell>
          <table:table-cell office:value-type="float" office:value="3.3798571440968317E-3" table:formula="of:=[.F11]-[.$F$2]" table:style-name="ce4">
            <text:p>0.0033798571</text:p>
          </table:table-cell>
          <table:table-cell office:value-type="float" office:value="4.4905442942449888E-5" table:formula="of:=[.O11]/[.$F$2]" table:style-name="ce1">
            <text:p>4.49054E-05</text:p>
          </table:table-cell>
          <table:table-cell office:value-type="float" office:value="6" table:formula="of:=[.E11]-[.$E$2]" table:style-name="ce1">
            <text:p>6</text:p>
          </table:table-cell>
          <table:table-cell office:value-type="float" office:value="2.3201856148491878E-3" table:formula="of:=[.Q11]/[.$E$2]" table:style-name="ce1">
            <text:p>0.002320186</text:p>
          </table:table-cell>
          <table:table-cell office:value-type="float" office:value="2.3650910577916375E-3" table:formula="of:=[.P11]+[.R11]" table:style-name="ce1">
            <text:p>0.002365091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2_JsciCalc2.1.0_2.0_2596.0_75.24466218795673_1.0_1034.0.xm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596" table:style-name="ce1">
            <text:p>2596</text:p>
          </table:table-cell>
          <table:table-cell office:value-type="float" office:value="75.244662187956706" table:style-name="ce1">
            <text:p>75.24466219</text:p>
          </table:table-cell>
          <table:table-cell office:value-type="float" office:value="1" table:style-name="ce1">
            <text:p>1</text:p>
          </table:table-cell>
          <table:table-cell office:value-type="float" office:value="1034" table:style-name="ce1">
            <text:p>1034</text:p>
          </table:table-cell>
          <table:table-cell office:value-type="float" office:value="1034" table:style-name="ce1">
            <text:p>1034</text:p>
          </table:table-cell>
          <table:table-cell office:value-type="float" office:value="752" table:style-name="ce1">
            <text:p>752</text:p>
          </table:table-cell>
          <table:table-cell office:value-type="float" office:value="4" table:formula="of:=[.H12]-[.I$2]" table:style-name="ce1">
            <text:p>4</text:p>
          </table:table-cell>
          <table:table-cell office:value-type="float" office:value="4" table:formula="of:=[.I12]-[.I$2]" table:style-name="ce1">
            <text:p>4</text:p>
          </table:table-cell>
          <table:table-cell office:value-type="float" office:value="3.8834951456310678E-3" table:formula="of:=[.K12]/[.I$2]" table:style-name="ce1">
            <text:p>0.003883495</text:p>
          </table:table-cell>
          <table:table-cell office:value-type="float" office:value="3.8834951456310678E-3" table:formula="of:=[.L12]/[.I$2]" table:style-name="ce1">
            <text:p>0.003883495</text:p>
          </table:table-cell>
          <table:table-cell office:value-type="float" office:value="-2.1428571428600662E-2" table:formula="of:=[.F12]-[.$F$2]" table:style-name="ce4">
            <text:p>-0.0214285714</text:p>
          </table:table-cell>
          <table:table-cell office:value-type="float" office:value="-2.84704190325291E-4" table:formula="of:=[.O12]/[.$F$2]" table:style-name="ce1">
            <text:p>-0.000284704</text:p>
          </table:table-cell>
          <table:table-cell office:value-type="float" office:value="10" table:formula="of:=[.E12]-[.$E$2]" table:style-name="ce1">
            <text:p>10</text:p>
          </table:table-cell>
          <table:table-cell office:value-type="float" office:value="3.8669760247486465E-3" table:formula="of:=[.Q12]/[.$E$2]" table:style-name="ce1">
            <text:p>0.003866976</text:p>
          </table:table-cell>
          <table:table-cell office:value-type="float" office:value="3.5822718344233557E-3" table:formula="of:=[.P12]+[.R12]" table:style-name="ce1">
            <text:p>0.003582272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2_JsciCalc2.1.0_1.0_2588.0_75.27141291442761_0.0_1031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588" table:style-name="ce1">
            <text:p>2588</text:p>
          </table:table-cell>
          <table:table-cell office:value-type="float" office:value="75.2714129144276" table:style-name="ce1">
            <text:p>75.27141291</text:p>
          </table:table-cell>
          <table:table-cell office:value-type="float" office:value="0" table:style-name="ce1">
            <text:p>0</text:p>
          </table:table-cell>
          <table:table-cell office:value-type="float" office:value="1031" table:style-name="ce1">
            <text:p>1031</text:p>
          </table:table-cell>
          <table:table-cell office:value-type="float" office:value="1031" table:style-name="ce1">
            <text:p>1031</text:p>
          </table:table-cell>
          <table:table-cell office:value-type="float" office:value="752" table:style-name="ce1">
            <text:p>752</text:p>
          </table:table-cell>
          <table:table-cell office:value-type="float" office:value="1" table:formula="of:=[.H13]-[.I$2]" table:style-name="ce1">
            <text:p>1</text:p>
          </table:table-cell>
          <table:table-cell office:value-type="float" office:value="1" table:formula="of:=[.I13]-[.I$2]" table:style-name="ce1">
            <text:p>1</text:p>
          </table:table-cell>
          <table:table-cell office:value-type="float" office:value="9.7087378640776695E-4" table:formula="of:=[.K13]/[.I$2]" table:style-name="ce1">
            <text:p>0.000970874</text:p>
          </table:table-cell>
          <table:table-cell office:value-type="float" office:value="9.7087378640776695E-4" table:formula="of:=[.L13]/[.I$2]" table:style-name="ce1">
            <text:p>0.000970874</text:p>
          </table:table-cell>
          <table:table-cell office:value-type="float" office:value="5.3221550422932751E-3" table:formula="of:=[.F13]-[.$F$2]" table:style-name="ce4">
            <text:p>0.0053221550</text:p>
          </table:table-cell>
          <table:table-cell office:value-type="float" office:value="7.0711192631319554E-5" table:formula="of:=[.O13]/[.$F$2]" table:style-name="ce1">
            <text:p>7.07112E-05</text:p>
          </table:table-cell>
          <table:table-cell office:value-type="float" office:value="2" table:formula="of:=[.E13]-[.$E$2]" table:style-name="ce1">
            <text:p>2</text:p>
          </table:table-cell>
          <table:table-cell office:value-type="float" office:value="7.7339520494972935E-4" table:formula="of:=[.Q13]/[.$E$2]" table:style-name="ce1">
            <text:p>0.000773395</text:p>
          </table:table-cell>
          <table:table-cell office:value-type="float" office:value="8.4410639758104888E-4" table:formula="of:=[.P13]+[.R13]" table:style-name="ce1">
            <text:p>0.000844106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Run 2:</text:p>
          </table:table-cell>
          <table:table-cell office:value-type="string" table:style-name="ce1">
            <text:p>02_JsciCalc2.1.0_2.0_2592.0_75.2543029303561_1.0_1033.0.xm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592" table:style-name="ce1">
            <text:p>2592</text:p>
          </table:table-cell>
          <table:table-cell office:value-type="float" office:value="75.254302930356104" table:style-name="ce1">
            <text:p>75.25430293</text:p>
          </table:table-cell>
          <table:table-cell office:value-type="float" office:value="1" table:style-name="ce1">
            <text:p>1</text:p>
          </table:table-cell>
          <table:table-cell office:value-type="float" office:value="1033" table:style-name="ce1">
            <text:p>1033</text:p>
          </table:table-cell>
          <table:table-cell office:value-type="float" office:value="1033" table:style-name="ce1">
            <text:p>1033</text:p>
          </table:table-cell>
          <table:table-cell office:value-type="float" office:value="752" table:style-name="ce1">
            <text:p>752</text:p>
          </table:table-cell>
          <table:table-cell office:value-type="float" office:value="3" table:formula="of:=[.H14]-[.I$2]" table:style-name="ce1">
            <text:p>3</text:p>
          </table:table-cell>
          <table:table-cell office:value-type="float" office:value="3" table:formula="of:=[.I14]-[.I$2]" table:style-name="ce1">
            <text:p>3</text:p>
          </table:table-cell>
          <table:table-cell office:value-type="float" office:value="2.9126213592233011E-3" table:formula="of:=[.K14]/[.I$2]" table:style-name="ce1">
            <text:p>0.002912621</text:p>
          </table:table-cell>
          <table:table-cell office:value-type="float" office:value="2.9126213592233011E-3" table:formula="of:=[.L14]/[.I$2]" table:style-name="ce1">
            <text:p>0.002912621</text:p>
          </table:table-cell>
          <table:table-cell office:value-type="float" office:value="-1.1787829029202612E-2" table:formula="of:=[.F14]-[.$F$2]" table:style-name="ce4">
            <text:p>-0.0117878290</text:p>
          </table:table-cell>
          <table:table-cell office:value-type="float" office:value="-1.5661540157421724E-4" table:formula="of:=[.O14]/[.$F$2]" table:style-name="ce1">
            <text:p>-0.000156615</text:p>
          </table:table-cell>
          <table:table-cell office:value-type="float" office:value="6" table:formula="of:=[.E14]-[.$E$2]" table:style-name="ce1">
            <text:p>6</text:p>
          </table:table-cell>
          <table:table-cell office:value-type="float" office:value="2.3201856148491878E-3" table:formula="of:=[.Q14]/[.$E$2]" table:style-name="ce1">
            <text:p>0.002320186</text:p>
          </table:table-cell>
          <table:table-cell office:value-type="float" office:value="2.1635702132749707E-3" table:formula="of:=[.P14]+[.R14]" table:style-name="ce1">
            <text:p>0.00216357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2_JsciCalc2.1.0_5.0_2630.0_75.18100000778848_1.0_1053.0.xmi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630" table:style-name="ce1">
            <text:p>2630</text:p>
          </table:table-cell>
          <table:table-cell office:value-type="float" office:value="75.181000007788498" table:style-name="ce1">
            <text:p>75.18100001</text:p>
          </table:table-cell>
          <table:table-cell office:value-type="float" office:value="1" table:style-name="ce1">
            <text:p>1</text:p>
          </table:table-cell>
          <table:table-cell office:value-type="float" office:value="1053" table:style-name="ce1">
            <text:p>1053</text:p>
          </table:table-cell>
          <table:table-cell office:value-type="float" office:value="1053" table:style-name="ce1">
            <text:p>1053</text:p>
          </table:table-cell>
          <table:table-cell office:value-type="float" office:value="752" table:style-name="ce1">
            <text:p>752</text:p>
          </table:table-cell>
          <table:table-cell office:value-type="float" office:value="23" table:formula="of:=[.H15]-[.I$2]" table:style-name="ce1">
            <text:p>23</text:p>
          </table:table-cell>
          <table:table-cell office:value-type="float" office:value="23" table:formula="of:=[.I15]-[.I$2]" table:style-name="ce1">
            <text:p>23</text:p>
          </table:table-cell>
          <table:table-cell office:value-type="float" office:value="2.2330097087378639E-2" table:formula="of:=[.K15]/[.I$2]" table:style-name="ce1">
            <text:p>0.022330097</text:p>
          </table:table-cell>
          <table:table-cell office:value-type="float" office:value="2.2330097087378639E-2" table:formula="of:=[.L15]/[.I$2]" table:style-name="ce1">
            <text:p>0.022330097</text:p>
          </table:table-cell>
          <table:table-cell office:value-type="float" office:value="-8.50907515968089E-2" table:formula="of:=[.F15]-[.$F$2]" table:style-name="ce4">
            <text:p>-0.0850907516</text:p>
          </table:table-cell>
          <table:table-cell office:value-type="float" office:value="-1.130532365083655E-3" table:formula="of:=[.O15]/[.$F$2]" table:style-name="ce1">
            <text:p>-0.001130532</text:p>
          </table:table-cell>
          <table:table-cell office:value-type="float" office:value="44" table:formula="of:=[.E15]-[.$E$2]" table:style-name="ce1">
            <text:p>44</text:p>
          </table:table-cell>
          <table:table-cell office:value-type="float" office:value="1.7014694508894045E-2" table:formula="of:=[.Q15]/[.$E$2]" table:style-name="ce1">
            <text:p>0.017014695</text:p>
          </table:table-cell>
          <table:table-cell office:value-type="float" office:value="1.5884162143810391E-2" table:formula="of:=[.P15]+[.R15]" table:style-name="ce1">
            <text:p>0.015884162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2_JsciCalc2.1.0_1.0_2588.0_75.27573284404995_0.0_1031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588" table:style-name="ce1">
            <text:p>2588</text:p>
          </table:table-cell>
          <table:table-cell office:value-type="float" office:value="75.275732844049998" table:style-name="ce1">
            <text:p>75.27573284</text:p>
          </table:table-cell>
          <table:table-cell office:value-type="float" office:value="0" table:style-name="ce1">
            <text:p>0</text:p>
          </table:table-cell>
          <table:table-cell office:value-type="float" office:value="1031" table:style-name="ce1">
            <text:p>1031</text:p>
          </table:table-cell>
          <table:table-cell office:value-type="float" office:value="1031" table:style-name="ce1">
            <text:p>1031</text:p>
          </table:table-cell>
          <table:table-cell office:value-type="float" office:value="752" table:style-name="ce1">
            <text:p>752</text:p>
          </table:table-cell>
          <table:table-cell office:value-type="float" office:value="1" table:formula="of:=[.H16]-[.I$2]" table:style-name="ce1">
            <text:p>1</text:p>
          </table:table-cell>
          <table:table-cell office:value-type="float" office:value="1" table:formula="of:=[.I16]-[.I$2]" table:style-name="ce1">
            <text:p>1</text:p>
          </table:table-cell>
          <table:table-cell office:value-type="float" office:value="9.7087378640776695E-4" table:formula="of:=[.K16]/[.I$2]" table:style-name="ce1">
            <text:p>0.000970874</text:p>
          </table:table-cell>
          <table:table-cell office:value-type="float" office:value="9.7087378640776695E-4" table:formula="of:=[.L16]/[.I$2]" table:style-name="ce1">
            <text:p>0.000970874</text:p>
          </table:table-cell>
          <table:table-cell office:value-type="float" office:value="9.6420846646907421E-3" table:formula="of:=[.F16]-[.$F$2]" table:style-name="ce4">
            <text:p>0.0096420847</text:p>
          </table:table-cell>
          <table:table-cell office:value-type="float" office:value="1.2810662235023044E-4" table:formula="of:=[.O16]/[.$F$2]" table:style-name="ce1">
            <text:p>0.000128107</text:p>
          </table:table-cell>
          <table:table-cell office:value-type="float" office:value="2" table:formula="of:=[.E16]-[.$E$2]" table:style-name="ce1">
            <text:p>2</text:p>
          </table:table-cell>
          <table:table-cell office:value-type="float" office:value="7.7339520494972935E-4" table:formula="of:=[.Q16]/[.$E$2]" table:style-name="ce1">
            <text:p>0.000773395</text:p>
          </table:table-cell>
          <table:table-cell office:value-type="float" office:value="9.0150182729995974E-4" table:formula="of:=[.P16]+[.R16]" table:style-name="ce1">
            <text:p>0.000901502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2_JsciCalc2.1.0_0.0_2586.0_75.2660907593853_1.0_1030.0.xm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586" table:style-name="ce1">
            <text:p>2586</text:p>
          </table:table-cell>
          <table:table-cell office:value-type="float" office:value="75.266090759385307" table:style-name="ce1">
            <text:p>75.26609076</text:p>
          </table:table-cell>
          <table:table-cell office:value-type="float" office:value="1" table:style-name="ce1">
            <text:p>1</text:p>
          </table:table-cell>
          <table:table-cell office:value-type="float" office:value="1030" table:style-name="ce1">
            <text:p>1030</text:p>
          </table:table-cell>
          <table:table-cell office:value-type="float" office:value="1030" table:style-name="ce1">
            <text:p>1030</text:p>
          </table:table-cell>
          <table:table-cell office:value-type="float" office:value="752" table:style-name="ce1">
            <text:p>752</text:p>
          </table:table-cell>
          <table:table-cell office:value-type="float" office:value="0" table:formula="of:=[.H17]-[.I$2]" table:style-name="ce1">
            <text:p>0</text:p>
          </table:table-cell>
          <table:table-cell office:value-type="float" office:value="0" table:formula="of:=[.I17]-[.I$2]" table:style-name="ce1">
            <text:p>0</text:p>
          </table:table-cell>
          <table:table-cell office:value-type="float" office:value="0" table:formula="of:=[.K17]/[.I$2]" table:style-name="ce1">
            <text:p>0</text:p>
          </table:table-cell>
          <table:table-cell office:value-type="float" office:value="0" table:formula="of:=[.L17]/[.I$2]" table:style-name="ce1">
            <text:p>0</text:p>
          </table:table-cell>
          <table:table-cell office:value-type="float" office:value="0" table:formula="of:=[.F17]-[.$F$2]" table:style-name="ce4">
            <text:p>0.0000000000</text:p>
          </table:table-cell>
          <table:table-cell office:value-type="float" office:value="0" table:formula="of:=[.O17]/[.$F$2]" table:style-name="ce1">
            <text:p>0</text:p>
          </table:table-cell>
          <table:table-cell office:value-type="float" office:value="0" table:formula="of:=[.E17]-[.$E$2]" table:style-name="ce1">
            <text:p>0</text:p>
          </table:table-cell>
          <table:table-cell office:value-type="float" office:value="0" table:formula="of:=[.Q17]/[.$E$2]" table:style-name="ce1">
            <text:p>0</text:p>
          </table:table-cell>
          <table:table-cell office:value-type="float" office:value="0" table:formula="of:=[.P17]+[.R17]" table:style-name="ce1">
            <text:p>0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2_JsciCalc2.1.0_1.0_2588.0_75.26464775794231_1.0_1031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588" table:style-name="ce1">
            <text:p>2588</text:p>
          </table:table-cell>
          <table:table-cell office:value-type="float" office:value="75.264647757942299" table:style-name="ce1">
            <text:p>75.26464776</text:p>
          </table:table-cell>
          <table:table-cell office:value-type="float" office:value="1" table:style-name="ce1">
            <text:p>1</text:p>
          </table:table-cell>
          <table:table-cell office:value-type="float" office:value="1031" table:style-name="ce1">
            <text:p>1031</text:p>
          </table:table-cell>
          <table:table-cell office:value-type="float" office:value="1031" table:style-name="ce1">
            <text:p>1031</text:p>
          </table:table-cell>
          <table:table-cell office:value-type="float" office:value="752" table:style-name="ce1">
            <text:p>752</text:p>
          </table:table-cell>
          <table:table-cell office:value-type="float" office:value="1" table:formula="of:=[.H18]-[.I$2]" table:style-name="ce1">
            <text:p>1</text:p>
          </table:table-cell>
          <table:table-cell office:value-type="float" office:value="1" table:formula="of:=[.I18]-[.I$2]" table:style-name="ce1">
            <text:p>1</text:p>
          </table:table-cell>
          <table:table-cell office:value-type="float" office:value="9.7087378640776695E-4" table:formula="of:=[.K18]/[.I$2]" table:style-name="ce1">
            <text:p>0.000970874</text:p>
          </table:table-cell>
          <table:table-cell office:value-type="float" office:value="9.7087378640776695E-4" table:formula="of:=[.L18]/[.I$2]" table:style-name="ce1">
            <text:p>0.000970874</text:p>
          </table:table-cell>
          <table:table-cell office:value-type="float" office:value="-1.4430014430075744E-3" table:formula="of:=[.F18]-[.$F$2]" table:style-name="ce4">
            <text:p>-0.0014430014</text:p>
          </table:table-cell>
          <table:table-cell office:value-type="float" office:value="-1.9171999348559753E-5" table:formula="of:=[.O18]/[.$F$2]" table:style-name="ce1">
            <text:p>-1.9172E-05</text:p>
          </table:table-cell>
          <table:table-cell office:value-type="float" office:value="2" table:formula="of:=[.E18]-[.$E$2]" table:style-name="ce1">
            <text:p>2</text:p>
          </table:table-cell>
          <table:table-cell office:value-type="float" office:value="7.7339520494972935E-4" table:formula="of:=[.Q18]/[.$E$2]" table:style-name="ce1">
            <text:p>0.000773395</text:p>
          </table:table-cell>
          <table:table-cell office:value-type="float" office:value="7.542232056011696E-4" table:formula="of:=[.P18]+[.R18]" table:style-name="ce1">
            <text:p>0.000754223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2_JsciCalc2.1.0_2.0_2592.0_75.27203816392456_0.0_1033.0.xm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592" table:style-name="ce1">
            <text:p>2592</text:p>
          </table:table-cell>
          <table:table-cell office:value-type="float" office:value="75.272038163924606" table:style-name="ce1">
            <text:p>75.27203816</text:p>
          </table:table-cell>
          <table:table-cell office:value-type="float" office:value="0" table:style-name="ce1">
            <text:p>0</text:p>
          </table:table-cell>
          <table:table-cell office:value-type="float" office:value="1033" table:style-name="ce1">
            <text:p>1033</text:p>
          </table:table-cell>
          <table:table-cell office:value-type="float" office:value="1033" table:style-name="ce1">
            <text:p>1033</text:p>
          </table:table-cell>
          <table:table-cell office:value-type="float" office:value="752" table:style-name="ce1">
            <text:p>752</text:p>
          </table:table-cell>
          <table:table-cell office:value-type="float" office:value="3" table:formula="of:=[.H19]-[.I$2]" table:style-name="ce1">
            <text:p>3</text:p>
          </table:table-cell>
          <table:table-cell office:value-type="float" office:value="3" table:formula="of:=[.I19]-[.I$2]" table:style-name="ce1">
            <text:p>3</text:p>
          </table:table-cell>
          <table:table-cell office:value-type="float" office:value="2.9126213592233011E-3" table:formula="of:=[.K19]/[.I$2]" table:style-name="ce1">
            <text:p>0.002912621</text:p>
          </table:table-cell>
          <table:table-cell office:value-type="float" office:value="2.9126213592233011E-3" table:formula="of:=[.L19]/[.I$2]" table:style-name="ce1">
            <text:p>0.002912621</text:p>
          </table:table-cell>
          <table:table-cell office:value-type="float" office:value="5.9474045392988728E-3" table:formula="of:=[.F19]-[.$F$2]" table:style-name="ce4">
            <text:p>0.0059474045</text:p>
          </table:table-cell>
          <table:table-cell office:value-type="float" office:value="7.9018379715134344E-5" table:formula="of:=[.O19]/[.$F$2]" table:style-name="ce1">
            <text:p>7.90184E-05</text:p>
          </table:table-cell>
          <table:table-cell office:value-type="float" office:value="6" table:formula="of:=[.E19]-[.$E$2]" table:style-name="ce1">
            <text:p>6</text:p>
          </table:table-cell>
          <table:table-cell office:value-type="float" office:value="2.3201856148491878E-3" table:formula="of:=[.Q19]/[.$E$2]" table:style-name="ce1">
            <text:p>0.002320186</text:p>
          </table:table-cell>
          <table:table-cell office:value-type="float" office:value="2.3992039945643223E-3" table:formula="of:=[.P19]+[.R19]" table:style-name="ce1">
            <text:p>0.002399204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2_JsciCalc2.1.0_1.0_2600.0_75.26464775794231_1.0_1030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600" table:style-name="ce1">
            <text:p>2600</text:p>
          </table:table-cell>
          <table:table-cell office:value-type="float" office:value="75.264647757942299" table:style-name="ce1">
            <text:p>75.26464776</text:p>
          </table:table-cell>
          <table:table-cell office:value-type="float" office:value="1" table:style-name="ce1">
            <text:p>1</text:p>
          </table:table-cell>
          <table:table-cell office:value-type="float" office:value="1030" table:style-name="ce1">
            <text:p>1030</text:p>
          </table:table-cell>
          <table:table-cell office:value-type="float" office:value="1030" table:style-name="ce1">
            <text:p>1030</text:p>
          </table:table-cell>
          <table:table-cell office:value-type="float" office:value="752" table:style-name="ce1">
            <text:p>752</text:p>
          </table:table-cell>
          <table:table-cell office:value-type="float" office:value="0" table:formula="of:=[.H20]-[.I$2]" table:style-name="ce1">
            <text:p>0</text:p>
          </table:table-cell>
          <table:table-cell office:value-type="float" office:value="0" table:formula="of:=[.I20]-[.I$2]" table:style-name="ce1">
            <text:p>0</text:p>
          </table:table-cell>
          <table:table-cell office:value-type="float" office:value="0" table:formula="of:=[.K20]/[.I$2]" table:style-name="ce1">
            <text:p>0</text:p>
          </table:table-cell>
          <table:table-cell office:value-type="float" office:value="0" table:formula="of:=[.L20]/[.I$2]" table:style-name="ce1">
            <text:p>0</text:p>
          </table:table-cell>
          <table:table-cell office:value-type="float" office:value="-1.4430014430075744E-3" table:formula="of:=[.F20]-[.$F$2]" table:style-name="ce4">
            <text:p>-0.0014430014</text:p>
          </table:table-cell>
          <table:table-cell office:value-type="float" office:value="-1.9171999348559753E-5" table:formula="of:=[.O20]/[.$F$2]" table:style-name="ce1">
            <text:p>-1.9172E-05</text:p>
          </table:table-cell>
          <table:table-cell office:value-type="float" office:value="14" table:formula="of:=[.E20]-[.$E$2]" table:style-name="ce1">
            <text:p>14</text:p>
          </table:table-cell>
          <table:table-cell office:value-type="float" office:value="5.4137664346481052E-3" table:formula="of:=[.Q20]/[.$E$2]" table:style-name="ce1">
            <text:p>0.005413766</text:p>
          </table:table-cell>
          <table:table-cell office:value-type="float" office:value="5.3945944352995455E-3" table:formula="of:=[.P20]+[.R20]" table:style-name="ce1">
            <text:p>0.005394594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2_JsciCalc2.1.0_2.0_2596.0_75.23178607884489_0.0_1034.0.xm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596" table:style-name="ce1">
            <text:p>2596</text:p>
          </table:table-cell>
          <table:table-cell office:value-type="float" office:value="75.231786078844905" table:style-name="ce1">
            <text:p>75.23178608</text:p>
          </table:table-cell>
          <table:table-cell office:value-type="float" office:value="0" table:style-name="ce1">
            <text:p>0</text:p>
          </table:table-cell>
          <table:table-cell office:value-type="float" office:value="1034" table:style-name="ce1">
            <text:p>1034</text:p>
          </table:table-cell>
          <table:table-cell office:value-type="float" office:value="1034" table:style-name="ce1">
            <text:p>1034</text:p>
          </table:table-cell>
          <table:table-cell office:value-type="float" office:value="752" table:style-name="ce1">
            <text:p>752</text:p>
          </table:table-cell>
          <table:table-cell office:value-type="float" office:value="4" table:formula="of:=[.H21]-[.I$2]" table:style-name="ce1">
            <text:p>4</text:p>
          </table:table-cell>
          <table:table-cell office:value-type="float" office:value="4" table:formula="of:=[.I21]-[.I$2]" table:style-name="ce1">
            <text:p>4</text:p>
          </table:table-cell>
          <table:table-cell office:value-type="float" office:value="3.8834951456310678E-3" table:formula="of:=[.K21]/[.I$2]" table:style-name="ce1">
            <text:p>0.003883495</text:p>
          </table:table-cell>
          <table:table-cell office:value-type="float" office:value="3.8834951456310678E-3" table:formula="of:=[.L21]/[.I$2]" table:style-name="ce1">
            <text:p>0.003883495</text:p>
          </table:table-cell>
          <table:table-cell office:value-type="float" office:value="-3.4304680540401478E-2" table:formula="of:=[.F21]-[.$F$2]" table:style-name="ce4">
            <text:p>-0.0343046805</text:p>
          </table:table-cell>
          <table:table-cell office:value-type="float" office:value="-4.5577869388844079E-4" table:formula="of:=[.O21]/[.$F$2]" table:style-name="ce1">
            <text:p>-0.000455779</text:p>
          </table:table-cell>
          <table:table-cell office:value-type="float" office:value="10" table:formula="of:=[.E21]-[.$E$2]" table:style-name="ce1">
            <text:p>10</text:p>
          </table:table-cell>
          <table:table-cell office:value-type="float" office:value="3.8669760247486465E-3" table:formula="of:=[.Q21]/[.$E$2]" table:style-name="ce1">
            <text:p>0.003866976</text:p>
          </table:table-cell>
          <table:table-cell office:value-type="float" office:value="3.4111973308602059E-3" table:formula="of:=[.P21]+[.R21]" table:style-name="ce1">
            <text:p>0.003411197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2_JsciCalc2.1.0_1.0_2590.0_75.2557459317991_1.0_1032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590" table:style-name="ce1">
            <text:p>2590</text:p>
          </table:table-cell>
          <table:table-cell office:value-type="float" office:value="75.255745931799098" table:style-name="ce1">
            <text:p>75.25574593</text:p>
          </table:table-cell>
          <table:table-cell office:value-type="float" office:value="1" table:style-name="ce1">
            <text:p>1</text:p>
          </table:table-cell>
          <table:table-cell office:value-type="float" office:value="1032" table:style-name="ce1">
            <text:p>1032</text:p>
          </table:table-cell>
          <table:table-cell office:value-type="float" office:value="1032" table:style-name="ce1">
            <text:p>1032</text:p>
          </table:table-cell>
          <table:table-cell office:value-type="float" office:value="752" table:style-name="ce1">
            <text:p>752</text:p>
          </table:table-cell>
          <table:table-cell office:value-type="float" office:value="2" table:formula="of:=[.H22]-[.I$2]" table:style-name="ce1">
            <text:p>2</text:p>
          </table:table-cell>
          <table:table-cell office:value-type="float" office:value="2" table:formula="of:=[.I22]-[.I$2]" table:style-name="ce1">
            <text:p>2</text:p>
          </table:table-cell>
          <table:table-cell office:value-type="float" office:value="1.9417475728155339E-3" table:formula="of:=[.K22]/[.I$2]" table:style-name="ce1">
            <text:p>0.001941748</text:p>
          </table:table-cell>
          <table:table-cell office:value-type="float" office:value="1.9417475728155339E-3" table:formula="of:=[.L22]/[.I$2]" table:style-name="ce1">
            <text:p>0.001941748</text:p>
          </table:table-cell>
          <table:table-cell office:value-type="float" office:value="-1.0344827586209249E-2" table:formula="of:=[.F22]-[.$F$2]" table:style-name="ce4">
            <text:p>-0.0103448276</text:p>
          </table:table-cell>
          <table:table-cell office:value-type="float" office:value="-1.374434022258463E-4" table:formula="of:=[.O22]/[.$F$2]" table:style-name="ce1">
            <text:p>-0.000137443</text:p>
          </table:table-cell>
          <table:table-cell office:value-type="float" office:value="4" table:formula="of:=[.E22]-[.$E$2]" table:style-name="ce1">
            <text:p>4</text:p>
          </table:table-cell>
          <table:table-cell office:value-type="float" office:value="1.5467904098994587E-3" table:formula="of:=[.Q22]/[.$E$2]" table:style-name="ce1">
            <text:p>0.00154679</text:p>
          </table:table-cell>
          <table:table-cell office:value-type="float" office:value="1.4093470076736124E-3" table:formula="of:=[.P22]+[.R22]" table:style-name="ce1">
            <text:p>0.001409347</text:p>
          </table:table-cell>
          <table:table-cell table:number-columns-repeated="16365"/>
        </table:table-row>
        <table:table-row table:number-rows-repeated="7" table:style-name="ro3">
          <table:table-cell/>
          <table:table-cell table:number-columns-repeated="13" table:style-name="ce1"/>
          <table:table-cell table:style-name="ce4"/>
          <table:table-cell table:number-columns-repeated="16369" table:style-name="ce1"/>
        </table:table-row>
        <table:table-row table:number-rows-repeated="1048547" table:style-name="ro3">
          <table:table-cell table:number-columns-repeated="16384"/>
        </table:table-row>
      </table:table>
      <table:table table:name="03_JUni3_8" table:style-name="ta1">
        <table:table-column table:style-name="co22" table:default-cell-style-name="ce1"/>
        <table:table-column table:style-name="co23" table:default-cell-style-name="ce1"/>
        <table:table-column table:style-name="co12" table:number-columns-repeated="3" table:default-cell-style-name="ce1"/>
        <table:table-column table:style-name="co24" table:default-cell-style-name="ce1"/>
        <table:table-column table:style-name="co12" table:number-columns-repeated="4" table:default-cell-style-name="ce1"/>
        <table:table-column table:style-name="co25" table:default-cell-style-name="ce1"/>
        <table:table-column table:style-name="co26" table:default-cell-style-name="ce1"/>
        <table:table-column table:style-name="co12" table:number-columns-repeated="1012" table:default-cell-style-name="ce1"/>
        <table:table-column table:style-name="co5" table:number-columns-repeated="15360" table:default-cell-style-name="ce1"/>
        <table:table-row table:style-name="ro2">
          <table:table-cell table:style-name="ce1"/>
          <table:table-cell office:value-type="string" table:style-name="ce3">
            <text:p>version</text:p>
          </table:table-cell>
          <table:table-cell office:value-type="string" table:style-name="ce3">
            <text:p>interpackage</text:p>
          </table:table-cell>
          <table:table-cell office:value-type="string" table:style-name="ce3">
            <text:p>refactorings</text:p>
          </table:table-cell>
          <table:table-cell office:value-type="string" table:style-name="ce3">
            <text:p>coupling</text:p>
          </table:table-cell>
          <table:table-cell office:value-type="string" table:style-name="ce3">
            <text:p>lcom</text:p>
          </table:table-cell>
          <table:table-cell office:value-type="string" table:style-name="ce3">
            <text:p>blobs</text:p>
          </table:table-cell>
          <table:table-cell office:value-type="string" table:style-name="ce3">
            <text:p>visibility</text:p>
          </table:table-cell>
          <table:table-cell office:value-type="string" table:style-name="ce3">
            <text:p>visibility_reduced</text:p>
          </table:table-cell>
          <table:table-cell office:value-type="string" table:style-name="ce3">
            <text:p>members</text:p>
          </table:table-cell>
          <table:table-cell office:value-type="string" table:style-name="ce1">
            <text:p>delta(visibility, visibilityReduced)</text:p>
          </table:table-cell>
          <table:table-cell office:value-type="string" table:style-name="ce1">
            <text:p>delta(visibilityReduced, initialVisibility)</text:p>
          </table:table-cell>
          <table:table-cell table:number-columns-repeated="2" table:style-name="ce1"/>
          <table:table-cell office:value-type="string" table:style-name="ce1">
            <text:p>LCOM</text:p>
          </table:table-cell>
          <table:table-cell office:value-type="string" table:style-name="ce1">
            <text:p>LCOM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DI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string" table:style-name="ce3">
            <text:p>initia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1416.0</text:p>
          </table:table-cell>
          <table:table-cell office:value-type="float" office:value="34.319451968094697" table:style-name="ce1">
            <text:p>34.31945197</text:p>
          </table:table-cell>
          <table:table-cell office:value-type="string" table:style-name="ce3">
            <text:p>2.0</text:p>
          </table:table-cell>
          <table:table-cell office:value-type="string" table:style-name="ce3">
            <text:p>1914.0</text:p>
          </table:table-cell>
          <table:table-cell office:value-type="float" office:value="989" table:style-name="ce3">
            <text:p>989</text:p>
          </table:table-cell>
          <table:table-cell office:value-type="string" table:style-name="ce3">
            <text:p>1088.0</text:p>
          </table:table-cell>
          <table:table-cell office:value-type="float" office:value="925" table:formula="of:=[.H2]-[.I2]" table:style-name="ce1">
            <text:p>925</text:p>
          </table:table-cell>
          <table:table-cell office:value-type="float" office:value="0" table:formula="of:=[.I2]-[.I2]" table:style-name="ce1">
            <text:p>0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">
            <text:p>Run 1:</text:p>
          </table:table-cell>
          <table:table-cell office:value-type="string" table:style-name="ce3">
            <text:p>03_JUnit3.8.2_2.0_1414.0_34.3194519680947_2.0_987.0.xmi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2.0</text:p>
          </table:table-cell>
          <table:table-cell office:value-type="string" table:style-name="ce3">
            <text:p>1414.0</text:p>
          </table:table-cell>
          <table:table-cell office:value-type="float" office:value="34.319451968094697" table:style-name="ce1">
            <text:p>34.31945197</text:p>
          </table:table-cell>
          <table:table-cell office:value-type="string" table:style-name="ce3">
            <text:p>2.0</text:p>
          </table:table-cell>
          <table:table-cell office:value-type="float" office:value="987" table:style-name="ce3">
            <text:p>987</text:p>
          </table:table-cell>
          <table:table-cell office:value-type="float" office:value="987" table:style-name="ce3">
            <text:p>987</text:p>
          </table:table-cell>
          <table:table-cell office:value-type="string" table:style-name="ce3">
            <text:p>1088.0</text:p>
          </table:table-cell>
          <table:table-cell office:value-type="float" office:value="-2" table:formula="of:=[.H3]-[.I$2]" table:style-name="ce1">
            <text:p>-2</text:p>
          </table:table-cell>
          <table:table-cell office:value-type="float" office:value="-2" table:formula="of:=[.I3]-[.I$2]" table:style-name="ce1">
            <text:p>-2</text:p>
          </table:table-cell>
          <table:table-cell office:value-type="float" office:value="-2.0222446916076846E-3" table:formula="of:=[.K3]/[.I$2]" table:style-name="ce1">
            <text:p>-0.002022245</text:p>
          </table:table-cell>
          <table:table-cell office:value-type="float" office:value="-2.0222446916076846E-3" table:formula="of:=[.L3]/[.I$2]" table:style-name="ce1">
            <text:p>-0.002022245</text:p>
          </table:table-cell>
          <table:table-cell office:value-type="float" office:value="0" table:formula="of:=[.F3]-[.$F$2]" table:style-name="ce4">
            <text:p>0.0000000000</text:p>
          </table:table-cell>
          <table:table-cell office:value-type="float" office:value="0" table:formula="of:=[.O3]/[.$F$2]" table:style-name="ce1">
            <text:p>0</text:p>
          </table:table-cell>
          <table:table-cell office:value-type="float" office:value="-2" table:formula="of:=[.E3]-[.$E$2]" table:style-name="ce1">
            <text:p>-2</text:p>
          </table:table-cell>
          <table:table-cell office:value-type="float" office:value="-1.4124293785310734E-3" table:formula="of:=[.Q3]/[.$E$2]" table:style-name="ce1">
            <text:p>-0.001412429</text:p>
          </table:table-cell>
          <table:table-cell office:value-type="float" office:value="-1.4124293785310734E-3" table:formula="of:=[.P3]+[.R3]" table:style-name="ce1">
            <text:p>-0.001412429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string" table:style-name="ce3">
            <text:p>03_JUnit3.8.2_0.0_1416.0_34.3194519680947_2.0_989.0.xmi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0.0</text:p>
          </table:table-cell>
          <table:table-cell office:value-type="string" table:style-name="ce3">
            <text:p>1416.0</text:p>
          </table:table-cell>
          <table:table-cell office:value-type="float" office:value="34.319451968094697" table:style-name="ce1">
            <text:p>34.31945197</text:p>
          </table:table-cell>
          <table:table-cell office:value-type="string" table:style-name="ce3">
            <text:p>2.0</text:p>
          </table:table-cell>
          <table:table-cell office:value-type="float" office:value="989" table:style-name="ce3">
            <text:p>989</text:p>
          </table:table-cell>
          <table:table-cell office:value-type="float" office:value="989" table:style-name="ce3">
            <text:p>989</text:p>
          </table:table-cell>
          <table:table-cell office:value-type="string" table:style-name="ce3">
            <text:p>1088.0</text:p>
          </table:table-cell>
          <table:table-cell office:value-type="float" office:value="0" table:formula="of:=[.H4]-[.I$2]" table:style-name="ce1">
            <text:p>0</text:p>
          </table:table-cell>
          <table:table-cell office:value-type="float" office:value="0" table:formula="of:=[.I4]-[.I$2]" table:style-name="ce1">
            <text:p>0</text:p>
          </table:table-cell>
          <table:table-cell office:value-type="float" office:value="0" table:formula="of:=[.K4]/[.I$2]" table:style-name="ce1">
            <text:p>0</text:p>
          </table:table-cell>
          <table:table-cell office:value-type="float" office:value="0" table:formula="of:=[.L4]/[.I$2]" table:style-name="ce1">
            <text:p>0</text:p>
          </table:table-cell>
          <table:table-cell office:value-type="float" office:value="0" table:formula="of:=[.F4]-[.$F$2]" table:style-name="ce4">
            <text:p>0.0000000000</text:p>
          </table:table-cell>
          <table:table-cell office:value-type="float" office:value="0" table:formula="of:=[.O4]/[.$F$2]" table:style-name="ce1">
            <text:p>0</text:p>
          </table:table-cell>
          <table:table-cell office:value-type="float" office:value="0" table:formula="of:=[.E4]-[.$E$2]" table:style-name="ce1">
            <text:p>0</text:p>
          </table:table-cell>
          <table:table-cell office:value-type="float" office:value="0" table:formula="of:=[.Q4]/[.$E$2]" table:style-name="ce1">
            <text:p>0</text:p>
          </table:table-cell>
          <table:table-cell office:value-type="float" office:value="0" table:formula="of:=[.P4]+[.R4]" table:style-name="ce1">
            <text:p>0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string" table:style-name="ce3">
            <text:p>03_JUnit3.8.2_10.0_1434.0_34.11626225739913_2.0_1005.0.xmi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10.0</text:p>
          </table:table-cell>
          <table:table-cell office:value-type="string" table:style-name="ce3">
            <text:p>1434.0</text:p>
          </table:table-cell>
          <table:table-cell office:value-type="float" office:value="34.1162622573991" table:style-name="ce1">
            <text:p>34.11626226</text:p>
          </table:table-cell>
          <table:table-cell office:value-type="string" table:style-name="ce3">
            <text:p>2.0</text:p>
          </table:table-cell>
          <table:table-cell office:value-type="float" office:value="1005" table:style-name="ce3">
            <text:p>1005</text:p>
          </table:table-cell>
          <table:table-cell office:value-type="float" office:value="1005" table:style-name="ce3">
            <text:p>1005</text:p>
          </table:table-cell>
          <table:table-cell office:value-type="string" table:style-name="ce3">
            <text:p>1088.0</text:p>
          </table:table-cell>
          <table:table-cell office:value-type="float" office:value="16" table:formula="of:=[.H5]-[.I$2]" table:style-name="ce1">
            <text:p>16</text:p>
          </table:table-cell>
          <table:table-cell office:value-type="float" office:value="16" table:formula="of:=[.I5]-[.I$2]" table:style-name="ce1">
            <text:p>16</text:p>
          </table:table-cell>
          <table:table-cell office:value-type="float" office:value="1.6177957532861477E-2" table:formula="of:=[.K5]/[.I$2]" table:style-name="ce1">
            <text:p>0.016177958</text:p>
          </table:table-cell>
          <table:table-cell office:value-type="float" office:value="1.6177957532861477E-2" table:formula="of:=[.L5]/[.I$2]" table:style-name="ce1">
            <text:p>0.016177958</text:p>
          </table:table-cell>
          <table:table-cell office:value-type="float" office:value="-0.20318971069559666" table:formula="of:=[.F5]-[.$F$2]" table:style-name="ce4">
            <text:p>-0.2031897107</text:p>
          </table:table-cell>
          <table:table-cell office:value-type="float" office:value="-5.9205406567824368E-3" table:formula="of:=[.O5]/[.$F$2]" table:style-name="ce1">
            <text:p>-0.005920541</text:p>
          </table:table-cell>
          <table:table-cell office:value-type="float" office:value="18" table:formula="of:=[.E5]-[.$E$2]" table:style-name="ce1">
            <text:p>18</text:p>
          </table:table-cell>
          <table:table-cell office:value-type="float" office:value="1.2711864406779662E-2" table:formula="of:=[.Q5]/[.$E$2]" table:style-name="ce1">
            <text:p>0.012711864</text:p>
          </table:table-cell>
          <table:table-cell office:value-type="float" office:value="6.7913237499972251E-3" table:formula="of:=[.P5]+[.R5]" table:style-name="ce1">
            <text:p>0.006791324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string" table:style-name="ce3">
            <text:p>03_JUnit3.8.2_10.0_1446.0_34.39748388906106_1.0_1021.0.xmi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10.0</text:p>
          </table:table-cell>
          <table:table-cell office:value-type="string" table:style-name="ce3">
            <text:p>1446.0</text:p>
          </table:table-cell>
          <table:table-cell office:value-type="float" office:value="34.397483889061" table:style-name="ce1">
            <text:p>34.39748389</text:p>
          </table:table-cell>
          <table:table-cell office:value-type="string" table:style-name="ce3">
            <text:p>1.0</text:p>
          </table:table-cell>
          <table:table-cell office:value-type="float" office:value="1021" table:style-name="ce3">
            <text:p>1021</text:p>
          </table:table-cell>
          <table:table-cell office:value-type="float" office:value="1021" table:style-name="ce3">
            <text:p>1021</text:p>
          </table:table-cell>
          <table:table-cell office:value-type="string" table:style-name="ce3">
            <text:p>1088.0</text:p>
          </table:table-cell>
          <table:table-cell office:value-type="float" office:value="32" table:formula="of:=[.H6]-[.I$2]" table:style-name="ce1">
            <text:p>32</text:p>
          </table:table-cell>
          <table:table-cell office:value-type="float" office:value="32" table:formula="of:=[.I6]-[.I$2]" table:style-name="ce1">
            <text:p>32</text:p>
          </table:table-cell>
          <table:table-cell office:value-type="float" office:value="3.2355915065722954E-2" table:formula="of:=[.K6]/[.I$2]" table:style-name="ce1">
            <text:p>0.032355915</text:p>
          </table:table-cell>
          <table:table-cell office:value-type="float" office:value="3.2355915065722954E-2" table:formula="of:=[.L6]/[.I$2]" table:style-name="ce1">
            <text:p>0.032355915</text:p>
          </table:table-cell>
          <table:table-cell office:value-type="float" office:value="7.8031920966303403E-2" table:formula="of:=[.F6]-[.$F$2]" table:style-name="ce4">
            <text:p>0.0780319210</text:p>
          </table:table-cell>
          <table:table-cell office:value-type="float" office:value="2.2736936778258083E-3" table:formula="of:=[.O6]/[.$F$2]" table:style-name="ce1">
            <text:p>0.002273694</text:p>
          </table:table-cell>
          <table:table-cell office:value-type="float" office:value="30" table:formula="of:=[.E6]-[.$E$2]" table:style-name="ce1">
            <text:p>30</text:p>
          </table:table-cell>
          <table:table-cell office:value-type="float" office:value="2.1186440677966101E-2" table:formula="of:=[.Q6]/[.$E$2]" table:style-name="ce1">
            <text:p>0.021186441</text:p>
          </table:table-cell>
          <table:table-cell office:value-type="float" office:value="2.346013435579191E-2" table:formula="of:=[.P6]+[.R6]" table:style-name="ce1">
            <text:p>0.023460134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string" table:style-name="ce3">
            <text:p>03_JUnit3.8.2_2.0_1412.0_34.3194519680947_2.0_990.0.xmi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2.0</text:p>
          </table:table-cell>
          <table:table-cell office:value-type="string" table:style-name="ce3">
            <text:p>1412.0</text:p>
          </table:table-cell>
          <table:table-cell office:value-type="float" office:value="34.319451968094697" table:style-name="ce1">
            <text:p>34.31945197</text:p>
          </table:table-cell>
          <table:table-cell office:value-type="string" table:style-name="ce3">
            <text:p>2.0</text:p>
          </table:table-cell>
          <table:table-cell office:value-type="float" office:value="990" table:style-name="ce3">
            <text:p>990</text:p>
          </table:table-cell>
          <table:table-cell office:value-type="float" office:value="990" table:style-name="ce3">
            <text:p>990</text:p>
          </table:table-cell>
          <table:table-cell office:value-type="string" table:style-name="ce3">
            <text:p>1088.0</text:p>
          </table:table-cell>
          <table:table-cell office:value-type="float" office:value="1" table:formula="of:=[.H7]-[.I$2]" table:style-name="ce1">
            <text:p>1</text:p>
          </table:table-cell>
          <table:table-cell office:value-type="float" office:value="1" table:formula="of:=[.I7]-[.I$2]" table:style-name="ce1">
            <text:p>1</text:p>
          </table:table-cell>
          <table:table-cell office:value-type="float" office:value="1.0111223458038423E-3" table:formula="of:=[.K7]/[.I$2]" table:style-name="ce1">
            <text:p>0.001011122</text:p>
          </table:table-cell>
          <table:table-cell office:value-type="float" office:value="1.0111223458038423E-3" table:formula="of:=[.L7]/[.I$2]" table:style-name="ce1">
            <text:p>0.001011122</text:p>
          </table:table-cell>
          <table:table-cell office:value-type="float" office:value="0" table:formula="of:=[.F7]-[.$F$2]" table:style-name="ce4">
            <text:p>0.0000000000</text:p>
          </table:table-cell>
          <table:table-cell office:value-type="float" office:value="0" table:formula="of:=[.O7]/[.$F$2]" table:style-name="ce1">
            <text:p>0</text:p>
          </table:table-cell>
          <table:table-cell office:value-type="float" office:value="-4" table:formula="of:=[.E7]-[.$E$2]" table:style-name="ce1">
            <text:p>-4</text:p>
          </table:table-cell>
          <table:table-cell office:value-type="float" office:value="-2.8248587570621469E-3" table:formula="of:=[.Q7]/[.$E$2]" table:style-name="ce1">
            <text:p>-0.002824859</text:p>
          </table:table-cell>
          <table:table-cell office:value-type="float" office:value="-2.8248587570621469E-3" table:formula="of:=[.P7]+[.R7]" table:style-name="ce1">
            <text:p>-0.002824859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string" table:style-name="ce3">
            <text:p>03_JUnit3.8.2_10.0_1450.0_34.85208762337617_1.0_1012.0.xmi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10.0</text:p>
          </table:table-cell>
          <table:table-cell office:value-type="string" table:style-name="ce3">
            <text:p>1450.0</text:p>
          </table:table-cell>
          <table:table-cell office:value-type="float" office:value="34.8520876233761" table:style-name="ce1">
            <text:p>34.85208762</text:p>
          </table:table-cell>
          <table:table-cell office:value-type="string" table:style-name="ce3">
            <text:p>1.0</text:p>
          </table:table-cell>
          <table:table-cell office:value-type="float" office:value="1012" table:style-name="ce3">
            <text:p>1012</text:p>
          </table:table-cell>
          <table:table-cell office:value-type="float" office:value="1012" table:style-name="ce3">
            <text:p>1012</text:p>
          </table:table-cell>
          <table:table-cell office:value-type="string" table:style-name="ce3">
            <text:p>1088.0</text:p>
          </table:table-cell>
          <table:table-cell office:value-type="float" office:value="23" table:formula="of:=[.H8]-[.I$2]" table:style-name="ce1">
            <text:p>23</text:p>
          </table:table-cell>
          <table:table-cell office:value-type="float" office:value="23" table:formula="of:=[.I8]-[.I$2]" table:style-name="ce1">
            <text:p>23</text:p>
          </table:table-cell>
          <table:table-cell office:value-type="float" office:value="2.3255813953488372E-2" table:formula="of:=[.K8]/[.I$2]" table:style-name="ce1">
            <text:p>0.023255814</text:p>
          </table:table-cell>
          <table:table-cell office:value-type="float" office:value="2.3255813953488372E-2" table:formula="of:=[.L8]/[.I$2]" table:style-name="ce1">
            <text:p>0.023255814</text:p>
          </table:table-cell>
          <table:table-cell office:value-type="float" office:value="0.53263565528140333" table:formula="of:=[.F8]-[.$F$2]" table:style-name="ce4">
            <text:p>0.5326356553</text:p>
          </table:table-cell>
          <table:table-cell office:value-type="float" office:value="1.5519934752354775E-2" table:formula="of:=[.O8]/[.$F$2]" table:style-name="ce1">
            <text:p>0.015519935</text:p>
          </table:table-cell>
          <table:table-cell office:value-type="float" office:value="34" table:formula="of:=[.E8]-[.$E$2]" table:style-name="ce1">
            <text:p>34</text:p>
          </table:table-cell>
          <table:table-cell office:value-type="float" office:value="2.4011299435028249E-2" table:formula="of:=[.Q8]/[.$E$2]" table:style-name="ce1">
            <text:p>0.024011299</text:p>
          </table:table-cell>
          <table:table-cell office:value-type="float" office:value="3.9531234187383024E-2" table:formula="of:=[.P8]+[.R8]" table:style-name="ce1">
            <text:p>0.039531234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string" table:style-name="ce3">
            <text:p>03_JUnit3.8.2_1.0_1414.0_34.3194519680947_2.0_989.0.xmi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1.0</text:p>
          </table:table-cell>
          <table:table-cell office:value-type="string" table:style-name="ce3">
            <text:p>1414.0</text:p>
          </table:table-cell>
          <table:table-cell office:value-type="float" office:value="34.319451968094697" table:style-name="ce1">
            <text:p>34.31945197</text:p>
          </table:table-cell>
          <table:table-cell office:value-type="string" table:style-name="ce3">
            <text:p>2.0</text:p>
          </table:table-cell>
          <table:table-cell office:value-type="float" office:value="989" table:style-name="ce3">
            <text:p>989</text:p>
          </table:table-cell>
          <table:table-cell office:value-type="float" office:value="989" table:style-name="ce3">
            <text:p>989</text:p>
          </table:table-cell>
          <table:table-cell office:value-type="string" table:style-name="ce3">
            <text:p>1088.0</text:p>
          </table:table-cell>
          <table:table-cell office:value-type="float" office:value="0" table:formula="of:=[.H9]-[.I$2]" table:style-name="ce1">
            <text:p>0</text:p>
          </table:table-cell>
          <table:table-cell office:value-type="float" office:value="0" table:formula="of:=[.I9]-[.I$2]" table:style-name="ce1">
            <text:p>0</text:p>
          </table:table-cell>
          <table:table-cell office:value-type="float" office:value="0" table:formula="of:=[.K9]/[.I$2]" table:style-name="ce1">
            <text:p>0</text:p>
          </table:table-cell>
          <table:table-cell office:value-type="float" office:value="0" table:formula="of:=[.L9]/[.I$2]" table:style-name="ce1">
            <text:p>0</text:p>
          </table:table-cell>
          <table:table-cell office:value-type="float" office:value="0" table:formula="of:=[.F9]-[.$F$2]" table:style-name="ce4">
            <text:p>0.0000000000</text:p>
          </table:table-cell>
          <table:table-cell office:value-type="float" office:value="0" table:formula="of:=[.O9]/[.$F$2]" table:style-name="ce1">
            <text:p>0</text:p>
          </table:table-cell>
          <table:table-cell office:value-type="float" office:value="-2" table:formula="of:=[.E9]-[.$E$2]" table:style-name="ce1">
            <text:p>-2</text:p>
          </table:table-cell>
          <table:table-cell office:value-type="float" office:value="-1.4124293785310734E-3" table:formula="of:=[.Q9]/[.$E$2]" table:style-name="ce1">
            <text:p>-0.001412429</text:p>
          </table:table-cell>
          <table:table-cell office:value-type="float" office:value="-1.4124293785310734E-3" table:formula="of:=[.P9]+[.R9]" table:style-name="ce1">
            <text:p>-0.001412429</text:p>
          </table:table-cell>
          <table:table-cell table:number-columns-repeated="16365"/>
        </table:table-row>
        <table:table-row table:style-name="ro2">
          <table:table-cell table:style-name="ce1"/>
          <table:table-cell office:value-type="string" table:style-name="ce3">
            <text:p>03_JUnit3.8.2_1.0_1416.0_34.3194519680947_2.0_987.0.xmi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1.0</text:p>
          </table:table-cell>
          <table:table-cell office:value-type="string" table:style-name="ce3">
            <text:p>1416.0</text:p>
          </table:table-cell>
          <table:table-cell office:value-type="float" office:value="34.319451968094697" table:style-name="ce1">
            <text:p>34.31945197</text:p>
          </table:table-cell>
          <table:table-cell office:value-type="string" table:style-name="ce3">
            <text:p>2.0</text:p>
          </table:table-cell>
          <table:table-cell office:value-type="float" office:value="987" table:style-name="ce3">
            <text:p>987</text:p>
          </table:table-cell>
          <table:table-cell office:value-type="float" office:value="987" table:style-name="ce3">
            <text:p>987</text:p>
          </table:table-cell>
          <table:table-cell office:value-type="string" table:style-name="ce3">
            <text:p>1088.0</text:p>
          </table:table-cell>
          <table:table-cell office:value-type="float" office:value="-2" table:formula="of:=[.H10]-[.I$2]" table:style-name="ce1">
            <text:p>-2</text:p>
          </table:table-cell>
          <table:table-cell office:value-type="float" office:value="-2" table:formula="of:=[.I10]-[.I$2]" table:style-name="ce1">
            <text:p>-2</text:p>
          </table:table-cell>
          <table:table-cell office:value-type="float" office:value="-2.0222446916076846E-3" table:formula="of:=[.K10]/[.I$2]" table:style-name="ce1">
            <text:p>-0.002022245</text:p>
          </table:table-cell>
          <table:table-cell office:value-type="float" office:value="-2.0222446916076846E-3" table:formula="of:=[.L10]/[.I$2]" table:style-name="ce1">
            <text:p>-0.002022245</text:p>
          </table:table-cell>
          <table:table-cell office:value-type="float" office:value="0" table:formula="of:=[.F10]-[.$F$2]" table:style-name="ce4">
            <text:p>0.0000000000</text:p>
          </table:table-cell>
          <table:table-cell office:value-type="float" office:value="0" table:formula="of:=[.O10]/[.$F$2]" table:style-name="ce1">
            <text:p>0</text:p>
          </table:table-cell>
          <table:table-cell office:value-type="float" office:value="0" table:formula="of:=[.E10]-[.$E$2]" table:style-name="ce1">
            <text:p>0</text:p>
          </table:table-cell>
          <table:table-cell office:value-type="float" office:value="0" table:formula="of:=[.Q10]/[.$E$2]" table:style-name="ce1">
            <text:p>0</text:p>
          </table:table-cell>
          <table:table-cell office:value-type="float" office:value="0" table:formula="of:=[.P10]+[.R10]" table:style-name="ce1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Run 2:</text:p>
          </table:table-cell>
          <table:table-cell office:value-type="string" table:style-name="ce1">
            <text:p>03_JUnit3.8.2_2.0_1414.0_34.3194519680947_2.0_987.0.xm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414" table:style-name="ce1">
            <text:p>1414</text:p>
          </table:table-cell>
          <table:table-cell office:value-type="float" office:value="34.319451968094697" table:style-name="ce1">
            <text:p>34.31945197</text:p>
          </table:table-cell>
          <table:table-cell office:value-type="float" office:value="2" table:style-name="ce1">
            <text:p>2</text:p>
          </table:table-cell>
          <table:table-cell office:value-type="float" office:value="987" table:style-name="ce1">
            <text:p>987</text:p>
          </table:table-cell>
          <table:table-cell office:value-type="float" office:value="987" table:style-name="ce1">
            <text:p>987</text:p>
          </table:table-cell>
          <table:table-cell office:value-type="float" office:value="1088" table:style-name="ce1">
            <text:p>1088</text:p>
          </table:table-cell>
          <table:table-cell office:value-type="float" office:value="-2" table:formula="of:=[.H11]-[.I$2]" table:style-name="ce1">
            <text:p>-2</text:p>
          </table:table-cell>
          <table:table-cell office:value-type="float" office:value="-2" table:formula="of:=[.I11]-[.I$2]" table:style-name="ce1">
            <text:p>-2</text:p>
          </table:table-cell>
          <table:table-cell office:value-type="float" office:value="-2.0222446916076846E-3" table:formula="of:=[.K11]/[.I$2]" table:style-name="ce1">
            <text:p>-0.002022245</text:p>
          </table:table-cell>
          <table:table-cell office:value-type="float" office:value="-2.0222446916076846E-3" table:formula="of:=[.L11]/[.I$2]" table:style-name="ce1">
            <text:p>-0.002022245</text:p>
          </table:table-cell>
          <table:table-cell office:value-type="float" office:value="0" table:formula="of:=[.F11]-[.$F$2]" table:style-name="ce4">
            <text:p>0.0000000000</text:p>
          </table:table-cell>
          <table:table-cell office:value-type="float" office:value="0" table:formula="of:=[.O11]/[.$F$2]" table:style-name="ce1">
            <text:p>0</text:p>
          </table:table-cell>
          <table:table-cell office:value-type="float" office:value="-2" table:formula="of:=[.E11]-[.$E$2]" table:style-name="ce1">
            <text:p>-2</text:p>
          </table:table-cell>
          <table:table-cell office:value-type="float" office:value="-1.4124293785310734E-3" table:formula="of:=[.Q11]/[.$E$2]" table:style-name="ce1">
            <text:p>-0.001412429</text:p>
          </table:table-cell>
          <table:table-cell office:value-type="float" office:value="-1.4124293785310734E-3" table:formula="of:=[.P11]+[.R11]" table:style-name="ce1">
            <text:p>-0.001412429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3_JUnit3.8.2_10.0_1432.0_34.248550575642454_2.0_1003.0.xmi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432" table:style-name="ce1">
            <text:p>1432</text:p>
          </table:table-cell>
          <table:table-cell office:value-type="float" office:value="34.248550575642497" table:style-name="ce1">
            <text:p>34.24855058</text:p>
          </table:table-cell>
          <table:table-cell office:value-type="float" office:value="2" table:style-name="ce1">
            <text:p>2</text:p>
          </table:table-cell>
          <table:table-cell office:value-type="float" office:value="1003" table:style-name="ce1">
            <text:p>1003</text:p>
          </table:table-cell>
          <table:table-cell office:value-type="float" office:value="1003" table:style-name="ce1">
            <text:p>1003</text:p>
          </table:table-cell>
          <table:table-cell office:value-type="float" office:value="1088" table:style-name="ce1">
            <text:p>1088</text:p>
          </table:table-cell>
          <table:table-cell office:value-type="float" office:value="14" table:formula="of:=[.H12]-[.I$2]" table:style-name="ce1">
            <text:p>14</text:p>
          </table:table-cell>
          <table:table-cell office:value-type="float" office:value="14" table:formula="of:=[.I12]-[.I$2]" table:style-name="ce1">
            <text:p>14</text:p>
          </table:table-cell>
          <table:table-cell office:value-type="float" office:value="1.4155712841253791E-2" table:formula="of:=[.K12]/[.I$2]" table:style-name="ce1">
            <text:p>0.014155713</text:p>
          </table:table-cell>
          <table:table-cell office:value-type="float" office:value="1.4155712841253791E-2" table:formula="of:=[.L12]/[.I$2]" table:style-name="ce1">
            <text:p>0.014155713</text:p>
          </table:table-cell>
          <table:table-cell office:value-type="float" office:value="-7.090139245219973E-2" table:formula="of:=[.F12]-[.$F$2]" table:style-name="ce4">
            <text:p>-0.0709013925</text:p>
          </table:table-cell>
          <table:table-cell office:value-type="float" office:value="-2.0659243777585282E-3" table:formula="of:=[.O12]/[.$F$2]" table:style-name="ce1">
            <text:p>-0.002065924</text:p>
          </table:table-cell>
          <table:table-cell office:value-type="float" office:value="16" table:formula="of:=[.E12]-[.$E$2]" table:style-name="ce1">
            <text:p>16</text:p>
          </table:table-cell>
          <table:table-cell office:value-type="float" office:value="1.1299435028248588E-2" table:formula="of:=[.Q12]/[.$E$2]" table:style-name="ce1">
            <text:p>0.011299435</text:p>
          </table:table-cell>
          <table:table-cell office:value-type="float" office:value="9.2335106504900597E-3" table:formula="of:=[.P12]+[.R12]" table:style-name="ce1">
            <text:p>0.009233511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3_JUnit3.8.2_8.0_1442.0_34.287496036842086_2.0_1005.0.xmi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442" table:style-name="ce1">
            <text:p>1442</text:p>
          </table:table-cell>
          <table:table-cell office:value-type="float" office:value="34.2874960368421" table:style-name="ce1">
            <text:p>34.28749604</text:p>
          </table:table-cell>
          <table:table-cell office:value-type="float" office:value="2" table:style-name="ce1">
            <text:p>2</text:p>
          </table:table-cell>
          <table:table-cell office:value-type="float" office:value="1005" table:style-name="ce1">
            <text:p>1005</text:p>
          </table:table-cell>
          <table:table-cell office:value-type="float" office:value="1005" table:style-name="ce1">
            <text:p>1005</text:p>
          </table:table-cell>
          <table:table-cell office:value-type="float" office:value="1088" table:style-name="ce1">
            <text:p>1088</text:p>
          </table:table-cell>
          <table:table-cell office:value-type="float" office:value="16" table:formula="of:=[.H13]-[.I$2]" table:style-name="ce1">
            <text:p>16</text:p>
          </table:table-cell>
          <table:table-cell office:value-type="float" office:value="16" table:formula="of:=[.I13]-[.I$2]" table:style-name="ce1">
            <text:p>16</text:p>
          </table:table-cell>
          <table:table-cell office:value-type="float" office:value="1.6177957532861477E-2" table:formula="of:=[.K13]/[.I$2]" table:style-name="ce1">
            <text:p>0.016177958</text:p>
          </table:table-cell>
          <table:table-cell office:value-type="float" office:value="1.6177957532861477E-2" table:formula="of:=[.L13]/[.I$2]" table:style-name="ce1">
            <text:p>0.016177958</text:p>
          </table:table-cell>
          <table:table-cell office:value-type="float" office:value="-3.195593125259677E-2" table:formula="of:=[.F13]-[.$F$2]" table:style-name="ce4">
            <text:p>-0.0319559313</text:p>
          </table:table-cell>
          <table:table-cell office:value-type="float" office:value="-9.3113174657639671E-4" table:formula="of:=[.O13]/[.$F$2]" table:style-name="ce1">
            <text:p>-0.000931132</text:p>
          </table:table-cell>
          <table:table-cell office:value-type="float" office:value="26" table:formula="of:=[.E13]-[.$E$2]" table:style-name="ce1">
            <text:p>26</text:p>
          </table:table-cell>
          <table:table-cell office:value-type="float" office:value="1.8361581920903956E-2" table:formula="of:=[.Q13]/[.$E$2]" table:style-name="ce1">
            <text:p>0.018361582</text:p>
          </table:table-cell>
          <table:table-cell office:value-type="float" office:value="1.7430450174327559E-2" table:formula="of:=[.P13]+[.R13]" table:style-name="ce1">
            <text:p>0.01743045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3_JUnit3.8.2_0.0_1416.0_34.3194519680947_2.0_989.0.xm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16" table:style-name="ce1">
            <text:p>1416</text:p>
          </table:table-cell>
          <table:table-cell office:value-type="float" office:value="34.319451968094697" table:style-name="ce1">
            <text:p>34.31945197</text:p>
          </table:table-cell>
          <table:table-cell office:value-type="float" office:value="2" table:style-name="ce1">
            <text:p>2</text:p>
          </table:table-cell>
          <table:table-cell office:value-type="float" office:value="989" table:style-name="ce1">
            <text:p>989</text:p>
          </table:table-cell>
          <table:table-cell office:value-type="float" office:value="989" table:style-name="ce1">
            <text:p>989</text:p>
          </table:table-cell>
          <table:table-cell office:value-type="float" office:value="1088" table:style-name="ce1">
            <text:p>1088</text:p>
          </table:table-cell>
          <table:table-cell office:value-type="float" office:value="0" table:formula="of:=[.H14]-[.I$2]" table:style-name="ce1">
            <text:p>0</text:p>
          </table:table-cell>
          <table:table-cell office:value-type="float" office:value="0" table:formula="of:=[.I14]-[.I$2]" table:style-name="ce1">
            <text:p>0</text:p>
          </table:table-cell>
          <table:table-cell office:value-type="float" office:value="0" table:formula="of:=[.K14]/[.I$2]" table:style-name="ce1">
            <text:p>0</text:p>
          </table:table-cell>
          <table:table-cell office:value-type="float" office:value="0" table:formula="of:=[.L14]/[.I$2]" table:style-name="ce1">
            <text:p>0</text:p>
          </table:table-cell>
          <table:table-cell office:value-type="float" office:value="0" table:formula="of:=[.F14]-[.$F$2]" table:style-name="ce4">
            <text:p>0.0000000000</text:p>
          </table:table-cell>
          <table:table-cell office:value-type="float" office:value="0" table:formula="of:=[.O14]/[.$F$2]" table:style-name="ce1">
            <text:p>0</text:p>
          </table:table-cell>
          <table:table-cell office:value-type="float" office:value="0" table:formula="of:=[.E14]-[.$E$2]" table:style-name="ce1">
            <text:p>0</text:p>
          </table:table-cell>
          <table:table-cell office:value-type="float" office:value="0" table:formula="of:=[.Q14]/[.$E$2]" table:style-name="ce1">
            <text:p>0</text:p>
          </table:table-cell>
          <table:table-cell office:value-type="float" office:value="0" table:formula="of:=[.P14]+[.R14]" table:style-name="ce1">
            <text:p>0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3_JUnit3.8.2_10.0_1442.0_34.59198854368371_1.0_1009.0.xmi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442" table:style-name="ce1">
            <text:p>1442</text:p>
          </table:table-cell>
          <table:table-cell office:value-type="float" office:value="34.591988543683698" table:style-name="ce1">
            <text:p>34.59198854</text:p>
          </table:table-cell>
          <table:table-cell office:value-type="float" office:value="1" table:style-name="ce1">
            <text:p>1</text:p>
          </table:table-cell>
          <table:table-cell office:value-type="float" office:value="1009" table:style-name="ce1">
            <text:p>1009</text:p>
          </table:table-cell>
          <table:table-cell office:value-type="float" office:value="1009" table:style-name="ce1">
            <text:p>1009</text:p>
          </table:table-cell>
          <table:table-cell office:value-type="float" office:value="1088" table:style-name="ce1">
            <text:p>1088</text:p>
          </table:table-cell>
          <table:table-cell office:value-type="float" office:value="20" table:formula="of:=[.H15]-[.I$2]" table:style-name="ce1">
            <text:p>20</text:p>
          </table:table-cell>
          <table:table-cell office:value-type="float" office:value="20" table:formula="of:=[.I15]-[.I$2]" table:style-name="ce1">
            <text:p>20</text:p>
          </table:table-cell>
          <table:table-cell office:value-type="float" office:value="2.0222446916076844E-2" table:formula="of:=[.K15]/[.I$2]" table:style-name="ce1">
            <text:p>0.020222447</text:p>
          </table:table-cell>
          <table:table-cell office:value-type="float" office:value="2.0222446916076844E-2" table:formula="of:=[.L15]/[.I$2]" table:style-name="ce1">
            <text:p>0.020222447</text:p>
          </table:table-cell>
          <table:table-cell office:value-type="float" office:value="0.27253657558900102" table:formula="of:=[.F15]-[.$F$2]" table:style-name="ce4">
            <text:p>0.2725365756</text:p>
          </table:table-cell>
          <table:table-cell office:value-type="float" office:value="7.9411692192045032E-3" table:formula="of:=[.O15]/[.$F$2]" table:style-name="ce1">
            <text:p>0.007941169</text:p>
          </table:table-cell>
          <table:table-cell office:value-type="float" office:value="26" table:formula="of:=[.E15]-[.$E$2]" table:style-name="ce1">
            <text:p>26</text:p>
          </table:table-cell>
          <table:table-cell office:value-type="float" office:value="1.8361581920903956E-2" table:formula="of:=[.Q15]/[.$E$2]" table:style-name="ce1">
            <text:p>0.018361582</text:p>
          </table:table-cell>
          <table:table-cell office:value-type="float" office:value="2.6302751140108459E-2" table:formula="of:=[.P15]+[.R15]" table:style-name="ce1">
            <text:p>0.026302751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3_JUnit3.8.2_10.0_1440.0_34.23427338230364_2.0_1003.0.xmi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440" table:style-name="ce1">
            <text:p>1440</text:p>
          </table:table-cell>
          <table:table-cell office:value-type="float" office:value="34.234273382303599" table:style-name="ce1">
            <text:p>34.23427338</text:p>
          </table:table-cell>
          <table:table-cell office:value-type="float" office:value="2" table:style-name="ce1">
            <text:p>2</text:p>
          </table:table-cell>
          <table:table-cell office:value-type="float" office:value="1003" table:style-name="ce1">
            <text:p>1003</text:p>
          </table:table-cell>
          <table:table-cell office:value-type="float" office:value="1003" table:style-name="ce1">
            <text:p>1003</text:p>
          </table:table-cell>
          <table:table-cell office:value-type="float" office:value="1088" table:style-name="ce1">
            <text:p>1088</text:p>
          </table:table-cell>
          <table:table-cell office:value-type="float" office:value="14" table:formula="of:=[.H16]-[.I$2]" table:style-name="ce1">
            <text:p>14</text:p>
          </table:table-cell>
          <table:table-cell office:value-type="float" office:value="14" table:formula="of:=[.I16]-[.I$2]" table:style-name="ce1">
            <text:p>14</text:p>
          </table:table-cell>
          <table:table-cell office:value-type="float" office:value="1.4155712841253791E-2" table:formula="of:=[.K16]/[.I$2]" table:style-name="ce1">
            <text:p>0.014155713</text:p>
          </table:table-cell>
          <table:table-cell office:value-type="float" office:value="1.4155712841253791E-2" table:formula="of:=[.L16]/[.I$2]" table:style-name="ce1">
            <text:p>0.014155713</text:p>
          </table:table-cell>
          <table:table-cell office:value-type="float" office:value="-8.5178585791098271E-2" table:formula="of:=[.F16]-[.$F$2]" table:style-name="ce4">
            <text:p>-0.0851785858</text:p>
          </table:table-cell>
          <table:table-cell office:value-type="float" office:value="-2.4819331576239941E-3" table:formula="of:=[.O16]/[.$F$2]" table:style-name="ce1">
            <text:p>-0.002481933</text:p>
          </table:table-cell>
          <table:table-cell office:value-type="float" office:value="24" table:formula="of:=[.E16]-[.$E$2]" table:style-name="ce1">
            <text:p>24</text:p>
          </table:table-cell>
          <table:table-cell office:value-type="float" office:value="1.6949152542372881E-2" table:formula="of:=[.Q16]/[.$E$2]" table:style-name="ce1">
            <text:p>0.016949153</text:p>
          </table:table-cell>
          <table:table-cell office:value-type="float" office:value="1.4467219384748887E-2" table:formula="of:=[.P16]+[.R16]" table:style-name="ce1">
            <text:p>0.014467219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3_JUnit3.8.2_1.0_1416.0_34.3194519680947_2.0_987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416" table:style-name="ce1">
            <text:p>1416</text:p>
          </table:table-cell>
          <table:table-cell office:value-type="float" office:value="34.319451968094697" table:style-name="ce1">
            <text:p>34.31945197</text:p>
          </table:table-cell>
          <table:table-cell office:value-type="float" office:value="2" table:style-name="ce1">
            <text:p>2</text:p>
          </table:table-cell>
          <table:table-cell office:value-type="float" office:value="987" table:style-name="ce1">
            <text:p>987</text:p>
          </table:table-cell>
          <table:table-cell office:value-type="float" office:value="987" table:style-name="ce1">
            <text:p>987</text:p>
          </table:table-cell>
          <table:table-cell office:value-type="float" office:value="1088" table:style-name="ce1">
            <text:p>1088</text:p>
          </table:table-cell>
          <table:table-cell office:value-type="float" office:value="-2" table:formula="of:=[.H17]-[.I$2]" table:style-name="ce1">
            <text:p>-2</text:p>
          </table:table-cell>
          <table:table-cell office:value-type="float" office:value="-2" table:formula="of:=[.I17]-[.I$2]" table:style-name="ce1">
            <text:p>-2</text:p>
          </table:table-cell>
          <table:table-cell office:value-type="float" office:value="-2.0222446916076846E-3" table:formula="of:=[.K17]/[.I$2]" table:style-name="ce1">
            <text:p>-0.002022245</text:p>
          </table:table-cell>
          <table:table-cell office:value-type="float" office:value="-2.0222446916076846E-3" table:formula="of:=[.L17]/[.I$2]" table:style-name="ce1">
            <text:p>-0.002022245</text:p>
          </table:table-cell>
          <table:table-cell office:value-type="float" office:value="0" table:formula="of:=[.F17]-[.$F$2]" table:style-name="ce4">
            <text:p>0.0000000000</text:p>
          </table:table-cell>
          <table:table-cell office:value-type="float" office:value="0" table:formula="of:=[.O17]/[.$F$2]" table:style-name="ce1">
            <text:p>0</text:p>
          </table:table-cell>
          <table:table-cell office:value-type="float" office:value="0" table:formula="of:=[.E17]-[.$E$2]" table:style-name="ce1">
            <text:p>0</text:p>
          </table:table-cell>
          <table:table-cell office:value-type="float" office:value="0" table:formula="of:=[.Q17]/[.$E$2]" table:style-name="ce1">
            <text:p>0</text:p>
          </table:table-cell>
          <table:table-cell office:value-type="float" office:value="0" table:formula="of:=[.P17]+[.R17]" table:style-name="ce1">
            <text:p>0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3_JUnit3.8.2_8.0_1572.0_34.445507536796086_1.0_1028.0.xmi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572" table:style-name="ce1">
            <text:p>1572</text:p>
          </table:table-cell>
          <table:table-cell office:value-type="float" office:value="34.4455075367961" table:style-name="ce1">
            <text:p>34.44550754</text:p>
          </table:table-cell>
          <table:table-cell office:value-type="float" office:value="1" table:style-name="ce1">
            <text:p>1</text:p>
          </table:table-cell>
          <table:table-cell office:value-type="float" office:value="1028" table:style-name="ce1">
            <text:p>1028</text:p>
          </table:table-cell>
          <table:table-cell office:value-type="float" office:value="1028" table:style-name="ce1">
            <text:p>1028</text:p>
          </table:table-cell>
          <table:table-cell office:value-type="float" office:value="1088" table:style-name="ce1">
            <text:p>1088</text:p>
          </table:table-cell>
          <table:table-cell office:value-type="float" office:value="39" table:formula="of:=[.H18]-[.I$2]" table:style-name="ce1">
            <text:p>39</text:p>
          </table:table-cell>
          <table:table-cell office:value-type="float" office:value="39" table:formula="of:=[.I18]-[.I$2]" table:style-name="ce1">
            <text:p>39</text:p>
          </table:table-cell>
          <table:table-cell office:value-type="float" office:value="3.9433771486349849E-2" table:formula="of:=[.K18]/[.I$2]" table:style-name="ce1">
            <text:p>0.039433771</text:p>
          </table:table-cell>
          <table:table-cell office:value-type="float" office:value="3.9433771486349849E-2" table:formula="of:=[.L18]/[.I$2]" table:style-name="ce1">
            <text:p>0.039433771</text:p>
          </table:table-cell>
          <table:table-cell office:value-type="float" office:value="0.12605556870140333" table:formula="of:=[.F18]-[.$F$2]" table:style-name="ce4">
            <text:p>0.1260555687</text:p>
          </table:table-cell>
          <table:table-cell office:value-type="float" office:value="3.6730064576378351E-3" table:formula="of:=[.O18]/[.$F$2]" table:style-name="ce1">
            <text:p>0.003673006</text:p>
          </table:table-cell>
          <table:table-cell office:value-type="float" office:value="156" table:formula="of:=[.E18]-[.$E$2]" table:style-name="ce1">
            <text:p>156</text:p>
          </table:table-cell>
          <table:table-cell office:value-type="float" office:value="0.11016949152542373" table:formula="of:=[.Q18]/[.$E$2]" table:style-name="ce1">
            <text:p>0.110169492</text:p>
          </table:table-cell>
          <table:table-cell office:value-type="float" office:value="0.11384249798306156" table:formula="of:=[.P18]+[.R18]" table:style-name="ce1">
            <text:p>0.113842498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3_JUnit3.8.2_10.0_1468.0_34.20673757587768_2.0_1006.0.xmi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468" table:style-name="ce1">
            <text:p>1468</text:p>
          </table:table-cell>
          <table:table-cell office:value-type="float" office:value="34.206737575877703" table:style-name="ce1">
            <text:p>34.20673758</text:p>
          </table:table-cell>
          <table:table-cell office:value-type="float" office:value="2" table:style-name="ce1">
            <text:p>2</text:p>
          </table:table-cell>
          <table:table-cell office:value-type="float" office:value="1006" table:style-name="ce1">
            <text:p>1006</text:p>
          </table:table-cell>
          <table:table-cell office:value-type="float" office:value="1006" table:style-name="ce1">
            <text:p>1006</text:p>
          </table:table-cell>
          <table:table-cell office:value-type="float" office:value="1088" table:style-name="ce1">
            <text:p>1088</text:p>
          </table:table-cell>
          <table:table-cell office:value-type="float" office:value="17" table:formula="of:=[.H19]-[.I$2]" table:style-name="ce1">
            <text:p>17</text:p>
          </table:table-cell>
          <table:table-cell office:value-type="float" office:value="17" table:formula="of:=[.I19]-[.I$2]" table:style-name="ce1">
            <text:p>17</text:p>
          </table:table-cell>
          <table:table-cell office:value-type="float" office:value="1.7189079878665317E-2" table:formula="of:=[.K19]/[.I$2]" table:style-name="ce1">
            <text:p>0.01718908</text:p>
          </table:table-cell>
          <table:table-cell office:value-type="float" office:value="1.7189079878665317E-2" table:formula="of:=[.L19]/[.I$2]" table:style-name="ce1">
            <text:p>0.01718908</text:p>
          </table:table-cell>
          <table:table-cell office:value-type="float" office:value="-0.11271439221699353" table:formula="of:=[.F19]-[.$F$2]" table:style-name="ce4">
            <text:p>-0.1127143922</text:p>
          </table:table-cell>
          <table:table-cell office:value-type="float" office:value="-3.2842713316570209E-3" table:formula="of:=[.O19]/[.$F$2]" table:style-name="ce1">
            <text:p>-0.003284271</text:p>
          </table:table-cell>
          <table:table-cell office:value-type="float" office:value="52" table:formula="of:=[.E19]-[.$E$2]" table:style-name="ce1">
            <text:p>52</text:p>
          </table:table-cell>
          <table:table-cell office:value-type="float" office:value="3.6723163841807911E-2" table:formula="of:=[.Q19]/[.$E$2]" table:style-name="ce1">
            <text:p>0.036723164</text:p>
          </table:table-cell>
          <table:table-cell office:value-type="float" office:value="3.3438892510150892E-2" table:formula="of:=[.P19]+[.R19]" table:style-name="ce1">
            <text:p>0.033438893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3_JUnit3.8.2_2.0_1420.0_34.3194519680947_2.0_986.0.xm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420" table:style-name="ce1">
            <text:p>1420</text:p>
          </table:table-cell>
          <table:table-cell office:value-type="float" office:value="34.319451968094697" table:style-name="ce1">
            <text:p>34.31945197</text:p>
          </table:table-cell>
          <table:table-cell office:value-type="float" office:value="2" table:style-name="ce1">
            <text:p>2</text:p>
          </table:table-cell>
          <table:table-cell office:value-type="float" office:value="986" table:style-name="ce1">
            <text:p>986</text:p>
          </table:table-cell>
          <table:table-cell office:value-type="float" office:value="986" table:style-name="ce1">
            <text:p>986</text:p>
          </table:table-cell>
          <table:table-cell office:value-type="float" office:value="1088" table:style-name="ce1">
            <text:p>1088</text:p>
          </table:table-cell>
          <table:table-cell office:value-type="float" office:value="-3" table:formula="of:=[.H20]-[.I$2]" table:style-name="ce1">
            <text:p>-3</text:p>
          </table:table-cell>
          <table:table-cell office:value-type="float" office:value="-3" table:formula="of:=[.I20]-[.I$2]" table:style-name="ce1">
            <text:p>-3</text:p>
          </table:table-cell>
          <table:table-cell office:value-type="float" office:value="-3.0333670374115269E-3" table:formula="of:=[.K20]/[.I$2]" table:style-name="ce1">
            <text:p>-0.003033367</text:p>
          </table:table-cell>
          <table:table-cell office:value-type="float" office:value="-3.0333670374115269E-3" table:formula="of:=[.L20]/[.I$2]" table:style-name="ce1">
            <text:p>-0.003033367</text:p>
          </table:table-cell>
          <table:table-cell office:value-type="float" office:value="0" table:formula="of:=[.F20]-[.$F$2]" table:style-name="ce4">
            <text:p>0.0000000000</text:p>
          </table:table-cell>
          <table:table-cell office:value-type="float" office:value="0" table:formula="of:=[.O20]/[.$F$2]" table:style-name="ce1">
            <text:p>0</text:p>
          </table:table-cell>
          <table:table-cell office:value-type="float" office:value="4" table:formula="of:=[.E20]-[.$E$2]" table:style-name="ce1">
            <text:p>4</text:p>
          </table:table-cell>
          <table:table-cell office:value-type="float" office:value="2.8248587570621469E-3" table:formula="of:=[.Q20]/[.$E$2]" table:style-name="ce1">
            <text:p>0.002824859</text:p>
          </table:table-cell>
          <table:table-cell office:value-type="float" office:value="2.8248587570621469E-3" table:formula="of:=[.P20]+[.R20]" table:style-name="ce1">
            <text:p>0.002824859</text:p>
          </table:table-cell>
          <table:table-cell table:number-columns-repeated="16365"/>
        </table:table-row>
        <table:table-row table:number-rows-repeated="9" table:style-name="ro3">
          <table:table-cell/>
          <table:table-cell table:number-columns-repeated="13" table:style-name="ce1"/>
          <table:table-cell table:style-name="ce4"/>
          <table:table-cell table:number-columns-repeated="16369" table:style-name="ce1"/>
        </table:table-row>
        <table:table-row table:number-rows-repeated="1048547" table:style-name="ro3">
          <table:table-cell table:number-columns-repeated="16384"/>
        </table:table-row>
      </table:table>
      <table:table table:name="04_Gantt1_10_2" table:style-name="ta1">
        <table:table-column table:style-name="co22" table:default-cell-style-name="ce1"/>
        <table:table-column table:style-name="co27" table:default-cell-style-name="ce1"/>
        <table:table-column table:style-name="co5" table:default-cell-style-name="ce1"/>
        <table:table-column table:style-name="co1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9" table:default-cell-style-name="ce1"/>
        <table:table-column table:style-name="co21" table:default-cell-style-name="ce1"/>
        <table:table-column table:style-name="co28" table:default-cell-style-name="ce1"/>
        <table:table-column table:style-name="co29" table:default-cell-style-name="ce1"/>
        <table:table-column table:style-name="co3" table:number-columns-repeated="1012" table:default-cell-style-name="ce1"/>
        <table:table-column table:style-name="co5" table:number-columns-repeated="15360" table:default-cell-style-name="ce1"/>
        <table:table-row table:style-name="ro1">
          <table:table-cell table:style-name="ce1"/>
          <table:table-cell office:value-type="string" table:style-name="ce1">
            <text:p>version</text:p>
          </table:table-cell>
          <table:table-cell office:value-type="string" table:style-name="ce1">
            <text:p>interpackage</text:p>
          </table:table-cell>
          <table:table-cell office:value-type="string" table:style-name="ce1">
            <text:p>refactorings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lcom</text:p>
          </table:table-cell>
          <table:table-cell office:value-type="string" table:style-name="ce1">
            <text:p>blobs</text:p>
          </table:table-cell>
          <table:table-cell office:value-type="string" table:style-name="ce1">
            <text:p>visibility</text:p>
          </table:table-cell>
          <table:table-cell office:value-type="string" table:style-name="ce1">
            <text:p>visibility_reduced</text:p>
          </table:table-cell>
          <table:table-cell office:value-type="string" table:style-name="ce1">
            <text:p>members</text:p>
          </table:table-cell>
          <table:table-cell office:value-type="string" table:style-name="ce1">
            <text:p>delta(visibility, visibilityReduced)</text:p>
          </table:table-cell>
          <table:table-cell office:value-type="string" table:style-name="ce1">
            <text:p>delta(visibilityReduced, initialVisibility)</text:p>
          </table:table-cell>
          <table:table-cell table:number-columns-repeated="2" table:style-name="ce1"/>
          <table:table-cell office:value-type="string" table:style-name="ce1">
            <text:p>LCOM</text:p>
          </table:table-cell>
          <table:table-cell office:value-type="string" table:style-name="ce1">
            <text:p>LCOM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DI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initia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391" table:style-name="ce1">
            <text:p>8391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10" table:style-name="ce1">
            <text:p>10</text:p>
          </table:table-cell>
          <table:table-cell office:value-type="float" office:value="5573" table:style-name="ce1">
            <text:p>5573</text:p>
          </table:table-cell>
          <table:table-cell office:value-type="float" office:value="3072" table:style-name="ce1">
            <text:p>3072</text:p>
          </table:table-cell>
          <table:table-cell office:value-type="float" office:value="3386" table:style-name="ce1">
            <text:p>3386</text:p>
          </table:table-cell>
          <table:table-cell office:value-type="float" office:value="2501" table:formula="of:=[.H2]-[.I2]" table:style-name="ce1">
            <text:p>2501</text:p>
          </table:table-cell>
          <table:table-cell office:value-type="float" office:value="0" table:formula="of:=[.I2]-[.I2]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un 1:</text:p>
          </table:table-cell>
          <table:table-cell office:value-type="string" table:style-name="ce1">
            <text:p>04_Gantt1.10.2_1.0_8357.0_123.0108972561767_10.0_3072.0.xmi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357" table:style-name="ce1">
            <text:p>8357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10" table:style-name="ce1">
            <text:p>10</text:p>
          </table:table-cell>
          <table:table-cell office:value-type="float" office:value="3072" table:style-name="ce1">
            <text:p>3072</text:p>
          </table:table-cell>
          <table:table-cell office:value-type="float" office:value="3072" table:style-name="ce1">
            <text:p>3072</text:p>
          </table:table-cell>
          <table:table-cell office:value-type="float" office:value="3386" table:style-name="ce1">
            <text:p>3386</text:p>
          </table:table-cell>
          <table:table-cell office:value-type="float" office:value="0" table:formula="of:=[.H3]-[.I$2]" table:style-name="ce1">
            <text:p>0</text:p>
          </table:table-cell>
          <table:table-cell office:value-type="float" office:value="0" table:formula="of:=[.I3]-[.I$2]" table:style-name="ce1">
            <text:p>0</text:p>
          </table:table-cell>
          <table:table-cell office:value-type="float" office:value="0" table:formula="of:=[.K3]/[.I$2]" table:style-name="ce1">
            <text:p>0</text:p>
          </table:table-cell>
          <table:table-cell office:value-type="float" office:value="0" table:formula="of:=[.L3]/[.I$2]" table:style-name="ce1">
            <text:p>0</text:p>
          </table:table-cell>
          <table:table-cell office:value-type="float" office:value="0" table:formula="of:=[.F3]-[.$F$2]" table:style-name="ce4">
            <text:p>0.0000000000</text:p>
          </table:table-cell>
          <table:table-cell office:value-type="float" office:value="0" table:formula="of:=[.O3]/[.$F$2]" table:style-name="ce1">
            <text:p>0</text:p>
          </table:table-cell>
          <table:table-cell office:value-type="float" office:value="-34" table:formula="of:=[.E3]-[.$E$2]" table:style-name="ce1">
            <text:p>-34</text:p>
          </table:table-cell>
          <table:table-cell office:value-type="float" office:value="-4.0519604337981166E-3" table:formula="of:=[.Q3]/[.$E$2]" table:style-name="ce1">
            <text:p>-0.00405196</text:p>
          </table:table-cell>
          <table:table-cell office:value-type="float" office:value="-4.0519604337981166E-3" table:formula="of:=[.P3]+[.R3]" table:style-name="ce1">
            <text:p>-0.00405196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4_Gantt1.10.2_3.0_8351.0_123.0108972561767_7.0_3072.0.xmi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351" table:style-name="ce1">
            <text:p>8351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7" table:style-name="ce1">
            <text:p>7</text:p>
          </table:table-cell>
          <table:table-cell office:value-type="float" office:value="3072" table:style-name="ce1">
            <text:p>3072</text:p>
          </table:table-cell>
          <table:table-cell office:value-type="float" office:value="3072" table:style-name="ce1">
            <text:p>3072</text:p>
          </table:table-cell>
          <table:table-cell office:value-type="float" office:value="3386" table:style-name="ce1">
            <text:p>3386</text:p>
          </table:table-cell>
          <table:table-cell office:value-type="float" office:value="0" table:formula="of:=[.H4]-[.I$2]" table:style-name="ce1">
            <text:p>0</text:p>
          </table:table-cell>
          <table:table-cell office:value-type="float" office:value="0" table:formula="of:=[.I4]-[.I$2]" table:style-name="ce1">
            <text:p>0</text:p>
          </table:table-cell>
          <table:table-cell office:value-type="float" office:value="0" table:formula="of:=[.K4]/[.I$2]" table:style-name="ce1">
            <text:p>0</text:p>
          </table:table-cell>
          <table:table-cell office:value-type="float" office:value="0" table:formula="of:=[.L4]/[.I$2]" table:style-name="ce1">
            <text:p>0</text:p>
          </table:table-cell>
          <table:table-cell office:value-type="float" office:value="0" table:formula="of:=[.F4]-[.$F$2]" table:style-name="ce4">
            <text:p>0.0000000000</text:p>
          </table:table-cell>
          <table:table-cell office:value-type="float" office:value="0" table:formula="of:=[.O4]/[.$F$2]" table:style-name="ce1">
            <text:p>0</text:p>
          </table:table-cell>
          <table:table-cell office:value-type="float" office:value="-40" table:formula="of:=[.E4]-[.$E$2]" table:style-name="ce1">
            <text:p>-40</text:p>
          </table:table-cell>
          <table:table-cell office:value-type="float" office:value="-4.7670122750566079E-3" table:formula="of:=[.Q4]/[.$E$2]" table:style-name="ce1">
            <text:p>-0.004767012</text:p>
          </table:table-cell>
          <table:table-cell office:value-type="float" office:value="-4.7670122750566079E-3" table:formula="of:=[.P4]+[.R4]" table:style-name="ce1">
            <text:p>-0.004767012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4_Gantt1.10.2_10.0_8453.0_122.92234774689696_6.0_3119.0.xmi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8453" table:style-name="ce1">
            <text:p>8453</text:p>
          </table:table-cell>
          <table:table-cell office:value-type="float" office:value="122.922347746897" table:style-name="ce1">
            <text:p>122.9223477</text:p>
          </table:table-cell>
          <table:table-cell office:value-type="float" office:value="6" table:style-name="ce1">
            <text:p>6</text:p>
          </table:table-cell>
          <table:table-cell office:value-type="float" office:value="3119" table:style-name="ce1">
            <text:p>3119</text:p>
          </table:table-cell>
          <table:table-cell office:value-type="float" office:value="3119" table:style-name="ce1">
            <text:p>3119</text:p>
          </table:table-cell>
          <table:table-cell office:value-type="float" office:value="3386" table:style-name="ce1">
            <text:p>3386</text:p>
          </table:table-cell>
          <table:table-cell office:value-type="float" office:value="47" table:formula="of:=[.H5]-[.I$2]" table:style-name="ce1">
            <text:p>47</text:p>
          </table:table-cell>
          <table:table-cell office:value-type="float" office:value="47" table:formula="of:=[.I5]-[.I$2]" table:style-name="ce1">
            <text:p>47</text:p>
          </table:table-cell>
          <table:table-cell office:value-type="float" office:value="1.5299479166666666E-2" table:formula="of:=[.K5]/[.I$2]" table:style-name="ce1">
            <text:p>0.015299479</text:p>
          </table:table-cell>
          <table:table-cell office:value-type="float" office:value="1.5299479166666666E-2" table:formula="of:=[.L5]/[.I$2]" table:style-name="ce1">
            <text:p>0.015299479</text:p>
          </table:table-cell>
          <table:table-cell office:value-type="float" office:value="-8.8549509279999938E-2" table:formula="of:=[.F5]-[.$F$2]" table:style-name="ce4">
            <text:p>-0.0885495093</text:p>
          </table:table-cell>
          <table:table-cell office:value-type="float" office:value="-7.1985093398343959E-4" table:formula="of:=[.O5]/[.$F$2]" table:style-name="ce1">
            <text:p>-0.000719851</text:p>
          </table:table-cell>
          <table:table-cell office:value-type="float" office:value="62" table:formula="of:=[.E5]-[.$E$2]" table:style-name="ce1">
            <text:p>62</text:p>
          </table:table-cell>
          <table:table-cell office:value-type="float" office:value="7.3888690263377429E-3" table:formula="of:=[.Q5]/[.$E$2]" table:style-name="ce1">
            <text:p>0.007388869</text:p>
          </table:table-cell>
          <table:table-cell office:value-type="float" office:value="6.6690180923543035E-3" table:formula="of:=[.P5]+[.R5]" table:style-name="ce1">
            <text:p>0.006669018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4_Gantt1.10.2_0.0_8391.0_123.0108972561767_10.0_3072.0.xm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391" table:style-name="ce1">
            <text:p>8391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10" table:style-name="ce1">
            <text:p>10</text:p>
          </table:table-cell>
          <table:table-cell office:value-type="float" office:value="3072" table:style-name="ce1">
            <text:p>3072</text:p>
          </table:table-cell>
          <table:table-cell office:value-type="float" office:value="3072" table:style-name="ce1">
            <text:p>3072</text:p>
          </table:table-cell>
          <table:table-cell office:value-type="float" office:value="3386" table:style-name="ce1">
            <text:p>3386</text:p>
          </table:table-cell>
          <table:table-cell office:value-type="float" office:value="0" table:formula="of:=[.H6]-[.I$2]" table:style-name="ce1">
            <text:p>0</text:p>
          </table:table-cell>
          <table:table-cell office:value-type="float" office:value="0" table:formula="of:=[.I6]-[.I$2]" table:style-name="ce1">
            <text:p>0</text:p>
          </table:table-cell>
          <table:table-cell office:value-type="float" office:value="0" table:formula="of:=[.K6]/[.I$2]" table:style-name="ce1">
            <text:p>0</text:p>
          </table:table-cell>
          <table:table-cell office:value-type="float" office:value="0" table:formula="of:=[.L6]/[.I$2]" table:style-name="ce1">
            <text:p>0</text:p>
          </table:table-cell>
          <table:table-cell office:value-type="float" office:value="0" table:formula="of:=[.F6]-[.$F$2]" table:style-name="ce4">
            <text:p>0.0000000000</text:p>
          </table:table-cell>
          <table:table-cell office:value-type="float" office:value="0" table:formula="of:=[.O6]/[.$F$2]" table:style-name="ce1">
            <text:p>0</text:p>
          </table:table-cell>
          <table:table-cell office:value-type="float" office:value="0" table:formula="of:=[.E6]-[.$E$2]" table:style-name="ce1">
            <text:p>0</text:p>
          </table:table-cell>
          <table:table-cell office:value-type="float" office:value="0" table:formula="of:=[.Q6]/[.$E$2]" table:style-name="ce1">
            <text:p>0</text:p>
          </table:table-cell>
          <table:table-cell office:value-type="float" office:value="0" table:formula="of:=[.P6]+[.R6]" table:style-name="ce1">
            <text:p>0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4_Gantt1.10.2_4.0_8349.0_123.0108972561767_10.0_3065.0.xmi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8349" table:style-name="ce1">
            <text:p>8349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10" table:style-name="ce1">
            <text:p>10</text:p>
          </table:table-cell>
          <table:table-cell office:value-type="float" office:value="3065" table:style-name="ce1">
            <text:p>3065</text:p>
          </table:table-cell>
          <table:table-cell office:value-type="float" office:value="3065" table:style-name="ce1">
            <text:p>3065</text:p>
          </table:table-cell>
          <table:table-cell office:value-type="float" office:value="3386" table:style-name="ce1">
            <text:p>3386</text:p>
          </table:table-cell>
          <table:table-cell office:value-type="float" office:value="-7" table:formula="of:=[.H7]-[.I$2]" table:style-name="ce1">
            <text:p>-7</text:p>
          </table:table-cell>
          <table:table-cell office:value-type="float" office:value="-7" table:formula="of:=[.I7]-[.I$2]" table:style-name="ce1">
            <text:p>-7</text:p>
          </table:table-cell>
          <table:table-cell office:value-type="float" office:value="-2.2786458333333335E-3" table:formula="of:=[.K7]/[.I$2]" table:style-name="ce1">
            <text:p>-0.002278646</text:p>
          </table:table-cell>
          <table:table-cell office:value-type="float" office:value="-2.2786458333333335E-3" table:formula="of:=[.L7]/[.I$2]" table:style-name="ce1">
            <text:p>-0.002278646</text:p>
          </table:table-cell>
          <table:table-cell office:value-type="float" office:value="0" table:formula="of:=[.F7]-[.$F$2]" table:style-name="ce4">
            <text:p>0.0000000000</text:p>
          </table:table-cell>
          <table:table-cell office:value-type="float" office:value="0" table:formula="of:=[.O7]/[.$F$2]" table:style-name="ce1">
            <text:p>0</text:p>
          </table:table-cell>
          <table:table-cell office:value-type="float" office:value="-42" table:formula="of:=[.E7]-[.$E$2]" table:style-name="ce1">
            <text:p>-42</text:p>
          </table:table-cell>
          <table:table-cell office:value-type="float" office:value="-5.0053628888094386E-3" table:formula="of:=[.Q7]/[.$E$2]" table:style-name="ce1">
            <text:p>-0.005005363</text:p>
          </table:table-cell>
          <table:table-cell office:value-type="float" office:value="-5.0053628888094386E-3" table:formula="of:=[.P7]+[.R7]" table:style-name="ce1">
            <text:p>-0.005005363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4_Gantt1.10.2_6.0_8393.0_123.0108972561767_7.0_3062.0.xmi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8393" table:style-name="ce1">
            <text:p>8393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7" table:style-name="ce1">
            <text:p>7</text:p>
          </table:table-cell>
          <table:table-cell office:value-type="float" office:value="3062" table:style-name="ce1">
            <text:p>3062</text:p>
          </table:table-cell>
          <table:table-cell office:value-type="float" office:value="3062" table:style-name="ce1">
            <text:p>3062</text:p>
          </table:table-cell>
          <table:table-cell office:value-type="float" office:value="3386" table:style-name="ce1">
            <text:p>3386</text:p>
          </table:table-cell>
          <table:table-cell office:value-type="float" office:value="-10" table:formula="of:=[.H8]-[.I$2]" table:style-name="ce1">
            <text:p>-10</text:p>
          </table:table-cell>
          <table:table-cell office:value-type="float" office:value="-10" table:formula="of:=[.I8]-[.I$2]" table:style-name="ce1">
            <text:p>-10</text:p>
          </table:table-cell>
          <table:table-cell office:value-type="float" office:value="-3.2552083333333335E-3" table:formula="of:=[.K8]/[.I$2]" table:style-name="ce1">
            <text:p>-0.003255208</text:p>
          </table:table-cell>
          <table:table-cell office:value-type="float" office:value="-3.2552083333333335E-3" table:formula="of:=[.L8]/[.I$2]" table:style-name="ce1">
            <text:p>-0.003255208</text:p>
          </table:table-cell>
          <table:table-cell office:value-type="float" office:value="0" table:formula="of:=[.F8]-[.$F$2]" table:style-name="ce4">
            <text:p>0.0000000000</text:p>
          </table:table-cell>
          <table:table-cell office:value-type="float" office:value="0" table:formula="of:=[.O8]/[.$F$2]" table:style-name="ce1">
            <text:p>0</text:p>
          </table:table-cell>
          <table:table-cell office:value-type="float" office:value="2" table:formula="of:=[.E8]-[.$E$2]" table:style-name="ce1">
            <text:p>2</text:p>
          </table:table-cell>
          <table:table-cell office:value-type="float" office:value="2.3835061375283043E-4" table:formula="of:=[.Q8]/[.$E$2]" table:style-name="ce1">
            <text:p>0.000238351</text:p>
          </table:table-cell>
          <table:table-cell office:value-type="float" office:value="2.3835061375283043E-4" table:formula="of:=[.P8]+[.R8]" table:style-name="ce1">
            <text:p>0.000238351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4_Gantt1.10.2_8.0_8387.0_123.0108972561767_7.0_3060.0.xmi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8387" table:style-name="ce1">
            <text:p>8387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7" table:style-name="ce1">
            <text:p>7</text:p>
          </table:table-cell>
          <table:table-cell office:value-type="float" office:value="3060" table:style-name="ce1">
            <text:p>3060</text:p>
          </table:table-cell>
          <table:table-cell office:value-type="float" office:value="3060" table:style-name="ce1">
            <text:p>3060</text:p>
          </table:table-cell>
          <table:table-cell office:value-type="float" office:value="3386" table:style-name="ce1">
            <text:p>3386</text:p>
          </table:table-cell>
          <table:table-cell office:value-type="float" office:value="-12" table:formula="of:=[.H9]-[.I$2]" table:style-name="ce1">
            <text:p>-12</text:p>
          </table:table-cell>
          <table:table-cell office:value-type="float" office:value="-12" table:formula="of:=[.I9]-[.I$2]" table:style-name="ce1">
            <text:p>-12</text:p>
          </table:table-cell>
          <table:table-cell office:value-type="float" office:value="-3.90625E-3" table:formula="of:=[.K9]/[.I$2]" table:style-name="ce1">
            <text:p>-0.00390625</text:p>
          </table:table-cell>
          <table:table-cell office:value-type="float" office:value="-3.90625E-3" table:formula="of:=[.L9]/[.I$2]" table:style-name="ce1">
            <text:p>-0.00390625</text:p>
          </table:table-cell>
          <table:table-cell office:value-type="float" office:value="0" table:formula="of:=[.F9]-[.$F$2]" table:style-name="ce4">
            <text:p>0.0000000000</text:p>
          </table:table-cell>
          <table:table-cell office:value-type="float" office:value="0" table:formula="of:=[.O9]/[.$F$2]" table:style-name="ce1">
            <text:p>0</text:p>
          </table:table-cell>
          <table:table-cell office:value-type="float" office:value="-4" table:formula="of:=[.E9]-[.$E$2]" table:style-name="ce1">
            <text:p>-4</text:p>
          </table:table-cell>
          <table:table-cell office:value-type="float" office:value="-4.7670122750566085E-4" table:formula="of:=[.Q9]/[.$E$2]" table:style-name="ce1">
            <text:p>-0.000476701</text:p>
          </table:table-cell>
          <table:table-cell office:value-type="float" office:value="-4.7670122750566085E-4" table:formula="of:=[.P9]+[.R9]" table:style-name="ce1">
            <text:p>-0.000476701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4_Gantt1.10.2_3.0_8393.0_123.0108972561767_10.0_3063.0.xmi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8393" table:style-name="ce1">
            <text:p>8393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10" table:style-name="ce1">
            <text:p>10</text:p>
          </table:table-cell>
          <table:table-cell office:value-type="float" office:value="3063" table:style-name="ce1">
            <text:p>3063</text:p>
          </table:table-cell>
          <table:table-cell office:value-type="float" office:value="3063" table:style-name="ce1">
            <text:p>3063</text:p>
          </table:table-cell>
          <table:table-cell office:value-type="float" office:value="3386" table:style-name="ce1">
            <text:p>3386</text:p>
          </table:table-cell>
          <table:table-cell office:value-type="float" office:value="-9" table:formula="of:=[.H10]-[.I$2]" table:style-name="ce1">
            <text:p>-9</text:p>
          </table:table-cell>
          <table:table-cell office:value-type="float" office:value="-9" table:formula="of:=[.I10]-[.I$2]" table:style-name="ce1">
            <text:p>-9</text:p>
          </table:table-cell>
          <table:table-cell office:value-type="float" office:value="-2.9296875E-3" table:formula="of:=[.K10]/[.I$2]" table:style-name="ce1">
            <text:p>-0.002929688</text:p>
          </table:table-cell>
          <table:table-cell office:value-type="float" office:value="-2.9296875E-3" table:formula="of:=[.L10]/[.I$2]" table:style-name="ce1">
            <text:p>-0.002929688</text:p>
          </table:table-cell>
          <table:table-cell office:value-type="float" office:value="0" table:formula="of:=[.F10]-[.$F$2]" table:style-name="ce4">
            <text:p>0.0000000000</text:p>
          </table:table-cell>
          <table:table-cell office:value-type="float" office:value="0" table:formula="of:=[.O10]/[.$F$2]" table:style-name="ce1">
            <text:p>0</text:p>
          </table:table-cell>
          <table:table-cell office:value-type="float" office:value="2" table:formula="of:=[.E10]-[.$E$2]" table:style-name="ce1">
            <text:p>2</text:p>
          </table:table-cell>
          <table:table-cell office:value-type="float" office:value="2.3835061375283043E-4" table:formula="of:=[.Q10]/[.$E$2]" table:style-name="ce1">
            <text:p>0.000238351</text:p>
          </table:table-cell>
          <table:table-cell office:value-type="float" office:value="2.3835061375283043E-4" table:formula="of:=[.P10]+[.R10]" table:style-name="ce1">
            <text:p>0.000238351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4_Gantt1.10.2_1.0_8391.0_123.0108972561767_10.0_3069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391" table:style-name="ce1">
            <text:p>8391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10" table:style-name="ce1">
            <text:p>10</text:p>
          </table:table-cell>
          <table:table-cell office:value-type="float" office:value="3069" table:style-name="ce1">
            <text:p>3069</text:p>
          </table:table-cell>
          <table:table-cell office:value-type="float" office:value="3069" table:style-name="ce1">
            <text:p>3069</text:p>
          </table:table-cell>
          <table:table-cell office:value-type="float" office:value="3386" table:style-name="ce1">
            <text:p>3386</text:p>
          </table:table-cell>
          <table:table-cell office:value-type="float" office:value="-3" table:formula="of:=[.H11]-[.I$2]" table:style-name="ce1">
            <text:p>-3</text:p>
          </table:table-cell>
          <table:table-cell office:value-type="float" office:value="-3" table:formula="of:=[.I11]-[.I$2]" table:style-name="ce1">
            <text:p>-3</text:p>
          </table:table-cell>
          <table:table-cell office:value-type="float" office:value="-9.765625E-4" table:formula="of:=[.K11]/[.I$2]" table:style-name="ce1">
            <text:p>-0.000976563</text:p>
          </table:table-cell>
          <table:table-cell office:value-type="float" office:value="-9.765625E-4" table:formula="of:=[.L11]/[.I$2]" table:style-name="ce1">
            <text:p>-0.000976563</text:p>
          </table:table-cell>
          <table:table-cell office:value-type="float" office:value="0" table:formula="of:=[.F11]-[.$F$2]" table:style-name="ce4">
            <text:p>0.0000000000</text:p>
          </table:table-cell>
          <table:table-cell office:value-type="float" office:value="0" table:formula="of:=[.O11]/[.$F$2]" table:style-name="ce1">
            <text:p>0</text:p>
          </table:table-cell>
          <table:table-cell office:value-type="float" office:value="0" table:formula="of:=[.E11]-[.$E$2]" table:style-name="ce1">
            <text:p>0</text:p>
          </table:table-cell>
          <table:table-cell office:value-type="float" office:value="0" table:formula="of:=[.Q11]/[.$E$2]" table:style-name="ce1">
            <text:p>0</text:p>
          </table:table-cell>
          <table:table-cell office:value-type="float" office:value="0" table:formula="of:=[.P11]+[.R11]" table:style-name="ce1">
            <text:p>0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4_Gantt1.10.2_2.0_8359.0_123.0108972561767_7.0_3073.0.xmi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359" table:style-name="ce1">
            <text:p>8359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7" table:style-name="ce1">
            <text:p>7</text:p>
          </table:table-cell>
          <table:table-cell office:value-type="float" office:value="3073" table:style-name="ce1">
            <text:p>3073</text:p>
          </table:table-cell>
          <table:table-cell office:value-type="float" office:value="3073" table:style-name="ce1">
            <text:p>3073</text:p>
          </table:table-cell>
          <table:table-cell office:value-type="float" office:value="3386" table:style-name="ce1">
            <text:p>3386</text:p>
          </table:table-cell>
          <table:table-cell office:value-type="float" office:value="1" table:formula="of:=[.H12]-[.I$2]" table:style-name="ce1">
            <text:p>1</text:p>
          </table:table-cell>
          <table:table-cell office:value-type="float" office:value="1" table:formula="of:=[.I12]-[.I$2]" table:style-name="ce1">
            <text:p>1</text:p>
          </table:table-cell>
          <table:table-cell office:value-type="float" office:value="3.2552083333333332E-4" table:formula="of:=[.K12]/[.I$2]" table:style-name="ce1">
            <text:p>0.000325521</text:p>
          </table:table-cell>
          <table:table-cell office:value-type="float" office:value="3.2552083333333332E-4" table:formula="of:=[.L12]/[.I$2]" table:style-name="ce1">
            <text:p>0.000325521</text:p>
          </table:table-cell>
          <table:table-cell office:value-type="float" office:value="0" table:formula="of:=[.F12]-[.$F$2]" table:style-name="ce4">
            <text:p>0.0000000000</text:p>
          </table:table-cell>
          <table:table-cell office:value-type="float" office:value="0" table:formula="of:=[.O12]/[.$F$2]" table:style-name="ce1">
            <text:p>0</text:p>
          </table:table-cell>
          <table:table-cell office:value-type="float" office:value="-32" table:formula="of:=[.E12]-[.$E$2]" table:style-name="ce1">
            <text:p>-32</text:p>
          </table:table-cell>
          <table:table-cell office:value-type="float" office:value="-3.8136098200452868E-3" table:formula="of:=[.Q12]/[.$E$2]" table:style-name="ce1">
            <text:p>-0.00381361</text:p>
          </table:table-cell>
          <table:table-cell office:value-type="float" office:value="-3.8136098200452868E-3" table:formula="of:=[.P12]+[.R12]" table:style-name="ce1">
            <text:p>-0.00381361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4_Gantt1.10.2_2.0_8357.0_123.0108972561767_10.0_3069.0.xmi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357" table:style-name="ce1">
            <text:p>8357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10" table:style-name="ce1">
            <text:p>10</text:p>
          </table:table-cell>
          <table:table-cell office:value-type="float" office:value="3069" table:style-name="ce1">
            <text:p>3069</text:p>
          </table:table-cell>
          <table:table-cell office:value-type="float" office:value="3069" table:style-name="ce1">
            <text:p>3069</text:p>
          </table:table-cell>
          <table:table-cell office:value-type="float" office:value="3386" table:style-name="ce1">
            <text:p>3386</text:p>
          </table:table-cell>
          <table:table-cell office:value-type="float" office:value="-3" table:formula="of:=[.H13]-[.I$2]" table:style-name="ce1">
            <text:p>-3</text:p>
          </table:table-cell>
          <table:table-cell office:value-type="float" office:value="-3" table:formula="of:=[.I13]-[.I$2]" table:style-name="ce1">
            <text:p>-3</text:p>
          </table:table-cell>
          <table:table-cell office:value-type="float" office:value="-9.765625E-4" table:formula="of:=[.K13]/[.I$2]" table:style-name="ce1">
            <text:p>-0.000976563</text:p>
          </table:table-cell>
          <table:table-cell office:value-type="float" office:value="-9.765625E-4" table:formula="of:=[.L13]/[.I$2]" table:style-name="ce1">
            <text:p>-0.000976563</text:p>
          </table:table-cell>
          <table:table-cell office:value-type="float" office:value="0" table:formula="of:=[.F13]-[.$F$2]" table:style-name="ce4">
            <text:p>0.0000000000</text:p>
          </table:table-cell>
          <table:table-cell office:value-type="float" office:value="0" table:formula="of:=[.O13]/[.$F$2]" table:style-name="ce1">
            <text:p>0</text:p>
          </table:table-cell>
          <table:table-cell office:value-type="float" office:value="-34" table:formula="of:=[.E13]-[.$E$2]" table:style-name="ce1">
            <text:p>-34</text:p>
          </table:table-cell>
          <table:table-cell office:value-type="float" office:value="-4.0519604337981166E-3" table:formula="of:=[.Q13]/[.$E$2]" table:style-name="ce1">
            <text:p>-0.00405196</text:p>
          </table:table-cell>
          <table:table-cell office:value-type="float" office:value="-4.0519604337981166E-3" table:formula="of:=[.P13]+[.R13]" table:style-name="ce1">
            <text:p>-0.00405196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4_Gantt1.10.2_7.0_8385.0_123.0108972561767_7.0_3061.0.xmi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8385" table:style-name="ce1">
            <text:p>8385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7" table:style-name="ce1">
            <text:p>7</text:p>
          </table:table-cell>
          <table:table-cell office:value-type="float" office:value="3061" table:style-name="ce1">
            <text:p>3061</text:p>
          </table:table-cell>
          <table:table-cell office:value-type="float" office:value="3061" table:style-name="ce1">
            <text:p>3061</text:p>
          </table:table-cell>
          <table:table-cell office:value-type="float" office:value="3386" table:style-name="ce1">
            <text:p>3386</text:p>
          </table:table-cell>
          <table:table-cell office:value-type="float" office:value="-11" table:formula="of:=[.H14]-[.I$2]" table:style-name="ce1">
            <text:p>-11</text:p>
          </table:table-cell>
          <table:table-cell office:value-type="float" office:value="-11" table:formula="of:=[.I14]-[.I$2]" table:style-name="ce1">
            <text:p>-11</text:p>
          </table:table-cell>
          <table:table-cell office:value-type="float" office:value="-3.5807291666666665E-3" table:formula="of:=[.K14]/[.I$2]" table:style-name="ce1">
            <text:p>-0.003580729</text:p>
          </table:table-cell>
          <table:table-cell office:value-type="float" office:value="-3.5807291666666665E-3" table:formula="of:=[.L14]/[.I$2]" table:style-name="ce1">
            <text:p>-0.003580729</text:p>
          </table:table-cell>
          <table:table-cell office:value-type="float" office:value="0" table:formula="of:=[.F14]-[.$F$2]" table:style-name="ce4">
            <text:p>0.0000000000</text:p>
          </table:table-cell>
          <table:table-cell office:value-type="float" office:value="0" table:formula="of:=[.O14]/[.$F$2]" table:style-name="ce1">
            <text:p>0</text:p>
          </table:table-cell>
          <table:table-cell office:value-type="float" office:value="-6" table:formula="of:=[.E14]-[.$E$2]" table:style-name="ce1">
            <text:p>-6</text:p>
          </table:table-cell>
          <table:table-cell office:value-type="float" office:value="-7.1505184125849122E-4" table:formula="of:=[.Q14]/[.$E$2]" table:style-name="ce1">
            <text:p>-0.000715052</text:p>
          </table:table-cell>
          <table:table-cell office:value-type="float" office:value="-7.1505184125849122E-4" table:formula="of:=[.P14]+[.R14]" table:style-name="ce1">
            <text:p>-0.000715052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4_Gantt1.10.2_5.0_8397.0_123.0108972561767_7.0_3062.0.xmi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8397" table:style-name="ce1">
            <text:p>8397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7" table:style-name="ce1">
            <text:p>7</text:p>
          </table:table-cell>
          <table:table-cell office:value-type="float" office:value="3062" table:style-name="ce1">
            <text:p>3062</text:p>
          </table:table-cell>
          <table:table-cell office:value-type="float" office:value="3062" table:style-name="ce1">
            <text:p>3062</text:p>
          </table:table-cell>
          <table:table-cell office:value-type="float" office:value="3386" table:style-name="ce1">
            <text:p>3386</text:p>
          </table:table-cell>
          <table:table-cell office:value-type="float" office:value="-10" table:formula="of:=[.H15]-[.I$2]" table:style-name="ce1">
            <text:p>-10</text:p>
          </table:table-cell>
          <table:table-cell office:value-type="float" office:value="-10" table:formula="of:=[.I15]-[.I$2]" table:style-name="ce1">
            <text:p>-10</text:p>
          </table:table-cell>
          <table:table-cell office:value-type="float" office:value="-3.2552083333333335E-3" table:formula="of:=[.K15]/[.I$2]" table:style-name="ce1">
            <text:p>-0.003255208</text:p>
          </table:table-cell>
          <table:table-cell office:value-type="float" office:value="-3.2552083333333335E-3" table:formula="of:=[.L15]/[.I$2]" table:style-name="ce1">
            <text:p>-0.003255208</text:p>
          </table:table-cell>
          <table:table-cell office:value-type="float" office:value="0" table:formula="of:=[.F15]-[.$F$2]" table:style-name="ce4">
            <text:p>0.0000000000</text:p>
          </table:table-cell>
          <table:table-cell office:value-type="float" office:value="0" table:formula="of:=[.O15]/[.$F$2]" table:style-name="ce1">
            <text:p>0</text:p>
          </table:table-cell>
          <table:table-cell office:value-type="float" office:value="6" table:formula="of:=[.E15]-[.$E$2]" table:style-name="ce1">
            <text:p>6</text:p>
          </table:table-cell>
          <table:table-cell office:value-type="float" office:value="7.1505184125849122E-4" table:formula="of:=[.Q15]/[.$E$2]" table:style-name="ce1">
            <text:p>0.000715052</text:p>
          </table:table-cell>
          <table:table-cell office:value-type="float" office:value="7.1505184125849122E-4" table:formula="of:=[.P15]+[.R15]" table:style-name="ce1">
            <text:p>0.000715052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4_Gantt1.10.2_4.0_8395.0_123.0108972561767_10.0_3061.0.xmi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8395" table:style-name="ce1">
            <text:p>8395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10" table:style-name="ce1">
            <text:p>10</text:p>
          </table:table-cell>
          <table:table-cell office:value-type="float" office:value="3061" table:style-name="ce1">
            <text:p>3061</text:p>
          </table:table-cell>
          <table:table-cell office:value-type="float" office:value="3061" table:style-name="ce1">
            <text:p>3061</text:p>
          </table:table-cell>
          <table:table-cell office:value-type="float" office:value="3386" table:style-name="ce1">
            <text:p>3386</text:p>
          </table:table-cell>
          <table:table-cell office:value-type="float" office:value="-11" table:formula="of:=[.H16]-[.I$2]" table:style-name="ce1">
            <text:p>-11</text:p>
          </table:table-cell>
          <table:table-cell office:value-type="float" office:value="-11" table:formula="of:=[.I16]-[.I$2]" table:style-name="ce1">
            <text:p>-11</text:p>
          </table:table-cell>
          <table:table-cell office:value-type="float" office:value="-3.5807291666666665E-3" table:formula="of:=[.K16]/[.I$2]" table:style-name="ce1">
            <text:p>-0.003580729</text:p>
          </table:table-cell>
          <table:table-cell office:value-type="float" office:value="-3.5807291666666665E-3" table:formula="of:=[.L16]/[.I$2]" table:style-name="ce1">
            <text:p>-0.003580729</text:p>
          </table:table-cell>
          <table:table-cell office:value-type="float" office:value="0" table:formula="of:=[.F16]-[.$F$2]" table:style-name="ce4">
            <text:p>0.0000000000</text:p>
          </table:table-cell>
          <table:table-cell office:value-type="float" office:value="0" table:formula="of:=[.O16]/[.$F$2]" table:style-name="ce1">
            <text:p>0</text:p>
          </table:table-cell>
          <table:table-cell office:value-type="float" office:value="4" table:formula="of:=[.E16]-[.$E$2]" table:style-name="ce1">
            <text:p>4</text:p>
          </table:table-cell>
          <table:table-cell office:value-type="float" office:value="4.7670122750566085E-4" table:formula="of:=[.Q16]/[.$E$2]" table:style-name="ce1">
            <text:p>0.000476701</text:p>
          </table:table-cell>
          <table:table-cell office:value-type="float" office:value="4.7670122750566085E-4" table:formula="of:=[.P16]+[.R16]" table:style-name="ce1">
            <text:p>0.000476701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4_Gantt1.10.2_5.0_8381.0_123.0108972561767_7.0_3066.0.xmi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8381" table:style-name="ce1">
            <text:p>8381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7" table:style-name="ce1">
            <text:p>7</text:p>
          </table:table-cell>
          <table:table-cell office:value-type="float" office:value="3066" table:style-name="ce1">
            <text:p>3066</text:p>
          </table:table-cell>
          <table:table-cell office:value-type="float" office:value="3066" table:style-name="ce1">
            <text:p>3066</text:p>
          </table:table-cell>
          <table:table-cell office:value-type="float" office:value="3386" table:style-name="ce1">
            <text:p>3386</text:p>
          </table:table-cell>
          <table:table-cell office:value-type="float" office:value="-6" table:formula="of:=[.H17]-[.I$2]" table:style-name="ce1">
            <text:p>-6</text:p>
          </table:table-cell>
          <table:table-cell office:value-type="float" office:value="-6" table:formula="of:=[.I17]-[.I$2]" table:style-name="ce1">
            <text:p>-6</text:p>
          </table:table-cell>
          <table:table-cell office:value-type="float" office:value="-1.953125E-3" table:formula="of:=[.K17]/[.I$2]" table:style-name="ce1">
            <text:p>-0.001953125</text:p>
          </table:table-cell>
          <table:table-cell office:value-type="float" office:value="-1.953125E-3" table:formula="of:=[.L17]/[.I$2]" table:style-name="ce1">
            <text:p>-0.001953125</text:p>
          </table:table-cell>
          <table:table-cell office:value-type="float" office:value="0" table:formula="of:=[.F17]-[.$F$2]" table:style-name="ce4">
            <text:p>0.0000000000</text:p>
          </table:table-cell>
          <table:table-cell office:value-type="float" office:value="0" table:formula="of:=[.O17]/[.$F$2]" table:style-name="ce1">
            <text:p>0</text:p>
          </table:table-cell>
          <table:table-cell office:value-type="float" office:value="-10" table:formula="of:=[.E17]-[.$E$2]" table:style-name="ce1">
            <text:p>-10</text:p>
          </table:table-cell>
          <table:table-cell office:value-type="float" office:value="-1.191753068764152E-3" table:formula="of:=[.Q17]/[.$E$2]" table:style-name="ce1">
            <text:p>-0.001191753</text:p>
          </table:table-cell>
          <table:table-cell office:value-type="float" office:value="-1.191753068764152E-3" table:formula="of:=[.P17]+[.R17]" table:style-name="ce1">
            <text:p>-0.001191753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4_Gantt1.10.2_1.0_8393.0_123.0108972561767_7.0_3073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393" table:style-name="ce1">
            <text:p>8393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7" table:style-name="ce1">
            <text:p>7</text:p>
          </table:table-cell>
          <table:table-cell office:value-type="float" office:value="3073" table:style-name="ce1">
            <text:p>3073</text:p>
          </table:table-cell>
          <table:table-cell office:value-type="float" office:value="3073" table:style-name="ce1">
            <text:p>3073</text:p>
          </table:table-cell>
          <table:table-cell office:value-type="float" office:value="3386" table:style-name="ce1">
            <text:p>3386</text:p>
          </table:table-cell>
          <table:table-cell office:value-type="float" office:value="1" table:formula="of:=[.H18]-[.I$2]" table:style-name="ce1">
            <text:p>1</text:p>
          </table:table-cell>
          <table:table-cell office:value-type="float" office:value="1" table:formula="of:=[.I18]-[.I$2]" table:style-name="ce1">
            <text:p>1</text:p>
          </table:table-cell>
          <table:table-cell office:value-type="float" office:value="3.2552083333333332E-4" table:formula="of:=[.K18]/[.I$2]" table:style-name="ce1">
            <text:p>0.000325521</text:p>
          </table:table-cell>
          <table:table-cell office:value-type="float" office:value="3.2552083333333332E-4" table:formula="of:=[.L18]/[.I$2]" table:style-name="ce1">
            <text:p>0.000325521</text:p>
          </table:table-cell>
          <table:table-cell office:value-type="float" office:value="0" table:formula="of:=[.F18]-[.$F$2]" table:style-name="ce4">
            <text:p>0.0000000000</text:p>
          </table:table-cell>
          <table:table-cell office:value-type="float" office:value="0" table:formula="of:=[.O18]/[.$F$2]" table:style-name="ce1">
            <text:p>0</text:p>
          </table:table-cell>
          <table:table-cell office:value-type="float" office:value="2" table:formula="of:=[.E18]-[.$E$2]" table:style-name="ce1">
            <text:p>2</text:p>
          </table:table-cell>
          <table:table-cell office:value-type="float" office:value="2.3835061375283043E-4" table:formula="of:=[.Q18]/[.$E$2]" table:style-name="ce1">
            <text:p>0.000238351</text:p>
          </table:table-cell>
          <table:table-cell office:value-type="float" office:value="2.3835061375283043E-4" table:formula="of:=[.P18]+[.R18]" table:style-name="ce1">
            <text:p>0.000238351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4_Gantt1.10.2_3.0_8383.0_123.0108972561767_10.0_3065.0.xmi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8383" table:style-name="ce1">
            <text:p>8383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10" table:style-name="ce1">
            <text:p>10</text:p>
          </table:table-cell>
          <table:table-cell office:value-type="float" office:value="3065" table:style-name="ce1">
            <text:p>3065</text:p>
          </table:table-cell>
          <table:table-cell office:value-type="float" office:value="3065" table:style-name="ce1">
            <text:p>3065</text:p>
          </table:table-cell>
          <table:table-cell office:value-type="float" office:value="3386" table:style-name="ce1">
            <text:p>3386</text:p>
          </table:table-cell>
          <table:table-cell office:value-type="float" office:value="-7" table:formula="of:=[.H19]-[.I$2]" table:style-name="ce1">
            <text:p>-7</text:p>
          </table:table-cell>
          <table:table-cell office:value-type="float" office:value="-7" table:formula="of:=[.I19]-[.I$2]" table:style-name="ce1">
            <text:p>-7</text:p>
          </table:table-cell>
          <table:table-cell office:value-type="float" office:value="-2.2786458333333335E-3" table:formula="of:=[.K19]/[.I$2]" table:style-name="ce1">
            <text:p>-0.002278646</text:p>
          </table:table-cell>
          <table:table-cell office:value-type="float" office:value="-2.2786458333333335E-3" table:formula="of:=[.L19]/[.I$2]" table:style-name="ce1">
            <text:p>-0.002278646</text:p>
          </table:table-cell>
          <table:table-cell office:value-type="float" office:value="0" table:formula="of:=[.F19]-[.$F$2]" table:style-name="ce4">
            <text:p>0.0000000000</text:p>
          </table:table-cell>
          <table:table-cell office:value-type="float" office:value="0" table:formula="of:=[.O19]/[.$F$2]" table:style-name="ce1">
            <text:p>0</text:p>
          </table:table-cell>
          <table:table-cell office:value-type="float" office:value="-8" table:formula="of:=[.E19]-[.$E$2]" table:style-name="ce1">
            <text:p>-8</text:p>
          </table:table-cell>
          <table:table-cell office:value-type="float" office:value="-9.534024550113217E-4" table:formula="of:=[.Q19]/[.$E$2]" table:style-name="ce1">
            <text:p>-0.000953402</text:p>
          </table:table-cell>
          <table:table-cell office:value-type="float" office:value="-9.534024550113217E-4" table:formula="of:=[.P19]+[.R19]" table:style-name="ce1">
            <text:p>-0.000953402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4_Gantt1.10.2_8.0_8351.0_123.0108972561767_7.0_3062.0.xmi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8351" table:style-name="ce1">
            <text:p>8351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7" table:style-name="ce1">
            <text:p>7</text:p>
          </table:table-cell>
          <table:table-cell office:value-type="float" office:value="3062" table:style-name="ce1">
            <text:p>3062</text:p>
          </table:table-cell>
          <table:table-cell office:value-type="float" office:value="3062" table:style-name="ce1">
            <text:p>3062</text:p>
          </table:table-cell>
          <table:table-cell office:value-type="float" office:value="3386" table:style-name="ce1">
            <text:p>3386</text:p>
          </table:table-cell>
          <table:table-cell office:value-type="float" office:value="-10" table:formula="of:=[.H20]-[.I$2]" table:style-name="ce1">
            <text:p>-10</text:p>
          </table:table-cell>
          <table:table-cell office:value-type="float" office:value="-10" table:formula="of:=[.I20]-[.I$2]" table:style-name="ce1">
            <text:p>-10</text:p>
          </table:table-cell>
          <table:table-cell office:value-type="float" office:value="-3.2552083333333335E-3" table:formula="of:=[.K20]/[.I$2]" table:style-name="ce1">
            <text:p>-0.003255208</text:p>
          </table:table-cell>
          <table:table-cell office:value-type="float" office:value="-3.2552083333333335E-3" table:formula="of:=[.L20]/[.I$2]" table:style-name="ce1">
            <text:p>-0.003255208</text:p>
          </table:table-cell>
          <table:table-cell office:value-type="float" office:value="0" table:formula="of:=[.F20]-[.$F$2]" table:style-name="ce4">
            <text:p>0.0000000000</text:p>
          </table:table-cell>
          <table:table-cell office:value-type="float" office:value="0" table:formula="of:=[.O20]/[.$F$2]" table:style-name="ce1">
            <text:p>0</text:p>
          </table:table-cell>
          <table:table-cell office:value-type="float" office:value="-40" table:formula="of:=[.E20]-[.$E$2]" table:style-name="ce1">
            <text:p>-40</text:p>
          </table:table-cell>
          <table:table-cell office:value-type="float" office:value="-4.7670122750566079E-3" table:formula="of:=[.Q20]/[.$E$2]" table:style-name="ce1">
            <text:p>-0.004767012</text:p>
          </table:table-cell>
          <table:table-cell office:value-type="float" office:value="-4.7670122750566079E-3" table:formula="of:=[.P20]+[.R20]" table:style-name="ce1">
            <text:p>-0.004767012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4_Gantt1.10.2_2.0_8391.0_123.0108972561767_10.0_3066.0.xm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391" table:style-name="ce1">
            <text:p>8391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10" table:style-name="ce1">
            <text:p>10</text:p>
          </table:table-cell>
          <table:table-cell office:value-type="float" office:value="3066" table:style-name="ce1">
            <text:p>3066</text:p>
          </table:table-cell>
          <table:table-cell office:value-type="float" office:value="3066" table:style-name="ce1">
            <text:p>3066</text:p>
          </table:table-cell>
          <table:table-cell office:value-type="float" office:value="3386" table:style-name="ce1">
            <text:p>3386</text:p>
          </table:table-cell>
          <table:table-cell office:value-type="float" office:value="-6" table:formula="of:=[.H21]-[.I$2]" table:style-name="ce1">
            <text:p>-6</text:p>
          </table:table-cell>
          <table:table-cell office:value-type="float" office:value="-6" table:formula="of:=[.I21]-[.I$2]" table:style-name="ce1">
            <text:p>-6</text:p>
          </table:table-cell>
          <table:table-cell office:value-type="float" office:value="-1.953125E-3" table:formula="of:=[.K21]/[.I$2]" table:style-name="ce1">
            <text:p>-0.001953125</text:p>
          </table:table-cell>
          <table:table-cell office:value-type="float" office:value="-1.953125E-3" table:formula="of:=[.L21]/[.I$2]" table:style-name="ce1">
            <text:p>-0.001953125</text:p>
          </table:table-cell>
          <table:table-cell office:value-type="float" office:value="0" table:formula="of:=[.F21]-[.$F$2]" table:style-name="ce4">
            <text:p>0.0000000000</text:p>
          </table:table-cell>
          <table:table-cell office:value-type="float" office:value="0" table:formula="of:=[.O21]/[.$F$2]" table:style-name="ce1">
            <text:p>0</text:p>
          </table:table-cell>
          <table:table-cell office:value-type="float" office:value="0" table:formula="of:=[.E21]-[.$E$2]" table:style-name="ce1">
            <text:p>0</text:p>
          </table:table-cell>
          <table:table-cell office:value-type="float" office:value="0" table:formula="of:=[.Q21]/[.$E$2]" table:style-name="ce1">
            <text:p>0</text:p>
          </table:table-cell>
          <table:table-cell office:value-type="float" office:value="0" table:formula="of:=[.P21]+[.R21]" table:style-name="ce1">
            <text:p>0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4_Gantt1.10.2_7.0_8349.0_123.0108972561767_7.0_3063.0.xmi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8349" table:style-name="ce1">
            <text:p>8349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7" table:style-name="ce1">
            <text:p>7</text:p>
          </table:table-cell>
          <table:table-cell office:value-type="float" office:value="3063" table:style-name="ce1">
            <text:p>3063</text:p>
          </table:table-cell>
          <table:table-cell office:value-type="float" office:value="3063" table:style-name="ce1">
            <text:p>3063</text:p>
          </table:table-cell>
          <table:table-cell office:value-type="float" office:value="3386" table:style-name="ce1">
            <text:p>3386</text:p>
          </table:table-cell>
          <table:table-cell office:value-type="float" office:value="-9" table:formula="of:=[.H22]-[.I$2]" table:style-name="ce1">
            <text:p>-9</text:p>
          </table:table-cell>
          <table:table-cell office:value-type="float" office:value="-9" table:formula="of:=[.I22]-[.I$2]" table:style-name="ce1">
            <text:p>-9</text:p>
          </table:table-cell>
          <table:table-cell office:value-type="float" office:value="-2.9296875E-3" table:formula="of:=[.K22]/[.I$2]" table:style-name="ce1">
            <text:p>-0.002929688</text:p>
          </table:table-cell>
          <table:table-cell office:value-type="float" office:value="-2.9296875E-3" table:formula="of:=[.L22]/[.I$2]" table:style-name="ce1">
            <text:p>-0.002929688</text:p>
          </table:table-cell>
          <table:table-cell office:value-type="float" office:value="0" table:formula="of:=[.F22]-[.$F$2]" table:style-name="ce4">
            <text:p>0.0000000000</text:p>
          </table:table-cell>
          <table:table-cell office:value-type="float" office:value="0" table:formula="of:=[.O22]/[.$F$2]" table:style-name="ce1">
            <text:p>0</text:p>
          </table:table-cell>
          <table:table-cell office:value-type="float" office:value="-42" table:formula="of:=[.E22]-[.$E$2]" table:style-name="ce1">
            <text:p>-42</text:p>
          </table:table-cell>
          <table:table-cell office:value-type="float" office:value="-5.0053628888094386E-3" table:formula="of:=[.Q22]/[.$E$2]" table:style-name="ce1">
            <text:p>-0.005005363</text:p>
          </table:table-cell>
          <table:table-cell office:value-type="float" office:value="-5.0053628888094386E-3" table:formula="of:=[.P22]+[.R22]" table:style-name="ce1">
            <text:p>-0.005005363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4_Gantt1.10.2_5.0_8387.0_123.0108972561767_10.0_3060.0.xmi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8387" table:style-name="ce1">
            <text:p>8387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10" table:style-name="ce1">
            <text:p>10</text:p>
          </table:table-cell>
          <table:table-cell office:value-type="float" office:value="3060" table:style-name="ce1">
            <text:p>3060</text:p>
          </table:table-cell>
          <table:table-cell office:value-type="float" office:value="3060" table:style-name="ce1">
            <text:p>3060</text:p>
          </table:table-cell>
          <table:table-cell office:value-type="float" office:value="3386" table:style-name="ce1">
            <text:p>3386</text:p>
          </table:table-cell>
          <table:table-cell office:value-type="float" office:value="-12" table:formula="of:=[.H23]-[.I$2]" table:style-name="ce1">
            <text:p>-12</text:p>
          </table:table-cell>
          <table:table-cell office:value-type="float" office:value="-12" table:formula="of:=[.I23]-[.I$2]" table:style-name="ce1">
            <text:p>-12</text:p>
          </table:table-cell>
          <table:table-cell office:value-type="float" office:value="-3.90625E-3" table:formula="of:=[.K23]/[.I$2]" table:style-name="ce1">
            <text:p>-0.00390625</text:p>
          </table:table-cell>
          <table:table-cell office:value-type="float" office:value="-3.90625E-3" table:formula="of:=[.L23]/[.I$2]" table:style-name="ce1">
            <text:p>-0.00390625</text:p>
          </table:table-cell>
          <table:table-cell office:value-type="float" office:value="0" table:formula="of:=[.F23]-[.$F$2]" table:style-name="ce4">
            <text:p>0.0000000000</text:p>
          </table:table-cell>
          <table:table-cell office:value-type="float" office:value="0" table:formula="of:=[.O23]/[.$F$2]" table:style-name="ce1">
            <text:p>0</text:p>
          </table:table-cell>
          <table:table-cell office:value-type="float" office:value="-4" table:formula="of:=[.E23]-[.$E$2]" table:style-name="ce1">
            <text:p>-4</text:p>
          </table:table-cell>
          <table:table-cell office:value-type="float" office:value="-4.7670122750566085E-4" table:formula="of:=[.Q23]/[.$E$2]" table:style-name="ce1">
            <text:p>-0.000476701</text:p>
          </table:table-cell>
          <table:table-cell office:value-type="float" office:value="-4.7670122750566085E-4" table:formula="of:=[.P23]+[.R23]" table:style-name="ce1">
            <text:p>-0.000476701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4_Gantt1.10.2_4.0_8395.0_123.0108972561767_7.0_3064.0.xmi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8395" table:style-name="ce1">
            <text:p>8395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7" table:style-name="ce1">
            <text:p>7</text:p>
          </table:table-cell>
          <table:table-cell office:value-type="float" office:value="3064" table:style-name="ce1">
            <text:p>3064</text:p>
          </table:table-cell>
          <table:table-cell office:value-type="float" office:value="3064" table:style-name="ce1">
            <text:p>3064</text:p>
          </table:table-cell>
          <table:table-cell office:value-type="float" office:value="3386" table:style-name="ce1">
            <text:p>3386</text:p>
          </table:table-cell>
          <table:table-cell office:value-type="float" office:value="-8" table:formula="of:=[.H24]-[.I$2]" table:style-name="ce1">
            <text:p>-8</text:p>
          </table:table-cell>
          <table:table-cell office:value-type="float" office:value="-8" table:formula="of:=[.I24]-[.I$2]" table:style-name="ce1">
            <text:p>-8</text:p>
          </table:table-cell>
          <table:table-cell office:value-type="float" office:value="-2.6041666666666665E-3" table:formula="of:=[.K24]/[.I$2]" table:style-name="ce1">
            <text:p>-0.002604167</text:p>
          </table:table-cell>
          <table:table-cell office:value-type="float" office:value="-2.6041666666666665E-3" table:formula="of:=[.L24]/[.I$2]" table:style-name="ce1">
            <text:p>-0.002604167</text:p>
          </table:table-cell>
          <table:table-cell office:value-type="float" office:value="0" table:formula="of:=[.F24]-[.$F$2]" table:style-name="ce4">
            <text:p>0.0000000000</text:p>
          </table:table-cell>
          <table:table-cell office:value-type="float" office:value="0" table:formula="of:=[.O24]/[.$F$2]" table:style-name="ce1">
            <text:p>0</text:p>
          </table:table-cell>
          <table:table-cell office:value-type="float" office:value="4" table:formula="of:=[.E24]-[.$E$2]" table:style-name="ce1">
            <text:p>4</text:p>
          </table:table-cell>
          <table:table-cell office:value-type="float" office:value="4.7670122750566085E-4" table:formula="of:=[.Q24]/[.$E$2]" table:style-name="ce1">
            <text:p>0.000476701</text:p>
          </table:table-cell>
          <table:table-cell office:value-type="float" office:value="4.7670122750566085E-4" table:formula="of:=[.P24]+[.R24]" table:style-name="ce1">
            <text:p>0.000476701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4_Gantt1.10.2_7.0_8391.0_123.0108972561767_7.0_3060.0.xmi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8391" table:style-name="ce1">
            <text:p>8391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7" table:style-name="ce1">
            <text:p>7</text:p>
          </table:table-cell>
          <table:table-cell office:value-type="float" office:value="3060" table:style-name="ce1">
            <text:p>3060</text:p>
          </table:table-cell>
          <table:table-cell office:value-type="float" office:value="3060" table:style-name="ce1">
            <text:p>3060</text:p>
          </table:table-cell>
          <table:table-cell office:value-type="float" office:value="3386" table:style-name="ce1">
            <text:p>3386</text:p>
          </table:table-cell>
          <table:table-cell office:value-type="float" office:value="-12" table:formula="of:=[.H25]-[.I$2]" table:style-name="ce1">
            <text:p>-12</text:p>
          </table:table-cell>
          <table:table-cell office:value-type="float" office:value="-12" table:formula="of:=[.I25]-[.I$2]" table:style-name="ce1">
            <text:p>-12</text:p>
          </table:table-cell>
          <table:table-cell office:value-type="float" office:value="-3.90625E-3" table:formula="of:=[.K25]/[.I$2]" table:style-name="ce1">
            <text:p>-0.00390625</text:p>
          </table:table-cell>
          <table:table-cell office:value-type="float" office:value="-3.90625E-3" table:formula="of:=[.L25]/[.I$2]" table:style-name="ce1">
            <text:p>-0.00390625</text:p>
          </table:table-cell>
          <table:table-cell office:value-type="float" office:value="0" table:formula="of:=[.F25]-[.$F$2]" table:style-name="ce4">
            <text:p>0.0000000000</text:p>
          </table:table-cell>
          <table:table-cell office:value-type="float" office:value="0" table:formula="of:=[.O25]/[.$F$2]" table:style-name="ce1">
            <text:p>0</text:p>
          </table:table-cell>
          <table:table-cell office:value-type="float" office:value="0" table:formula="of:=[.E25]-[.$E$2]" table:style-name="ce1">
            <text:p>0</text:p>
          </table:table-cell>
          <table:table-cell office:value-type="float" office:value="0" table:formula="of:=[.Q25]/[.$E$2]" table:style-name="ce1">
            <text:p>0</text:p>
          </table:table-cell>
          <table:table-cell office:value-type="float" office:value="0" table:formula="of:=[.P25]+[.R25]" table:style-name="ce1">
            <text:p>0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4_Gantt1.10.2_2.0_8383.0_123.0108972561767_10.0_3068.0.xm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383" table:style-name="ce1">
            <text:p>8383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10" table:style-name="ce1">
            <text:p>10</text:p>
          </table:table-cell>
          <table:table-cell office:value-type="float" office:value="3068" table:style-name="ce1">
            <text:p>3068</text:p>
          </table:table-cell>
          <table:table-cell office:value-type="float" office:value="3068" table:style-name="ce1">
            <text:p>3068</text:p>
          </table:table-cell>
          <table:table-cell office:value-type="float" office:value="3386" table:style-name="ce1">
            <text:p>3386</text:p>
          </table:table-cell>
          <table:table-cell office:value-type="float" office:value="-4" table:formula="of:=[.H26]-[.I$2]" table:style-name="ce1">
            <text:p>-4</text:p>
          </table:table-cell>
          <table:table-cell office:value-type="float" office:value="-4" table:formula="of:=[.I26]-[.I$2]" table:style-name="ce1">
            <text:p>-4</text:p>
          </table:table-cell>
          <table:table-cell office:value-type="float" office:value="-1.3020833333333333E-3" table:formula="of:=[.K26]/[.I$2]" table:style-name="ce1">
            <text:p>-0.001302083</text:p>
          </table:table-cell>
          <table:table-cell office:value-type="float" office:value="-1.3020833333333333E-3" table:formula="of:=[.L26]/[.I$2]" table:style-name="ce1">
            <text:p>-0.001302083</text:p>
          </table:table-cell>
          <table:table-cell office:value-type="float" office:value="0" table:formula="of:=[.F26]-[.$F$2]" table:style-name="ce4">
            <text:p>0.0000000000</text:p>
          </table:table-cell>
          <table:table-cell office:value-type="float" office:value="0" table:formula="of:=[.O26]/[.$F$2]" table:style-name="ce1">
            <text:p>0</text:p>
          </table:table-cell>
          <table:table-cell office:value-type="float" office:value="-8" table:formula="of:=[.E26]-[.$E$2]" table:style-name="ce1">
            <text:p>-8</text:p>
          </table:table-cell>
          <table:table-cell office:value-type="float" office:value="-9.534024550113217E-4" table:formula="of:=[.Q26]/[.$E$2]" table:style-name="ce1">
            <text:p>-0.000953402</text:p>
          </table:table-cell>
          <table:table-cell office:value-type="float" office:value="-9.534024550113217E-4" table:formula="of:=[.P26]+[.R26]" table:style-name="ce1">
            <text:p>-0.000953402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4_Gantt1.10.2_3.0_8393.0_123.0108972561767_7.0_3067.0.xmi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8393" table:style-name="ce1">
            <text:p>8393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7" table:style-name="ce1">
            <text:p>7</text:p>
          </table:table-cell>
          <table:table-cell office:value-type="float" office:value="3067" table:style-name="ce1">
            <text:p>3067</text:p>
          </table:table-cell>
          <table:table-cell office:value-type="float" office:value="3067" table:style-name="ce1">
            <text:p>3067</text:p>
          </table:table-cell>
          <table:table-cell office:value-type="float" office:value="3386" table:style-name="ce1">
            <text:p>3386</text:p>
          </table:table-cell>
          <table:table-cell office:value-type="float" office:value="-5" table:formula="of:=[.H27]-[.I$2]" table:style-name="ce1">
            <text:p>-5</text:p>
          </table:table-cell>
          <table:table-cell office:value-type="float" office:value="-5" table:formula="of:=[.I27]-[.I$2]" table:style-name="ce1">
            <text:p>-5</text:p>
          </table:table-cell>
          <table:table-cell office:value-type="float" office:value="-1.6276041666666667E-3" table:formula="of:=[.K27]/[.I$2]" table:style-name="ce1">
            <text:p>-0.001627604</text:p>
          </table:table-cell>
          <table:table-cell office:value-type="float" office:value="-1.6276041666666667E-3" table:formula="of:=[.L27]/[.I$2]" table:style-name="ce1">
            <text:p>-0.001627604</text:p>
          </table:table-cell>
          <table:table-cell office:value-type="float" office:value="0" table:formula="of:=[.F27]-[.$F$2]" table:style-name="ce4">
            <text:p>0.0000000000</text:p>
          </table:table-cell>
          <table:table-cell office:value-type="float" office:value="0" table:formula="of:=[.O27]/[.$F$2]" table:style-name="ce1">
            <text:p>0</text:p>
          </table:table-cell>
          <table:table-cell office:value-type="float" office:value="2" table:formula="of:=[.E27]-[.$E$2]" table:style-name="ce1">
            <text:p>2</text:p>
          </table:table-cell>
          <table:table-cell office:value-type="float" office:value="2.3835061375283043E-4" table:formula="of:=[.Q27]/[.$E$2]" table:style-name="ce1">
            <text:p>0.000238351</text:p>
          </table:table-cell>
          <table:table-cell office:value-type="float" office:value="2.3835061375283043E-4" table:formula="of:=[.P27]+[.R27]" table:style-name="ce1">
            <text:p>0.000238351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4_Gantt1.10.2_3.0_8357.0_123.0108972561767_10.0_3066.0.xmi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357" table:style-name="ce1">
            <text:p>8357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10" table:style-name="ce1">
            <text:p>10</text:p>
          </table:table-cell>
          <table:table-cell office:value-type="float" office:value="3066" table:style-name="ce1">
            <text:p>3066</text:p>
          </table:table-cell>
          <table:table-cell office:value-type="float" office:value="3066" table:style-name="ce1">
            <text:p>3066</text:p>
          </table:table-cell>
          <table:table-cell office:value-type="float" office:value="3386" table:style-name="ce1">
            <text:p>3386</text:p>
          </table:table-cell>
          <table:table-cell office:value-type="float" office:value="-6" table:formula="of:=[.H28]-[.I$2]" table:style-name="ce1">
            <text:p>-6</text:p>
          </table:table-cell>
          <table:table-cell office:value-type="float" office:value="-6" table:formula="of:=[.I28]-[.I$2]" table:style-name="ce1">
            <text:p>-6</text:p>
          </table:table-cell>
          <table:table-cell office:value-type="float" office:value="-1.953125E-3" table:formula="of:=[.K28]/[.I$2]" table:style-name="ce1">
            <text:p>-0.001953125</text:p>
          </table:table-cell>
          <table:table-cell office:value-type="float" office:value="-1.953125E-3" table:formula="of:=[.L28]/[.I$2]" table:style-name="ce1">
            <text:p>-0.001953125</text:p>
          </table:table-cell>
          <table:table-cell office:value-type="float" office:value="0" table:formula="of:=[.F28]-[.$F$2]" table:style-name="ce4">
            <text:p>0.0000000000</text:p>
          </table:table-cell>
          <table:table-cell office:value-type="float" office:value="0" table:formula="of:=[.O28]/[.$F$2]" table:style-name="ce1">
            <text:p>0</text:p>
          </table:table-cell>
          <table:table-cell office:value-type="float" office:value="-34" table:formula="of:=[.E28]-[.$E$2]" table:style-name="ce1">
            <text:p>-34</text:p>
          </table:table-cell>
          <table:table-cell office:value-type="float" office:value="-4.0519604337981166E-3" table:formula="of:=[.Q28]/[.$E$2]" table:style-name="ce1">
            <text:p>-0.00405196</text:p>
          </table:table-cell>
          <table:table-cell office:value-type="float" office:value="-4.0519604337981166E-3" table:formula="of:=[.P28]+[.R28]" table:style-name="ce1">
            <text:p>-0.00405196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4_Gantt1.10.2_4.0_8385.0_123.0108972561767_7.0_3066.0.xmi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8385" table:style-name="ce1">
            <text:p>8385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7" table:style-name="ce1">
            <text:p>7</text:p>
          </table:table-cell>
          <table:table-cell office:value-type="float" office:value="3066" table:style-name="ce1">
            <text:p>3066</text:p>
          </table:table-cell>
          <table:table-cell office:value-type="float" office:value="3066" table:style-name="ce1">
            <text:p>3066</text:p>
          </table:table-cell>
          <table:table-cell office:value-type="float" office:value="3386" table:style-name="ce1">
            <text:p>3386</text:p>
          </table:table-cell>
          <table:table-cell office:value-type="float" office:value="-6" table:formula="of:=[.H29]-[.I$2]" table:style-name="ce1">
            <text:p>-6</text:p>
          </table:table-cell>
          <table:table-cell office:value-type="float" office:value="-6" table:formula="of:=[.I29]-[.I$2]" table:style-name="ce1">
            <text:p>-6</text:p>
          </table:table-cell>
          <table:table-cell office:value-type="float" office:value="-1.953125E-3" table:formula="of:=[.K29]/[.I$2]" table:style-name="ce1">
            <text:p>-0.001953125</text:p>
          </table:table-cell>
          <table:table-cell office:value-type="float" office:value="-1.953125E-3" table:formula="of:=[.L29]/[.I$2]" table:style-name="ce1">
            <text:p>-0.001953125</text:p>
          </table:table-cell>
          <table:table-cell office:value-type="float" office:value="0" table:formula="of:=[.F29]-[.$F$2]" table:style-name="ce4">
            <text:p>0.0000000000</text:p>
          </table:table-cell>
          <table:table-cell office:value-type="float" office:value="0" table:formula="of:=[.O29]/[.$F$2]" table:style-name="ce1">
            <text:p>0</text:p>
          </table:table-cell>
          <table:table-cell office:value-type="float" office:value="-6" table:formula="of:=[.E29]-[.$E$2]" table:style-name="ce1">
            <text:p>-6</text:p>
          </table:table-cell>
          <table:table-cell office:value-type="float" office:value="-7.1505184125849122E-4" table:formula="of:=[.Q29]/[.$E$2]" table:style-name="ce1">
            <text:p>-0.000715052</text:p>
          </table:table-cell>
          <table:table-cell office:value-type="float" office:value="-7.1505184125849122E-4" table:formula="of:=[.P29]+[.R29]" table:style-name="ce1">
            <text:p>-0.000715052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Run 2:</text:p>
          </table:table-cell>
          <table:table-cell office:value-type="string" table:style-name="ce1">
            <text:p>04_Gantt1.10.2_10.0_8453.0_123.58380519322375_6.0_3103.0.xmi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8453" table:style-name="ce1">
            <text:p>8453</text:p>
          </table:table-cell>
          <table:table-cell office:value-type="float" office:value="123.58380519322399" table:style-name="ce1">
            <text:p>123.5838052</text:p>
          </table:table-cell>
          <table:table-cell office:value-type="float" office:value="6" table:style-name="ce1">
            <text:p>6</text:p>
          </table:table-cell>
          <table:table-cell office:value-type="float" office:value="3103" table:style-name="ce1">
            <text:p>3103</text:p>
          </table:table-cell>
          <table:table-cell office:value-type="float" office:value="3103" table:style-name="ce1">
            <text:p>3103</text:p>
          </table:table-cell>
          <table:table-cell office:value-type="float" office:value="3386" table:style-name="ce1">
            <text:p>3386</text:p>
          </table:table-cell>
          <table:table-cell office:value-type="float" office:value="31" table:formula="of:=[.H30]-[.I$2]" table:style-name="ce1">
            <text:p>31</text:p>
          </table:table-cell>
          <table:table-cell office:value-type="float" office:value="31" table:formula="of:=[.I30]-[.I$2]" table:style-name="ce1">
            <text:p>31</text:p>
          </table:table-cell>
          <table:table-cell office:value-type="float" office:value="1.0091145833333334E-2" table:formula="of:=[.K30]/[.I$2]" table:style-name="ce1">
            <text:p>0.010091146</text:p>
          </table:table-cell>
          <table:table-cell office:value-type="float" office:value="1.0091145833333334E-2" table:formula="of:=[.L30]/[.I$2]" table:style-name="ce1">
            <text:p>0.010091146</text:p>
          </table:table-cell>
          <table:table-cell office:value-type="float" office:value="0.57290793704699183" table:formula="of:=[.F30]-[.$F$2]" table:style-name="ce4">
            <text:p>0.5729079370</text:p>
          </table:table-cell>
          <table:table-cell office:value-type="float" office:value="4.6573754831970649E-3" table:formula="of:=[.O30]/[.$F$2]" table:style-name="ce1">
            <text:p>0.004657375</text:p>
          </table:table-cell>
          <table:table-cell office:value-type="float" office:value="62" table:formula="of:=[.E30]-[.$E$2]" table:style-name="ce1">
            <text:p>62</text:p>
          </table:table-cell>
          <table:table-cell office:value-type="float" office:value="7.3888690263377429E-3" table:formula="of:=[.Q30]/[.$E$2]" table:style-name="ce1">
            <text:p>0.007388869</text:p>
          </table:table-cell>
          <table:table-cell office:value-type="float" office:value="1.2046244509534808E-2" table:formula="of:=[.P30]+[.R30]" table:style-name="ce1">
            <text:p>0.012046245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4_Gantt1.10.2_4.0_8365.0_123.0108972561767_10.0_3065.0.xmi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8365" table:style-name="ce1">
            <text:p>8365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10" table:style-name="ce1">
            <text:p>10</text:p>
          </table:table-cell>
          <table:table-cell office:value-type="float" office:value="3065" table:style-name="ce1">
            <text:p>3065</text:p>
          </table:table-cell>
          <table:table-cell office:value-type="float" office:value="3065" table:style-name="ce1">
            <text:p>3065</text:p>
          </table:table-cell>
          <table:table-cell office:value-type="float" office:value="3386" table:style-name="ce1">
            <text:p>3386</text:p>
          </table:table-cell>
          <table:table-cell office:value-type="float" office:value="-7" table:formula="of:=[.H31]-[.I$2]" table:style-name="ce1">
            <text:p>-7</text:p>
          </table:table-cell>
          <table:table-cell office:value-type="float" office:value="-7" table:formula="of:=[.I31]-[.I$2]" table:style-name="ce1">
            <text:p>-7</text:p>
          </table:table-cell>
          <table:table-cell office:value-type="float" office:value="-2.2786458333333335E-3" table:formula="of:=[.K31]/[.I$2]" table:style-name="ce1">
            <text:p>-0.002278646</text:p>
          </table:table-cell>
          <table:table-cell office:value-type="float" office:value="-2.2786458333333335E-3" table:formula="of:=[.L31]/[.I$2]" table:style-name="ce1">
            <text:p>-0.002278646</text:p>
          </table:table-cell>
          <table:table-cell office:value-type="float" office:value="0" table:formula="of:=[.F31]-[.$F$2]" table:style-name="ce4">
            <text:p>0.0000000000</text:p>
          </table:table-cell>
          <table:table-cell office:value-type="float" office:value="0" table:formula="of:=[.O31]/[.$F$2]" table:style-name="ce1">
            <text:p>0</text:p>
          </table:table-cell>
          <table:table-cell office:value-type="float" office:value="-26" table:formula="of:=[.E31]-[.$E$2]" table:style-name="ce1">
            <text:p>-26</text:p>
          </table:table-cell>
          <table:table-cell office:value-type="float" office:value="-3.0985579787867956E-3" table:formula="of:=[.Q31]/[.$E$2]" table:style-name="ce1">
            <text:p>-0.003098558</text:p>
          </table:table-cell>
          <table:table-cell office:value-type="float" office:value="-3.0985579787867956E-3" table:formula="of:=[.P31]+[.R31]" table:style-name="ce1">
            <text:p>-0.003098558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4_Gantt1.10.2_1.0_8371.0_123.0108972561767_10.0_3072.0.xmi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371" table:style-name="ce1">
            <text:p>8371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10" table:style-name="ce1">
            <text:p>10</text:p>
          </table:table-cell>
          <table:table-cell office:value-type="float" office:value="3072" table:style-name="ce1">
            <text:p>3072</text:p>
          </table:table-cell>
          <table:table-cell office:value-type="float" office:value="3072" table:style-name="ce1">
            <text:p>3072</text:p>
          </table:table-cell>
          <table:table-cell office:value-type="float" office:value="3386" table:style-name="ce1">
            <text:p>3386</text:p>
          </table:table-cell>
          <table:table-cell office:value-type="float" office:value="0" table:formula="of:=[.H32]-[.I$2]" table:style-name="ce1">
            <text:p>0</text:p>
          </table:table-cell>
          <table:table-cell office:value-type="float" office:value="0" table:formula="of:=[.I32]-[.I$2]" table:style-name="ce1">
            <text:p>0</text:p>
          </table:table-cell>
          <table:table-cell office:value-type="float" office:value="0" table:formula="of:=[.K32]/[.I$2]" table:style-name="ce1">
            <text:p>0</text:p>
          </table:table-cell>
          <table:table-cell office:value-type="float" office:value="0" table:formula="of:=[.L32]/[.I$2]" table:style-name="ce1">
            <text:p>0</text:p>
          </table:table-cell>
          <table:table-cell office:value-type="float" office:value="0" table:formula="of:=[.F32]-[.$F$2]" table:style-name="ce4">
            <text:p>0.0000000000</text:p>
          </table:table-cell>
          <table:table-cell office:value-type="float" office:value="0" table:formula="of:=[.O32]/[.$F$2]" table:style-name="ce1">
            <text:p>0</text:p>
          </table:table-cell>
          <table:table-cell office:value-type="float" office:value="-20" table:formula="of:=[.E32]-[.$E$2]" table:style-name="ce1">
            <text:p>-20</text:p>
          </table:table-cell>
          <table:table-cell office:value-type="float" office:value="-2.3835061375283039E-3" table:formula="of:=[.Q32]/[.$E$2]" table:style-name="ce1">
            <text:p>-0.002383506</text:p>
          </table:table-cell>
          <table:table-cell office:value-type="float" office:value="-2.3835061375283039E-3" table:formula="of:=[.P32]+[.R32]" table:style-name="ce1">
            <text:p>-0.002383506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4_Gantt1.10.2_0.0_8391.0_123.0108972561767_10.0_3072.0.xm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391" table:style-name="ce1">
            <text:p>8391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10" table:style-name="ce1">
            <text:p>10</text:p>
          </table:table-cell>
          <table:table-cell office:value-type="float" office:value="3072" table:style-name="ce1">
            <text:p>3072</text:p>
          </table:table-cell>
          <table:table-cell office:value-type="float" office:value="3072" table:style-name="ce1">
            <text:p>3072</text:p>
          </table:table-cell>
          <table:table-cell office:value-type="float" office:value="3386" table:style-name="ce1">
            <text:p>3386</text:p>
          </table:table-cell>
          <table:table-cell office:value-type="float" office:value="0" table:formula="of:=[.H33]-[.I$2]" table:style-name="ce1">
            <text:p>0</text:p>
          </table:table-cell>
          <table:table-cell office:value-type="float" office:value="0" table:formula="of:=[.I33]-[.I$2]" table:style-name="ce1">
            <text:p>0</text:p>
          </table:table-cell>
          <table:table-cell office:value-type="float" office:value="0" table:formula="of:=[.K33]/[.I$2]" table:style-name="ce1">
            <text:p>0</text:p>
          </table:table-cell>
          <table:table-cell office:value-type="float" office:value="0" table:formula="of:=[.L33]/[.I$2]" table:style-name="ce1">
            <text:p>0</text:p>
          </table:table-cell>
          <table:table-cell office:value-type="float" office:value="0" table:formula="of:=[.F33]-[.$F$2]" table:style-name="ce4">
            <text:p>0.0000000000</text:p>
          </table:table-cell>
          <table:table-cell office:value-type="float" office:value="0" table:formula="of:=[.O33]/[.$F$2]" table:style-name="ce1">
            <text:p>0</text:p>
          </table:table-cell>
          <table:table-cell office:value-type="float" office:value="0" table:formula="of:=[.E33]-[.$E$2]" table:style-name="ce1">
            <text:p>0</text:p>
          </table:table-cell>
          <table:table-cell office:value-type="float" office:value="0" table:formula="of:=[.Q33]/[.$E$2]" table:style-name="ce1">
            <text:p>0</text:p>
          </table:table-cell>
          <table:table-cell office:value-type="float" office:value="0" table:formula="of:=[.P33]+[.R33]" table:style-name="ce1">
            <text:p>0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4_Gantt1.10.2_3.0_8373.0_123.0108972561767_7.0_3070.0.xmi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373" table:style-name="ce1">
            <text:p>8373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7" table:style-name="ce1">
            <text:p>7</text:p>
          </table:table-cell>
          <table:table-cell office:value-type="float" office:value="3070" table:style-name="ce1">
            <text:p>3070</text:p>
          </table:table-cell>
          <table:table-cell office:value-type="float" office:value="3070" table:style-name="ce1">
            <text:p>3070</text:p>
          </table:table-cell>
          <table:table-cell office:value-type="float" office:value="3386" table:style-name="ce1">
            <text:p>3386</text:p>
          </table:table-cell>
          <table:table-cell office:value-type="float" office:value="-2" table:formula="of:=[.H34]-[.I$2]" table:style-name="ce1">
            <text:p>-2</text:p>
          </table:table-cell>
          <table:table-cell office:value-type="float" office:value="-2" table:formula="of:=[.I34]-[.I$2]" table:style-name="ce1">
            <text:p>-2</text:p>
          </table:table-cell>
          <table:table-cell office:value-type="float" office:value="-6.5104166666666663E-4" table:formula="of:=[.K34]/[.I$2]" table:style-name="ce1">
            <text:p>-0.000651042</text:p>
          </table:table-cell>
          <table:table-cell office:value-type="float" office:value="-6.5104166666666663E-4" table:formula="of:=[.L34]/[.I$2]" table:style-name="ce1">
            <text:p>-0.000651042</text:p>
          </table:table-cell>
          <table:table-cell office:value-type="float" office:value="0" table:formula="of:=[.F34]-[.$F$2]" table:style-name="ce4">
            <text:p>0.0000000000</text:p>
          </table:table-cell>
          <table:table-cell office:value-type="float" office:value="0" table:formula="of:=[.O34]/[.$F$2]" table:style-name="ce1">
            <text:p>0</text:p>
          </table:table-cell>
          <table:table-cell office:value-type="float" office:value="-18" table:formula="of:=[.E34]-[.$E$2]" table:style-name="ce1">
            <text:p>-18</text:p>
          </table:table-cell>
          <table:table-cell office:value-type="float" office:value="-2.1451555237754737E-3" table:formula="of:=[.Q34]/[.$E$2]" table:style-name="ce1">
            <text:p>-0.002145156</text:p>
          </table:table-cell>
          <table:table-cell office:value-type="float" office:value="-2.1451555237754737E-3" table:formula="of:=[.P34]+[.R34]" table:style-name="ce1">
            <text:p>-0.002145156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4_Gantt1.10.2_2.0_8373.0_123.0108972561767_7.0_3073.0.xmi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373" table:style-name="ce1">
            <text:p>8373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7" table:style-name="ce1">
            <text:p>7</text:p>
          </table:table-cell>
          <table:table-cell office:value-type="float" office:value="3073" table:style-name="ce1">
            <text:p>3073</text:p>
          </table:table-cell>
          <table:table-cell office:value-type="float" office:value="3073" table:style-name="ce1">
            <text:p>3073</text:p>
          </table:table-cell>
          <table:table-cell office:value-type="float" office:value="3386" table:style-name="ce1">
            <text:p>3386</text:p>
          </table:table-cell>
          <table:table-cell office:value-type="float" office:value="1" table:formula="of:=[.H35]-[.I$2]" table:style-name="ce1">
            <text:p>1</text:p>
          </table:table-cell>
          <table:table-cell office:value-type="float" office:value="1" table:formula="of:=[.I35]-[.I$2]" table:style-name="ce1">
            <text:p>1</text:p>
          </table:table-cell>
          <table:table-cell office:value-type="float" office:value="3.2552083333333332E-4" table:formula="of:=[.K35]/[.I$2]" table:style-name="ce1">
            <text:p>0.000325521</text:p>
          </table:table-cell>
          <table:table-cell office:value-type="float" office:value="3.2552083333333332E-4" table:formula="of:=[.L35]/[.I$2]" table:style-name="ce1">
            <text:p>0.000325521</text:p>
          </table:table-cell>
          <table:table-cell office:value-type="float" office:value="0" table:formula="of:=[.F35]-[.$F$2]" table:style-name="ce4">
            <text:p>0.0000000000</text:p>
          </table:table-cell>
          <table:table-cell office:value-type="float" office:value="0" table:formula="of:=[.O35]/[.$F$2]" table:style-name="ce1">
            <text:p>0</text:p>
          </table:table-cell>
          <table:table-cell office:value-type="float" office:value="-18" table:formula="of:=[.E35]-[.$E$2]" table:style-name="ce1">
            <text:p>-18</text:p>
          </table:table-cell>
          <table:table-cell office:value-type="float" office:value="-2.1451555237754737E-3" table:formula="of:=[.Q35]/[.$E$2]" table:style-name="ce1">
            <text:p>-0.002145156</text:p>
          </table:table-cell>
          <table:table-cell office:value-type="float" office:value="-2.1451555237754737E-3" table:formula="of:=[.P35]+[.R35]" table:style-name="ce1">
            <text:p>-0.002145156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4_Gantt1.10.2_1.0_8393.0_123.0108972561767_7.0_3073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393" table:style-name="ce1">
            <text:p>8393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7" table:style-name="ce1">
            <text:p>7</text:p>
          </table:table-cell>
          <table:table-cell office:value-type="float" office:value="3073" table:style-name="ce1">
            <text:p>3073</text:p>
          </table:table-cell>
          <table:table-cell office:value-type="float" office:value="3073" table:style-name="ce1">
            <text:p>3073</text:p>
          </table:table-cell>
          <table:table-cell office:value-type="float" office:value="3386" table:style-name="ce1">
            <text:p>3386</text:p>
          </table:table-cell>
          <table:table-cell office:value-type="float" office:value="1" table:formula="of:=[.H36]-[.I$2]" table:style-name="ce1">
            <text:p>1</text:p>
          </table:table-cell>
          <table:table-cell office:value-type="float" office:value="1" table:formula="of:=[.I36]-[.I$2]" table:style-name="ce1">
            <text:p>1</text:p>
          </table:table-cell>
          <table:table-cell office:value-type="float" office:value="3.2552083333333332E-4" table:formula="of:=[.K36]/[.I$2]" table:style-name="ce1">
            <text:p>0.000325521</text:p>
          </table:table-cell>
          <table:table-cell office:value-type="float" office:value="3.2552083333333332E-4" table:formula="of:=[.L36]/[.I$2]" table:style-name="ce1">
            <text:p>0.000325521</text:p>
          </table:table-cell>
          <table:table-cell office:value-type="float" office:value="0" table:formula="of:=[.F36]-[.$F$2]" table:style-name="ce4">
            <text:p>0.0000000000</text:p>
          </table:table-cell>
          <table:table-cell office:value-type="float" office:value="0" table:formula="of:=[.O36]/[.$F$2]" table:style-name="ce1">
            <text:p>0</text:p>
          </table:table-cell>
          <table:table-cell office:value-type="float" office:value="2" table:formula="of:=[.E36]-[.$E$2]" table:style-name="ce1">
            <text:p>2</text:p>
          </table:table-cell>
          <table:table-cell office:value-type="float" office:value="2.3835061375283043E-4" table:formula="of:=[.Q36]/[.$E$2]" table:style-name="ce1">
            <text:p>0.000238351</text:p>
          </table:table-cell>
          <table:table-cell office:value-type="float" office:value="2.3835061375283043E-4" table:formula="of:=[.P36]+[.R36]" table:style-name="ce1">
            <text:p>0.000238351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4_Gantt1.10.2_2.0_8393.0_123.0108972561767_7.0_3070.0.xm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393" table:style-name="ce1">
            <text:p>8393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7" table:style-name="ce1">
            <text:p>7</text:p>
          </table:table-cell>
          <table:table-cell office:value-type="float" office:value="3070" table:style-name="ce1">
            <text:p>3070</text:p>
          </table:table-cell>
          <table:table-cell office:value-type="float" office:value="3070" table:style-name="ce1">
            <text:p>3070</text:p>
          </table:table-cell>
          <table:table-cell office:value-type="float" office:value="3386" table:style-name="ce1">
            <text:p>3386</text:p>
          </table:table-cell>
          <table:table-cell office:value-type="float" office:value="-2" table:formula="of:=[.H37]-[.I$2]" table:style-name="ce1">
            <text:p>-2</text:p>
          </table:table-cell>
          <table:table-cell office:value-type="float" office:value="-2" table:formula="of:=[.I37]-[.I$2]" table:style-name="ce1">
            <text:p>-2</text:p>
          </table:table-cell>
          <table:table-cell office:value-type="float" office:value="-6.5104166666666663E-4" table:formula="of:=[.K37]/[.I$2]" table:style-name="ce1">
            <text:p>-0.000651042</text:p>
          </table:table-cell>
          <table:table-cell office:value-type="float" office:value="-6.5104166666666663E-4" table:formula="of:=[.L37]/[.I$2]" table:style-name="ce1">
            <text:p>-0.000651042</text:p>
          </table:table-cell>
          <table:table-cell office:value-type="float" office:value="0" table:formula="of:=[.F37]-[.$F$2]" table:style-name="ce4">
            <text:p>0.0000000000</text:p>
          </table:table-cell>
          <table:table-cell office:value-type="float" office:value="0" table:formula="of:=[.O37]/[.$F$2]" table:style-name="ce1">
            <text:p>0</text:p>
          </table:table-cell>
          <table:table-cell office:value-type="float" office:value="2" table:formula="of:=[.E37]-[.$E$2]" table:style-name="ce1">
            <text:p>2</text:p>
          </table:table-cell>
          <table:table-cell office:value-type="float" office:value="2.3835061375283043E-4" table:formula="of:=[.Q37]/[.$E$2]" table:style-name="ce1">
            <text:p>0.000238351</text:p>
          </table:table-cell>
          <table:table-cell office:value-type="float" office:value="2.3835061375283043E-4" table:formula="of:=[.P37]+[.R37]" table:style-name="ce1">
            <text:p>0.000238351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4_Gantt1.10.2_1.0_8391.0_123.0108972561767_10.0_3069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391" table:style-name="ce1">
            <text:p>8391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10" table:style-name="ce1">
            <text:p>10</text:p>
          </table:table-cell>
          <table:table-cell office:value-type="float" office:value="3069" table:style-name="ce1">
            <text:p>3069</text:p>
          </table:table-cell>
          <table:table-cell office:value-type="float" office:value="3069" table:style-name="ce1">
            <text:p>3069</text:p>
          </table:table-cell>
          <table:table-cell office:value-type="float" office:value="3386" table:style-name="ce1">
            <text:p>3386</text:p>
          </table:table-cell>
          <table:table-cell office:value-type="float" office:value="-3" table:formula="of:=[.H38]-[.I$2]" table:style-name="ce1">
            <text:p>-3</text:p>
          </table:table-cell>
          <table:table-cell office:value-type="float" office:value="-3" table:formula="of:=[.I38]-[.I$2]" table:style-name="ce1">
            <text:p>-3</text:p>
          </table:table-cell>
          <table:table-cell office:value-type="float" office:value="-9.765625E-4" table:formula="of:=[.K38]/[.I$2]" table:style-name="ce1">
            <text:p>-0.000976563</text:p>
          </table:table-cell>
          <table:table-cell office:value-type="float" office:value="-9.765625E-4" table:formula="of:=[.L38]/[.I$2]" table:style-name="ce1">
            <text:p>-0.000976563</text:p>
          </table:table-cell>
          <table:table-cell office:value-type="float" office:value="0" table:formula="of:=[.F38]-[.$F$2]" table:style-name="ce4">
            <text:p>0.0000000000</text:p>
          </table:table-cell>
          <table:table-cell office:value-type="float" office:value="0" table:formula="of:=[.O38]/[.$F$2]" table:style-name="ce1">
            <text:p>0</text:p>
          </table:table-cell>
          <table:table-cell office:value-type="float" office:value="0" table:formula="of:=[.E38]-[.$E$2]" table:style-name="ce1">
            <text:p>0</text:p>
          </table:table-cell>
          <table:table-cell office:value-type="float" office:value="0" table:formula="of:=[.Q38]/[.$E$2]" table:style-name="ce1">
            <text:p>0</text:p>
          </table:table-cell>
          <table:table-cell office:value-type="float" office:value="0" table:formula="of:=[.P38]+[.R38]" table:style-name="ce1">
            <text:p>0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4_Gantt1.10.2_2.0_8371.0_123.0108972561767_10.0_3069.0.xmi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371" table:style-name="ce1">
            <text:p>8371</text:p>
          </table:table-cell>
          <table:table-cell office:value-type="float" office:value="123.010897256177" table:style-name="ce1">
            <text:p>123.0108973</text:p>
          </table:table-cell>
          <table:table-cell office:value-type="float" office:value="10" table:style-name="ce1">
            <text:p>10</text:p>
          </table:table-cell>
          <table:table-cell office:value-type="float" office:value="3069" table:style-name="ce1">
            <text:p>3069</text:p>
          </table:table-cell>
          <table:table-cell office:value-type="float" office:value="3069" table:style-name="ce1">
            <text:p>3069</text:p>
          </table:table-cell>
          <table:table-cell office:value-type="float" office:value="3386" table:style-name="ce1">
            <text:p>3386</text:p>
          </table:table-cell>
          <table:table-cell office:value-type="float" office:value="-3" table:formula="of:=[.H39]-[.I$2]" table:style-name="ce1">
            <text:p>-3</text:p>
          </table:table-cell>
          <table:table-cell office:value-type="float" office:value="-3" table:formula="of:=[.I39]-[.I$2]" table:style-name="ce1">
            <text:p>-3</text:p>
          </table:table-cell>
          <table:table-cell office:value-type="float" office:value="-9.765625E-4" table:formula="of:=[.K39]/[.I$2]" table:style-name="ce1">
            <text:p>-0.000976563</text:p>
          </table:table-cell>
          <table:table-cell office:value-type="float" office:value="-9.765625E-4" table:formula="of:=[.L39]/[.I$2]" table:style-name="ce1">
            <text:p>-0.000976563</text:p>
          </table:table-cell>
          <table:table-cell office:value-type="float" office:value="0" table:formula="of:=[.F39]-[.$F$2]" table:style-name="ce4">
            <text:p>0.0000000000</text:p>
          </table:table-cell>
          <table:table-cell office:value-type="float" office:value="0" table:formula="of:=[.O39]/[.$F$2]" table:style-name="ce1">
            <text:p>0</text:p>
          </table:table-cell>
          <table:table-cell office:value-type="float" office:value="-20" table:formula="of:=[.E39]-[.$E$2]" table:style-name="ce1">
            <text:p>-20</text:p>
          </table:table-cell>
          <table:table-cell office:value-type="float" office:value="-2.3835061375283039E-3" table:formula="of:=[.Q39]/[.$E$2]" table:style-name="ce1">
            <text:p>-0.002383506</text:p>
          </table:table-cell>
          <table:table-cell office:value-type="float" office:value="-2.3835061375283039E-3" table:formula="of:=[.P39]+[.R39]" table:style-name="ce1">
            <text:p>-0.002383506</text:p>
          </table:table-cell>
          <table:table-cell table:number-columns-repeated="16365"/>
        </table:table-row>
        <table:table-row table:number-rows-repeated="1048537" table:style-name="ro3">
          <table:table-cell table:number-columns-repeated="16384"/>
        </table:table-row>
      </table:table>
      <table:table table:name="05_Nutch0_9" table:style-name="ta1">
        <table:table-column table:style-name="co30" table:default-cell-style-name="ce1"/>
        <table:table-column table:style-name="co31" table:default-cell-style-name="ce1"/>
        <table:table-column table:style-name="co5" table:default-cell-style-name="ce1"/>
        <table:table-column table:style-name="co1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9" table:default-cell-style-name="ce1"/>
        <table:table-column table:style-name="co21" table:default-cell-style-name="ce1"/>
        <table:table-column table:style-name="co3" table:number-columns-repeated="1014" table:default-cell-style-name="ce1"/>
        <table:table-column table:style-name="co5" table:number-columns-repeated="15360" table:default-cell-style-name="ce1"/>
        <table:table-row table:style-name="ro1">
          <table:table-cell table:style-name="ce1"/>
          <table:table-cell office:value-type="string" table:style-name="ce1">
            <text:p>version</text:p>
          </table:table-cell>
          <table:table-cell office:value-type="string" table:style-name="ce1">
            <text:p>interpackage</text:p>
          </table:table-cell>
          <table:table-cell office:value-type="string" table:style-name="ce1">
            <text:p>refactorings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lcom</text:p>
          </table:table-cell>
          <table:table-cell office:value-type="string" table:style-name="ce1">
            <text:p>blobs</text:p>
          </table:table-cell>
          <table:table-cell office:value-type="string" table:style-name="ce1">
            <text:p>visibility</text:p>
          </table:table-cell>
          <table:table-cell office:value-type="string" table:style-name="ce1">
            <text:p>visibility_reduced</text:p>
          </table:table-cell>
          <table:table-cell office:value-type="string" table:style-name="ce1">
            <text:p>members</text:p>
          </table:table-cell>
          <table:table-cell office:value-type="string" table:style-name="ce1">
            <text:p>delta(visibility, visibilityReduced)</text:p>
          </table:table-cell>
          <table:table-cell office:value-type="string" table:style-name="ce1">
            <text:p>delta(visibilityReduced, initialVisibility)</text:p>
          </table:table-cell>
          <table:table-cell table:number-columns-repeated="2" table:style-name="ce1"/>
          <table:table-cell office:value-type="string" table:style-name="ce1">
            <text:p>LCOM</text:p>
          </table:table-cell>
          <table:table-cell office:value-type="string" table:style-name="ce1">
            <text:p>LCOM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DI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initia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119" table:style-name="ce1">
            <text:p>5119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4" table:style-name="ce1">
            <text:p>14</text:p>
          </table:table-cell>
          <table:table-cell office:value-type="float" office:value="4884" table:style-name="ce1">
            <text:p>4884</text:p>
          </table:table-cell>
          <table:table-cell office:value-type="float" office:value="1994" table:style-name="ce1">
            <text:p>1994</text:p>
          </table:table-cell>
          <table:table-cell office:value-type="float" office:value="2885" table:style-name="ce1">
            <text:p>2885</text:p>
          </table:table-cell>
          <table:table-cell office:value-type="float" office:value="2890" table:formula="of:=[.H2]-[.I2]" table:style-name="ce1">
            <text:p>2890</text:p>
          </table:table-cell>
          <table:table-cell office:value-type="float" office:value="0" table:formula="of:=[.I2]-[.I2]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un 1:</text:p>
          </table:table-cell>
          <table:table-cell office:value-type="string" table:style-name="ce1">
            <text:p>05_Nutch0.9_1.0_5121.0_148.80159127925864_12.0_2005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121" table:style-name="ce1">
            <text:p>5121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2" table:style-name="ce1">
            <text:p>12</text:p>
          </table:table-cell>
          <table:table-cell office:value-type="float" office:value="2005" table:style-name="ce1">
            <text:p>2005</text:p>
          </table:table-cell>
          <table:table-cell office:value-type="float" office:value="2005" table:style-name="ce1">
            <text:p>2005</text:p>
          </table:table-cell>
          <table:table-cell office:value-type="float" office:value="2885" table:style-name="ce1">
            <text:p>2885</text:p>
          </table:table-cell>
          <table:table-cell office:value-type="float" office:value="11" table:formula="of:=[.H3]-[.I$2]" table:style-name="ce1">
            <text:p>11</text:p>
          </table:table-cell>
          <table:table-cell office:value-type="float" office:value="11" table:formula="of:=[.I3]-[.I$2]" table:style-name="ce1">
            <text:p>11</text:p>
          </table:table-cell>
          <table:table-cell office:value-type="float" office:value="5.5165496489468406E-3" table:formula="of:=[.K3]/[.I$2]" table:style-name="ce1">
            <text:p>0.00551655</text:p>
          </table:table-cell>
          <table:table-cell office:value-type="float" office:value="5.5165496489468406E-3" table:formula="of:=[.L3]/[.I$2]" table:style-name="ce1">
            <text:p>0.00551655</text:p>
          </table:table-cell>
          <table:table-cell office:value-type="float" office:value="0" table:formula="of:=[.F3]-[.$F$2]" table:style-name="ce4">
            <text:p>0.0000000000</text:p>
          </table:table-cell>
          <table:table-cell office:value-type="float" office:value="0" table:formula="of:=[.O3]/[.$F$2]" table:style-name="ce1">
            <text:p>0</text:p>
          </table:table-cell>
          <table:table-cell office:value-type="float" office:value="2" table:formula="of:=[.E3]-[.$E$2]" table:style-name="ce1">
            <text:p>2</text:p>
          </table:table-cell>
          <table:table-cell office:value-type="float" office:value="3.9070130884938462E-4" table:formula="of:=[.Q3]/[.$E$2]" table:style-name="ce1">
            <text:p>0.000390701</text:p>
          </table:table-cell>
          <table:table-cell office:value-type="float" office:value="3.9070130884938462E-4" table:formula="of:=[.P3]+[.R3]" table:style-name="ce1">
            <text:p>0.000390701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5_Nutch0.9_0.0_5119.0_148.80159127925864_14.0_1994.0.xm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119" table:style-name="ce1">
            <text:p>5119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4" table:style-name="ce1">
            <text:p>14</text:p>
          </table:table-cell>
          <table:table-cell office:value-type="float" office:value="1994" table:style-name="ce1">
            <text:p>1994</text:p>
          </table:table-cell>
          <table:table-cell office:value-type="float" office:value="1994" table:style-name="ce1">
            <text:p>1994</text:p>
          </table:table-cell>
          <table:table-cell office:value-type="float" office:value="2885" table:style-name="ce1">
            <text:p>2885</text:p>
          </table:table-cell>
          <table:table-cell office:value-type="float" office:value="0" table:formula="of:=[.H4]-[.I$2]" table:style-name="ce1">
            <text:p>0</text:p>
          </table:table-cell>
          <table:table-cell office:value-type="float" office:value="0" table:formula="of:=[.I4]-[.I$2]" table:style-name="ce1">
            <text:p>0</text:p>
          </table:table-cell>
          <table:table-cell office:value-type="float" office:value="0" table:formula="of:=[.K4]/[.I$2]" table:style-name="ce1">
            <text:p>0</text:p>
          </table:table-cell>
          <table:table-cell office:value-type="float" office:value="0" table:formula="of:=[.L4]/[.I$2]" table:style-name="ce1">
            <text:p>0</text:p>
          </table:table-cell>
          <table:table-cell office:value-type="float" office:value="0" table:formula="of:=[.F4]-[.$F$2]" table:style-name="ce4">
            <text:p>0.0000000000</text:p>
          </table:table-cell>
          <table:table-cell office:value-type="float" office:value="0" table:formula="of:=[.O4]/[.$F$2]" table:style-name="ce1">
            <text:p>0</text:p>
          </table:table-cell>
          <table:table-cell office:value-type="float" office:value="0" table:formula="of:=[.E4]-[.$E$2]" table:style-name="ce1">
            <text:p>0</text:p>
          </table:table-cell>
          <table:table-cell office:value-type="float" office:value="0" table:formula="of:=[.Q4]/[.$E$2]" table:style-name="ce1">
            <text:p>0</text:p>
          </table:table-cell>
          <table:table-cell office:value-type="float" office:value="0" table:formula="of:=[.P4]+[.R4]" table:style-name="ce1">
            <text:p>0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5_Nutch0.9_5.0_5107.0_148.80159127925864_11.0_1997.0.xmi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107" table:style-name="ce1">
            <text:p>5107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1" table:style-name="ce1">
            <text:p>11</text:p>
          </table:table-cell>
          <table:table-cell office:value-type="float" office:value="1997" table:style-name="ce1">
            <text:p>1997</text:p>
          </table:table-cell>
          <table:table-cell office:value-type="float" office:value="1997" table:style-name="ce1">
            <text:p>1997</text:p>
          </table:table-cell>
          <table:table-cell office:value-type="float" office:value="2885" table:style-name="ce1">
            <text:p>2885</text:p>
          </table:table-cell>
          <table:table-cell office:value-type="float" office:value="3" table:formula="of:=[.H5]-[.I$2]" table:style-name="ce1">
            <text:p>3</text:p>
          </table:table-cell>
          <table:table-cell office:value-type="float" office:value="3" table:formula="of:=[.I5]-[.I$2]" table:style-name="ce1">
            <text:p>3</text:p>
          </table:table-cell>
          <table:table-cell office:value-type="float" office:value="1.5045135406218655E-3" table:formula="of:=[.K5]/[.I$2]" table:style-name="ce1">
            <text:p>0.001504514</text:p>
          </table:table-cell>
          <table:table-cell office:value-type="float" office:value="1.5045135406218655E-3" table:formula="of:=[.L5]/[.I$2]" table:style-name="ce1">
            <text:p>0.001504514</text:p>
          </table:table-cell>
          <table:table-cell office:value-type="float" office:value="0" table:formula="of:=[.F5]-[.$F$2]" table:style-name="ce4">
            <text:p>0.0000000000</text:p>
          </table:table-cell>
          <table:table-cell office:value-type="float" office:value="0" table:formula="of:=[.O5]/[.$F$2]" table:style-name="ce1">
            <text:p>0</text:p>
          </table:table-cell>
          <table:table-cell office:value-type="float" office:value="-12" table:formula="of:=[.E5]-[.$E$2]" table:style-name="ce1">
            <text:p>-12</text:p>
          </table:table-cell>
          <table:table-cell office:value-type="float" office:value="-2.3442078530963081E-3" table:formula="of:=[.Q5]/[.$E$2]" table:style-name="ce1">
            <text:p>-0.002344208</text:p>
          </table:table-cell>
          <table:table-cell office:value-type="float" office:value="-2.3442078530963081E-3" table:formula="of:=[.P5]+[.R5]" table:style-name="ce1">
            <text:p>-0.002344208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5_Nutch0.9_1.0_5107.0_148.80159127925864_14.0_1994.0.xmi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107" table:style-name="ce1">
            <text:p>5107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4" table:style-name="ce1">
            <text:p>14</text:p>
          </table:table-cell>
          <table:table-cell office:value-type="float" office:value="1994" table:style-name="ce1">
            <text:p>1994</text:p>
          </table:table-cell>
          <table:table-cell office:value-type="float" office:value="1994" table:style-name="ce1">
            <text:p>1994</text:p>
          </table:table-cell>
          <table:table-cell office:value-type="float" office:value="2885" table:style-name="ce1">
            <text:p>2885</text:p>
          </table:table-cell>
          <table:table-cell office:value-type="float" office:value="0" table:formula="of:=[.H6]-[.I$2]" table:style-name="ce1">
            <text:p>0</text:p>
          </table:table-cell>
          <table:table-cell office:value-type="float" office:value="0" table:formula="of:=[.I6]-[.I$2]" table:style-name="ce1">
            <text:p>0</text:p>
          </table:table-cell>
          <table:table-cell office:value-type="float" office:value="0" table:formula="of:=[.K6]/[.I$2]" table:style-name="ce1">
            <text:p>0</text:p>
          </table:table-cell>
          <table:table-cell office:value-type="float" office:value="0" table:formula="of:=[.L6]/[.I$2]" table:style-name="ce1">
            <text:p>0</text:p>
          </table:table-cell>
          <table:table-cell office:value-type="float" office:value="0" table:formula="of:=[.F6]-[.$F$2]" table:style-name="ce4">
            <text:p>0.0000000000</text:p>
          </table:table-cell>
          <table:table-cell office:value-type="float" office:value="0" table:formula="of:=[.O6]/[.$F$2]" table:style-name="ce1">
            <text:p>0</text:p>
          </table:table-cell>
          <table:table-cell office:value-type="float" office:value="-12" table:formula="of:=[.E6]-[.$E$2]" table:style-name="ce1">
            <text:p>-12</text:p>
          </table:table-cell>
          <table:table-cell office:value-type="float" office:value="-2.3442078530963081E-3" table:formula="of:=[.Q6]/[.$E$2]" table:style-name="ce1">
            <text:p>-0.002344208</text:p>
          </table:table-cell>
          <table:table-cell office:value-type="float" office:value="-2.3442078530963081E-3" table:formula="of:=[.P6]+[.R6]" table:style-name="ce1">
            <text:p>-0.002344208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5_Nutch0.9_2.0_5123.0_148.80159127925864_11.0_2006.0.xm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123" table:style-name="ce1">
            <text:p>5123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1" table:style-name="ce1">
            <text:p>11</text:p>
          </table:table-cell>
          <table:table-cell office:value-type="float" office:value="2006" table:style-name="ce1">
            <text:p>2006</text:p>
          </table:table-cell>
          <table:table-cell office:value-type="float" office:value="2006" table:style-name="ce1">
            <text:p>2006</text:p>
          </table:table-cell>
          <table:table-cell office:value-type="float" office:value="2885" table:style-name="ce1">
            <text:p>2885</text:p>
          </table:table-cell>
          <table:table-cell office:value-type="float" office:value="12" table:formula="of:=[.H7]-[.I$2]" table:style-name="ce1">
            <text:p>12</text:p>
          </table:table-cell>
          <table:table-cell office:value-type="float" office:value="12" table:formula="of:=[.I7]-[.I$2]" table:style-name="ce1">
            <text:p>12</text:p>
          </table:table-cell>
          <table:table-cell office:value-type="float" office:value="6.018054162487462E-3" table:formula="of:=[.K7]/[.I$2]" table:style-name="ce1">
            <text:p>0.006018054</text:p>
          </table:table-cell>
          <table:table-cell office:value-type="float" office:value="6.018054162487462E-3" table:formula="of:=[.L7]/[.I$2]" table:style-name="ce1">
            <text:p>0.006018054</text:p>
          </table:table-cell>
          <table:table-cell office:value-type="float" office:value="0" table:formula="of:=[.F7]-[.$F$2]" table:style-name="ce4">
            <text:p>0.0000000000</text:p>
          </table:table-cell>
          <table:table-cell office:value-type="float" office:value="0" table:formula="of:=[.O7]/[.$F$2]" table:style-name="ce1">
            <text:p>0</text:p>
          </table:table-cell>
          <table:table-cell office:value-type="float" office:value="4" table:formula="of:=[.E7]-[.$E$2]" table:style-name="ce1">
            <text:p>4</text:p>
          </table:table-cell>
          <table:table-cell office:value-type="float" office:value="7.8140261769876925E-4" table:formula="of:=[.Q7]/[.$E$2]" table:style-name="ce1">
            <text:p>0.000781403</text:p>
          </table:table-cell>
          <table:table-cell office:value-type="float" office:value="7.8140261769876925E-4" table:formula="of:=[.P7]+[.R7]" table:style-name="ce1">
            <text:p>0.000781403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5_Nutch0.9_3.0_5111.0_148.80159127925864_11.0_2006.0.xmi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111" table:style-name="ce1">
            <text:p>5111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1" table:style-name="ce1">
            <text:p>11</text:p>
          </table:table-cell>
          <table:table-cell office:value-type="float" office:value="2006" table:style-name="ce1">
            <text:p>2006</text:p>
          </table:table-cell>
          <table:table-cell office:value-type="float" office:value="2006" table:style-name="ce1">
            <text:p>2006</text:p>
          </table:table-cell>
          <table:table-cell office:value-type="float" office:value="2885" table:style-name="ce1">
            <text:p>2885</text:p>
          </table:table-cell>
          <table:table-cell office:value-type="float" office:value="12" table:formula="of:=[.H8]-[.I$2]" table:style-name="ce1">
            <text:p>12</text:p>
          </table:table-cell>
          <table:table-cell office:value-type="float" office:value="12" table:formula="of:=[.I8]-[.I$2]" table:style-name="ce1">
            <text:p>12</text:p>
          </table:table-cell>
          <table:table-cell office:value-type="float" office:value="6.018054162487462E-3" table:formula="of:=[.K8]/[.I$2]" table:style-name="ce1">
            <text:p>0.006018054</text:p>
          </table:table-cell>
          <table:table-cell office:value-type="float" office:value="6.018054162487462E-3" table:formula="of:=[.L8]/[.I$2]" table:style-name="ce1">
            <text:p>0.006018054</text:p>
          </table:table-cell>
          <table:table-cell office:value-type="float" office:value="0" table:formula="of:=[.F8]-[.$F$2]" table:style-name="ce4">
            <text:p>0.0000000000</text:p>
          </table:table-cell>
          <table:table-cell office:value-type="float" office:value="0" table:formula="of:=[.O8]/[.$F$2]" table:style-name="ce1">
            <text:p>0</text:p>
          </table:table-cell>
          <table:table-cell office:value-type="float" office:value="-8" table:formula="of:=[.E8]-[.$E$2]" table:style-name="ce1">
            <text:p>-8</text:p>
          </table:table-cell>
          <table:table-cell office:value-type="float" office:value="-1.5628052353975385E-3" table:formula="of:=[.Q8]/[.$E$2]" table:style-name="ce1">
            <text:p>-0.001562805</text:p>
          </table:table-cell>
          <table:table-cell office:value-type="float" office:value="-1.5628052353975385E-3" table:formula="of:=[.P8]+[.R8]" table:style-name="ce1">
            <text:p>-0.001562805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5_Nutch0.9_2.0_5109.0_148.80159127925864_12.0_2005.0.xmi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109" table:style-name="ce1">
            <text:p>5109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2" table:style-name="ce1">
            <text:p>12</text:p>
          </table:table-cell>
          <table:table-cell office:value-type="float" office:value="2005" table:style-name="ce1">
            <text:p>2005</text:p>
          </table:table-cell>
          <table:table-cell office:value-type="float" office:value="2005" table:style-name="ce1">
            <text:p>2005</text:p>
          </table:table-cell>
          <table:table-cell office:value-type="float" office:value="2885" table:style-name="ce1">
            <text:p>2885</text:p>
          </table:table-cell>
          <table:table-cell office:value-type="float" office:value="11" table:formula="of:=[.H9]-[.I$2]" table:style-name="ce1">
            <text:p>11</text:p>
          </table:table-cell>
          <table:table-cell office:value-type="float" office:value="11" table:formula="of:=[.I9]-[.I$2]" table:style-name="ce1">
            <text:p>11</text:p>
          </table:table-cell>
          <table:table-cell office:value-type="float" office:value="5.5165496489468406E-3" table:formula="of:=[.K9]/[.I$2]" table:style-name="ce1">
            <text:p>0.00551655</text:p>
          </table:table-cell>
          <table:table-cell office:value-type="float" office:value="5.5165496489468406E-3" table:formula="of:=[.L9]/[.I$2]" table:style-name="ce1">
            <text:p>0.00551655</text:p>
          </table:table-cell>
          <table:table-cell office:value-type="float" office:value="0" table:formula="of:=[.F9]-[.$F$2]" table:style-name="ce4">
            <text:p>0.0000000000</text:p>
          </table:table-cell>
          <table:table-cell office:value-type="float" office:value="0" table:formula="of:=[.O9]/[.$F$2]" table:style-name="ce1">
            <text:p>0</text:p>
          </table:table-cell>
          <table:table-cell office:value-type="float" office:value="-10" table:formula="of:=[.E9]-[.$E$2]" table:style-name="ce1">
            <text:p>-10</text:p>
          </table:table-cell>
          <table:table-cell office:value-type="float" office:value="-1.9535065442469234E-3" table:formula="of:=[.Q9]/[.$E$2]" table:style-name="ce1">
            <text:p>-0.001953507</text:p>
          </table:table-cell>
          <table:table-cell office:value-type="float" office:value="-1.9535065442469234E-3" table:formula="of:=[.P9]+[.R9]" table:style-name="ce1">
            <text:p>-0.001953507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5_Nutch0.9_2.0_5123.0_148.80159127925864_12.0_1997.0.xmi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123" table:style-name="ce1">
            <text:p>5123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2" table:style-name="ce1">
            <text:p>12</text:p>
          </table:table-cell>
          <table:table-cell office:value-type="float" office:value="1997" table:style-name="ce1">
            <text:p>1997</text:p>
          </table:table-cell>
          <table:table-cell office:value-type="float" office:value="1997" table:style-name="ce1">
            <text:p>1997</text:p>
          </table:table-cell>
          <table:table-cell office:value-type="float" office:value="2885" table:style-name="ce1">
            <text:p>2885</text:p>
          </table:table-cell>
          <table:table-cell office:value-type="float" office:value="3" table:formula="of:=[.H10]-[.I$2]" table:style-name="ce1">
            <text:p>3</text:p>
          </table:table-cell>
          <table:table-cell office:value-type="float" office:value="3" table:formula="of:=[.I10]-[.I$2]" table:style-name="ce1">
            <text:p>3</text:p>
          </table:table-cell>
          <table:table-cell office:value-type="float" office:value="1.5045135406218655E-3" table:formula="of:=[.K10]/[.I$2]" table:style-name="ce1">
            <text:p>0.001504514</text:p>
          </table:table-cell>
          <table:table-cell office:value-type="float" office:value="1.5045135406218655E-3" table:formula="of:=[.L10]/[.I$2]" table:style-name="ce1">
            <text:p>0.001504514</text:p>
          </table:table-cell>
          <table:table-cell office:value-type="float" office:value="0" table:formula="of:=[.F10]-[.$F$2]" table:style-name="ce4">
            <text:p>0.0000000000</text:p>
          </table:table-cell>
          <table:table-cell office:value-type="float" office:value="0" table:formula="of:=[.O10]/[.$F$2]" table:style-name="ce1">
            <text:p>0</text:p>
          </table:table-cell>
          <table:table-cell office:value-type="float" office:value="4" table:formula="of:=[.E10]-[.$E$2]" table:style-name="ce1">
            <text:p>4</text:p>
          </table:table-cell>
          <table:table-cell office:value-type="float" office:value="7.8140261769876925E-4" table:formula="of:=[.Q10]/[.$E$2]" table:style-name="ce1">
            <text:p>0.000781403</text:p>
          </table:table-cell>
          <table:table-cell office:value-type="float" office:value="7.8140261769876925E-4" table:formula="of:=[.P10]+[.R10]" table:style-name="ce1">
            <text:p>0.000781403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5_Nutch0.9_3.0_5125.0_148.80159127925864_11.0_1998.0.xmi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125" table:style-name="ce1">
            <text:p>5125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1" table:style-name="ce1">
            <text:p>11</text:p>
          </table:table-cell>
          <table:table-cell office:value-type="float" office:value="1998" table:style-name="ce1">
            <text:p>1998</text:p>
          </table:table-cell>
          <table:table-cell office:value-type="float" office:value="1998" table:style-name="ce1">
            <text:p>1998</text:p>
          </table:table-cell>
          <table:table-cell office:value-type="float" office:value="2885" table:style-name="ce1">
            <text:p>2885</text:p>
          </table:table-cell>
          <table:table-cell office:value-type="float" office:value="4" table:formula="of:=[.H11]-[.I$2]" table:style-name="ce1">
            <text:p>4</text:p>
          </table:table-cell>
          <table:table-cell office:value-type="float" office:value="4" table:formula="of:=[.I11]-[.I$2]" table:style-name="ce1">
            <text:p>4</text:p>
          </table:table-cell>
          <table:table-cell office:value-type="float" office:value="2.0060180541624875E-3" table:formula="of:=[.K11]/[.I$2]" table:style-name="ce1">
            <text:p>0.002006018</text:p>
          </table:table-cell>
          <table:table-cell office:value-type="float" office:value="2.0060180541624875E-3" table:formula="of:=[.L11]/[.I$2]" table:style-name="ce1">
            <text:p>0.002006018</text:p>
          </table:table-cell>
          <table:table-cell office:value-type="float" office:value="0" table:formula="of:=[.F11]-[.$F$2]" table:style-name="ce4">
            <text:p>0.0000000000</text:p>
          </table:table-cell>
          <table:table-cell office:value-type="float" office:value="0" table:formula="of:=[.O11]/[.$F$2]" table:style-name="ce1">
            <text:p>0</text:p>
          </table:table-cell>
          <table:table-cell office:value-type="float" office:value="6" table:formula="of:=[.E11]-[.$E$2]" table:style-name="ce1">
            <text:p>6</text:p>
          </table:table-cell>
          <table:table-cell office:value-type="float" office:value="1.172103926548154E-3" table:formula="of:=[.Q11]/[.$E$2]" table:style-name="ce1">
            <text:p>0.001172104</text:p>
          </table:table-cell>
          <table:table-cell office:value-type="float" office:value="1.172103926548154E-3" table:formula="of:=[.P11]+[.R11]" table:style-name="ce1">
            <text:p>0.001172104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5_Nutch0.9_1.0_5135.0_148.80159127925864_12.0_1997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135" table:style-name="ce1">
            <text:p>5135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2" table:style-name="ce1">
            <text:p>12</text:p>
          </table:table-cell>
          <table:table-cell office:value-type="float" office:value="1997" table:style-name="ce1">
            <text:p>1997</text:p>
          </table:table-cell>
          <table:table-cell office:value-type="float" office:value="1997" table:style-name="ce1">
            <text:p>1997</text:p>
          </table:table-cell>
          <table:table-cell office:value-type="float" office:value="2885" table:style-name="ce1">
            <text:p>2885</text:p>
          </table:table-cell>
          <table:table-cell office:value-type="float" office:value="3" table:formula="of:=[.H12]-[.I$2]" table:style-name="ce1">
            <text:p>3</text:p>
          </table:table-cell>
          <table:table-cell office:value-type="float" office:value="3" table:formula="of:=[.I12]-[.I$2]" table:style-name="ce1">
            <text:p>3</text:p>
          </table:table-cell>
          <table:table-cell office:value-type="float" office:value="1.5045135406218655E-3" table:formula="of:=[.K12]/[.I$2]" table:style-name="ce1">
            <text:p>0.001504514</text:p>
          </table:table-cell>
          <table:table-cell office:value-type="float" office:value="1.5045135406218655E-3" table:formula="of:=[.L12]/[.I$2]" table:style-name="ce1">
            <text:p>0.001504514</text:p>
          </table:table-cell>
          <table:table-cell office:value-type="float" office:value="0" table:formula="of:=[.F12]-[.$F$2]" table:style-name="ce4">
            <text:p>0.0000000000</text:p>
          </table:table-cell>
          <table:table-cell office:value-type="float" office:value="0" table:formula="of:=[.O12]/[.$F$2]" table:style-name="ce1">
            <text:p>0</text:p>
          </table:table-cell>
          <table:table-cell office:value-type="float" office:value="16" table:formula="of:=[.E12]-[.$E$2]" table:style-name="ce1">
            <text:p>16</text:p>
          </table:table-cell>
          <table:table-cell office:value-type="float" office:value="3.125610470795077E-3" table:formula="of:=[.Q12]/[.$E$2]" table:style-name="ce1">
            <text:p>0.00312561</text:p>
          </table:table-cell>
          <table:table-cell office:value-type="float" office:value="3.125610470795077E-3" table:formula="of:=[.P12]+[.R12]" table:style-name="ce1">
            <text:p>0.00312561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5_Nutch0.9_2.0_5137.0_148.80159127925864_11.0_1998.0.xm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137" table:style-name="ce1">
            <text:p>5137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1" table:style-name="ce1">
            <text:p>11</text:p>
          </table:table-cell>
          <table:table-cell office:value-type="float" office:value="1998" table:style-name="ce1">
            <text:p>1998</text:p>
          </table:table-cell>
          <table:table-cell office:value-type="float" office:value="1998" table:style-name="ce1">
            <text:p>1998</text:p>
          </table:table-cell>
          <table:table-cell office:value-type="float" office:value="2885" table:style-name="ce1">
            <text:p>2885</text:p>
          </table:table-cell>
          <table:table-cell office:value-type="float" office:value="4" table:formula="of:=[.H13]-[.I$2]" table:style-name="ce1">
            <text:p>4</text:p>
          </table:table-cell>
          <table:table-cell office:value-type="float" office:value="4" table:formula="of:=[.I13]-[.I$2]" table:style-name="ce1">
            <text:p>4</text:p>
          </table:table-cell>
          <table:table-cell office:value-type="float" office:value="2.0060180541624875E-3" table:formula="of:=[.K13]/[.I$2]" table:style-name="ce1">
            <text:p>0.002006018</text:p>
          </table:table-cell>
          <table:table-cell office:value-type="float" office:value="2.0060180541624875E-3" table:formula="of:=[.L13]/[.I$2]" table:style-name="ce1">
            <text:p>0.002006018</text:p>
          </table:table-cell>
          <table:table-cell office:value-type="float" office:value="0" table:formula="of:=[.F13]-[.$F$2]" table:style-name="ce4">
            <text:p>0.0000000000</text:p>
          </table:table-cell>
          <table:table-cell office:value-type="float" office:value="0" table:formula="of:=[.O13]/[.$F$2]" table:style-name="ce1">
            <text:p>0</text:p>
          </table:table-cell>
          <table:table-cell office:value-type="float" office:value="18" table:formula="of:=[.E13]-[.$E$2]" table:style-name="ce1">
            <text:p>18</text:p>
          </table:table-cell>
          <table:table-cell office:value-type="float" office:value="3.5163117796444617E-3" table:formula="of:=[.Q13]/[.$E$2]" table:style-name="ce1">
            <text:p>0.003516312</text:p>
          </table:table-cell>
          <table:table-cell office:value-type="float" office:value="3.5163117796444617E-3" table:formula="of:=[.P13]+[.R13]" table:style-name="ce1">
            <text:p>0.003516312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Run 2:</text:p>
          </table:table-cell>
          <table:table-cell office:value-type="string" table:style-name="ce1">
            <text:p>05_Nutch0.9_0.0_5119.0_148.80159127925864_14.0_1994.0.xm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119" table:style-name="ce1">
            <text:p>5119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4" table:style-name="ce1">
            <text:p>14</text:p>
          </table:table-cell>
          <table:table-cell office:value-type="float" office:value="1994" table:style-name="ce1">
            <text:p>1994</text:p>
          </table:table-cell>
          <table:table-cell office:value-type="float" office:value="1994" table:style-name="ce1">
            <text:p>1994</text:p>
          </table:table-cell>
          <table:table-cell office:value-type="float" office:value="2885" table:style-name="ce1">
            <text:p>2885</text:p>
          </table:table-cell>
          <table:table-cell office:value-type="float" office:value="0" table:formula="of:=[.H14]-[.I$2]" table:style-name="ce1">
            <text:p>0</text:p>
          </table:table-cell>
          <table:table-cell office:value-type="float" office:value="0" table:formula="of:=[.I14]-[.I$2]" table:style-name="ce1">
            <text:p>0</text:p>
          </table:table-cell>
          <table:table-cell office:value-type="float" office:value="0" table:formula="of:=[.K14]/[.I$2]" table:style-name="ce1">
            <text:p>0</text:p>
          </table:table-cell>
          <table:table-cell office:value-type="float" office:value="0" table:formula="of:=[.L14]/[.I$2]" table:style-name="ce1">
            <text:p>0</text:p>
          </table:table-cell>
          <table:table-cell office:value-type="float" office:value="0" table:formula="of:=[.F14]-[.$F$2]" table:style-name="ce4">
            <text:p>0.0000000000</text:p>
          </table:table-cell>
          <table:table-cell office:value-type="float" office:value="0" table:formula="of:=[.O14]/[.$F$2]" table:style-name="ce1">
            <text:p>0</text:p>
          </table:table-cell>
          <table:table-cell office:value-type="float" office:value="0" table:formula="of:=[.E14]-[.$E$2]" table:style-name="ce1">
            <text:p>0</text:p>
          </table:table-cell>
          <table:table-cell office:value-type="float" office:value="0" table:formula="of:=[.Q14]/[.$E$2]" table:style-name="ce1">
            <text:p>0</text:p>
          </table:table-cell>
          <table:table-cell office:value-type="float" office:value="0" table:formula="of:=[.P14]+[.R14]" table:style-name="ce1">
            <text:p>0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5_Nutch0.9_4.0_5121.0_148.80159127925864_11.0_1997.0.xmi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121" table:style-name="ce1">
            <text:p>5121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1" table:style-name="ce1">
            <text:p>11</text:p>
          </table:table-cell>
          <table:table-cell office:value-type="float" office:value="1997" table:style-name="ce1">
            <text:p>1997</text:p>
          </table:table-cell>
          <table:table-cell office:value-type="float" office:value="1997" table:style-name="ce1">
            <text:p>1997</text:p>
          </table:table-cell>
          <table:table-cell office:value-type="float" office:value="2885" table:style-name="ce1">
            <text:p>2885</text:p>
          </table:table-cell>
          <table:table-cell office:value-type="float" office:value="3" table:formula="of:=[.H15]-[.I$2]" table:style-name="ce1">
            <text:p>3</text:p>
          </table:table-cell>
          <table:table-cell office:value-type="float" office:value="3" table:formula="of:=[.I15]-[.I$2]" table:style-name="ce1">
            <text:p>3</text:p>
          </table:table-cell>
          <table:table-cell office:value-type="float" office:value="1.5045135406218655E-3" table:formula="of:=[.K15]/[.I$2]" table:style-name="ce1">
            <text:p>0.001504514</text:p>
          </table:table-cell>
          <table:table-cell office:value-type="float" office:value="1.5045135406218655E-3" table:formula="of:=[.L15]/[.I$2]" table:style-name="ce1">
            <text:p>0.001504514</text:p>
          </table:table-cell>
          <table:table-cell office:value-type="float" office:value="0" table:formula="of:=[.F15]-[.$F$2]" table:style-name="ce4">
            <text:p>0.0000000000</text:p>
          </table:table-cell>
          <table:table-cell office:value-type="float" office:value="0" table:formula="of:=[.O15]/[.$F$2]" table:style-name="ce1">
            <text:p>0</text:p>
          </table:table-cell>
          <table:table-cell office:value-type="float" office:value="2" table:formula="of:=[.E15]-[.$E$2]" table:style-name="ce1">
            <text:p>2</text:p>
          </table:table-cell>
          <table:table-cell office:value-type="float" office:value="3.9070130884938462E-4" table:formula="of:=[.Q15]/[.$E$2]" table:style-name="ce1">
            <text:p>0.000390701</text:p>
          </table:table-cell>
          <table:table-cell office:value-type="float" office:value="3.9070130884938462E-4" table:formula="of:=[.P15]+[.R15]" table:style-name="ce1">
            <text:p>0.000390701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5_Nutch0.9_10.0_5153.0_149.8623954658128_9.0_2023.0.xmi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5153" table:style-name="ce1">
            <text:p>5153</text:p>
          </table:table-cell>
          <table:table-cell office:value-type="float" office:value="149.86239546581299" table:style-name="ce1">
            <text:p>149.8623955</text:p>
          </table:table-cell>
          <table:table-cell office:value-type="float" office:value="9" table:style-name="ce1">
            <text:p>9</text:p>
          </table:table-cell>
          <table:table-cell office:value-type="float" office:value="2023" table:style-name="ce1">
            <text:p>2023</text:p>
          </table:table-cell>
          <table:table-cell office:value-type="float" office:value="2023" table:style-name="ce1">
            <text:p>2023</text:p>
          </table:table-cell>
          <table:table-cell office:value-type="float" office:value="2885" table:style-name="ce1">
            <text:p>2885</text:p>
          </table:table-cell>
          <table:table-cell office:value-type="float" office:value="29" table:formula="of:=[.H16]-[.I$2]" table:style-name="ce1">
            <text:p>29</text:p>
          </table:table-cell>
          <table:table-cell office:value-type="float" office:value="29" table:formula="of:=[.I16]-[.I$2]" table:style-name="ce1">
            <text:p>29</text:p>
          </table:table-cell>
          <table:table-cell office:value-type="float" office:value="1.4543630892678034E-2" table:formula="of:=[.K16]/[.I$2]" table:style-name="ce1">
            <text:p>0.014543631</text:p>
          </table:table-cell>
          <table:table-cell office:value-type="float" office:value="1.4543630892678034E-2" table:formula="of:=[.L16]/[.I$2]" table:style-name="ce1">
            <text:p>0.014543631</text:p>
          </table:table-cell>
          <table:table-cell office:value-type="float" office:value="1.0608041865540088" table:formula="of:=[.F16]-[.$F$2]" table:style-name="ce4">
            <text:p>1.0608041866</text:p>
          </table:table-cell>
          <table:table-cell office:value-type="float" office:value="7.12898415557382E-3" table:formula="of:=[.O16]/[.$F$2]" table:style-name="ce1">
            <text:p>0.007128984</text:p>
          </table:table-cell>
          <table:table-cell office:value-type="float" office:value="34" table:formula="of:=[.E16]-[.$E$2]" table:style-name="ce1">
            <text:p>34</text:p>
          </table:table-cell>
          <table:table-cell office:value-type="float" office:value="6.6419222504395387E-3" table:formula="of:=[.Q16]/[.$E$2]" table:style-name="ce1">
            <text:p>0.006641922</text:p>
          </table:table-cell>
          <table:table-cell office:value-type="float" office:value="1.3770906406013358E-2" table:formula="of:=[.P16]+[.R16]" table:style-name="ce1">
            <text:p>0.013770906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5_Nutch0.9_1.0_5111.0_148.80159127925864_14.0_1993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111" table:style-name="ce1">
            <text:p>5111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4" table:style-name="ce1">
            <text:p>14</text:p>
          </table:table-cell>
          <table:table-cell office:value-type="float" office:value="1993" table:style-name="ce1">
            <text:p>1993</text:p>
          </table:table-cell>
          <table:table-cell office:value-type="float" office:value="1993" table:style-name="ce1">
            <text:p>1993</text:p>
          </table:table-cell>
          <table:table-cell office:value-type="float" office:value="2885" table:style-name="ce1">
            <text:p>2885</text:p>
          </table:table-cell>
          <table:table-cell office:value-type="float" office:value="-1" table:formula="of:=[.H17]-[.I$2]" table:style-name="ce1">
            <text:p>-1</text:p>
          </table:table-cell>
          <table:table-cell office:value-type="float" office:value="-1" table:formula="of:=[.I17]-[.I$2]" table:style-name="ce1">
            <text:p>-1</text:p>
          </table:table-cell>
          <table:table-cell office:value-type="float" office:value="-5.0150451354062187E-4" table:formula="of:=[.K17]/[.I$2]" table:style-name="ce1">
            <text:p>-0.000501505</text:p>
          </table:table-cell>
          <table:table-cell office:value-type="float" office:value="-5.0150451354062187E-4" table:formula="of:=[.L17]/[.I$2]" table:style-name="ce1">
            <text:p>-0.000501505</text:p>
          </table:table-cell>
          <table:table-cell office:value-type="float" office:value="0" table:formula="of:=[.F17]-[.$F$2]" table:style-name="ce4">
            <text:p>0.0000000000</text:p>
          </table:table-cell>
          <table:table-cell office:value-type="float" office:value="0" table:formula="of:=[.O17]/[.$F$2]" table:style-name="ce1">
            <text:p>0</text:p>
          </table:table-cell>
          <table:table-cell office:value-type="float" office:value="-8" table:formula="of:=[.E17]-[.$E$2]" table:style-name="ce1">
            <text:p>-8</text:p>
          </table:table-cell>
          <table:table-cell office:value-type="float" office:value="-1.5628052353975385E-3" table:formula="of:=[.Q17]/[.$E$2]" table:style-name="ce1">
            <text:p>-0.001562805</text:p>
          </table:table-cell>
          <table:table-cell office:value-type="float" office:value="-1.5628052353975385E-3" table:formula="of:=[.P17]+[.R17]" table:style-name="ce1">
            <text:p>-0.001562805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5_Nutch0.9_2.0_5125.0_148.80159127925864_12.0_1996.0.xm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125" table:style-name="ce1">
            <text:p>5125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2" table:style-name="ce1">
            <text:p>12</text:p>
          </table:table-cell>
          <table:table-cell office:value-type="float" office:value="1996" table:style-name="ce1">
            <text:p>1996</text:p>
          </table:table-cell>
          <table:table-cell office:value-type="float" office:value="1996" table:style-name="ce1">
            <text:p>1996</text:p>
          </table:table-cell>
          <table:table-cell office:value-type="float" office:value="2885" table:style-name="ce1">
            <text:p>2885</text:p>
          </table:table-cell>
          <table:table-cell office:value-type="float" office:value="2" table:formula="of:=[.H18]-[.I$2]" table:style-name="ce1">
            <text:p>2</text:p>
          </table:table-cell>
          <table:table-cell office:value-type="float" office:value="2" table:formula="of:=[.I18]-[.I$2]" table:style-name="ce1">
            <text:p>2</text:p>
          </table:table-cell>
          <table:table-cell office:value-type="float" office:value="1.0030090270812437E-3" table:formula="of:=[.K18]/[.I$2]" table:style-name="ce1">
            <text:p>0.001003009</text:p>
          </table:table-cell>
          <table:table-cell office:value-type="float" office:value="1.0030090270812437E-3" table:formula="of:=[.L18]/[.I$2]" table:style-name="ce1">
            <text:p>0.001003009</text:p>
          </table:table-cell>
          <table:table-cell office:value-type="float" office:value="0" table:formula="of:=[.F18]-[.$F$2]" table:style-name="ce4">
            <text:p>0.0000000000</text:p>
          </table:table-cell>
          <table:table-cell office:value-type="float" office:value="0" table:formula="of:=[.O18]/[.$F$2]" table:style-name="ce1">
            <text:p>0</text:p>
          </table:table-cell>
          <table:table-cell office:value-type="float" office:value="6" table:formula="of:=[.E18]-[.$E$2]" table:style-name="ce1">
            <text:p>6</text:p>
          </table:table-cell>
          <table:table-cell office:value-type="float" office:value="1.172103926548154E-3" table:formula="of:=[.Q18]/[.$E$2]" table:style-name="ce1">
            <text:p>0.001172104</text:p>
          </table:table-cell>
          <table:table-cell office:value-type="float" office:value="1.172103926548154E-3" table:formula="of:=[.P18]+[.R18]" table:style-name="ce1">
            <text:p>0.001172104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5_Nutch0.9_10.0_5135.0_150.00755017984758_10.0_2006.0.xmi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5135" table:style-name="ce1">
            <text:p>5135</text:p>
          </table:table-cell>
          <table:table-cell office:value-type="float" office:value="150.00755017984801" table:style-name="ce1">
            <text:p>150.0075502</text:p>
          </table:table-cell>
          <table:table-cell office:value-type="float" office:value="10" table:style-name="ce1">
            <text:p>10</text:p>
          </table:table-cell>
          <table:table-cell office:value-type="float" office:value="2006" table:style-name="ce1">
            <text:p>2006</text:p>
          </table:table-cell>
          <table:table-cell office:value-type="float" office:value="2006" table:style-name="ce1">
            <text:p>2006</text:p>
          </table:table-cell>
          <table:table-cell office:value-type="float" office:value="2885" table:style-name="ce1">
            <text:p>2885</text:p>
          </table:table-cell>
          <table:table-cell office:value-type="float" office:value="12" table:formula="of:=[.H19]-[.I$2]" table:style-name="ce1">
            <text:p>12</text:p>
          </table:table-cell>
          <table:table-cell office:value-type="float" office:value="12" table:formula="of:=[.I19]-[.I$2]" table:style-name="ce1">
            <text:p>12</text:p>
          </table:table-cell>
          <table:table-cell office:value-type="float" office:value="6.018054162487462E-3" table:formula="of:=[.K19]/[.I$2]" table:style-name="ce1">
            <text:p>0.006018054</text:p>
          </table:table-cell>
          <table:table-cell office:value-type="float" office:value="6.018054162487462E-3" table:formula="of:=[.L19]/[.I$2]" table:style-name="ce1">
            <text:p>0.006018054</text:p>
          </table:table-cell>
          <table:table-cell office:value-type="float" office:value="1.2059589005890246" table:formula="of:=[.F19]-[.$F$2]" table:style-name="ce4">
            <text:p>1.2059589006</text:p>
          </table:table-cell>
          <table:table-cell office:value-type="float" office:value="8.1044758340371292E-3" table:formula="of:=[.O19]/[.$F$2]" table:style-name="ce1">
            <text:p>0.008104476</text:p>
          </table:table-cell>
          <table:table-cell office:value-type="float" office:value="16" table:formula="of:=[.E19]-[.$E$2]" table:style-name="ce1">
            <text:p>16</text:p>
          </table:table-cell>
          <table:table-cell office:value-type="float" office:value="3.125610470795077E-3" table:formula="of:=[.Q19]/[.$E$2]" table:style-name="ce1">
            <text:p>0.00312561</text:p>
          </table:table-cell>
          <table:table-cell office:value-type="float" office:value="1.1230086304832207E-2" table:formula="of:=[.P19]+[.R19]" table:style-name="ce1">
            <text:p>0.011230086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5_Nutch0.9_1.0_5121.0_148.80159127925864_12.0_2005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121" table:style-name="ce1">
            <text:p>5121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2" table:style-name="ce1">
            <text:p>12</text:p>
          </table:table-cell>
          <table:table-cell office:value-type="float" office:value="2005" table:style-name="ce1">
            <text:p>2005</text:p>
          </table:table-cell>
          <table:table-cell office:value-type="float" office:value="2005" table:style-name="ce1">
            <text:p>2005</text:p>
          </table:table-cell>
          <table:table-cell office:value-type="float" office:value="2885" table:style-name="ce1">
            <text:p>2885</text:p>
          </table:table-cell>
          <table:table-cell office:value-type="float" office:value="11" table:formula="of:=[.H20]-[.I$2]" table:style-name="ce1">
            <text:p>11</text:p>
          </table:table-cell>
          <table:table-cell office:value-type="float" office:value="11" table:formula="of:=[.I20]-[.I$2]" table:style-name="ce1">
            <text:p>11</text:p>
          </table:table-cell>
          <table:table-cell office:value-type="float" office:value="5.5165496489468406E-3" table:formula="of:=[.K20]/[.I$2]" table:style-name="ce1">
            <text:p>0.00551655</text:p>
          </table:table-cell>
          <table:table-cell office:value-type="float" office:value="5.5165496489468406E-3" table:formula="of:=[.L20]/[.I$2]" table:style-name="ce1">
            <text:p>0.00551655</text:p>
          </table:table-cell>
          <table:table-cell office:value-type="float" office:value="0" table:formula="of:=[.F20]-[.$F$2]" table:style-name="ce4">
            <text:p>0.0000000000</text:p>
          </table:table-cell>
          <table:table-cell office:value-type="float" office:value="0" table:formula="of:=[.O20]/[.$F$2]" table:style-name="ce1">
            <text:p>0</text:p>
          </table:table-cell>
          <table:table-cell office:value-type="float" office:value="2" table:formula="of:=[.E20]-[.$E$2]" table:style-name="ce1">
            <text:p>2</text:p>
          </table:table-cell>
          <table:table-cell office:value-type="float" office:value="3.9070130884938462E-4" table:formula="of:=[.Q20]/[.$E$2]" table:style-name="ce1">
            <text:p>0.000390701</text:p>
          </table:table-cell>
          <table:table-cell office:value-type="float" office:value="3.9070130884938462E-4" table:formula="of:=[.P20]+[.R20]" table:style-name="ce1">
            <text:p>0.000390701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5_Nutch0.9_3.0_5115.0_148.80159127925864_11.0_2005.0.xmi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115" table:style-name="ce1">
            <text:p>5115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1" table:style-name="ce1">
            <text:p>11</text:p>
          </table:table-cell>
          <table:table-cell office:value-type="float" office:value="2005" table:style-name="ce1">
            <text:p>2005</text:p>
          </table:table-cell>
          <table:table-cell office:value-type="float" office:value="2005" table:style-name="ce1">
            <text:p>2005</text:p>
          </table:table-cell>
          <table:table-cell office:value-type="float" office:value="2885" table:style-name="ce1">
            <text:p>2885</text:p>
          </table:table-cell>
          <table:table-cell office:value-type="float" office:value="11" table:formula="of:=[.H21]-[.I$2]" table:style-name="ce1">
            <text:p>11</text:p>
          </table:table-cell>
          <table:table-cell office:value-type="float" office:value="11" table:formula="of:=[.I21]-[.I$2]" table:style-name="ce1">
            <text:p>11</text:p>
          </table:table-cell>
          <table:table-cell office:value-type="float" office:value="5.5165496489468406E-3" table:formula="of:=[.K21]/[.I$2]" table:style-name="ce1">
            <text:p>0.00551655</text:p>
          </table:table-cell>
          <table:table-cell office:value-type="float" office:value="5.5165496489468406E-3" table:formula="of:=[.L21]/[.I$2]" table:style-name="ce1">
            <text:p>0.00551655</text:p>
          </table:table-cell>
          <table:table-cell office:value-type="float" office:value="0" table:formula="of:=[.F21]-[.$F$2]" table:style-name="ce4">
            <text:p>0.0000000000</text:p>
          </table:table-cell>
          <table:table-cell office:value-type="float" office:value="0" table:formula="of:=[.O21]/[.$F$2]" table:style-name="ce1">
            <text:p>0</text:p>
          </table:table-cell>
          <table:table-cell office:value-type="float" office:value="-4" table:formula="of:=[.E21]-[.$E$2]" table:style-name="ce1">
            <text:p>-4</text:p>
          </table:table-cell>
          <table:table-cell office:value-type="float" office:value="-7.8140261769876925E-4" table:formula="of:=[.Q21]/[.$E$2]" table:style-name="ce1">
            <text:p>-0.000781403</text:p>
          </table:table-cell>
          <table:table-cell office:value-type="float" office:value="-7.8140261769876925E-4" table:formula="of:=[.P21]+[.R21]" table:style-name="ce1">
            <text:p>-0.000781403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5_Nutch0.9_2.0_5123.0_148.80159127925864_11.0_2006.0.xm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123" table:style-name="ce1">
            <text:p>5123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1" table:style-name="ce1">
            <text:p>11</text:p>
          </table:table-cell>
          <table:table-cell office:value-type="float" office:value="2006" table:style-name="ce1">
            <text:p>2006</text:p>
          </table:table-cell>
          <table:table-cell office:value-type="float" office:value="2006" table:style-name="ce1">
            <text:p>2006</text:p>
          </table:table-cell>
          <table:table-cell office:value-type="float" office:value="2885" table:style-name="ce1">
            <text:p>2885</text:p>
          </table:table-cell>
          <table:table-cell office:value-type="float" office:value="12" table:formula="of:=[.H22]-[.I$2]" table:style-name="ce1">
            <text:p>12</text:p>
          </table:table-cell>
          <table:table-cell office:value-type="float" office:value="12" table:formula="of:=[.I22]-[.I$2]" table:style-name="ce1">
            <text:p>12</text:p>
          </table:table-cell>
          <table:table-cell office:value-type="float" office:value="6.018054162487462E-3" table:formula="of:=[.K22]/[.I$2]" table:style-name="ce1">
            <text:p>0.006018054</text:p>
          </table:table-cell>
          <table:table-cell office:value-type="float" office:value="6.018054162487462E-3" table:formula="of:=[.L22]/[.I$2]" table:style-name="ce1">
            <text:p>0.006018054</text:p>
          </table:table-cell>
          <table:table-cell office:value-type="float" office:value="0" table:formula="of:=[.F22]-[.$F$2]" table:style-name="ce4">
            <text:p>0.0000000000</text:p>
          </table:table-cell>
          <table:table-cell office:value-type="float" office:value="0" table:formula="of:=[.O22]/[.$F$2]" table:style-name="ce1">
            <text:p>0</text:p>
          </table:table-cell>
          <table:table-cell office:value-type="float" office:value="4" table:formula="of:=[.E22]-[.$E$2]" table:style-name="ce1">
            <text:p>4</text:p>
          </table:table-cell>
          <table:table-cell office:value-type="float" office:value="7.8140261769876925E-4" table:formula="of:=[.Q22]/[.$E$2]" table:style-name="ce1">
            <text:p>0.000781403</text:p>
          </table:table-cell>
          <table:table-cell office:value-type="float" office:value="7.8140261769876925E-4" table:formula="of:=[.P22]+[.R22]" table:style-name="ce1">
            <text:p>0.000781403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5_Nutch0.9_10.0_5157.0_148.5207754234658_10.0_2040.0.xmi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5157" table:style-name="ce1">
            <text:p>5157</text:p>
          </table:table-cell>
          <table:table-cell office:value-type="float" office:value="148.52077542346601" table:style-name="ce1">
            <text:p>148.5207754</text:p>
          </table:table-cell>
          <table:table-cell office:value-type="float" office:value="10" table:style-name="ce1">
            <text:p>10</text:p>
          </table:table-cell>
          <table:table-cell office:value-type="float" office:value="2040" table:style-name="ce1">
            <text:p>2040</text:p>
          </table:table-cell>
          <table:table-cell office:value-type="float" office:value="2040" table:style-name="ce1">
            <text:p>2040</text:p>
          </table:table-cell>
          <table:table-cell office:value-type="float" office:value="2885" table:style-name="ce1">
            <text:p>2885</text:p>
          </table:table-cell>
          <table:table-cell office:value-type="float" office:value="46" table:formula="of:=[.H23]-[.I$2]" table:style-name="ce1">
            <text:p>46</text:p>
          </table:table-cell>
          <table:table-cell office:value-type="float" office:value="46" table:formula="of:=[.I23]-[.I$2]" table:style-name="ce1">
            <text:p>46</text:p>
          </table:table-cell>
          <table:table-cell office:value-type="float" office:value="2.3069207622868605E-2" table:formula="of:=[.K23]/[.I$2]" table:style-name="ce1">
            <text:p>0.023069208</text:p>
          </table:table-cell>
          <table:table-cell office:value-type="float" office:value="2.3069207622868605E-2" table:formula="of:=[.L23]/[.I$2]" table:style-name="ce1">
            <text:p>0.023069208</text:p>
          </table:table-cell>
          <table:table-cell office:value-type="float" office:value="-0.28081585579298007" table:formula="of:=[.F23]-[.$F$2]" table:style-name="ce4">
            <text:p>-0.2808158558</text:p>
          </table:table-cell>
          <table:table-cell office:value-type="float" office:value="-1.8871831502525213E-3" table:formula="of:=[.O23]/[.$F$2]" table:style-name="ce1">
            <text:p>-0.001887183</text:p>
          </table:table-cell>
          <table:table-cell office:value-type="float" office:value="38" table:formula="of:=[.E23]-[.$E$2]" table:style-name="ce1">
            <text:p>38</text:p>
          </table:table-cell>
          <table:table-cell office:value-type="float" office:value="7.423324868138308E-3" table:formula="of:=[.Q23]/[.$E$2]" table:style-name="ce1">
            <text:p>0.007423325</text:p>
          </table:table-cell>
          <table:table-cell office:value-type="float" office:value="5.5361417178857869E-3" table:formula="of:=[.P23]+[.R23]" table:style-name="ce1">
            <text:p>0.005536142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5_Nutch0.9_4.0_5131.0_148.80159127925864_11.0_1996.0.xmi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131" table:style-name="ce1">
            <text:p>5131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1" table:style-name="ce1">
            <text:p>11</text:p>
          </table:table-cell>
          <table:table-cell office:value-type="float" office:value="1996" table:style-name="ce1">
            <text:p>1996</text:p>
          </table:table-cell>
          <table:table-cell office:value-type="float" office:value="1996" table:style-name="ce1">
            <text:p>1996</text:p>
          </table:table-cell>
          <table:table-cell office:value-type="float" office:value="2885" table:style-name="ce1">
            <text:p>2885</text:p>
          </table:table-cell>
          <table:table-cell office:value-type="float" office:value="2" table:formula="of:=[.H24]-[.I$2]" table:style-name="ce1">
            <text:p>2</text:p>
          </table:table-cell>
          <table:table-cell office:value-type="float" office:value="2" table:formula="of:=[.I24]-[.I$2]" table:style-name="ce1">
            <text:p>2</text:p>
          </table:table-cell>
          <table:table-cell office:value-type="float" office:value="1.0030090270812437E-3" table:formula="of:=[.K24]/[.I$2]" table:style-name="ce1">
            <text:p>0.001003009</text:p>
          </table:table-cell>
          <table:table-cell office:value-type="float" office:value="1.0030090270812437E-3" table:formula="of:=[.L24]/[.I$2]" table:style-name="ce1">
            <text:p>0.001003009</text:p>
          </table:table-cell>
          <table:table-cell office:value-type="float" office:value="0" table:formula="of:=[.F24]-[.$F$2]" table:style-name="ce4">
            <text:p>0.0000000000</text:p>
          </table:table-cell>
          <table:table-cell office:value-type="float" office:value="0" table:formula="of:=[.O24]/[.$F$2]" table:style-name="ce1">
            <text:p>0</text:p>
          </table:table-cell>
          <table:table-cell office:value-type="float" office:value="12" table:formula="of:=[.E24]-[.$E$2]" table:style-name="ce1">
            <text:p>12</text:p>
          </table:table-cell>
          <table:table-cell office:value-type="float" office:value="2.3442078530963081E-3" table:formula="of:=[.Q24]/[.$E$2]" table:style-name="ce1">
            <text:p>0.002344208</text:p>
          </table:table-cell>
          <table:table-cell office:value-type="float" office:value="2.3442078530963081E-3" table:formula="of:=[.P24]+[.R24]" table:style-name="ce1">
            <text:p>0.002344208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5_Nutch0.9_10.0_5167.0_148.70446337321405_11.0_2024.0.xmi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5167" table:style-name="ce1">
            <text:p>5167</text:p>
          </table:table-cell>
          <table:table-cell office:value-type="float" office:value="148.704463373214" table:style-name="ce1">
            <text:p>148.7044634</text:p>
          </table:table-cell>
          <table:table-cell office:value-type="float" office:value="11" table:style-name="ce1">
            <text:p>11</text:p>
          </table:table-cell>
          <table:table-cell office:value-type="float" office:value="2024" table:style-name="ce1">
            <text:p>2024</text:p>
          </table:table-cell>
          <table:table-cell office:value-type="float" office:value="2024" table:style-name="ce1">
            <text:p>2024</text:p>
          </table:table-cell>
          <table:table-cell office:value-type="float" office:value="2885" table:style-name="ce1">
            <text:p>2885</text:p>
          </table:table-cell>
          <table:table-cell office:value-type="float" office:value="30" table:formula="of:=[.H25]-[.I$2]" table:style-name="ce1">
            <text:p>30</text:p>
          </table:table-cell>
          <table:table-cell office:value-type="float" office:value="30" table:formula="of:=[.I25]-[.I$2]" table:style-name="ce1">
            <text:p>30</text:p>
          </table:table-cell>
          <table:table-cell office:value-type="float" office:value="1.5045135406218655E-2" table:formula="of:=[.K25]/[.I$2]" table:style-name="ce1">
            <text:p>0.015045135</text:p>
          </table:table-cell>
          <table:table-cell office:value-type="float" office:value="1.5045135406218655E-2" table:formula="of:=[.L25]/[.I$2]" table:style-name="ce1">
            <text:p>0.015045135</text:p>
          </table:table-cell>
          <table:table-cell office:value-type="float" office:value="-9.7127906044988777E-2" table:formula="of:=[.F25]-[.$F$2]" table:style-name="ce4">
            <text:p>-0.0971279060</text:p>
          </table:table-cell>
          <table:table-cell office:value-type="float" office:value="-6.5273432367202882E-4" table:formula="of:=[.O25]/[.$F$2]" table:style-name="ce1">
            <text:p>-0.000652734</text:p>
          </table:table-cell>
          <table:table-cell office:value-type="float" office:value="48" table:formula="of:=[.E25]-[.$E$2]" table:style-name="ce1">
            <text:p>48</text:p>
          </table:table-cell>
          <table:table-cell office:value-type="float" office:value="9.3768314123852323E-3" table:formula="of:=[.Q25]/[.$E$2]" table:style-name="ce1">
            <text:p>0.009376831</text:p>
          </table:table-cell>
          <table:table-cell office:value-type="float" office:value="8.7240970887132036E-3" table:formula="of:=[.P25]+[.R25]" table:style-name="ce1">
            <text:p>0.008724097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5_Nutch0.9_1.0_5135.0_148.80159127925864_12.0_1997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135" table:style-name="ce1">
            <text:p>5135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2" table:style-name="ce1">
            <text:p>12</text:p>
          </table:table-cell>
          <table:table-cell office:value-type="float" office:value="1997" table:style-name="ce1">
            <text:p>1997</text:p>
          </table:table-cell>
          <table:table-cell office:value-type="float" office:value="1997" table:style-name="ce1">
            <text:p>1997</text:p>
          </table:table-cell>
          <table:table-cell office:value-type="float" office:value="2885" table:style-name="ce1">
            <text:p>2885</text:p>
          </table:table-cell>
          <table:table-cell office:value-type="float" office:value="3" table:formula="of:=[.H26]-[.I$2]" table:style-name="ce1">
            <text:p>3</text:p>
          </table:table-cell>
          <table:table-cell office:value-type="float" office:value="3" table:formula="of:=[.I26]-[.I$2]" table:style-name="ce1">
            <text:p>3</text:p>
          </table:table-cell>
          <table:table-cell office:value-type="float" office:value="1.5045135406218655E-3" table:formula="of:=[.K26]/[.I$2]" table:style-name="ce1">
            <text:p>0.001504514</text:p>
          </table:table-cell>
          <table:table-cell office:value-type="float" office:value="1.5045135406218655E-3" table:formula="of:=[.L26]/[.I$2]" table:style-name="ce1">
            <text:p>0.001504514</text:p>
          </table:table-cell>
          <table:table-cell office:value-type="float" office:value="0" table:formula="of:=[.F26]-[.$F$2]" table:style-name="ce4">
            <text:p>0.0000000000</text:p>
          </table:table-cell>
          <table:table-cell office:value-type="float" office:value="0" table:formula="of:=[.O26]/[.$F$2]" table:style-name="ce1">
            <text:p>0</text:p>
          </table:table-cell>
          <table:table-cell office:value-type="float" office:value="16" table:formula="of:=[.E26]-[.$E$2]" table:style-name="ce1">
            <text:p>16</text:p>
          </table:table-cell>
          <table:table-cell office:value-type="float" office:value="3.125610470795077E-3" table:formula="of:=[.Q26]/[.$E$2]" table:style-name="ce1">
            <text:p>0.00312561</text:p>
          </table:table-cell>
          <table:table-cell office:value-type="float" office:value="3.125610470795077E-3" table:formula="of:=[.P26]+[.R26]" table:style-name="ce1">
            <text:p>0.00312561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5_Nutch0.9_2.0_5137.0_148.80159127925864_11.0_1998.0.xm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137" table:style-name="ce1">
            <text:p>5137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1" table:style-name="ce1">
            <text:p>11</text:p>
          </table:table-cell>
          <table:table-cell office:value-type="float" office:value="1998" table:style-name="ce1">
            <text:p>1998</text:p>
          </table:table-cell>
          <table:table-cell office:value-type="float" office:value="1998" table:style-name="ce1">
            <text:p>1998</text:p>
          </table:table-cell>
          <table:table-cell office:value-type="float" office:value="2885" table:style-name="ce1">
            <text:p>2885</text:p>
          </table:table-cell>
          <table:table-cell office:value-type="float" office:value="4" table:formula="of:=[.H27]-[.I$2]" table:style-name="ce1">
            <text:p>4</text:p>
          </table:table-cell>
          <table:table-cell office:value-type="float" office:value="4" table:formula="of:=[.I27]-[.I$2]" table:style-name="ce1">
            <text:p>4</text:p>
          </table:table-cell>
          <table:table-cell office:value-type="float" office:value="2.0060180541624875E-3" table:formula="of:=[.K27]/[.I$2]" table:style-name="ce1">
            <text:p>0.002006018</text:p>
          </table:table-cell>
          <table:table-cell office:value-type="float" office:value="2.0060180541624875E-3" table:formula="of:=[.L27]/[.I$2]" table:style-name="ce1">
            <text:p>0.002006018</text:p>
          </table:table-cell>
          <table:table-cell office:value-type="float" office:value="0" table:formula="of:=[.F27]-[.$F$2]" table:style-name="ce4">
            <text:p>0.0000000000</text:p>
          </table:table-cell>
          <table:table-cell office:value-type="float" office:value="0" table:formula="of:=[.O27]/[.$F$2]" table:style-name="ce1">
            <text:p>0</text:p>
          </table:table-cell>
          <table:table-cell office:value-type="float" office:value="18" table:formula="of:=[.E27]-[.$E$2]" table:style-name="ce1">
            <text:p>18</text:p>
          </table:table-cell>
          <table:table-cell office:value-type="float" office:value="3.5163117796444617E-3" table:formula="of:=[.Q27]/[.$E$2]" table:style-name="ce1">
            <text:p>0.003516312</text:p>
          </table:table-cell>
          <table:table-cell office:value-type="float" office:value="3.5163117796444617E-3" table:formula="of:=[.P27]+[.R27]" table:style-name="ce1">
            <text:p>0.003516312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5_Nutch0.9_2.0_5113.0_148.80159127925864_12.0_2004.0.xm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113" table:style-name="ce1">
            <text:p>5113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2" table:style-name="ce1">
            <text:p>12</text:p>
          </table:table-cell>
          <table:table-cell office:value-type="float" office:value="2004" table:style-name="ce1">
            <text:p>2004</text:p>
          </table:table-cell>
          <table:table-cell office:value-type="float" office:value="2004" table:style-name="ce1">
            <text:p>2004</text:p>
          </table:table-cell>
          <table:table-cell office:value-type="float" office:value="2885" table:style-name="ce1">
            <text:p>2885</text:p>
          </table:table-cell>
          <table:table-cell office:value-type="float" office:value="10" table:formula="of:=[.H28]-[.I$2]" table:style-name="ce1">
            <text:p>10</text:p>
          </table:table-cell>
          <table:table-cell office:value-type="float" office:value="10" table:formula="of:=[.I28]-[.I$2]" table:style-name="ce1">
            <text:p>10</text:p>
          </table:table-cell>
          <table:table-cell office:value-type="float" office:value="5.0150451354062184E-3" table:formula="of:=[.K28]/[.I$2]" table:style-name="ce1">
            <text:p>0.005015045</text:p>
          </table:table-cell>
          <table:table-cell office:value-type="float" office:value="5.0150451354062184E-3" table:formula="of:=[.L28]/[.I$2]" table:style-name="ce1">
            <text:p>0.005015045</text:p>
          </table:table-cell>
          <table:table-cell office:value-type="float" office:value="0" table:formula="of:=[.F28]-[.$F$2]" table:style-name="ce4">
            <text:p>0.0000000000</text:p>
          </table:table-cell>
          <table:table-cell office:value-type="float" office:value="0" table:formula="of:=[.O28]/[.$F$2]" table:style-name="ce1">
            <text:p>0</text:p>
          </table:table-cell>
          <table:table-cell office:value-type="float" office:value="-6" table:formula="of:=[.E28]-[.$E$2]" table:style-name="ce1">
            <text:p>-6</text:p>
          </table:table-cell>
          <table:table-cell office:value-type="float" office:value="-1.172103926548154E-3" table:formula="of:=[.Q28]/[.$E$2]" table:style-name="ce1">
            <text:p>-0.001172104</text:p>
          </table:table-cell>
          <table:table-cell office:value-type="float" office:value="-1.172103926548154E-3" table:formula="of:=[.P28]+[.R28]" table:style-name="ce1">
            <text:p>-0.001172104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5_Nutch0.9_3.0_5113.0_148.80159127925864_12.0_2003.0.xmi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113" table:style-name="ce1">
            <text:p>5113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2" table:style-name="ce1">
            <text:p>12</text:p>
          </table:table-cell>
          <table:table-cell office:value-type="float" office:value="2003" table:style-name="ce1">
            <text:p>2003</text:p>
          </table:table-cell>
          <table:table-cell office:value-type="float" office:value="2003" table:style-name="ce1">
            <text:p>2003</text:p>
          </table:table-cell>
          <table:table-cell office:value-type="float" office:value="2885" table:style-name="ce1">
            <text:p>2885</text:p>
          </table:table-cell>
          <table:table-cell office:value-type="float" office:value="9" table:formula="of:=[.H29]-[.I$2]" table:style-name="ce1">
            <text:p>9</text:p>
          </table:table-cell>
          <table:table-cell office:value-type="float" office:value="9" table:formula="of:=[.I29]-[.I$2]" table:style-name="ce1">
            <text:p>9</text:p>
          </table:table-cell>
          <table:table-cell office:value-type="float" office:value="4.5135406218655971E-3" table:formula="of:=[.K29]/[.I$2]" table:style-name="ce1">
            <text:p>0.004513541</text:p>
          </table:table-cell>
          <table:table-cell office:value-type="float" office:value="4.5135406218655971E-3" table:formula="of:=[.L29]/[.I$2]" table:style-name="ce1">
            <text:p>0.004513541</text:p>
          </table:table-cell>
          <table:table-cell office:value-type="float" office:value="0" table:formula="of:=[.F29]-[.$F$2]" table:style-name="ce4">
            <text:p>0.0000000000</text:p>
          </table:table-cell>
          <table:table-cell office:value-type="float" office:value="0" table:formula="of:=[.O29]/[.$F$2]" table:style-name="ce1">
            <text:p>0</text:p>
          </table:table-cell>
          <table:table-cell office:value-type="float" office:value="-6" table:formula="of:=[.E29]-[.$E$2]" table:style-name="ce1">
            <text:p>-6</text:p>
          </table:table-cell>
          <table:table-cell office:value-type="float" office:value="-1.172103926548154E-3" table:formula="of:=[.Q29]/[.$E$2]" table:style-name="ce1">
            <text:p>-0.001172104</text:p>
          </table:table-cell>
          <table:table-cell office:value-type="float" office:value="-1.172103926548154E-3" table:formula="of:=[.P29]+[.R29]" table:style-name="ce1">
            <text:p>-0.001172104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5_Nutch0.9_3.0_5129.0_148.80159127925864_11.0_1997.0.xmi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129" table:style-name="ce1">
            <text:p>5129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1" table:style-name="ce1">
            <text:p>11</text:p>
          </table:table-cell>
          <table:table-cell office:value-type="float" office:value="1997" table:style-name="ce1">
            <text:p>1997</text:p>
          </table:table-cell>
          <table:table-cell office:value-type="float" office:value="1997" table:style-name="ce1">
            <text:p>1997</text:p>
          </table:table-cell>
          <table:table-cell office:value-type="float" office:value="2885" table:style-name="ce1">
            <text:p>2885</text:p>
          </table:table-cell>
          <table:table-cell office:value-type="float" office:value="3" table:formula="of:=[.H30]-[.I$2]" table:style-name="ce1">
            <text:p>3</text:p>
          </table:table-cell>
          <table:table-cell office:value-type="float" office:value="3" table:formula="of:=[.I30]-[.I$2]" table:style-name="ce1">
            <text:p>3</text:p>
          </table:table-cell>
          <table:table-cell office:value-type="float" office:value="1.5045135406218655E-3" table:formula="of:=[.K30]/[.I$2]" table:style-name="ce1">
            <text:p>0.001504514</text:p>
          </table:table-cell>
          <table:table-cell office:value-type="float" office:value="1.5045135406218655E-3" table:formula="of:=[.L30]/[.I$2]" table:style-name="ce1">
            <text:p>0.001504514</text:p>
          </table:table-cell>
          <table:table-cell office:value-type="float" office:value="0" table:formula="of:=[.F30]-[.$F$2]" table:style-name="ce4">
            <text:p>0.0000000000</text:p>
          </table:table-cell>
          <table:table-cell office:value-type="float" office:value="0" table:formula="of:=[.O30]/[.$F$2]" table:style-name="ce1">
            <text:p>0</text:p>
          </table:table-cell>
          <table:table-cell office:value-type="float" office:value="10" table:formula="of:=[.E30]-[.$E$2]" table:style-name="ce1">
            <text:p>10</text:p>
          </table:table-cell>
          <table:table-cell office:value-type="float" office:value="1.9535065442469234E-3" table:formula="of:=[.Q30]/[.$E$2]" table:style-name="ce1">
            <text:p>0.001953507</text:p>
          </table:table-cell>
          <table:table-cell office:value-type="float" office:value="1.9535065442469234E-3" table:formula="of:=[.P30]+[.R30]" table:style-name="ce1">
            <text:p>0.001953507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5_Nutch0.9_4.0_5107.0_148.80159127925864_11.0_2005.0.xmi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107" table:style-name="ce1">
            <text:p>5107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1" table:style-name="ce1">
            <text:p>11</text:p>
          </table:table-cell>
          <table:table-cell office:value-type="float" office:value="2005" table:style-name="ce1">
            <text:p>2005</text:p>
          </table:table-cell>
          <table:table-cell office:value-type="float" office:value="2005" table:style-name="ce1">
            <text:p>2005</text:p>
          </table:table-cell>
          <table:table-cell office:value-type="float" office:value="2885" table:style-name="ce1">
            <text:p>2885</text:p>
          </table:table-cell>
          <table:table-cell office:value-type="float" office:value="11" table:formula="of:=[.H31]-[.I$2]" table:style-name="ce1">
            <text:p>11</text:p>
          </table:table-cell>
          <table:table-cell office:value-type="float" office:value="11" table:formula="of:=[.I31]-[.I$2]" table:style-name="ce1">
            <text:p>11</text:p>
          </table:table-cell>
          <table:table-cell office:value-type="float" office:value="5.5165496489468406E-3" table:formula="of:=[.K31]/[.I$2]" table:style-name="ce1">
            <text:p>0.00551655</text:p>
          </table:table-cell>
          <table:table-cell office:value-type="float" office:value="5.5165496489468406E-3" table:formula="of:=[.L31]/[.I$2]" table:style-name="ce1">
            <text:p>0.00551655</text:p>
          </table:table-cell>
          <table:table-cell office:value-type="float" office:value="0" table:formula="of:=[.F31]-[.$F$2]" table:style-name="ce4">
            <text:p>0.0000000000</text:p>
          </table:table-cell>
          <table:table-cell office:value-type="float" office:value="0" table:formula="of:=[.O31]/[.$F$2]" table:style-name="ce1">
            <text:p>0</text:p>
          </table:table-cell>
          <table:table-cell office:value-type="float" office:value="-12" table:formula="of:=[.E31]-[.$E$2]" table:style-name="ce1">
            <text:p>-12</text:p>
          </table:table-cell>
          <table:table-cell office:value-type="float" office:value="-2.3442078530963081E-3" table:formula="of:=[.Q31]/[.$E$2]" table:style-name="ce1">
            <text:p>-0.002344208</text:p>
          </table:table-cell>
          <table:table-cell office:value-type="float" office:value="-2.3442078530963081E-3" table:formula="of:=[.P31]+[.R31]" table:style-name="ce1">
            <text:p>-0.002344208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5_Nutch0.9_3.0_5117.0_148.80159127925864_12.0_1995.0.xmi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117" table:style-name="ce1">
            <text:p>5117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2" table:style-name="ce1">
            <text:p>12</text:p>
          </table:table-cell>
          <table:table-cell office:value-type="float" office:value="1995" table:style-name="ce1">
            <text:p>1995</text:p>
          </table:table-cell>
          <table:table-cell office:value-type="float" office:value="1995" table:style-name="ce1">
            <text:p>1995</text:p>
          </table:table-cell>
          <table:table-cell office:value-type="float" office:value="2885" table:style-name="ce1">
            <text:p>2885</text:p>
          </table:table-cell>
          <table:table-cell office:value-type="float" office:value="1" table:formula="of:=[.H32]-[.I$2]" table:style-name="ce1">
            <text:p>1</text:p>
          </table:table-cell>
          <table:table-cell office:value-type="float" office:value="1" table:formula="of:=[.I32]-[.I$2]" table:style-name="ce1">
            <text:p>1</text:p>
          </table:table-cell>
          <table:table-cell office:value-type="float" office:value="5.0150451354062187E-4" table:formula="of:=[.K32]/[.I$2]" table:style-name="ce1">
            <text:p>0.000501505</text:p>
          </table:table-cell>
          <table:table-cell office:value-type="float" office:value="5.0150451354062187E-4" table:formula="of:=[.L32]/[.I$2]" table:style-name="ce1">
            <text:p>0.000501505</text:p>
          </table:table-cell>
          <table:table-cell office:value-type="float" office:value="0" table:formula="of:=[.F32]-[.$F$2]" table:style-name="ce4">
            <text:p>0.0000000000</text:p>
          </table:table-cell>
          <table:table-cell office:value-type="float" office:value="0" table:formula="of:=[.O32]/[.$F$2]" table:style-name="ce1">
            <text:p>0</text:p>
          </table:table-cell>
          <table:table-cell office:value-type="float" office:value="-2" table:formula="of:=[.E32]-[.$E$2]" table:style-name="ce1">
            <text:p>-2</text:p>
          </table:table-cell>
          <table:table-cell office:value-type="float" office:value="-3.9070130884938462E-4" table:formula="of:=[.Q32]/[.$E$2]" table:style-name="ce1">
            <text:p>-0.000390701</text:p>
          </table:table-cell>
          <table:table-cell office:value-type="float" office:value="-3.9070130884938462E-4" table:formula="of:=[.P32]+[.R32]" table:style-name="ce1">
            <text:p>-0.000390701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5_Nutch0.9_2.0_5111.0_148.80159127925864_14.0_1992.0.xm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111" table:style-name="ce1">
            <text:p>5111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4" table:style-name="ce1">
            <text:p>14</text:p>
          </table:table-cell>
          <table:table-cell office:value-type="float" office:value="1992" table:style-name="ce1">
            <text:p>1992</text:p>
          </table:table-cell>
          <table:table-cell office:value-type="float" office:value="1992" table:style-name="ce1">
            <text:p>1992</text:p>
          </table:table-cell>
          <table:table-cell office:value-type="float" office:value="2885" table:style-name="ce1">
            <text:p>2885</text:p>
          </table:table-cell>
          <table:table-cell office:value-type="float" office:value="-2" table:formula="of:=[.H33]-[.I$2]" table:style-name="ce1">
            <text:p>-2</text:p>
          </table:table-cell>
          <table:table-cell office:value-type="float" office:value="-2" table:formula="of:=[.I33]-[.I$2]" table:style-name="ce1">
            <text:p>-2</text:p>
          </table:table-cell>
          <table:table-cell office:value-type="float" office:value="-1.0030090270812437E-3" table:formula="of:=[.K33]/[.I$2]" table:style-name="ce1">
            <text:p>-0.001003009</text:p>
          </table:table-cell>
          <table:table-cell office:value-type="float" office:value="-1.0030090270812437E-3" table:formula="of:=[.L33]/[.I$2]" table:style-name="ce1">
            <text:p>-0.001003009</text:p>
          </table:table-cell>
          <table:table-cell office:value-type="float" office:value="0" table:formula="of:=[.F33]-[.$F$2]" table:style-name="ce4">
            <text:p>0.0000000000</text:p>
          </table:table-cell>
          <table:table-cell office:value-type="float" office:value="0" table:formula="of:=[.O33]/[.$F$2]" table:style-name="ce1">
            <text:p>0</text:p>
          </table:table-cell>
          <table:table-cell office:value-type="float" office:value="-8" table:formula="of:=[.E33]-[.$E$2]" table:style-name="ce1">
            <text:p>-8</text:p>
          </table:table-cell>
          <table:table-cell office:value-type="float" office:value="-1.5628052353975385E-3" table:formula="of:=[.Q33]/[.$E$2]" table:style-name="ce1">
            <text:p>-0.001562805</text:p>
          </table:table-cell>
          <table:table-cell office:value-type="float" office:value="-1.5628052353975385E-3" table:formula="of:=[.P33]+[.R33]" table:style-name="ce1">
            <text:p>-0.001562805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5_Nutch0.9_4.0_5109.0_148.80159127925864_12.0_1995.0.xmi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109" table:style-name="ce1">
            <text:p>5109</text:p>
          </table:table-cell>
          <table:table-cell office:value-type="float" office:value="148.80159127925899" table:style-name="ce1">
            <text:p>148.8015913</text:p>
          </table:table-cell>
          <table:table-cell office:value-type="float" office:value="12" table:style-name="ce1">
            <text:p>12</text:p>
          </table:table-cell>
          <table:table-cell office:value-type="float" office:value="1995" table:style-name="ce1">
            <text:p>1995</text:p>
          </table:table-cell>
          <table:table-cell office:value-type="float" office:value="1995" table:style-name="ce1">
            <text:p>1995</text:p>
          </table:table-cell>
          <table:table-cell office:value-type="float" office:value="2885" table:style-name="ce1">
            <text:p>2885</text:p>
          </table:table-cell>
          <table:table-cell office:value-type="float" office:value="1" table:formula="of:=[.H34]-[.I$2]" table:style-name="ce1">
            <text:p>1</text:p>
          </table:table-cell>
          <table:table-cell office:value-type="float" office:value="1" table:formula="of:=[.I34]-[.I$2]" table:style-name="ce1">
            <text:p>1</text:p>
          </table:table-cell>
          <table:table-cell office:value-type="float" office:value="5.0150451354062187E-4" table:formula="of:=[.K34]/[.I$2]" table:style-name="ce1">
            <text:p>0.000501505</text:p>
          </table:table-cell>
          <table:table-cell office:value-type="float" office:value="5.0150451354062187E-4" table:formula="of:=[.L34]/[.I$2]" table:style-name="ce1">
            <text:p>0.000501505</text:p>
          </table:table-cell>
          <table:table-cell office:value-type="float" office:value="0" table:formula="of:=[.F34]-[.$F$2]" table:style-name="ce4">
            <text:p>0.0000000000</text:p>
          </table:table-cell>
          <table:table-cell office:value-type="float" office:value="0" table:formula="of:=[.O34]/[.$F$2]" table:style-name="ce1">
            <text:p>0</text:p>
          </table:table-cell>
          <table:table-cell office:value-type="float" office:value="-10" table:formula="of:=[.E34]-[.$E$2]" table:style-name="ce1">
            <text:p>-10</text:p>
          </table:table-cell>
          <table:table-cell office:value-type="float" office:value="-1.9535065442469234E-3" table:formula="of:=[.Q34]/[.$E$2]" table:style-name="ce1">
            <text:p>-0.001953507</text:p>
          </table:table-cell>
          <table:table-cell office:value-type="float" office:value="-1.9535065442469234E-3" table:formula="of:=[.P34]+[.R34]" table:style-name="ce1">
            <text:p>-0.001953507</text:p>
          </table:table-cell>
          <table:table-cell table:number-columns-repeated="16365"/>
        </table:table-row>
        <table:table-row table:number-rows-repeated="1048542" table:style-name="ro3">
          <table:table-cell table:number-columns-repeated="16384"/>
        </table:table-row>
      </table:table>
      <table:table table:name="06_Lucene1_4_3" table:style-name="ta1">
        <table:table-column table:style-name="co32" table:default-cell-style-name="ce1"/>
        <table:table-column table:style-name="co33" table:default-cell-style-name="ce1"/>
        <table:table-column table:style-name="co5" table:default-cell-style-name="ce1"/>
        <table:table-column table:style-name="co1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9" table:default-cell-style-name="ce1"/>
        <table:table-column table:style-name="co21" table:default-cell-style-name="ce1"/>
        <table:table-column table:style-name="co3" table:number-columns-repeated="1014" table:default-cell-style-name="ce1"/>
        <table:table-column table:style-name="co5" table:number-columns-repeated="15360" table:default-cell-style-name="ce1"/>
        <table:table-row table:style-name="ro1">
          <table:table-cell table:style-name="ce1"/>
          <table:table-cell office:value-type="string" table:style-name="ce1">
            <text:p>version</text:p>
          </table:table-cell>
          <table:table-cell office:value-type="string" table:style-name="ce1">
            <text:p>interpackage</text:p>
          </table:table-cell>
          <table:table-cell office:value-type="string" table:style-name="ce1">
            <text:p>refactorings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lcom</text:p>
          </table:table-cell>
          <table:table-cell office:value-type="string" table:style-name="ce1">
            <text:p>blobs</text:p>
          </table:table-cell>
          <table:table-cell office:value-type="string" table:style-name="ce1">
            <text:p>visibility</text:p>
          </table:table-cell>
          <table:table-cell office:value-type="string" table:style-name="ce1">
            <text:p>visibility_reduced</text:p>
          </table:table-cell>
          <table:table-cell office:value-type="string" table:style-name="ce1">
            <text:p>members</text:p>
          </table:table-cell>
          <table:table-cell office:value-type="string" table:style-name="ce1">
            <text:p>delta(visibility, visibilityReduced)</text:p>
          </table:table-cell>
          <table:table-cell office:value-type="string" table:style-name="ce1">
            <text:p>delta(visibilityReduced, initialVisibility)</text:p>
          </table:table-cell>
          <table:table-cell table:number-columns-repeated="2" table:style-name="ce1"/>
          <table:table-cell office:value-type="string" table:style-name="ce1">
            <text:p>LCOM</text:p>
          </table:table-cell>
          <table:table-cell office:value-type="string" table:style-name="ce1">
            <text:p>LCOM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DI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initia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692" table:style-name="ce1">
            <text:p>8692</text:p>
          </table:table-cell>
          <table:table-cell office:value-type="float" office:value="121.112256241315" table:style-name="ce1">
            <text:p>121.1122562</text:p>
          </table:table-cell>
          <table:table-cell office:value-type="float" office:value="16" table:style-name="ce1">
            <text:p>16</text:p>
          </table:table-cell>
          <table:table-cell office:value-type="float" office:value="5221" table:style-name="ce1">
            <text:p>5221</text:p>
          </table:table-cell>
          <table:table-cell office:value-type="float" office:value="3074" table:style-name="ce1">
            <text:p>3074</text:p>
          </table:table-cell>
          <table:table-cell office:value-type="float" office:value="3326" table:style-name="ce1">
            <text:p>3326</text:p>
          </table:table-cell>
          <table:table-cell office:value-type="float" office:value="2147" table:formula="of:=[.H2]-[.I2]" table:style-name="ce1">
            <text:p>2147</text:p>
          </table:table-cell>
          <table:table-cell office:value-type="float" office:value="0" table:formula="of:=[.I2]-[.I2]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un 1:</text:p>
          </table:table-cell>
          <table:table-cell office:value-type="string" table:style-name="ce1">
            <text:p>06_Lucene1.4.3_0.0_8692.0_121.11225624131468_16.0_3074.0.xm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692" table:style-name="ce1">
            <text:p>8692</text:p>
          </table:table-cell>
          <table:table-cell office:value-type="float" office:value="121.112256241315" table:style-name="ce1">
            <text:p>121.1122562</text:p>
          </table:table-cell>
          <table:table-cell office:value-type="float" office:value="16" table:style-name="ce1">
            <text:p>16</text:p>
          </table:table-cell>
          <table:table-cell office:value-type="float" office:value="3074" table:style-name="ce1">
            <text:p>3074</text:p>
          </table:table-cell>
          <table:table-cell office:value-type="float" office:value="3074" table:style-name="ce1">
            <text:p>3074</text:p>
          </table:table-cell>
          <table:table-cell office:value-type="float" office:value="3326" table:style-name="ce1">
            <text:p>3326</text:p>
          </table:table-cell>
          <table:table-cell office:value-type="float" office:value="0" table:formula="of:=[.H3]-[.I$2]" table:style-name="ce1">
            <text:p>0</text:p>
          </table:table-cell>
          <table:table-cell office:value-type="float" office:value="0" table:formula="of:=[.I3]-[.I$2]" table:style-name="ce1">
            <text:p>0</text:p>
          </table:table-cell>
          <table:table-cell office:value-type="float" office:value="0" table:formula="of:=[.K3]/[.I$2]" table:style-name="ce1">
            <text:p>0</text:p>
          </table:table-cell>
          <table:table-cell office:value-type="float" office:value="0" table:formula="of:=[.L3]/[.I$2]" table:style-name="ce1">
            <text:p>0</text:p>
          </table:table-cell>
          <table:table-cell office:value-type="float" office:value="0" table:formula="of:=[.F3]-[.$F$2]" table:style-name="ce4">
            <text:p>0.0000000000</text:p>
          </table:table-cell>
          <table:table-cell office:value-type="float" office:value="0" table:formula="of:=[.O3]/[.$F$2]" table:style-name="ce1">
            <text:p>0</text:p>
          </table:table-cell>
          <table:table-cell office:value-type="float" office:value="0" table:formula="of:=[.E3]-[.$E$2]" table:style-name="ce1">
            <text:p>0</text:p>
          </table:table-cell>
          <table:table-cell office:value-type="float" office:value="0" table:formula="of:=[.Q3]/[.$E$2]" table:style-name="ce1">
            <text:p>0</text:p>
          </table:table-cell>
          <table:table-cell office:value-type="float" office:value="0" table:formula="of:=[.P3]+[.R3]" table:style-name="ce1">
            <text:p>0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6_Lucene1.4.3_2.0_8692.0_121.11225624131468_16.0_3068.0.xmi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8692" table:style-name="ce1">
            <text:p>8692</text:p>
          </table:table-cell>
          <table:table-cell office:value-type="float" office:value="121.112256241315" table:style-name="ce1">
            <text:p>121.1122562</text:p>
          </table:table-cell>
          <table:table-cell office:value-type="float" office:value="16" table:style-name="ce1">
            <text:p>16</text:p>
          </table:table-cell>
          <table:table-cell office:value-type="float" office:value="3068" table:style-name="ce1">
            <text:p>3068</text:p>
          </table:table-cell>
          <table:table-cell office:value-type="float" office:value="3068" table:style-name="ce1">
            <text:p>3068</text:p>
          </table:table-cell>
          <table:table-cell office:value-type="float" office:value="3326" table:style-name="ce1">
            <text:p>3326</text:p>
          </table:table-cell>
          <table:table-cell office:value-type="float" office:value="-6" table:formula="of:=[.H4]-[.I$2]" table:style-name="ce1">
            <text:p>-6</text:p>
          </table:table-cell>
          <table:table-cell office:value-type="float" office:value="-6" table:formula="of:=[.I4]-[.I$2]" table:style-name="ce1">
            <text:p>-6</text:p>
          </table:table-cell>
          <table:table-cell office:value-type="float" office:value="-1.9518542615484711E-3" table:formula="of:=[.K4]/[.I$2]" table:style-name="ce1">
            <text:p>-0.001951854</text:p>
          </table:table-cell>
          <table:table-cell office:value-type="float" office:value="-1.9518542615484711E-3" table:formula="of:=[.L4]/[.I$2]" table:style-name="ce1">
            <text:p>-0.001951854</text:p>
          </table:table-cell>
          <table:table-cell office:value-type="float" office:value="0" table:formula="of:=[.F4]-[.$F$2]" table:style-name="ce4">
            <text:p>0.0000000000</text:p>
          </table:table-cell>
          <table:table-cell office:value-type="float" office:value="0" table:formula="of:=[.O4]/[.$F$2]" table:style-name="ce1">
            <text:p>0</text:p>
          </table:table-cell>
          <table:table-cell office:value-type="float" office:value="0" table:formula="of:=[.E4]-[.$E$2]" table:style-name="ce1">
            <text:p>0</text:p>
          </table:table-cell>
          <table:table-cell office:value-type="float" office:value="0" table:formula="of:=[.Q4]/[.$E$2]" table:style-name="ce1">
            <text:p>0</text:p>
          </table:table-cell>
          <table:table-cell office:value-type="float" office:value="0" table:formula="of:=[.P4]+[.R4]" table:style-name="ce1">
            <text:p>0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6_Lucene1.4.3_10.0_8758.0_119.77020335955592_15.0_3104.0.xmi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8758" table:style-name="ce1">
            <text:p>8758</text:p>
          </table:table-cell>
          <table:table-cell office:value-type="float" office:value="119.77020335955601" table:style-name="ce1">
            <text:p>119.7702034</text:p>
          </table:table-cell>
          <table:table-cell office:value-type="float" office:value="15" table:style-name="ce1">
            <text:p>15</text:p>
          </table:table-cell>
          <table:table-cell office:value-type="float" office:value="3104" table:style-name="ce1">
            <text:p>3104</text:p>
          </table:table-cell>
          <table:table-cell office:value-type="float" office:value="3104" table:style-name="ce1">
            <text:p>3104</text:p>
          </table:table-cell>
          <table:table-cell office:value-type="float" office:value="3326" table:style-name="ce1">
            <text:p>3326</text:p>
          </table:table-cell>
          <table:table-cell office:value-type="float" office:value="30" table:formula="of:=[.H5]-[.I$2]" table:style-name="ce1">
            <text:p>30</text:p>
          </table:table-cell>
          <table:table-cell office:value-type="float" office:value="30" table:formula="of:=[.I5]-[.I$2]" table:style-name="ce1">
            <text:p>30</text:p>
          </table:table-cell>
          <table:table-cell office:value-type="float" office:value="9.7592713077423558E-3" table:formula="of:=[.K5]/[.I$2]" table:style-name="ce1">
            <text:p>0.009759271</text:p>
          </table:table-cell>
          <table:table-cell office:value-type="float" office:value="9.7592713077423558E-3" table:formula="of:=[.L5]/[.I$2]" table:style-name="ce1">
            <text:p>0.009759271</text:p>
          </table:table-cell>
          <table:table-cell office:value-type="float" office:value="-1.3420528817589883" table:formula="of:=[.F5]-[.$F$2]" table:style-name="ce4">
            <text:p>-1.3420528818</text:p>
          </table:table-cell>
          <table:table-cell office:value-type="float" office:value="-1.1081065809598667E-2" table:formula="of:=[.O5]/[.$F$2]" table:style-name="ce1">
            <text:p>-0.011081066</text:p>
          </table:table-cell>
          <table:table-cell office:value-type="float" office:value="66" table:formula="of:=[.E5]-[.$E$2]" table:style-name="ce1">
            <text:p>66</text:p>
          </table:table-cell>
          <table:table-cell office:value-type="float" office:value="7.5931891394385642E-3" table:formula="of:=[.Q5]/[.$E$2]" table:style-name="ce1">
            <text:p>0.007593189</text:p>
          </table:table-cell>
          <table:table-cell office:value-type="float" office:value="-3.4878766701601028E-3" table:formula="of:=[.P5]+[.R5]" table:style-name="ce1">
            <text:p>-0.003487877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6_Lucene1.4.3_1.0_8696.0_121.11225624131468_16.0_3070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696" table:style-name="ce1">
            <text:p>8696</text:p>
          </table:table-cell>
          <table:table-cell office:value-type="float" office:value="121.112256241315" table:style-name="ce1">
            <text:p>121.1122562</text:p>
          </table:table-cell>
          <table:table-cell office:value-type="float" office:value="16" table:style-name="ce1">
            <text:p>16</text:p>
          </table:table-cell>
          <table:table-cell office:value-type="float" office:value="3070" table:style-name="ce1">
            <text:p>3070</text:p>
          </table:table-cell>
          <table:table-cell office:value-type="float" office:value="3070" table:style-name="ce1">
            <text:p>3070</text:p>
          </table:table-cell>
          <table:table-cell office:value-type="float" office:value="3326" table:style-name="ce1">
            <text:p>3326</text:p>
          </table:table-cell>
          <table:table-cell office:value-type="float" office:value="-4" table:formula="of:=[.H6]-[.I$2]" table:style-name="ce1">
            <text:p>-4</text:p>
          </table:table-cell>
          <table:table-cell office:value-type="float" office:value="-4" table:formula="of:=[.I6]-[.I$2]" table:style-name="ce1">
            <text:p>-4</text:p>
          </table:table-cell>
          <table:table-cell office:value-type="float" office:value="-1.3012361743656475E-3" table:formula="of:=[.K6]/[.I$2]" table:style-name="ce1">
            <text:p>-0.001301236</text:p>
          </table:table-cell>
          <table:table-cell office:value-type="float" office:value="-1.3012361743656475E-3" table:formula="of:=[.L6]/[.I$2]" table:style-name="ce1">
            <text:p>-0.001301236</text:p>
          </table:table-cell>
          <table:table-cell office:value-type="float" office:value="0" table:formula="of:=[.F6]-[.$F$2]" table:style-name="ce4">
            <text:p>0.0000000000</text:p>
          </table:table-cell>
          <table:table-cell office:value-type="float" office:value="0" table:formula="of:=[.O6]/[.$F$2]" table:style-name="ce1">
            <text:p>0</text:p>
          </table:table-cell>
          <table:table-cell office:value-type="float" office:value="4" table:formula="of:=[.E6]-[.$E$2]" table:style-name="ce1">
            <text:p>4</text:p>
          </table:table-cell>
          <table:table-cell office:value-type="float" office:value="4.6019328117809482E-4" table:formula="of:=[.Q6]/[.$E$2]" table:style-name="ce1">
            <text:p>0.000460193</text:p>
          </table:table-cell>
          <table:table-cell office:value-type="float" office:value="4.6019328117809482E-4" table:formula="of:=[.P6]+[.R6]" table:style-name="ce1">
            <text:p>0.000460193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6_Lucene1.4.3_3.0_8696.0_121.11225624131468_16.0_3064.0.xmi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8696" table:style-name="ce1">
            <text:p>8696</text:p>
          </table:table-cell>
          <table:table-cell office:value-type="float" office:value="121.112256241315" table:style-name="ce1">
            <text:p>121.1122562</text:p>
          </table:table-cell>
          <table:table-cell office:value-type="float" office:value="16" table:style-name="ce1">
            <text:p>16</text:p>
          </table:table-cell>
          <table:table-cell office:value-type="float" office:value="3064" table:style-name="ce1">
            <text:p>3064</text:p>
          </table:table-cell>
          <table:table-cell office:value-type="float" office:value="3064" table:style-name="ce1">
            <text:p>3064</text:p>
          </table:table-cell>
          <table:table-cell office:value-type="float" office:value="3326" table:style-name="ce1">
            <text:p>3326</text:p>
          </table:table-cell>
          <table:table-cell office:value-type="float" office:value="-10" table:formula="of:=[.H7]-[.I$2]" table:style-name="ce1">
            <text:p>-10</text:p>
          </table:table-cell>
          <table:table-cell office:value-type="float" office:value="-10" table:formula="of:=[.I7]-[.I$2]" table:style-name="ce1">
            <text:p>-10</text:p>
          </table:table-cell>
          <table:table-cell office:value-type="float" office:value="-3.2530904359141183E-3" table:formula="of:=[.K7]/[.I$2]" table:style-name="ce1">
            <text:p>-0.00325309</text:p>
          </table:table-cell>
          <table:table-cell office:value-type="float" office:value="-3.2530904359141183E-3" table:formula="of:=[.L7]/[.I$2]" table:style-name="ce1">
            <text:p>-0.00325309</text:p>
          </table:table-cell>
          <table:table-cell office:value-type="float" office:value="0" table:formula="of:=[.F7]-[.$F$2]" table:style-name="ce4">
            <text:p>0.0000000000</text:p>
          </table:table-cell>
          <table:table-cell office:value-type="float" office:value="0" table:formula="of:=[.O7]/[.$F$2]" table:style-name="ce1">
            <text:p>0</text:p>
          </table:table-cell>
          <table:table-cell office:value-type="float" office:value="4" table:formula="of:=[.E7]-[.$E$2]" table:style-name="ce1">
            <text:p>4</text:p>
          </table:table-cell>
          <table:table-cell office:value-type="float" office:value="4.6019328117809482E-4" table:formula="of:=[.Q7]/[.$E$2]" table:style-name="ce1">
            <text:p>0.000460193</text:p>
          </table:table-cell>
          <table:table-cell office:value-type="float" office:value="4.6019328117809482E-4" table:formula="of:=[.P7]+[.R7]" table:style-name="ce1">
            <text:p>0.000460193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6_Lucene1.4.3_4.0_8698.0_121.11225624131468_16.0_3061.0.xmi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8698" table:style-name="ce1">
            <text:p>8698</text:p>
          </table:table-cell>
          <table:table-cell office:value-type="float" office:value="121.112256241315" table:style-name="ce1">
            <text:p>121.1122562</text:p>
          </table:table-cell>
          <table:table-cell office:value-type="float" office:value="16" table:style-name="ce1">
            <text:p>16</text:p>
          </table:table-cell>
          <table:table-cell office:value-type="float" office:value="3061" table:style-name="ce1">
            <text:p>3061</text:p>
          </table:table-cell>
          <table:table-cell office:value-type="float" office:value="3061" table:style-name="ce1">
            <text:p>3061</text:p>
          </table:table-cell>
          <table:table-cell office:value-type="float" office:value="3326" table:style-name="ce1">
            <text:p>3326</text:p>
          </table:table-cell>
          <table:table-cell office:value-type="float" office:value="-13" table:formula="of:=[.H8]-[.I$2]" table:style-name="ce1">
            <text:p>-13</text:p>
          </table:table-cell>
          <table:table-cell office:value-type="float" office:value="-13" table:formula="of:=[.I8]-[.I$2]" table:style-name="ce1">
            <text:p>-13</text:p>
          </table:table-cell>
          <table:table-cell office:value-type="float" office:value="-4.2290175666883541E-3" table:formula="of:=[.K8]/[.I$2]" table:style-name="ce1">
            <text:p>-0.004229018</text:p>
          </table:table-cell>
          <table:table-cell office:value-type="float" office:value="-4.2290175666883541E-3" table:formula="of:=[.L8]/[.I$2]" table:style-name="ce1">
            <text:p>-0.004229018</text:p>
          </table:table-cell>
          <table:table-cell office:value-type="float" office:value="0" table:formula="of:=[.F8]-[.$F$2]" table:style-name="ce4">
            <text:p>0.0000000000</text:p>
          </table:table-cell>
          <table:table-cell office:value-type="float" office:value="0" table:formula="of:=[.O8]/[.$F$2]" table:style-name="ce1">
            <text:p>0</text:p>
          </table:table-cell>
          <table:table-cell office:value-type="float" office:value="6" table:formula="of:=[.E8]-[.$E$2]" table:style-name="ce1">
            <text:p>6</text:p>
          </table:table-cell>
          <table:table-cell office:value-type="float" office:value="6.9028992176714218E-4" table:formula="of:=[.Q8]/[.$E$2]" table:style-name="ce1">
            <text:p>0.00069029</text:p>
          </table:table-cell>
          <table:table-cell office:value-type="float" office:value="6.9028992176714218E-4" table:formula="of:=[.P8]+[.R8]" table:style-name="ce1">
            <text:p>0.00069029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6_Lucene1.4.3_2.0_8696.0_121.11225624131468_16.0_3067.0.xmi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696" table:style-name="ce1">
            <text:p>8696</text:p>
          </table:table-cell>
          <table:table-cell office:value-type="float" office:value="121.112256241315" table:style-name="ce1">
            <text:p>121.1122562</text:p>
          </table:table-cell>
          <table:table-cell office:value-type="float" office:value="16" table:style-name="ce1">
            <text:p>16</text:p>
          </table:table-cell>
          <table:table-cell office:value-type="float" office:value="3067" table:style-name="ce1">
            <text:p>3067</text:p>
          </table:table-cell>
          <table:table-cell office:value-type="float" office:value="3067" table:style-name="ce1">
            <text:p>3067</text:p>
          </table:table-cell>
          <table:table-cell office:value-type="float" office:value="3326" table:style-name="ce1">
            <text:p>3326</text:p>
          </table:table-cell>
          <table:table-cell office:value-type="float" office:value="-7" table:formula="of:=[.H9]-[.I$2]" table:style-name="ce1">
            <text:p>-7</text:p>
          </table:table-cell>
          <table:table-cell office:value-type="float" office:value="-7" table:formula="of:=[.I9]-[.I$2]" table:style-name="ce1">
            <text:p>-7</text:p>
          </table:table-cell>
          <table:table-cell office:value-type="float" office:value="-2.277163305139883E-3" table:formula="of:=[.K9]/[.I$2]" table:style-name="ce1">
            <text:p>-0.002277163</text:p>
          </table:table-cell>
          <table:table-cell office:value-type="float" office:value="-2.277163305139883E-3" table:formula="of:=[.L9]/[.I$2]" table:style-name="ce1">
            <text:p>-0.002277163</text:p>
          </table:table-cell>
          <table:table-cell office:value-type="float" office:value="0" table:formula="of:=[.F9]-[.$F$2]" table:style-name="ce4">
            <text:p>0.0000000000</text:p>
          </table:table-cell>
          <table:table-cell office:value-type="float" office:value="0" table:formula="of:=[.O9]/[.$F$2]" table:style-name="ce1">
            <text:p>0</text:p>
          </table:table-cell>
          <table:table-cell office:value-type="float" office:value="4" table:formula="of:=[.E9]-[.$E$2]" table:style-name="ce1">
            <text:p>4</text:p>
          </table:table-cell>
          <table:table-cell office:value-type="float" office:value="4.6019328117809482E-4" table:formula="of:=[.Q9]/[.$E$2]" table:style-name="ce1">
            <text:p>0.000460193</text:p>
          </table:table-cell>
          <table:table-cell office:value-type="float" office:value="4.6019328117809482E-4" table:formula="of:=[.P9]+[.R9]" table:style-name="ce1">
            <text:p>0.000460193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6_Lucene1.4.3_1.0_8692.0_121.11225624131468_16.0_3071.0.xmi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692" table:style-name="ce1">
            <text:p>8692</text:p>
          </table:table-cell>
          <table:table-cell office:value-type="float" office:value="121.112256241315" table:style-name="ce1">
            <text:p>121.1122562</text:p>
          </table:table-cell>
          <table:table-cell office:value-type="float" office:value="16" table:style-name="ce1">
            <text:p>16</text:p>
          </table:table-cell>
          <table:table-cell office:value-type="float" office:value="3071" table:style-name="ce1">
            <text:p>3071</text:p>
          </table:table-cell>
          <table:table-cell office:value-type="float" office:value="3071" table:style-name="ce1">
            <text:p>3071</text:p>
          </table:table-cell>
          <table:table-cell office:value-type="float" office:value="3326" table:style-name="ce1">
            <text:p>3326</text:p>
          </table:table-cell>
          <table:table-cell office:value-type="float" office:value="-3" table:formula="of:=[.H10]-[.I$2]" table:style-name="ce1">
            <text:p>-3</text:p>
          </table:table-cell>
          <table:table-cell office:value-type="float" office:value="-3" table:formula="of:=[.I10]-[.I$2]" table:style-name="ce1">
            <text:p>-3</text:p>
          </table:table-cell>
          <table:table-cell office:value-type="float" office:value="-9.7592713077423554E-4" table:formula="of:=[.K10]/[.I$2]" table:style-name="ce1">
            <text:p>-0.000975927</text:p>
          </table:table-cell>
          <table:table-cell office:value-type="float" office:value="-9.7592713077423554E-4" table:formula="of:=[.L10]/[.I$2]" table:style-name="ce1">
            <text:p>-0.000975927</text:p>
          </table:table-cell>
          <table:table-cell office:value-type="float" office:value="0" table:formula="of:=[.F10]-[.$F$2]" table:style-name="ce4">
            <text:p>0.0000000000</text:p>
          </table:table-cell>
          <table:table-cell office:value-type="float" office:value="0" table:formula="of:=[.O10]/[.$F$2]" table:style-name="ce1">
            <text:p>0</text:p>
          </table:table-cell>
          <table:table-cell office:value-type="float" office:value="0" table:formula="of:=[.E10]-[.$E$2]" table:style-name="ce1">
            <text:p>0</text:p>
          </table:table-cell>
          <table:table-cell office:value-type="float" office:value="0" table:formula="of:=[.Q10]/[.$E$2]" table:style-name="ce1">
            <text:p>0</text:p>
          </table:table-cell>
          <table:table-cell office:value-type="float" office:value="0" table:formula="of:=[.P10]+[.R10]" table:style-name="ce1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Run 2:</text:p>
          </table:table-cell>
          <table:table-cell office:value-type="string" table:style-name="ce1">
            <text:p>06_Lucene1.4.3_0.0_8692.0_121.11225624131468_16.0_3074.0.xm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692" table:style-name="ce1">
            <text:p>8692</text:p>
          </table:table-cell>
          <table:table-cell office:value-type="float" office:value="121.112256241315" table:style-name="ce1">
            <text:p>121.1122562</text:p>
          </table:table-cell>
          <table:table-cell office:value-type="float" office:value="16" table:style-name="ce1">
            <text:p>16</text:p>
          </table:table-cell>
          <table:table-cell office:value-type="float" office:value="3074" table:style-name="ce1">
            <text:p>3074</text:p>
          </table:table-cell>
          <table:table-cell office:value-type="float" office:value="3074" table:style-name="ce1">
            <text:p>3074</text:p>
          </table:table-cell>
          <table:table-cell office:value-type="float" office:value="3326" table:style-name="ce1">
            <text:p>3326</text:p>
          </table:table-cell>
          <table:table-cell office:value-type="float" office:value="0" table:formula="of:=[.H11]-[.I$2]" table:style-name="ce1">
            <text:p>0</text:p>
          </table:table-cell>
          <table:table-cell office:value-type="float" office:value="0" table:formula="of:=[.I11]-[.I$2]" table:style-name="ce1">
            <text:p>0</text:p>
          </table:table-cell>
          <table:table-cell office:value-type="float" office:value="0" table:formula="of:=[.K11]/[.I$2]" table:style-name="ce1">
            <text:p>0</text:p>
          </table:table-cell>
          <table:table-cell office:value-type="float" office:value="0" table:formula="of:=[.L11]/[.I$2]" table:style-name="ce1">
            <text:p>0</text:p>
          </table:table-cell>
          <table:table-cell office:value-type="float" office:value="0" table:formula="of:=[.F11]-[.$F$2]" table:style-name="ce4">
            <text:p>0.0000000000</text:p>
          </table:table-cell>
          <table:table-cell office:value-type="float" office:value="0" table:formula="of:=[.O11]/[.$F$2]" table:style-name="ce1">
            <text:p>0</text:p>
          </table:table-cell>
          <table:table-cell office:value-type="float" office:value="0" table:formula="of:=[.E11]-[.$E$2]" table:style-name="ce1">
            <text:p>0</text:p>
          </table:table-cell>
          <table:table-cell office:value-type="float" office:value="0" table:formula="of:=[.Q11]/[.$E$2]" table:style-name="ce1">
            <text:p>0</text:p>
          </table:table-cell>
          <table:table-cell office:value-type="float" office:value="0" table:formula="of:=[.P11]+[.R11]" table:style-name="ce1">
            <text:p>0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6_Lucene1.4.3_1.0_8696.0_121.11225624131468_16.0_3070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696" table:style-name="ce1">
            <text:p>8696</text:p>
          </table:table-cell>
          <table:table-cell office:value-type="float" office:value="121.112256241315" table:style-name="ce1">
            <text:p>121.1122562</text:p>
          </table:table-cell>
          <table:table-cell office:value-type="float" office:value="16" table:style-name="ce1">
            <text:p>16</text:p>
          </table:table-cell>
          <table:table-cell office:value-type="float" office:value="3070" table:style-name="ce1">
            <text:p>3070</text:p>
          </table:table-cell>
          <table:table-cell office:value-type="float" office:value="3070" table:style-name="ce1">
            <text:p>3070</text:p>
          </table:table-cell>
          <table:table-cell office:value-type="float" office:value="3326" table:style-name="ce1">
            <text:p>3326</text:p>
          </table:table-cell>
          <table:table-cell office:value-type="float" office:value="-4" table:formula="of:=[.H12]-[.I$2]" table:style-name="ce1">
            <text:p>-4</text:p>
          </table:table-cell>
          <table:table-cell office:value-type="float" office:value="-4" table:formula="of:=[.I12]-[.I$2]" table:style-name="ce1">
            <text:p>-4</text:p>
          </table:table-cell>
          <table:table-cell office:value-type="float" office:value="-1.3012361743656475E-3" table:formula="of:=[.K12]/[.I$2]" table:style-name="ce1">
            <text:p>-0.001301236</text:p>
          </table:table-cell>
          <table:table-cell office:value-type="float" office:value="-1.3012361743656475E-3" table:formula="of:=[.L12]/[.I$2]" table:style-name="ce1">
            <text:p>-0.001301236</text:p>
          </table:table-cell>
          <table:table-cell office:value-type="float" office:value="0" table:formula="of:=[.F12]-[.$F$2]" table:style-name="ce4">
            <text:p>0.0000000000</text:p>
          </table:table-cell>
          <table:table-cell office:value-type="float" office:value="0" table:formula="of:=[.O12]/[.$F$2]" table:style-name="ce1">
            <text:p>0</text:p>
          </table:table-cell>
          <table:table-cell office:value-type="float" office:value="4" table:formula="of:=[.E12]-[.$E$2]" table:style-name="ce1">
            <text:p>4</text:p>
          </table:table-cell>
          <table:table-cell office:value-type="float" office:value="4.6019328117809482E-4" table:formula="of:=[.Q12]/[.$E$2]" table:style-name="ce1">
            <text:p>0.000460193</text:p>
          </table:table-cell>
          <table:table-cell office:value-type="float" office:value="4.6019328117809482E-4" table:formula="of:=[.P12]+[.R12]" table:style-name="ce1">
            <text:p>0.000460193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6_Lucene1.4.3_2.0_8690.0_121.11225624131468_16.0_3070.0.xm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690" table:style-name="ce1">
            <text:p>8690</text:p>
          </table:table-cell>
          <table:table-cell office:value-type="float" office:value="121.112256241315" table:style-name="ce1">
            <text:p>121.1122562</text:p>
          </table:table-cell>
          <table:table-cell office:value-type="float" office:value="16" table:style-name="ce1">
            <text:p>16</text:p>
          </table:table-cell>
          <table:table-cell office:value-type="float" office:value="3070" table:style-name="ce1">
            <text:p>3070</text:p>
          </table:table-cell>
          <table:table-cell office:value-type="float" office:value="3070" table:style-name="ce1">
            <text:p>3070</text:p>
          </table:table-cell>
          <table:table-cell office:value-type="float" office:value="3326" table:style-name="ce1">
            <text:p>3326</text:p>
          </table:table-cell>
          <table:table-cell office:value-type="float" office:value="-4" table:formula="of:=[.H13]-[.I$2]" table:style-name="ce1">
            <text:p>-4</text:p>
          </table:table-cell>
          <table:table-cell office:value-type="float" office:value="-4" table:formula="of:=[.I13]-[.I$2]" table:style-name="ce1">
            <text:p>-4</text:p>
          </table:table-cell>
          <table:table-cell office:value-type="float" office:value="-1.3012361743656475E-3" table:formula="of:=[.K13]/[.I$2]" table:style-name="ce1">
            <text:p>-0.001301236</text:p>
          </table:table-cell>
          <table:table-cell office:value-type="float" office:value="-1.3012361743656475E-3" table:formula="of:=[.L13]/[.I$2]" table:style-name="ce1">
            <text:p>-0.001301236</text:p>
          </table:table-cell>
          <table:table-cell office:value-type="float" office:value="0" table:formula="of:=[.F13]-[.$F$2]" table:style-name="ce4">
            <text:p>0.0000000000</text:p>
          </table:table-cell>
          <table:table-cell office:value-type="float" office:value="0" table:formula="of:=[.O13]/[.$F$2]" table:style-name="ce1">
            <text:p>0</text:p>
          </table:table-cell>
          <table:table-cell office:value-type="float" office:value="-2" table:formula="of:=[.E13]-[.$E$2]" table:style-name="ce1">
            <text:p>-2</text:p>
          </table:table-cell>
          <table:table-cell office:value-type="float" office:value="-2.3009664058904741E-4" table:formula="of:=[.Q13]/[.$E$2]" table:style-name="ce1">
            <text:p>-0.000230097</text:p>
          </table:table-cell>
          <table:table-cell office:value-type="float" office:value="-2.3009664058904741E-4" table:formula="of:=[.P13]+[.R13]" table:style-name="ce1">
            <text:p>-0.000230097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6_Lucene1.4.3_10.0_8716.0_121.22291460697305_15.0_3103.0.xmi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8716" table:style-name="ce1">
            <text:p>8716</text:p>
          </table:table-cell>
          <table:table-cell office:value-type="float" office:value="121.22291460697301" table:style-name="ce1">
            <text:p>121.2229146</text:p>
          </table:table-cell>
          <table:table-cell office:value-type="float" office:value="15" table:style-name="ce1">
            <text:p>15</text:p>
          </table:table-cell>
          <table:table-cell office:value-type="float" office:value="3103" table:style-name="ce1">
            <text:p>3103</text:p>
          </table:table-cell>
          <table:table-cell office:value-type="float" office:value="3103" table:style-name="ce1">
            <text:p>3103</text:p>
          </table:table-cell>
          <table:table-cell office:value-type="float" office:value="3326" table:style-name="ce1">
            <text:p>3326</text:p>
          </table:table-cell>
          <table:table-cell office:value-type="float" office:value="29" table:formula="of:=[.H14]-[.I$2]" table:style-name="ce1">
            <text:p>29</text:p>
          </table:table-cell>
          <table:table-cell office:value-type="float" office:value="29" table:formula="of:=[.I14]-[.I$2]" table:style-name="ce1">
            <text:p>29</text:p>
          </table:table-cell>
          <table:table-cell office:value-type="float" office:value="9.433962264150943E-3" table:formula="of:=[.K14]/[.I$2]" table:style-name="ce1">
            <text:p>0.009433962</text:p>
          </table:table-cell>
          <table:table-cell office:value-type="float" office:value="9.433962264150943E-3" table:formula="of:=[.L14]/[.I$2]" table:style-name="ce1">
            <text:p>0.009433962</text:p>
          </table:table-cell>
          <table:table-cell office:value-type="float" office:value="0.11065836565801135" table:formula="of:=[.F14]-[.$F$2]" table:style-name="ce4">
            <text:p>0.1106583657</text:p>
          </table:table-cell>
          <table:table-cell office:value-type="float" office:value="9.136842883805717E-4" table:formula="of:=[.O14]/[.$F$2]" table:style-name="ce1">
            <text:p>0.000913684</text:p>
          </table:table-cell>
          <table:table-cell office:value-type="float" office:value="24" table:formula="of:=[.E14]-[.$E$2]" table:style-name="ce1">
            <text:p>24</text:p>
          </table:table-cell>
          <table:table-cell office:value-type="float" office:value="2.7611596870685687E-3" table:formula="of:=[.Q14]/[.$E$2]" table:style-name="ce1">
            <text:p>0.00276116</text:p>
          </table:table-cell>
          <table:table-cell office:value-type="float" office:value="3.6748439754491404E-3" table:formula="of:=[.P14]+[.R14]" table:style-name="ce1">
            <text:p>0.003674844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6_Lucene1.4.3_2.0_8704.0_121.11225624131468_16.0_3067.0.xmi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704" table:style-name="ce1">
            <text:p>8704</text:p>
          </table:table-cell>
          <table:table-cell office:value-type="float" office:value="121.112256241315" table:style-name="ce1">
            <text:p>121.1122562</text:p>
          </table:table-cell>
          <table:table-cell office:value-type="float" office:value="16" table:style-name="ce1">
            <text:p>16</text:p>
          </table:table-cell>
          <table:table-cell office:value-type="float" office:value="3067" table:style-name="ce1">
            <text:p>3067</text:p>
          </table:table-cell>
          <table:table-cell office:value-type="float" office:value="3067" table:style-name="ce1">
            <text:p>3067</text:p>
          </table:table-cell>
          <table:table-cell office:value-type="float" office:value="3326" table:style-name="ce1">
            <text:p>3326</text:p>
          </table:table-cell>
          <table:table-cell office:value-type="float" office:value="-7" table:formula="of:=[.H15]-[.I$2]" table:style-name="ce1">
            <text:p>-7</text:p>
          </table:table-cell>
          <table:table-cell office:value-type="float" office:value="-7" table:formula="of:=[.I15]-[.I$2]" table:style-name="ce1">
            <text:p>-7</text:p>
          </table:table-cell>
          <table:table-cell office:value-type="float" office:value="-2.277163305139883E-3" table:formula="of:=[.K15]/[.I$2]" table:style-name="ce1">
            <text:p>-0.002277163</text:p>
          </table:table-cell>
          <table:table-cell office:value-type="float" office:value="-2.277163305139883E-3" table:formula="of:=[.L15]/[.I$2]" table:style-name="ce1">
            <text:p>-0.002277163</text:p>
          </table:table-cell>
          <table:table-cell office:value-type="float" office:value="0" table:formula="of:=[.F15]-[.$F$2]" table:style-name="ce4">
            <text:p>0.0000000000</text:p>
          </table:table-cell>
          <table:table-cell office:value-type="float" office:value="0" table:formula="of:=[.O15]/[.$F$2]" table:style-name="ce1">
            <text:p>0</text:p>
          </table:table-cell>
          <table:table-cell office:value-type="float" office:value="12" table:formula="of:=[.E15]-[.$E$2]" table:style-name="ce1">
            <text:p>12</text:p>
          </table:table-cell>
          <table:table-cell office:value-type="float" office:value="1.3805798435342844E-3" table:formula="of:=[.Q15]/[.$E$2]" table:style-name="ce1">
            <text:p>0.00138058</text:p>
          </table:table-cell>
          <table:table-cell office:value-type="float" office:value="1.3805798435342844E-3" table:formula="of:=[.P15]+[.R15]" table:style-name="ce1">
            <text:p>0.00138058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6_Lucene1.4.3_4.0_8694.0_121.11225624131468_16.0_3067.0.xmi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8694" table:style-name="ce1">
            <text:p>8694</text:p>
          </table:table-cell>
          <table:table-cell office:value-type="float" office:value="121.112256241315" table:style-name="ce1">
            <text:p>121.1122562</text:p>
          </table:table-cell>
          <table:table-cell office:value-type="float" office:value="16" table:style-name="ce1">
            <text:p>16</text:p>
          </table:table-cell>
          <table:table-cell office:value-type="float" office:value="3067" table:style-name="ce1">
            <text:p>3067</text:p>
          </table:table-cell>
          <table:table-cell office:value-type="float" office:value="3067" table:style-name="ce1">
            <text:p>3067</text:p>
          </table:table-cell>
          <table:table-cell office:value-type="float" office:value="3326" table:style-name="ce1">
            <text:p>3326</text:p>
          </table:table-cell>
          <table:table-cell office:value-type="float" office:value="-7" table:formula="of:=[.H16]-[.I$2]" table:style-name="ce1">
            <text:p>-7</text:p>
          </table:table-cell>
          <table:table-cell office:value-type="float" office:value="-7" table:formula="of:=[.I16]-[.I$2]" table:style-name="ce1">
            <text:p>-7</text:p>
          </table:table-cell>
          <table:table-cell office:value-type="float" office:value="-2.277163305139883E-3" table:formula="of:=[.K16]/[.I$2]" table:style-name="ce1">
            <text:p>-0.002277163</text:p>
          </table:table-cell>
          <table:table-cell office:value-type="float" office:value="-2.277163305139883E-3" table:formula="of:=[.L16]/[.I$2]" table:style-name="ce1">
            <text:p>-0.002277163</text:p>
          </table:table-cell>
          <table:table-cell office:value-type="float" office:value="0" table:formula="of:=[.F16]-[.$F$2]" table:style-name="ce4">
            <text:p>0.0000000000</text:p>
          </table:table-cell>
          <table:table-cell office:value-type="float" office:value="0" table:formula="of:=[.O16]/[.$F$2]" table:style-name="ce1">
            <text:p>0</text:p>
          </table:table-cell>
          <table:table-cell office:value-type="float" office:value="2" table:formula="of:=[.E16]-[.$E$2]" table:style-name="ce1">
            <text:p>2</text:p>
          </table:table-cell>
          <table:table-cell office:value-type="float" office:value="2.3009664058904741E-4" table:formula="of:=[.Q16]/[.$E$2]" table:style-name="ce1">
            <text:p>0.000230097</text:p>
          </table:table-cell>
          <table:table-cell office:value-type="float" office:value="2.3009664058904741E-4" table:formula="of:=[.P16]+[.R16]" table:style-name="ce1">
            <text:p>0.000230097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6_Lucene1.4.3_3.0_8698.0_121.11225624131468_16.0_3067.0.xmi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698" table:style-name="ce1">
            <text:p>8698</text:p>
          </table:table-cell>
          <table:table-cell office:value-type="float" office:value="121.112256241315" table:style-name="ce1">
            <text:p>121.1122562</text:p>
          </table:table-cell>
          <table:table-cell office:value-type="float" office:value="16" table:style-name="ce1">
            <text:p>16</text:p>
          </table:table-cell>
          <table:table-cell office:value-type="float" office:value="3067" table:style-name="ce1">
            <text:p>3067</text:p>
          </table:table-cell>
          <table:table-cell office:value-type="float" office:value="3067" table:style-name="ce1">
            <text:p>3067</text:p>
          </table:table-cell>
          <table:table-cell office:value-type="float" office:value="3326" table:style-name="ce1">
            <text:p>3326</text:p>
          </table:table-cell>
          <table:table-cell office:value-type="float" office:value="-7" table:formula="of:=[.H17]-[.I$2]" table:style-name="ce1">
            <text:p>-7</text:p>
          </table:table-cell>
          <table:table-cell office:value-type="float" office:value="-7" table:formula="of:=[.I17]-[.I$2]" table:style-name="ce1">
            <text:p>-7</text:p>
          </table:table-cell>
          <table:table-cell office:value-type="float" office:value="-2.277163305139883E-3" table:formula="of:=[.K17]/[.I$2]" table:style-name="ce1">
            <text:p>-0.002277163</text:p>
          </table:table-cell>
          <table:table-cell office:value-type="float" office:value="-2.277163305139883E-3" table:formula="of:=[.L17]/[.I$2]" table:style-name="ce1">
            <text:p>-0.002277163</text:p>
          </table:table-cell>
          <table:table-cell office:value-type="float" office:value="0" table:formula="of:=[.F17]-[.$F$2]" table:style-name="ce4">
            <text:p>0.0000000000</text:p>
          </table:table-cell>
          <table:table-cell office:value-type="float" office:value="0" table:formula="of:=[.O17]/[.$F$2]" table:style-name="ce1">
            <text:p>0</text:p>
          </table:table-cell>
          <table:table-cell office:value-type="float" office:value="6" table:formula="of:=[.E17]-[.$E$2]" table:style-name="ce1">
            <text:p>6</text:p>
          </table:table-cell>
          <table:table-cell office:value-type="float" office:value="6.9028992176714218E-4" table:formula="of:=[.Q17]/[.$E$2]" table:style-name="ce1">
            <text:p>0.00069029</text:p>
          </table:table-cell>
          <table:table-cell office:value-type="float" office:value="6.9028992176714218E-4" table:formula="of:=[.P17]+[.R17]" table:style-name="ce1">
            <text:p>0.00069029</text:p>
          </table:table-cell>
          <table:table-cell table:number-columns-repeated="16365"/>
        </table:table-row>
        <table:table-row table:number-rows-repeated="12" table:style-name="ro3">
          <table:table-cell/>
          <table:table-cell table:number-columns-repeated="13" table:style-name="ce1"/>
          <table:table-cell table:style-name="ce4"/>
          <table:table-cell table:number-columns-repeated="16369" table:style-name="ce1"/>
        </table:table-row>
        <table:table-row table:number-rows-repeated="1048547" table:style-name="ro3">
          <table:table-cell table:number-columns-repeated="16384"/>
        </table:table-row>
      </table:table>
      <table:table table:name="07_log4j1_2_17" table:style-name="ta1">
        <table:table-column table:style-name="co34" table:default-cell-style-name="ce1"/>
        <table:table-column table:style-name="co35" table:default-cell-style-name="ce1"/>
        <table:table-column table:style-name="co5" table:default-cell-style-name="ce1"/>
        <table:table-column table:style-name="co1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9" table:default-cell-style-name="ce1"/>
        <table:table-column table:style-name="co21" table:default-cell-style-name="ce1"/>
        <table:table-column table:style-name="co3" table:number-columns-repeated="1014" table:default-cell-style-name="ce1"/>
        <table:table-column table:style-name="co5" table:number-columns-repeated="15360" table:default-cell-style-name="ce1"/>
        <table:table-row table:style-name="ro1">
          <table:table-cell table:style-name="ce1"/>
          <table:table-cell office:value-type="string" table:style-name="ce1">
            <text:p>version</text:p>
          </table:table-cell>
          <table:table-cell office:value-type="string" table:style-name="ce1">
            <text:p>interpackage</text:p>
          </table:table-cell>
          <table:table-cell office:value-type="string" table:style-name="ce1">
            <text:p>refactorings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lcom</text:p>
          </table:table-cell>
          <table:table-cell office:value-type="string" table:style-name="ce1">
            <text:p>blobs</text:p>
          </table:table-cell>
          <table:table-cell office:value-type="string" table:style-name="ce1">
            <text:p>visibility</text:p>
          </table:table-cell>
          <table:table-cell office:value-type="string" table:style-name="ce1">
            <text:p>visibility_reduced</text:p>
          </table:table-cell>
          <table:table-cell office:value-type="string" table:style-name="ce1">
            <text:p>members</text:p>
          </table:table-cell>
          <table:table-cell office:value-type="string" table:style-name="ce1">
            <text:p>delta(visibility, visibilityReduced)</text:p>
          </table:table-cell>
          <table:table-cell office:value-type="string" table:style-name="ce1">
            <text:p>delta(visibilityReduced, initialVisibility)</text:p>
          </table:table-cell>
          <table:table-cell table:number-columns-repeated="2" table:style-name="ce1"/>
          <table:table-cell office:value-type="string" table:style-name="ce1">
            <text:p>LCOM</text:p>
          </table:table-cell>
          <table:table-cell office:value-type="string" table:style-name="ce1">
            <text:p>LCOM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DI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initia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30" table:style-name="ce1">
            <text:p>11330</text:p>
          </table:table-cell>
          <table:table-cell office:value-type="float" office:value="211.196613158525" table:style-name="ce1">
            <text:p>211.1966132</text:p>
          </table:table-cell>
          <table:table-cell office:value-type="float" office:value="17" table:style-name="ce1">
            <text:p>17</text:p>
          </table:table-cell>
          <table:table-cell office:value-type="float" office:value="9529" table:style-name="ce1">
            <text:p>9529</text:p>
          </table:table-cell>
          <table:table-cell office:value-type="float" office:value="3693" table:style-name="ce1">
            <text:p>3693</text:p>
          </table:table-cell>
          <table:table-cell office:value-type="float" office:value="4603" table:style-name="ce1">
            <text:p>4603</text:p>
          </table:table-cell>
          <table:table-cell office:value-type="float" office:value="5836" table:formula="of:=[.H2]-[.I2]" table:style-name="ce1">
            <text:p>5836</text:p>
          </table:table-cell>
          <table:table-cell office:value-type="float" office:value="0" table:formula="of:=[.I2]-[.I2]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un 1:</text:p>
          </table:table-cell>
          <table:table-cell office:value-type="string" table:style-name="ce1">
            <text:p>07_log4j1.2.17_1.0_11324.0_211.1966131585245_16.0_3693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324" table:style-name="ce1">
            <text:p>11324</text:p>
          </table:table-cell>
          <table:table-cell office:value-type="float" office:value="211.196613158525" table:style-name="ce1">
            <text:p>211.1966132</text:p>
          </table:table-cell>
          <table:table-cell office:value-type="float" office:value="16" table:style-name="ce1">
            <text:p>16</text:p>
          </table:table-cell>
          <table:table-cell office:value-type="float" office:value="3693" table:style-name="ce1">
            <text:p>3693</text:p>
          </table:table-cell>
          <table:table-cell office:value-type="float" office:value="3693" table:style-name="ce1">
            <text:p>3693</text:p>
          </table:table-cell>
          <table:table-cell office:value-type="float" office:value="4603" table:style-name="ce1">
            <text:p>4603</text:p>
          </table:table-cell>
          <table:table-cell office:value-type="float" office:value="0" table:formula="of:=[.H3]-[.I$2]" table:style-name="ce1">
            <text:p>0</text:p>
          </table:table-cell>
          <table:table-cell office:value-type="float" office:value="0" table:formula="of:=[.I3]-[.I$2]" table:style-name="ce1">
            <text:p>0</text:p>
          </table:table-cell>
          <table:table-cell office:value-type="float" office:value="0" table:formula="of:=[.K3]/[.I$2]" table:style-name="ce1">
            <text:p>0</text:p>
          </table:table-cell>
          <table:table-cell office:value-type="float" office:value="0" table:formula="of:=[.L3]/[.I$2]" table:style-name="ce1">
            <text:p>0</text:p>
          </table:table-cell>
          <table:table-cell office:value-type="float" office:value="0" table:formula="of:=[.F3]-[.$F$2]" table:style-name="ce4">
            <text:p>0.0000000000</text:p>
          </table:table-cell>
          <table:table-cell office:value-type="float" office:value="0" table:formula="of:=[.O3]/[.$F$2]" table:style-name="ce1">
            <text:p>0</text:p>
          </table:table-cell>
          <table:table-cell office:value-type="float" office:value="-6" table:formula="of:=[.E3]-[.$E$2]" table:style-name="ce1">
            <text:p>-6</text:p>
          </table:table-cell>
          <table:table-cell office:value-type="float" office:value="-5.2956751985878199E-4" table:formula="of:=[.Q3]/[.$E$2]" table:style-name="ce1">
            <text:p>-0.000529568</text:p>
          </table:table-cell>
          <table:table-cell office:value-type="float" office:value="-5.2956751985878199E-4" table:formula="of:=[.P3]+[.R3]" table:style-name="ce1">
            <text:p>-0.000529568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7_log4j1.2.17_0.0_11330.0_211.1966131585245_17.0_3693.0.xm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30" table:style-name="ce1">
            <text:p>11330</text:p>
          </table:table-cell>
          <table:table-cell office:value-type="float" office:value="211.196613158525" table:style-name="ce1">
            <text:p>211.1966132</text:p>
          </table:table-cell>
          <table:table-cell office:value-type="float" office:value="17" table:style-name="ce1">
            <text:p>17</text:p>
          </table:table-cell>
          <table:table-cell office:value-type="float" office:value="3693" table:style-name="ce1">
            <text:p>3693</text:p>
          </table:table-cell>
          <table:table-cell office:value-type="float" office:value="3693" table:style-name="ce1">
            <text:p>3693</text:p>
          </table:table-cell>
          <table:table-cell office:value-type="float" office:value="4603" table:style-name="ce1">
            <text:p>4603</text:p>
          </table:table-cell>
          <table:table-cell office:value-type="float" office:value="0" table:formula="of:=[.H4]-[.I$2]" table:style-name="ce1">
            <text:p>0</text:p>
          </table:table-cell>
          <table:table-cell office:value-type="float" office:value="0" table:formula="of:=[.I4]-[.I$2]" table:style-name="ce1">
            <text:p>0</text:p>
          </table:table-cell>
          <table:table-cell office:value-type="float" office:value="0" table:formula="of:=[.K4]/[.I$2]" table:style-name="ce1">
            <text:p>0</text:p>
          </table:table-cell>
          <table:table-cell office:value-type="float" office:value="0" table:formula="of:=[.L4]/[.I$2]" table:style-name="ce1">
            <text:p>0</text:p>
          </table:table-cell>
          <table:table-cell office:value-type="float" office:value="0" table:formula="of:=[.F4]-[.$F$2]" table:style-name="ce4">
            <text:p>0.0000000000</text:p>
          </table:table-cell>
          <table:table-cell office:value-type="float" office:value="0" table:formula="of:=[.O4]/[.$F$2]" table:style-name="ce1">
            <text:p>0</text:p>
          </table:table-cell>
          <table:table-cell office:value-type="float" office:value="0" table:formula="of:=[.E4]-[.$E$2]" table:style-name="ce1">
            <text:p>0</text:p>
          </table:table-cell>
          <table:table-cell office:value-type="float" office:value="0" table:formula="of:=[.Q4]/[.$E$2]" table:style-name="ce1">
            <text:p>0</text:p>
          </table:table-cell>
          <table:table-cell office:value-type="float" office:value="0" table:formula="of:=[.P4]+[.R4]" table:style-name="ce1">
            <text:p>0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7_log4j1.2.17_2.0_11326.0_211.1966131585245_15.0_3696.0.xm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326" table:style-name="ce1">
            <text:p>11326</text:p>
          </table:table-cell>
          <table:table-cell office:value-type="float" office:value="211.196613158525" table:style-name="ce1">
            <text:p>211.1966132</text:p>
          </table:table-cell>
          <table:table-cell office:value-type="float" office:value="15" table:style-name="ce1">
            <text:p>15</text:p>
          </table:table-cell>
          <table:table-cell office:value-type="float" office:value="3696" table:style-name="ce1">
            <text:p>3696</text:p>
          </table:table-cell>
          <table:table-cell office:value-type="float" office:value="3696" table:style-name="ce1">
            <text:p>3696</text:p>
          </table:table-cell>
          <table:table-cell office:value-type="float" office:value="4603" table:style-name="ce1">
            <text:p>4603</text:p>
          </table:table-cell>
          <table:table-cell office:value-type="float" office:value="3" table:formula="of:=[.H5]-[.I$2]" table:style-name="ce1">
            <text:p>3</text:p>
          </table:table-cell>
          <table:table-cell office:value-type="float" office:value="3" table:formula="of:=[.I5]-[.I$2]" table:style-name="ce1">
            <text:p>3</text:p>
          </table:table-cell>
          <table:table-cell office:value-type="float" office:value="8.1234768480909826E-4" table:formula="of:=[.K5]/[.I$2]" table:style-name="ce1">
            <text:p>0.000812348</text:p>
          </table:table-cell>
          <table:table-cell office:value-type="float" office:value="8.1234768480909826E-4" table:formula="of:=[.L5]/[.I$2]" table:style-name="ce1">
            <text:p>0.000812348</text:p>
          </table:table-cell>
          <table:table-cell office:value-type="float" office:value="0" table:formula="of:=[.F5]-[.$F$2]" table:style-name="ce4">
            <text:p>0.0000000000</text:p>
          </table:table-cell>
          <table:table-cell office:value-type="float" office:value="0" table:formula="of:=[.O5]/[.$F$2]" table:style-name="ce1">
            <text:p>0</text:p>
          </table:table-cell>
          <table:table-cell office:value-type="float" office:value="-4" table:formula="of:=[.E5]-[.$E$2]" table:style-name="ce1">
            <text:p>-4</text:p>
          </table:table-cell>
          <table:table-cell office:value-type="float" office:value="-3.5304501323918798E-4" table:formula="of:=[.Q5]/[.$E$2]" table:style-name="ce1">
            <text:p>-0.000353045</text:p>
          </table:table-cell>
          <table:table-cell office:value-type="float" office:value="-3.5304501323918798E-4" table:formula="of:=[.P5]+[.R5]" table:style-name="ce1">
            <text:p>-0.000353045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7_log4j1.2.17_10.0_11390.0_209.46091644552195_14.0_3739.0.xmi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1390" table:style-name="ce1">
            <text:p>11390</text:p>
          </table:table-cell>
          <table:table-cell office:value-type="float" office:value="209.460916445522" table:style-name="ce1">
            <text:p>209.4609164</text:p>
          </table:table-cell>
          <table:table-cell office:value-type="float" office:value="14" table:style-name="ce1">
            <text:p>14</text:p>
          </table:table-cell>
          <table:table-cell office:value-type="float" office:value="3739" table:style-name="ce1">
            <text:p>3739</text:p>
          </table:table-cell>
          <table:table-cell office:value-type="float" office:value="3739" table:style-name="ce1">
            <text:p>3739</text:p>
          </table:table-cell>
          <table:table-cell office:value-type="float" office:value="4603" table:style-name="ce1">
            <text:p>4603</text:p>
          </table:table-cell>
          <table:table-cell office:value-type="float" office:value="46" table:formula="of:=[.H6]-[.I$2]" table:style-name="ce1">
            <text:p>46</text:p>
          </table:table-cell>
          <table:table-cell office:value-type="float" office:value="46" table:formula="of:=[.I6]-[.I$2]" table:style-name="ce1">
            <text:p>46</text:p>
          </table:table-cell>
          <table:table-cell office:value-type="float" office:value="1.2455997833739508E-2" table:formula="of:=[.K6]/[.I$2]" table:style-name="ce1">
            <text:p>0.012455998</text:p>
          </table:table-cell>
          <table:table-cell office:value-type="float" office:value="1.2455997833739508E-2" table:formula="of:=[.L6]/[.I$2]" table:style-name="ce1">
            <text:p>0.012455998</text:p>
          </table:table-cell>
          <table:table-cell office:value-type="float" office:value="-1.7356967130029943" table:formula="of:=[.F6]-[.$F$2]" table:style-name="ce4">
            <text:p>-1.7356967130</text:p>
          </table:table-cell>
          <table:table-cell office:value-type="float" office:value="-8.2183927433541453E-3" table:formula="of:=[.O6]/[.$F$2]" table:style-name="ce1">
            <text:p>-0.008218393</text:p>
          </table:table-cell>
          <table:table-cell office:value-type="float" office:value="60" table:formula="of:=[.E6]-[.$E$2]" table:style-name="ce1">
            <text:p>60</text:p>
          </table:table-cell>
          <table:table-cell office:value-type="float" office:value="5.2956751985878204E-3" table:formula="of:=[.Q6]/[.$E$2]" table:style-name="ce1">
            <text:p>0.005295675</text:p>
          </table:table-cell>
          <table:table-cell office:value-type="float" office:value="-2.922717544766325E-3" table:formula="of:=[.P6]+[.R6]" table:style-name="ce1">
            <text:p>-0.002922718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7_log4j1.2.17_10.0_11382.0_210.58166440325658_15.0_3724.0.xmi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1382" table:style-name="ce1">
            <text:p>11382</text:p>
          </table:table-cell>
          <table:table-cell office:value-type="float" office:value="210.58166440325701" table:style-name="ce1">
            <text:p>210.5816644</text:p>
          </table:table-cell>
          <table:table-cell office:value-type="float" office:value="15" table:style-name="ce1">
            <text:p>15</text:p>
          </table:table-cell>
          <table:table-cell office:value-type="float" office:value="3724" table:style-name="ce1">
            <text:p>3724</text:p>
          </table:table-cell>
          <table:table-cell office:value-type="float" office:value="3724" table:style-name="ce1">
            <text:p>3724</text:p>
          </table:table-cell>
          <table:table-cell office:value-type="float" office:value="4603" table:style-name="ce1">
            <text:p>4603</text:p>
          </table:table-cell>
          <table:table-cell office:value-type="float" office:value="31" table:formula="of:=[.H7]-[.I$2]" table:style-name="ce1">
            <text:p>31</text:p>
          </table:table-cell>
          <table:table-cell office:value-type="float" office:value="31" table:formula="of:=[.I7]-[.I$2]" table:style-name="ce1">
            <text:p>31</text:p>
          </table:table-cell>
          <table:table-cell office:value-type="float" office:value="8.394259409694016E-3" table:formula="of:=[.K7]/[.I$2]" table:style-name="ce1">
            <text:p>0.008394259</text:p>
          </table:table-cell>
          <table:table-cell office:value-type="float" office:value="8.394259409694016E-3" table:formula="of:=[.L7]/[.I$2]" table:style-name="ce1">
            <text:p>0.008394259</text:p>
          </table:table-cell>
          <table:table-cell office:value-type="float" office:value="-0.61494875526798864" table:formula="of:=[.F7]-[.$F$2]" table:style-name="ce4">
            <text:p>-0.6149487553</text:p>
          </table:table-cell>
          <table:table-cell office:value-type="float" office:value="-2.9117358752642768E-3" table:formula="of:=[.O7]/[.$F$2]" table:style-name="ce1">
            <text:p>-0.002911736</text:p>
          </table:table-cell>
          <table:table-cell office:value-type="float" office:value="52" table:formula="of:=[.E7]-[.$E$2]" table:style-name="ce1">
            <text:p>52</text:p>
          </table:table-cell>
          <table:table-cell office:value-type="float" office:value="4.5895851721094441E-3" table:formula="of:=[.Q7]/[.$E$2]" table:style-name="ce1">
            <text:p>0.004589585</text:p>
          </table:table-cell>
          <table:table-cell office:value-type="float" office:value="1.6778492968451673E-3" table:formula="of:=[.P7]+[.R7]" table:style-name="ce1">
            <text:p>0.001677849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7_log4j1.2.17_10.0_11358.0_209.52734466355105_16.0_3720.0.xmi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1358" table:style-name="ce1">
            <text:p>11358</text:p>
          </table:table-cell>
          <table:table-cell office:value-type="float" office:value="209.52734466355099" table:style-name="ce1">
            <text:p>209.5273447</text:p>
          </table:table-cell>
          <table:table-cell office:value-type="float" office:value="16" table:style-name="ce1">
            <text:p>16</text:p>
          </table:table-cell>
          <table:table-cell office:value-type="float" office:value="3720" table:style-name="ce1">
            <text:p>3720</text:p>
          </table:table-cell>
          <table:table-cell office:value-type="float" office:value="3720" table:style-name="ce1">
            <text:p>3720</text:p>
          </table:table-cell>
          <table:table-cell office:value-type="float" office:value="4603" table:style-name="ce1">
            <text:p>4603</text:p>
          </table:table-cell>
          <table:table-cell office:value-type="float" office:value="27" table:formula="of:=[.H8]-[.I$2]" table:style-name="ce1">
            <text:p>27</text:p>
          </table:table-cell>
          <table:table-cell office:value-type="float" office:value="27" table:formula="of:=[.I8]-[.I$2]" table:style-name="ce1">
            <text:p>27</text:p>
          </table:table-cell>
          <table:table-cell office:value-type="float" office:value="7.311129163281885E-3" table:formula="of:=[.K8]/[.I$2]" table:style-name="ce1">
            <text:p>0.007311129</text:p>
          </table:table-cell>
          <table:table-cell office:value-type="float" office:value="7.311129163281885E-3" table:formula="of:=[.L8]/[.I$2]" table:style-name="ce1">
            <text:p>0.007311129</text:p>
          </table:table-cell>
          <table:table-cell office:value-type="float" office:value="-1.6692684949740055" table:formula="of:=[.F8]-[.$F$2]" table:style-name="ce4">
            <text:p>-1.6692684950</text:p>
          </table:table-cell>
          <table:table-cell office:value-type="float" office:value="-7.903860151966766E-3" table:formula="of:=[.O8]/[.$F$2]" table:style-name="ce1">
            <text:p>-0.00790386</text:p>
          </table:table-cell>
          <table:table-cell office:value-type="float" office:value="28" table:formula="of:=[.E8]-[.$E$2]" table:style-name="ce1">
            <text:p>28</text:p>
          </table:table-cell>
          <table:table-cell office:value-type="float" office:value="2.4713150926743161E-3" table:formula="of:=[.Q8]/[.$E$2]" table:style-name="ce1">
            <text:p>0.002471315</text:p>
          </table:table-cell>
          <table:table-cell office:value-type="float" office:value="-5.4325450592924499E-3" table:formula="of:=[.P8]+[.R8]" table:style-name="ce1">
            <text:p>-0.005432545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Run 2:</text:p>
          </table:table-cell>
          <table:table-cell office:value-type="string" table:style-name="ce1">
            <text:p>07_log4j1.2.17_1.0_11242.0_211.1966131585245_16.0_3694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242" table:style-name="ce1">
            <text:p>11242</text:p>
          </table:table-cell>
          <table:table-cell office:value-type="float" office:value="211.196613158525" table:style-name="ce1">
            <text:p>211.1966132</text:p>
          </table:table-cell>
          <table:table-cell office:value-type="float" office:value="16" table:style-name="ce1">
            <text:p>16</text:p>
          </table:table-cell>
          <table:table-cell office:value-type="float" office:value="3694" table:style-name="ce1">
            <text:p>3694</text:p>
          </table:table-cell>
          <table:table-cell office:value-type="float" office:value="3694" table:style-name="ce1">
            <text:p>3694</text:p>
          </table:table-cell>
          <table:table-cell office:value-type="float" office:value="4603" table:style-name="ce1">
            <text:p>4603</text:p>
          </table:table-cell>
          <table:table-cell office:value-type="float" office:value="1" table:formula="of:=[.H9]-[.I$2]" table:style-name="ce1">
            <text:p>1</text:p>
          </table:table-cell>
          <table:table-cell office:value-type="float" office:value="1" table:formula="of:=[.I9]-[.I$2]" table:style-name="ce1">
            <text:p>1</text:p>
          </table:table-cell>
          <table:table-cell office:value-type="float" office:value="2.7078256160303275E-4" table:formula="of:=[.K9]/[.I$2]" table:style-name="ce1">
            <text:p>0.000270783</text:p>
          </table:table-cell>
          <table:table-cell office:value-type="float" office:value="2.7078256160303275E-4" table:formula="of:=[.L9]/[.I$2]" table:style-name="ce1">
            <text:p>0.000270783</text:p>
          </table:table-cell>
          <table:table-cell office:value-type="float" office:value="0" table:formula="of:=[.F9]-[.$F$2]" table:style-name="ce4">
            <text:p>0.0000000000</text:p>
          </table:table-cell>
          <table:table-cell office:value-type="float" office:value="0" table:formula="of:=[.O9]/[.$F$2]" table:style-name="ce1">
            <text:p>0</text:p>
          </table:table-cell>
          <table:table-cell office:value-type="float" office:value="-88" table:formula="of:=[.E9]-[.$E$2]" table:style-name="ce1">
            <text:p>-88</text:p>
          </table:table-cell>
          <table:table-cell office:value-type="float" office:value="-7.7669902912621356E-3" table:formula="of:=[.Q9]/[.$E$2]" table:style-name="ce1">
            <text:p>-0.00776699</text:p>
          </table:table-cell>
          <table:table-cell office:value-type="float" office:value="-7.7669902912621356E-3" table:formula="of:=[.P9]+[.R9]" table:style-name="ce1">
            <text:p>-0.00776699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7_log4j1.2.17_7.0_11344.0_211.1966131585245_14.0_3712.0.xmi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1344" table:style-name="ce1">
            <text:p>11344</text:p>
          </table:table-cell>
          <table:table-cell office:value-type="float" office:value="211.196613158525" table:style-name="ce1">
            <text:p>211.1966132</text:p>
          </table:table-cell>
          <table:table-cell office:value-type="float" office:value="14" table:style-name="ce1">
            <text:p>14</text:p>
          </table:table-cell>
          <table:table-cell office:value-type="float" office:value="3712" table:style-name="ce1">
            <text:p>3712</text:p>
          </table:table-cell>
          <table:table-cell office:value-type="float" office:value="3712" table:style-name="ce1">
            <text:p>3712</text:p>
          </table:table-cell>
          <table:table-cell office:value-type="float" office:value="4603" table:style-name="ce1">
            <text:p>4603</text:p>
          </table:table-cell>
          <table:table-cell office:value-type="float" office:value="19" table:formula="of:=[.H10]-[.I$2]" table:style-name="ce1">
            <text:p>19</text:p>
          </table:table-cell>
          <table:table-cell office:value-type="float" office:value="19" table:formula="of:=[.I10]-[.I$2]" table:style-name="ce1">
            <text:p>19</text:p>
          </table:table-cell>
          <table:table-cell office:value-type="float" office:value="5.1448686704576229E-3" table:formula="of:=[.K10]/[.I$2]" table:style-name="ce1">
            <text:p>0.005144869</text:p>
          </table:table-cell>
          <table:table-cell office:value-type="float" office:value="5.1448686704576229E-3" table:formula="of:=[.L10]/[.I$2]" table:style-name="ce1">
            <text:p>0.005144869</text:p>
          </table:table-cell>
          <table:table-cell office:value-type="float" office:value="0" table:formula="of:=[.F10]-[.$F$2]" table:style-name="ce4">
            <text:p>0.0000000000</text:p>
          </table:table-cell>
          <table:table-cell office:value-type="float" office:value="0" table:formula="of:=[.O10]/[.$F$2]" table:style-name="ce1">
            <text:p>0</text:p>
          </table:table-cell>
          <table:table-cell office:value-type="float" office:value="14" table:formula="of:=[.E10]-[.$E$2]" table:style-name="ce1">
            <text:p>14</text:p>
          </table:table-cell>
          <table:table-cell office:value-type="float" office:value="1.2356575463371581E-3" table:formula="of:=[.Q10]/[.$E$2]" table:style-name="ce1">
            <text:p>0.001235658</text:p>
          </table:table-cell>
          <table:table-cell office:value-type="float" office:value="1.2356575463371581E-3" table:formula="of:=[.P10]+[.R10]" table:style-name="ce1">
            <text:p>0.001235658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7_log4j1.2.17_0.0_11330.0_211.1966131585245_17.0_3693.0.xm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330" table:style-name="ce1">
            <text:p>11330</text:p>
          </table:table-cell>
          <table:table-cell office:value-type="float" office:value="211.196613158525" table:style-name="ce1">
            <text:p>211.1966132</text:p>
          </table:table-cell>
          <table:table-cell office:value-type="float" office:value="17" table:style-name="ce1">
            <text:p>17</text:p>
          </table:table-cell>
          <table:table-cell office:value-type="float" office:value="3693" table:style-name="ce1">
            <text:p>3693</text:p>
          </table:table-cell>
          <table:table-cell office:value-type="float" office:value="3693" table:style-name="ce1">
            <text:p>3693</text:p>
          </table:table-cell>
          <table:table-cell office:value-type="float" office:value="4603" table:style-name="ce1">
            <text:p>4603</text:p>
          </table:table-cell>
          <table:table-cell office:value-type="float" office:value="0" table:formula="of:=[.H11]-[.I$2]" table:style-name="ce1">
            <text:p>0</text:p>
          </table:table-cell>
          <table:table-cell office:value-type="float" office:value="0" table:formula="of:=[.I11]-[.I$2]" table:style-name="ce1">
            <text:p>0</text:p>
          </table:table-cell>
          <table:table-cell office:value-type="float" office:value="0" table:formula="of:=[.K11]/[.I$2]" table:style-name="ce1">
            <text:p>0</text:p>
          </table:table-cell>
          <table:table-cell office:value-type="float" office:value="0" table:formula="of:=[.L11]/[.I$2]" table:style-name="ce1">
            <text:p>0</text:p>
          </table:table-cell>
          <table:table-cell office:value-type="float" office:value="0" table:formula="of:=[.F11]-[.$F$2]" table:style-name="ce4">
            <text:p>0.0000000000</text:p>
          </table:table-cell>
          <table:table-cell office:value-type="float" office:value="0" table:formula="of:=[.O11]/[.$F$2]" table:style-name="ce1">
            <text:p>0</text:p>
          </table:table-cell>
          <table:table-cell office:value-type="float" office:value="0" table:formula="of:=[.E11]-[.$E$2]" table:style-name="ce1">
            <text:p>0</text:p>
          </table:table-cell>
          <table:table-cell office:value-type="float" office:value="0" table:formula="of:=[.Q11]/[.$E$2]" table:style-name="ce1">
            <text:p>0</text:p>
          </table:table-cell>
          <table:table-cell office:value-type="float" office:value="0" table:formula="of:=[.P11]+[.R11]" table:style-name="ce1">
            <text:p>0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7_log4j1.2.17_2.0_11236.0_211.1966131585245_16.0_3694.0.xm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236" table:style-name="ce1">
            <text:p>11236</text:p>
          </table:table-cell>
          <table:table-cell office:value-type="float" office:value="211.196613158525" table:style-name="ce1">
            <text:p>211.1966132</text:p>
          </table:table-cell>
          <table:table-cell office:value-type="float" office:value="16" table:style-name="ce1">
            <text:p>16</text:p>
          </table:table-cell>
          <table:table-cell office:value-type="float" office:value="3694" table:style-name="ce1">
            <text:p>3694</text:p>
          </table:table-cell>
          <table:table-cell office:value-type="float" office:value="3694" table:style-name="ce1">
            <text:p>3694</text:p>
          </table:table-cell>
          <table:table-cell office:value-type="float" office:value="4603" table:style-name="ce1">
            <text:p>4603</text:p>
          </table:table-cell>
          <table:table-cell office:value-type="float" office:value="1" table:formula="of:=[.H12]-[.I$2]" table:style-name="ce1">
            <text:p>1</text:p>
          </table:table-cell>
          <table:table-cell office:value-type="float" office:value="1" table:formula="of:=[.I12]-[.I$2]" table:style-name="ce1">
            <text:p>1</text:p>
          </table:table-cell>
          <table:table-cell office:value-type="float" office:value="2.7078256160303275E-4" table:formula="of:=[.K12]/[.I$2]" table:style-name="ce1">
            <text:p>0.000270783</text:p>
          </table:table-cell>
          <table:table-cell office:value-type="float" office:value="2.7078256160303275E-4" table:formula="of:=[.L12]/[.I$2]" table:style-name="ce1">
            <text:p>0.000270783</text:p>
          </table:table-cell>
          <table:table-cell office:value-type="float" office:value="0" table:formula="of:=[.F12]-[.$F$2]" table:style-name="ce4">
            <text:p>0.0000000000</text:p>
          </table:table-cell>
          <table:table-cell office:value-type="float" office:value="0" table:formula="of:=[.O12]/[.$F$2]" table:style-name="ce1">
            <text:p>0</text:p>
          </table:table-cell>
          <table:table-cell office:value-type="float" office:value="-94" table:formula="of:=[.E12]-[.$E$2]" table:style-name="ce1">
            <text:p>-94</text:p>
          </table:table-cell>
          <table:table-cell office:value-type="float" office:value="-8.2965578111209182E-3" table:formula="of:=[.Q12]/[.$E$2]" table:style-name="ce1">
            <text:p>-0.008296558</text:p>
          </table:table-cell>
          <table:table-cell office:value-type="float" office:value="-8.2965578111209182E-3" table:formula="of:=[.P12]+[.R12]" table:style-name="ce1">
            <text:p>-0.008296558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7_log4j1.2.17_4.0_11236.0_211.1966131585245_15.0_3697.0.xmi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1236" table:style-name="ce1">
            <text:p>11236</text:p>
          </table:table-cell>
          <table:table-cell office:value-type="float" office:value="211.196613158525" table:style-name="ce1">
            <text:p>211.1966132</text:p>
          </table:table-cell>
          <table:table-cell office:value-type="float" office:value="15" table:style-name="ce1">
            <text:p>15</text:p>
          </table:table-cell>
          <table:table-cell office:value-type="float" office:value="3697" table:style-name="ce1">
            <text:p>3697</text:p>
          </table:table-cell>
          <table:table-cell office:value-type="float" office:value="3697" table:style-name="ce1">
            <text:p>3697</text:p>
          </table:table-cell>
          <table:table-cell office:value-type="float" office:value="4603" table:style-name="ce1">
            <text:p>4603</text:p>
          </table:table-cell>
          <table:table-cell office:value-type="float" office:value="4" table:formula="of:=[.H13]-[.I$2]" table:style-name="ce1">
            <text:p>4</text:p>
          </table:table-cell>
          <table:table-cell office:value-type="float" office:value="4" table:formula="of:=[.I13]-[.I$2]" table:style-name="ce1">
            <text:p>4</text:p>
          </table:table-cell>
          <table:table-cell office:value-type="float" office:value="1.083130246412131E-3" table:formula="of:=[.K13]/[.I$2]" table:style-name="ce1">
            <text:p>0.00108313</text:p>
          </table:table-cell>
          <table:table-cell office:value-type="float" office:value="1.083130246412131E-3" table:formula="of:=[.L13]/[.I$2]" table:style-name="ce1">
            <text:p>0.00108313</text:p>
          </table:table-cell>
          <table:table-cell office:value-type="float" office:value="0" table:formula="of:=[.F13]-[.$F$2]" table:style-name="ce4">
            <text:p>0.0000000000</text:p>
          </table:table-cell>
          <table:table-cell office:value-type="float" office:value="0" table:formula="of:=[.O13]/[.$F$2]" table:style-name="ce1">
            <text:p>0</text:p>
          </table:table-cell>
          <table:table-cell office:value-type="float" office:value="-94" table:formula="of:=[.E13]-[.$E$2]" table:style-name="ce1">
            <text:p>-94</text:p>
          </table:table-cell>
          <table:table-cell office:value-type="float" office:value="-8.2965578111209182E-3" table:formula="of:=[.Q13]/[.$E$2]" table:style-name="ce1">
            <text:p>-0.008296558</text:p>
          </table:table-cell>
          <table:table-cell office:value-type="float" office:value="-8.2965578111209182E-3" table:formula="of:=[.P13]+[.R13]" table:style-name="ce1">
            <text:p>-0.008296558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7_log4j1.2.17_3.0_11234.0_211.1966131585245_16.0_3696.0.xmi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1234" table:style-name="ce1">
            <text:p>11234</text:p>
          </table:table-cell>
          <table:table-cell office:value-type="float" office:value="211.196613158525" table:style-name="ce1">
            <text:p>211.1966132</text:p>
          </table:table-cell>
          <table:table-cell office:value-type="float" office:value="16" table:style-name="ce1">
            <text:p>16</text:p>
          </table:table-cell>
          <table:table-cell office:value-type="float" office:value="3696" table:style-name="ce1">
            <text:p>3696</text:p>
          </table:table-cell>
          <table:table-cell office:value-type="float" office:value="3696" table:style-name="ce1">
            <text:p>3696</text:p>
          </table:table-cell>
          <table:table-cell office:value-type="float" office:value="4603" table:style-name="ce1">
            <text:p>4603</text:p>
          </table:table-cell>
          <table:table-cell office:value-type="float" office:value="3" table:formula="of:=[.H14]-[.I$2]" table:style-name="ce1">
            <text:p>3</text:p>
          </table:table-cell>
          <table:table-cell office:value-type="float" office:value="3" table:formula="of:=[.I14]-[.I$2]" table:style-name="ce1">
            <text:p>3</text:p>
          </table:table-cell>
          <table:table-cell office:value-type="float" office:value="8.1234768480909826E-4" table:formula="of:=[.K14]/[.I$2]" table:style-name="ce1">
            <text:p>0.000812348</text:p>
          </table:table-cell>
          <table:table-cell office:value-type="float" office:value="8.1234768480909826E-4" table:formula="of:=[.L14]/[.I$2]" table:style-name="ce1">
            <text:p>0.000812348</text:p>
          </table:table-cell>
          <table:table-cell office:value-type="float" office:value="0" table:formula="of:=[.F14]-[.$F$2]" table:style-name="ce4">
            <text:p>0.0000000000</text:p>
          </table:table-cell>
          <table:table-cell office:value-type="float" office:value="0" table:formula="of:=[.O14]/[.$F$2]" table:style-name="ce1">
            <text:p>0</text:p>
          </table:table-cell>
          <table:table-cell office:value-type="float" office:value="-96" table:formula="of:=[.E14]-[.$E$2]" table:style-name="ce1">
            <text:p>-96</text:p>
          </table:table-cell>
          <table:table-cell office:value-type="float" office:value="-8.4730803177405119E-3" table:formula="of:=[.Q14]/[.$E$2]" table:style-name="ce1">
            <text:p>-0.00847308</text:p>
          </table:table-cell>
          <table:table-cell office:value-type="float" office:value="-8.4730803177405119E-3" table:formula="of:=[.P14]+[.R14]" table:style-name="ce1">
            <text:p>-0.00847308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7_log4j1.2.17_1.0_11324.0_211.1966131585245_16.0_3693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324" table:style-name="ce1">
            <text:p>11324</text:p>
          </table:table-cell>
          <table:table-cell office:value-type="float" office:value="211.196613158525" table:style-name="ce1">
            <text:p>211.1966132</text:p>
          </table:table-cell>
          <table:table-cell office:value-type="float" office:value="16" table:style-name="ce1">
            <text:p>16</text:p>
          </table:table-cell>
          <table:table-cell office:value-type="float" office:value="3693" table:style-name="ce1">
            <text:p>3693</text:p>
          </table:table-cell>
          <table:table-cell office:value-type="float" office:value="3693" table:style-name="ce1">
            <text:p>3693</text:p>
          </table:table-cell>
          <table:table-cell office:value-type="float" office:value="4603" table:style-name="ce1">
            <text:p>4603</text:p>
          </table:table-cell>
          <table:table-cell office:value-type="float" office:value="0" table:formula="of:=[.H15]-[.I$2]" table:style-name="ce1">
            <text:p>0</text:p>
          </table:table-cell>
          <table:table-cell office:value-type="float" office:value="0" table:formula="of:=[.I15]-[.I$2]" table:style-name="ce1">
            <text:p>0</text:p>
          </table:table-cell>
          <table:table-cell office:value-type="float" office:value="0" table:formula="of:=[.K15]/[.I$2]" table:style-name="ce1">
            <text:p>0</text:p>
          </table:table-cell>
          <table:table-cell office:value-type="float" office:value="0" table:formula="of:=[.L15]/[.I$2]" table:style-name="ce1">
            <text:p>0</text:p>
          </table:table-cell>
          <table:table-cell office:value-type="float" office:value="0" table:formula="of:=[.F15]-[.$F$2]" table:style-name="ce4">
            <text:p>0.0000000000</text:p>
          </table:table-cell>
          <table:table-cell office:value-type="float" office:value="0" table:formula="of:=[.O15]/[.$F$2]" table:style-name="ce1">
            <text:p>0</text:p>
          </table:table-cell>
          <table:table-cell office:value-type="float" office:value="-6" table:formula="of:=[.E15]-[.$E$2]" table:style-name="ce1">
            <text:p>-6</text:p>
          </table:table-cell>
          <table:table-cell office:value-type="float" office:value="-5.2956751985878199E-4" table:formula="of:=[.Q15]/[.$E$2]" table:style-name="ce1">
            <text:p>-0.000529568</text:p>
          </table:table-cell>
          <table:table-cell office:value-type="float" office:value="-5.2956751985878199E-4" table:formula="of:=[.P15]+[.R15]" table:style-name="ce1">
            <text:p>-0.000529568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7_log4j1.2.17_2.0_11334.0_211.1966131585245_15.0_3697.0.xm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334" table:style-name="ce1">
            <text:p>11334</text:p>
          </table:table-cell>
          <table:table-cell office:value-type="float" office:value="211.196613158525" table:style-name="ce1">
            <text:p>211.1966132</text:p>
          </table:table-cell>
          <table:table-cell office:value-type="float" office:value="15" table:style-name="ce1">
            <text:p>15</text:p>
          </table:table-cell>
          <table:table-cell office:value-type="float" office:value="3697" table:style-name="ce1">
            <text:p>3697</text:p>
          </table:table-cell>
          <table:table-cell office:value-type="float" office:value="3697" table:style-name="ce1">
            <text:p>3697</text:p>
          </table:table-cell>
          <table:table-cell office:value-type="float" office:value="4603" table:style-name="ce1">
            <text:p>4603</text:p>
          </table:table-cell>
          <table:table-cell office:value-type="float" office:value="4" table:formula="of:=[.H16]-[.I$2]" table:style-name="ce1">
            <text:p>4</text:p>
          </table:table-cell>
          <table:table-cell office:value-type="float" office:value="4" table:formula="of:=[.I16]-[.I$2]" table:style-name="ce1">
            <text:p>4</text:p>
          </table:table-cell>
          <table:table-cell office:value-type="float" office:value="1.083130246412131E-3" table:formula="of:=[.K16]/[.I$2]" table:style-name="ce1">
            <text:p>0.00108313</text:p>
          </table:table-cell>
          <table:table-cell office:value-type="float" office:value="1.083130246412131E-3" table:formula="of:=[.L16]/[.I$2]" table:style-name="ce1">
            <text:p>0.00108313</text:p>
          </table:table-cell>
          <table:table-cell office:value-type="float" office:value="0" table:formula="of:=[.F16]-[.$F$2]" table:style-name="ce4">
            <text:p>0.0000000000</text:p>
          </table:table-cell>
          <table:table-cell office:value-type="float" office:value="0" table:formula="of:=[.O16]/[.$F$2]" table:style-name="ce1">
            <text:p>0</text:p>
          </table:table-cell>
          <table:table-cell office:value-type="float" office:value="4" table:formula="of:=[.E16]-[.$E$2]" table:style-name="ce1">
            <text:p>4</text:p>
          </table:table-cell>
          <table:table-cell office:value-type="float" office:value="3.5304501323918798E-4" table:formula="of:=[.Q16]/[.$E$2]" table:style-name="ce1">
            <text:p>0.000353045</text:p>
          </table:table-cell>
          <table:table-cell office:value-type="float" office:value="3.5304501323918798E-4" table:formula="of:=[.P16]+[.R16]" table:style-name="ce1">
            <text:p>0.000353045</text:p>
          </table:table-cell>
          <table:table-cell table:number-columns-repeated="16365"/>
        </table:table-row>
        <table:table-row table:number-rows-repeated="13" table:style-name="ro3">
          <table:table-cell table:number-columns-repeated="14"/>
          <table:table-cell table:style-name="ce4"/>
          <table:table-cell table:number-columns-repeated="16369"/>
        </table:table-row>
        <table:table-row table:number-rows-repeated="1048547" table:style-name="ro3">
          <table:table-cell table:number-columns-repeated="16384"/>
        </table:table-row>
      </table:table>
      <table:table table:name="08_JHotDraw7_6" table:style-name="ta1">
        <table:table-column table:style-name="co36" table:default-cell-style-name="ce1"/>
        <table:table-column table:style-name="co37" table:default-cell-style-name="ce1"/>
        <table:table-column table:style-name="co5" table:default-cell-style-name="ce1"/>
        <table:table-column table:style-name="co1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9" table:default-cell-style-name="ce1"/>
        <table:table-column table:style-name="co21" table:default-cell-style-name="ce1"/>
        <table:table-column table:style-name="co38" table:default-cell-style-name="ce1"/>
        <table:table-column table:style-name="co39" table:default-cell-style-name="ce1"/>
        <table:table-column table:style-name="co3" table:number-columns-repeated="1012" table:default-cell-style-name="ce1"/>
        <table:table-column table:style-name="co5" table:number-columns-repeated="15360" table:default-cell-style-name="ce1"/>
        <table:table-row table:style-name="ro1">
          <table:table-cell table:style-name="ce1"/>
          <table:table-cell office:value-type="string" table:style-name="ce1">
            <text:p>version</text:p>
          </table:table-cell>
          <table:table-cell office:value-type="string" table:style-name="ce1">
            <text:p>interpackage</text:p>
          </table:table-cell>
          <table:table-cell office:value-type="string" table:style-name="ce1">
            <text:p>refactorings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lcom</text:p>
          </table:table-cell>
          <table:table-cell office:value-type="string" table:style-name="ce1">
            <text:p>blobs</text:p>
          </table:table-cell>
          <table:table-cell office:value-type="string" table:style-name="ce1">
            <text:p>visibility</text:p>
          </table:table-cell>
          <table:table-cell office:value-type="string" table:style-name="ce1">
            <text:p>visibility_reduced</text:p>
          </table:table-cell>
          <table:table-cell office:value-type="string" table:style-name="ce1">
            <text:p>members</text:p>
          </table:table-cell>
          <table:table-cell office:value-type="string" table:style-name="ce1">
            <text:p>delta(visibility, visibilityReduced)</text:p>
          </table:table-cell>
          <table:table-cell office:value-type="string" table:style-name="ce1">
            <text:p>delta(visibilityReduced, initialVisibility)</text:p>
          </table:table-cell>
          <table:table-cell table:number-columns-repeated="2" table:style-name="ce1"/>
          <table:table-cell office:value-type="string" table:style-name="ce1">
            <text:p>LCOM</text:p>
          </table:table-cell>
          <table:table-cell office:value-type="string" table:style-name="ce1">
            <text:p>LCOM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DI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initia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260" table:style-name="ce1">
            <text:p>10260</text:p>
          </table:table-cell>
          <table:table-cell office:value-type="float" office:value="179.31590381753901" table:style-name="ce1">
            <text:p>179.3159038</text:p>
          </table:table-cell>
          <table:table-cell office:value-type="float" office:value="7" table:style-name="ce1">
            <text:p>7</text:p>
          </table:table-cell>
          <table:table-cell office:value-type="float" office:value="8709" table:style-name="ce1">
            <text:p>8709</text:p>
          </table:table-cell>
          <table:table-cell office:value-type="float" office:value="5844" table:style-name="ce1">
            <text:p>5844</text:p>
          </table:table-cell>
          <table:table-cell office:value-type="float" office:value="4790" table:style-name="ce1">
            <text:p>4790</text:p>
          </table:table-cell>
          <table:table-cell office:value-type="float" office:value="2865" table:formula="of:=[.H2]-[.I2]" table:style-name="ce1">
            <text:p>2865</text:p>
          </table:table-cell>
          <table:table-cell office:value-type="float" office:value="0" table:formula="of:=[.I2]-[.I2]" table:style-name="ce1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Run 1:</text:p>
          </table:table-cell>
          <table:table-cell office:value-type="string" table:style-name="ce1">
            <text:p>08_JHotDraw7.6_0.0_10260.0_179.31590381753915_7.0_5844.0.xm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260" table:style-name="ce1">
            <text:p>10260</text:p>
          </table:table-cell>
          <table:table-cell office:value-type="float" office:value="179.31590381753901" table:style-name="ce1">
            <text:p>179.3159038</text:p>
          </table:table-cell>
          <table:table-cell office:value-type="float" office:value="7" table:style-name="ce1">
            <text:p>7</text:p>
          </table:table-cell>
          <table:table-cell office:value-type="float" office:value="5844" table:style-name="ce1">
            <text:p>5844</text:p>
          </table:table-cell>
          <table:table-cell office:value-type="float" office:value="5844" table:style-name="ce1">
            <text:p>5844</text:p>
          </table:table-cell>
          <table:table-cell office:value-type="float" office:value="4790" table:style-name="ce1">
            <text:p>4790</text:p>
          </table:table-cell>
          <table:table-cell office:value-type="float" office:value="0" table:formula="of:=[.H3]-[.I$2]" table:style-name="ce1">
            <text:p>0</text:p>
          </table:table-cell>
          <table:table-cell office:value-type="float" office:value="0" table:formula="of:=[.I3]-[.I$2]" table:style-name="ce1">
            <text:p>0</text:p>
          </table:table-cell>
          <table:table-cell office:value-type="float" office:value="0" table:formula="of:=[.K3]/[.I$2]" table:style-name="ce1">
            <text:p>0</text:p>
          </table:table-cell>
          <table:table-cell office:value-type="float" office:value="0" table:formula="of:=[.L3]/[.I$2]" table:style-name="ce1">
            <text:p>0</text:p>
          </table:table-cell>
          <table:table-cell office:value-type="float" office:value="0" table:formula="of:=[.F3]-[.$F$2]" table:style-name="ce4">
            <text:p>0.0000000000</text:p>
          </table:table-cell>
          <table:table-cell office:value-type="float" office:value="0" table:formula="of:=[.O3]/[.$F$2]" table:style-name="ce1">
            <text:p>0</text:p>
          </table:table-cell>
          <table:table-cell office:value-type="float" office:value="0" table:formula="of:=[.E3]-[.$E$2]" table:style-name="ce1">
            <text:p>0</text:p>
          </table:table-cell>
          <table:table-cell office:value-type="float" office:value="0" table:formula="of:=[.Q3]/[.$E$2]" table:style-name="ce1">
            <text:p>0</text:p>
          </table:table-cell>
          <table:table-cell office:value-type="float" office:value="0" table:formula="of:=[.P3]+[.R3]" table:style-name="ce1">
            <text:p>0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8_JHotDraw7.6_10.0_10276.0_178.68412998598538_7.0_5861.0.xmi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0276" table:style-name="ce1">
            <text:p>10276</text:p>
          </table:table-cell>
          <table:table-cell office:value-type="float" office:value="178.68412998598501" table:style-name="ce1">
            <text:p>178.68413</text:p>
          </table:table-cell>
          <table:table-cell office:value-type="float" office:value="7" table:style-name="ce1">
            <text:p>7</text:p>
          </table:table-cell>
          <table:table-cell office:value-type="float" office:value="5861" table:style-name="ce1">
            <text:p>5861</text:p>
          </table:table-cell>
          <table:table-cell office:value-type="float" office:value="5861" table:style-name="ce1">
            <text:p>5861</text:p>
          </table:table-cell>
          <table:table-cell office:value-type="float" office:value="4790" table:style-name="ce1">
            <text:p>4790</text:p>
          </table:table-cell>
          <table:table-cell office:value-type="float" office:value="17" table:formula="of:=[.H4]-[.I$2]" table:style-name="ce1">
            <text:p>17</text:p>
          </table:table-cell>
          <table:table-cell office:value-type="float" office:value="17" table:formula="of:=[.I4]-[.I$2]" table:style-name="ce1">
            <text:p>17</text:p>
          </table:table-cell>
          <table:table-cell office:value-type="float" office:value="2.9089664613278577E-3" table:formula="of:=[.K4]/[.I$2]" table:style-name="ce1">
            <text:p>0.002908966</text:p>
          </table:table-cell>
          <table:table-cell office:value-type="float" office:value="2.9089664613278577E-3" table:formula="of:=[.L4]/[.I$2]" table:style-name="ce1">
            <text:p>0.002908966</text:p>
          </table:table-cell>
          <table:table-cell office:value-type="float" office:value="-0.6317738315539998" table:formula="of:=[.F4]-[.$F$2]" table:style-name="ce4">
            <text:p>-0.6317738316</text:p>
          </table:table-cell>
          <table:table-cell office:value-type="float" office:value="-3.5232448327441974E-3" table:formula="of:=[.O4]/[.$F$2]" table:style-name="ce1">
            <text:p>-0.003523245</text:p>
          </table:table-cell>
          <table:table-cell office:value-type="float" office:value="16" table:formula="of:=[.E4]-[.$E$2]" table:style-name="ce1">
            <text:p>16</text:p>
          </table:table-cell>
          <table:table-cell office:value-type="float" office:value="1.5594541910331384E-3" table:formula="of:=[.Q4]/[.$E$2]" table:style-name="ce1">
            <text:p>0.001559454</text:p>
          </table:table-cell>
          <table:table-cell office:value-type="float" office:value="-1.9637906417110593E-3" table:formula="of:=[.P4]+[.R4]" table:style-name="ce1">
            <text:p>-0.001963791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8_JHotDraw7.6_1.0_10248.0_179.31590381753915_7.0_5844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248" table:style-name="ce1">
            <text:p>10248</text:p>
          </table:table-cell>
          <table:table-cell office:value-type="float" office:value="179.31590381753901" table:style-name="ce1">
            <text:p>179.3159038</text:p>
          </table:table-cell>
          <table:table-cell office:value-type="float" office:value="7" table:style-name="ce1">
            <text:p>7</text:p>
          </table:table-cell>
          <table:table-cell office:value-type="float" office:value="5844" table:style-name="ce1">
            <text:p>5844</text:p>
          </table:table-cell>
          <table:table-cell office:value-type="float" office:value="5844" table:style-name="ce1">
            <text:p>5844</text:p>
          </table:table-cell>
          <table:table-cell office:value-type="float" office:value="4790" table:style-name="ce1">
            <text:p>4790</text:p>
          </table:table-cell>
          <table:table-cell office:value-type="float" office:value="0" table:formula="of:=[.H5]-[.I$2]" table:style-name="ce1">
            <text:p>0</text:p>
          </table:table-cell>
          <table:table-cell office:value-type="float" office:value="0" table:formula="of:=[.I5]-[.I$2]" table:style-name="ce1">
            <text:p>0</text:p>
          </table:table-cell>
          <table:table-cell office:value-type="float" office:value="0" table:formula="of:=[.K5]/[.I$2]" table:style-name="ce1">
            <text:p>0</text:p>
          </table:table-cell>
          <table:table-cell office:value-type="float" office:value="0" table:formula="of:=[.L5]/[.I$2]" table:style-name="ce1">
            <text:p>0</text:p>
          </table:table-cell>
          <table:table-cell office:value-type="float" office:value="0" table:formula="of:=[.F5]-[.$F$2]" table:style-name="ce4">
            <text:p>0.0000000000</text:p>
          </table:table-cell>
          <table:table-cell office:value-type="float" office:value="0" table:formula="of:=[.O5]/[.$F$2]" table:style-name="ce1">
            <text:p>0</text:p>
          </table:table-cell>
          <table:table-cell office:value-type="float" office:value="-12" table:formula="of:=[.E5]-[.$E$2]" table:style-name="ce1">
            <text:p>-12</text:p>
          </table:table-cell>
          <table:table-cell office:value-type="float" office:value="-1.1695906432748538E-3" table:formula="of:=[.Q5]/[.$E$2]" table:style-name="ce1">
            <text:p>-0.001169591</text:p>
          </table:table-cell>
          <table:table-cell office:value-type="float" office:value="-1.1695906432748538E-3" table:formula="of:=[.P5]+[.R5]" table:style-name="ce1">
            <text:p>-0.001169591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8_JHotDraw7.6_3.0_10260.0_179.31590381753915_5.0_5852.0.xmi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0260" table:style-name="ce1">
            <text:p>10260</text:p>
          </table:table-cell>
          <table:table-cell office:value-type="float" office:value="179.31590381753901" table:style-name="ce1">
            <text:p>179.3159038</text:p>
          </table:table-cell>
          <table:table-cell office:value-type="float" office:value="5" table:style-name="ce1">
            <text:p>5</text:p>
          </table:table-cell>
          <table:table-cell office:value-type="float" office:value="5852" table:style-name="ce1">
            <text:p>5852</text:p>
          </table:table-cell>
          <table:table-cell office:value-type="float" office:value="5852" table:style-name="ce1">
            <text:p>5852</text:p>
          </table:table-cell>
          <table:table-cell office:value-type="float" office:value="4790" table:style-name="ce1">
            <text:p>4790</text:p>
          </table:table-cell>
          <table:table-cell office:value-type="float" office:value="8" table:formula="of:=[.H6]-[.I$2]" table:style-name="ce1">
            <text:p>8</text:p>
          </table:table-cell>
          <table:table-cell office:value-type="float" office:value="8" table:formula="of:=[.I6]-[.I$2]" table:style-name="ce1">
            <text:p>8</text:p>
          </table:table-cell>
          <table:table-cell office:value-type="float" office:value="1.3689253935660506E-3" table:formula="of:=[.K6]/[.I$2]" table:style-name="ce1">
            <text:p>0.001368925</text:p>
          </table:table-cell>
          <table:table-cell office:value-type="float" office:value="1.3689253935660506E-3" table:formula="of:=[.L6]/[.I$2]" table:style-name="ce1">
            <text:p>0.001368925</text:p>
          </table:table-cell>
          <table:table-cell office:value-type="float" office:value="0" table:formula="of:=[.F6]-[.$F$2]" table:style-name="ce4">
            <text:p>0.0000000000</text:p>
          </table:table-cell>
          <table:table-cell office:value-type="float" office:value="0" table:formula="of:=[.O6]/[.$F$2]" table:style-name="ce1">
            <text:p>0</text:p>
          </table:table-cell>
          <table:table-cell office:value-type="float" office:value="0" table:formula="of:=[.E6]-[.$E$2]" table:style-name="ce1">
            <text:p>0</text:p>
          </table:table-cell>
          <table:table-cell office:value-type="float" office:value="0" table:formula="of:=[.Q6]/[.$E$2]" table:style-name="ce1">
            <text:p>0</text:p>
          </table:table-cell>
          <table:table-cell office:value-type="float" office:value="0" table:formula="of:=[.P6]+[.R6]" table:style-name="ce1">
            <text:p>0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8_JHotDraw7.6_6.0_10330.0_178.96306766733457_8.0_5891.0.xmi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0330" table:style-name="ce1">
            <text:p>10330</text:p>
          </table:table-cell>
          <table:table-cell office:value-type="float" office:value="178.963067667335" table:style-name="ce1">
            <text:p>178.9630677</text:p>
          </table:table-cell>
          <table:table-cell office:value-type="float" office:value="8" table:style-name="ce1">
            <text:p>8</text:p>
          </table:table-cell>
          <table:table-cell office:value-type="float" office:value="5891" table:style-name="ce1">
            <text:p>5891</text:p>
          </table:table-cell>
          <table:table-cell office:value-type="float" office:value="5891" table:style-name="ce1">
            <text:p>5891</text:p>
          </table:table-cell>
          <table:table-cell office:value-type="float" office:value="4790" table:style-name="ce1">
            <text:p>4790</text:p>
          </table:table-cell>
          <table:table-cell office:value-type="float" office:value="47" table:formula="of:=[.H7]-[.I$2]" table:style-name="ce1">
            <text:p>47</text:p>
          </table:table-cell>
          <table:table-cell office:value-type="float" office:value="47" table:formula="of:=[.I7]-[.I$2]" table:style-name="ce1">
            <text:p>47</text:p>
          </table:table-cell>
          <table:table-cell office:value-type="float" office:value="8.0424366872005482E-3" table:formula="of:=[.K7]/[.I$2]" table:style-name="ce1">
            <text:p>0.008042437</text:p>
          </table:table-cell>
          <table:table-cell office:value-type="float" office:value="8.0424366872005482E-3" table:formula="of:=[.L7]/[.I$2]" table:style-name="ce1">
            <text:p>0.008042437</text:p>
          </table:table-cell>
          <table:table-cell office:value-type="float" office:value="-0.35283615020401271" table:formula="of:=[.F7]-[.$F$2]" table:style-name="ce4">
            <text:p>-0.3528361502</text:p>
          </table:table-cell>
          <table:table-cell office:value-type="float" office:value="-1.9676790663422546E-3" table:formula="of:=[.O7]/[.$F$2]" table:style-name="ce1">
            <text:p>-0.001967679</text:p>
          </table:table-cell>
          <table:table-cell office:value-type="float" office:value="70" table:formula="of:=[.E7]-[.$E$2]" table:style-name="ce1">
            <text:p>70</text:p>
          </table:table-cell>
          <table:table-cell office:value-type="float" office:value="6.8226120857699801E-3" table:formula="of:=[.Q7]/[.$E$2]" table:style-name="ce1">
            <text:p>0.006822612</text:p>
          </table:table-cell>
          <table:table-cell office:value-type="float" office:value="4.8549330194277256E-3" table:formula="of:=[.P7]+[.R7]" table:style-name="ce1">
            <text:p>0.004854933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8_JHotDraw7.6_8.0_10294.0_178.35921274693507_8.0_5869.0.xmi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0294" table:style-name="ce1">
            <text:p>10294</text:p>
          </table:table-cell>
          <table:table-cell office:value-type="float" office:value="178.35921274693499" table:style-name="ce1">
            <text:p>178.3592127</text:p>
          </table:table-cell>
          <table:table-cell office:value-type="float" office:value="8" table:style-name="ce1">
            <text:p>8</text:p>
          </table:table-cell>
          <table:table-cell office:value-type="float" office:value="5869" table:style-name="ce1">
            <text:p>5869</text:p>
          </table:table-cell>
          <table:table-cell office:value-type="float" office:value="5869" table:style-name="ce1">
            <text:p>5869</text:p>
          </table:table-cell>
          <table:table-cell office:value-type="float" office:value="4790" table:style-name="ce1">
            <text:p>4790</text:p>
          </table:table-cell>
          <table:table-cell office:value-type="float" office:value="25" table:formula="of:=[.H8]-[.I$2]" table:style-name="ce1">
            <text:p>25</text:p>
          </table:table-cell>
          <table:table-cell office:value-type="float" office:value="25" table:formula="of:=[.I8]-[.I$2]" table:style-name="ce1">
            <text:p>25</text:p>
          </table:table-cell>
          <table:table-cell office:value-type="float" office:value="4.2778918548939081E-3" table:formula="of:=[.K8]/[.I$2]" table:style-name="ce1">
            <text:p>0.004277892</text:p>
          </table:table-cell>
          <table:table-cell office:value-type="float" office:value="4.2778918548939081E-3" table:formula="of:=[.L8]/[.I$2]" table:style-name="ce1">
            <text:p>0.004277892</text:p>
          </table:table-cell>
          <table:table-cell office:value-type="float" office:value="-0.95669107060402325" table:formula="of:=[.F8]-[.$F$2]" table:style-name="ce4">
            <text:p>-0.9566910706</text:p>
          </table:table-cell>
          <table:table-cell office:value-type="float" office:value="-5.3352271061104213E-3" table:formula="of:=[.O8]/[.$F$2]" table:style-name="ce1">
            <text:p>-0.005335227</text:p>
          </table:table-cell>
          <table:table-cell office:value-type="float" office:value="34" table:formula="of:=[.E8]-[.$E$2]" table:style-name="ce1">
            <text:p>34</text:p>
          </table:table-cell>
          <table:table-cell office:value-type="float" office:value="3.3138401559454191E-3" table:formula="of:=[.Q8]/[.$E$2]" table:style-name="ce1">
            <text:p>0.00331384</text:p>
          </table:table-cell>
          <table:table-cell office:value-type="float" office:value="-2.0213869501650022E-3" table:formula="of:=[.P8]+[.R8]" table:style-name="ce1">
            <text:p>-0.002021387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8_JHotDraw7.6_2.0_10272.0_179.31590381753915_5.0_5852.0.xmi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0272" table:style-name="ce1">
            <text:p>10272</text:p>
          </table:table-cell>
          <table:table-cell office:value-type="float" office:value="179.31590381753901" table:style-name="ce1">
            <text:p>179.3159038</text:p>
          </table:table-cell>
          <table:table-cell office:value-type="float" office:value="5" table:style-name="ce1">
            <text:p>5</text:p>
          </table:table-cell>
          <table:table-cell office:value-type="float" office:value="5852" table:style-name="ce1">
            <text:p>5852</text:p>
          </table:table-cell>
          <table:table-cell office:value-type="float" office:value="5852" table:style-name="ce1">
            <text:p>5852</text:p>
          </table:table-cell>
          <table:table-cell office:value-type="float" office:value="4790" table:style-name="ce1">
            <text:p>4790</text:p>
          </table:table-cell>
          <table:table-cell office:value-type="float" office:value="8" table:formula="of:=[.H9]-[.I$2]" table:style-name="ce1">
            <text:p>8</text:p>
          </table:table-cell>
          <table:table-cell office:value-type="float" office:value="8" table:formula="of:=[.I9]-[.I$2]" table:style-name="ce1">
            <text:p>8</text:p>
          </table:table-cell>
          <table:table-cell office:value-type="float" office:value="1.3689253935660506E-3" table:formula="of:=[.K9]/[.I$2]" table:style-name="ce1">
            <text:p>0.001368925</text:p>
          </table:table-cell>
          <table:table-cell office:value-type="float" office:value="1.3689253935660506E-3" table:formula="of:=[.L9]/[.I$2]" table:style-name="ce1">
            <text:p>0.001368925</text:p>
          </table:table-cell>
          <table:table-cell office:value-type="float" office:value="0" table:formula="of:=[.F9]-[.$F$2]" table:style-name="ce4">
            <text:p>0.0000000000</text:p>
          </table:table-cell>
          <table:table-cell office:value-type="float" office:value="0" table:formula="of:=[.O9]/[.$F$2]" table:style-name="ce1">
            <text:p>0</text:p>
          </table:table-cell>
          <table:table-cell office:value-type="float" office:value="12" table:formula="of:=[.E9]-[.$E$2]" table:style-name="ce1">
            <text:p>12</text:p>
          </table:table-cell>
          <table:table-cell office:value-type="float" office:value="1.1695906432748538E-3" table:formula="of:=[.Q9]/[.$E$2]" table:style-name="ce1">
            <text:p>0.001169591</text:p>
          </table:table-cell>
          <table:table-cell office:value-type="float" office:value="1.1695906432748538E-3" table:formula="of:=[.P9]+[.R9]" table:style-name="ce1">
            <text:p>0.001169591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8_JHotDraw7.6_2.0_10298.0_179.31590381753915_5.0_5845.0.xmi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0298" table:style-name="ce1">
            <text:p>10298</text:p>
          </table:table-cell>
          <table:table-cell office:value-type="float" office:value="179.31590381753901" table:style-name="ce1">
            <text:p>179.3159038</text:p>
          </table:table-cell>
          <table:table-cell office:value-type="float" office:value="5" table:style-name="ce1">
            <text:p>5</text:p>
          </table:table-cell>
          <table:table-cell office:value-type="float" office:value="5845" table:style-name="ce1">
            <text:p>5845</text:p>
          </table:table-cell>
          <table:table-cell office:value-type="float" office:value="5845" table:style-name="ce1">
            <text:p>5845</text:p>
          </table:table-cell>
          <table:table-cell office:value-type="float" office:value="4790" table:style-name="ce1">
            <text:p>4790</text:p>
          </table:table-cell>
          <table:table-cell office:value-type="float" office:value="1" table:formula="of:=[.H10]-[.I$2]" table:style-name="ce1">
            <text:p>1</text:p>
          </table:table-cell>
          <table:table-cell office:value-type="float" office:value="1" table:formula="of:=[.I10]-[.I$2]" table:style-name="ce1">
            <text:p>1</text:p>
          </table:table-cell>
          <table:table-cell office:value-type="float" office:value="1.7111567419575633E-4" table:formula="of:=[.K10]/[.I$2]" table:style-name="ce1">
            <text:p>0.000171116</text:p>
          </table:table-cell>
          <table:table-cell office:value-type="float" office:value="1.7111567419575633E-4" table:formula="of:=[.L10]/[.I$2]" table:style-name="ce1">
            <text:p>0.000171116</text:p>
          </table:table-cell>
          <table:table-cell office:value-type="float" office:value="0" table:formula="of:=[.F10]-[.$F$2]" table:style-name="ce4">
            <text:p>0.0000000000</text:p>
          </table:table-cell>
          <table:table-cell office:value-type="float" office:value="0" table:formula="of:=[.O10]/[.$F$2]" table:style-name="ce1">
            <text:p>0</text:p>
          </table:table-cell>
          <table:table-cell office:value-type="float" office:value="38" table:formula="of:=[.E10]-[.$E$2]" table:style-name="ce1">
            <text:p>38</text:p>
          </table:table-cell>
          <table:table-cell office:value-type="float" office:value="3.7037037037037038E-3" table:formula="of:=[.Q10]/[.$E$2]" table:style-name="ce1">
            <text:p>0.003703704</text:p>
          </table:table-cell>
          <table:table-cell office:value-type="float" office:value="3.7037037037037038E-3" table:formula="of:=[.P10]+[.R10]" table:style-name="ce1">
            <text:p>0.003703704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8_JHotDraw7.6_3.0_10286.0_179.31590381753915_5.0_5845.0.xmi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0286" table:style-name="ce1">
            <text:p>10286</text:p>
          </table:table-cell>
          <table:table-cell office:value-type="float" office:value="179.31590381753901" table:style-name="ce1">
            <text:p>179.3159038</text:p>
          </table:table-cell>
          <table:table-cell office:value-type="float" office:value="5" table:style-name="ce1">
            <text:p>5</text:p>
          </table:table-cell>
          <table:table-cell office:value-type="float" office:value="5845" table:style-name="ce1">
            <text:p>5845</text:p>
          </table:table-cell>
          <table:table-cell office:value-type="float" office:value="5845" table:style-name="ce1">
            <text:p>5845</text:p>
          </table:table-cell>
          <table:table-cell office:value-type="float" office:value="4790" table:style-name="ce1">
            <text:p>4790</text:p>
          </table:table-cell>
          <table:table-cell office:value-type="float" office:value="1" table:formula="of:=[.H11]-[.I$2]" table:style-name="ce1">
            <text:p>1</text:p>
          </table:table-cell>
          <table:table-cell office:value-type="float" office:value="1" table:formula="of:=[.I11]-[.I$2]" table:style-name="ce1">
            <text:p>1</text:p>
          </table:table-cell>
          <table:table-cell office:value-type="float" office:value="1.7111567419575633E-4" table:formula="of:=[.K11]/[.I$2]" table:style-name="ce1">
            <text:p>0.000171116</text:p>
          </table:table-cell>
          <table:table-cell office:value-type="float" office:value="1.7111567419575633E-4" table:formula="of:=[.L11]/[.I$2]" table:style-name="ce1">
            <text:p>0.000171116</text:p>
          </table:table-cell>
          <table:table-cell office:value-type="float" office:value="0" table:formula="of:=[.F11]-[.$F$2]" table:style-name="ce4">
            <text:p>0.0000000000</text:p>
          </table:table-cell>
          <table:table-cell office:value-type="float" office:value="0" table:formula="of:=[.O11]/[.$F$2]" table:style-name="ce1">
            <text:p>0</text:p>
          </table:table-cell>
          <table:table-cell office:value-type="float" office:value="26" table:formula="of:=[.E11]-[.$E$2]" table:style-name="ce1">
            <text:p>26</text:p>
          </table:table-cell>
          <table:table-cell office:value-type="float" office:value="2.53411306042885E-3" table:formula="of:=[.Q11]/[.$E$2]" table:style-name="ce1">
            <text:p>0.002534113</text:p>
          </table:table-cell>
          <table:table-cell office:value-type="float" office:value="2.53411306042885E-3" table:formula="of:=[.P11]+[.R11]" table:style-name="ce1">
            <text:p>0.002534113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Run 2:</text:p>
          </table:table-cell>
          <table:table-cell office:value-type="string" table:style-name="ce1">
            <text:p>08_JHotDraw7.6_3.0_10246.0_179.31590381753915_5.0_5846.0.xmi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0246" table:style-name="ce1">
            <text:p>10246</text:p>
          </table:table-cell>
          <table:table-cell office:value-type="float" office:value="179.31590381753901" table:style-name="ce1">
            <text:p>179.3159038</text:p>
          </table:table-cell>
          <table:table-cell office:value-type="float" office:value="5" table:style-name="ce1">
            <text:p>5</text:p>
          </table:table-cell>
          <table:table-cell office:value-type="float" office:value="5846" table:style-name="ce1">
            <text:p>5846</text:p>
          </table:table-cell>
          <table:table-cell office:value-type="float" office:value="5846" table:style-name="ce1">
            <text:p>5846</text:p>
          </table:table-cell>
          <table:table-cell office:value-type="float" office:value="4790" table:style-name="ce1">
            <text:p>4790</text:p>
          </table:table-cell>
          <table:table-cell office:value-type="float" office:value="2" table:formula="of:=[.H12]-[.I$2]" table:style-name="ce1">
            <text:p>2</text:p>
          </table:table-cell>
          <table:table-cell office:value-type="float" office:value="2" table:formula="of:=[.I12]-[.I$2]" table:style-name="ce1">
            <text:p>2</text:p>
          </table:table-cell>
          <table:table-cell office:value-type="float" office:value="3.4223134839151266E-4" table:formula="of:=[.K12]/[.I$2]" table:style-name="ce1">
            <text:p>0.000342231</text:p>
          </table:table-cell>
          <table:table-cell office:value-type="float" office:value="3.4223134839151266E-4" table:formula="of:=[.L12]/[.I$2]" table:style-name="ce1">
            <text:p>0.000342231</text:p>
          </table:table-cell>
          <table:table-cell office:value-type="float" office:value="0" table:formula="of:=[.F12]-[.$F$2]" table:style-name="ce4">
            <text:p>0.0000000000</text:p>
          </table:table-cell>
          <table:table-cell office:value-type="float" office:value="0" table:formula="of:=[.O12]/[.$F$2]" table:style-name="ce1">
            <text:p>0</text:p>
          </table:table-cell>
          <table:table-cell office:value-type="float" office:value="-14" table:formula="of:=[.E12]-[.$E$2]" table:style-name="ce1">
            <text:p>-14</text:p>
          </table:table-cell>
          <table:table-cell office:value-type="float" office:value="-1.3645224171539962E-3" table:formula="of:=[.Q12]/[.$E$2]" table:style-name="ce1">
            <text:p>-0.001364522</text:p>
          </table:table-cell>
          <table:table-cell office:value-type="float" office:value="-1.3645224171539962E-3" table:formula="of:=[.P12]+[.R12]" table:style-name="ce1">
            <text:p>-0.001364522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8_JHotDraw7.6_8.0_10278.0_178.44342747093233_7.0_5860.0.xmi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0278" table:style-name="ce1">
            <text:p>10278</text:p>
          </table:table-cell>
          <table:table-cell office:value-type="float" office:value="178.44342747093199" table:style-name="ce1">
            <text:p>178.4434275</text:p>
          </table:table-cell>
          <table:table-cell office:value-type="float" office:value="7" table:style-name="ce1">
            <text:p>7</text:p>
          </table:table-cell>
          <table:table-cell office:value-type="float" office:value="5860" table:style-name="ce1">
            <text:p>5860</text:p>
          </table:table-cell>
          <table:table-cell office:value-type="float" office:value="5860" table:style-name="ce1">
            <text:p>5860</text:p>
          </table:table-cell>
          <table:table-cell office:value-type="float" office:value="4790" table:style-name="ce1">
            <text:p>4790</text:p>
          </table:table-cell>
          <table:table-cell office:value-type="float" office:value="16" table:formula="of:=[.H13]-[.I$2]" table:style-name="ce1">
            <text:p>16</text:p>
          </table:table-cell>
          <table:table-cell office:value-type="float" office:value="16" table:formula="of:=[.I13]-[.I$2]" table:style-name="ce1">
            <text:p>16</text:p>
          </table:table-cell>
          <table:table-cell office:value-type="float" office:value="2.7378507871321013E-3" table:formula="of:=[.K13]/[.I$2]" table:style-name="ce1">
            <text:p>0.002737851</text:p>
          </table:table-cell>
          <table:table-cell office:value-type="float" office:value="2.7378507871321013E-3" table:formula="of:=[.L13]/[.I$2]" table:style-name="ce1">
            <text:p>0.002737851</text:p>
          </table:table-cell>
          <table:table-cell office:value-type="float" office:value="-0.87247634660701578" table:formula="of:=[.F13]-[.$F$2]" table:style-name="ce4">
            <text:p>-0.8724763466</text:p>
          </table:table-cell>
          <table:table-cell office:value-type="float" office:value="-4.8655826283807756E-3" table:formula="of:=[.O13]/[.$F$2]" table:style-name="ce1">
            <text:p>-0.004865583</text:p>
          </table:table-cell>
          <table:table-cell office:value-type="float" office:value="18" table:formula="of:=[.E13]-[.$E$2]" table:style-name="ce1">
            <text:p>18</text:p>
          </table:table-cell>
          <table:table-cell office:value-type="float" office:value="1.7543859649122807E-3" table:formula="of:=[.Q13]/[.$E$2]" table:style-name="ce1">
            <text:p>0.001754386</text:p>
          </table:table-cell>
          <table:table-cell office:value-type="float" office:value="-3.1111966634684947E-3" table:formula="of:=[.P13]+[.R13]" table:style-name="ce1">
            <text:p>-0.003111197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8_JHotDraw7.6_1.0_10248.0_179.31590381753915_7.0_5844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248" table:style-name="ce1">
            <text:p>10248</text:p>
          </table:table-cell>
          <table:table-cell office:value-type="float" office:value="179.31590381753901" table:style-name="ce1">
            <text:p>179.3159038</text:p>
          </table:table-cell>
          <table:table-cell office:value-type="float" office:value="7" table:style-name="ce1">
            <text:p>7</text:p>
          </table:table-cell>
          <table:table-cell office:value-type="float" office:value="5844" table:style-name="ce1">
            <text:p>5844</text:p>
          </table:table-cell>
          <table:table-cell office:value-type="float" office:value="5844" table:style-name="ce1">
            <text:p>5844</text:p>
          </table:table-cell>
          <table:table-cell office:value-type="float" office:value="4790" table:style-name="ce1">
            <text:p>4790</text:p>
          </table:table-cell>
          <table:table-cell office:value-type="float" office:value="0" table:formula="of:=[.H14]-[.I$2]" table:style-name="ce1">
            <text:p>0</text:p>
          </table:table-cell>
          <table:table-cell office:value-type="float" office:value="0" table:formula="of:=[.I14]-[.I$2]" table:style-name="ce1">
            <text:p>0</text:p>
          </table:table-cell>
          <table:table-cell office:value-type="float" office:value="0" table:formula="of:=[.K14]/[.I$2]" table:style-name="ce1">
            <text:p>0</text:p>
          </table:table-cell>
          <table:table-cell office:value-type="float" office:value="0" table:formula="of:=[.L14]/[.I$2]" table:style-name="ce1">
            <text:p>0</text:p>
          </table:table-cell>
          <table:table-cell office:value-type="float" office:value="0" table:formula="of:=[.F14]-[.$F$2]" table:style-name="ce4">
            <text:p>0.0000000000</text:p>
          </table:table-cell>
          <table:table-cell office:value-type="float" office:value="0" table:formula="of:=[.O14]/[.$F$2]" table:style-name="ce1">
            <text:p>0</text:p>
          </table:table-cell>
          <table:table-cell office:value-type="float" office:value="-12" table:formula="of:=[.E14]-[.$E$2]" table:style-name="ce1">
            <text:p>-12</text:p>
          </table:table-cell>
          <table:table-cell office:value-type="float" office:value="-1.1695906432748538E-3" table:formula="of:=[.Q14]/[.$E$2]" table:style-name="ce1">
            <text:p>-0.001169591</text:p>
          </table:table-cell>
          <table:table-cell office:value-type="float" office:value="-1.1695906432748538E-3" table:formula="of:=[.P14]+[.R14]" table:style-name="ce1">
            <text:p>-0.001169591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8_JHotDraw7.6_0.0_10260.0_179.31590381753915_7.0_5844.0.xm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260" table:style-name="ce1">
            <text:p>10260</text:p>
          </table:table-cell>
          <table:table-cell office:value-type="float" office:value="179.31590381753901" table:style-name="ce1">
            <text:p>179.3159038</text:p>
          </table:table-cell>
          <table:table-cell office:value-type="float" office:value="7" table:style-name="ce1">
            <text:p>7</text:p>
          </table:table-cell>
          <table:table-cell office:value-type="float" office:value="5844" table:style-name="ce1">
            <text:p>5844</text:p>
          </table:table-cell>
          <table:table-cell office:value-type="float" office:value="5844" table:style-name="ce1">
            <text:p>5844</text:p>
          </table:table-cell>
          <table:table-cell office:value-type="float" office:value="4790" table:style-name="ce1">
            <text:p>4790</text:p>
          </table:table-cell>
          <table:table-cell office:value-type="float" office:value="0" table:formula="of:=[.H15]-[.I$2]" table:style-name="ce1">
            <text:p>0</text:p>
          </table:table-cell>
          <table:table-cell office:value-type="float" office:value="0" table:formula="of:=[.I15]-[.I$2]" table:style-name="ce1">
            <text:p>0</text:p>
          </table:table-cell>
          <table:table-cell office:value-type="float" office:value="0" table:formula="of:=[.K15]/[.I$2]" table:style-name="ce1">
            <text:p>0</text:p>
          </table:table-cell>
          <table:table-cell office:value-type="float" office:value="0" table:formula="of:=[.L15]/[.I$2]" table:style-name="ce1">
            <text:p>0</text:p>
          </table:table-cell>
          <table:table-cell office:value-type="float" office:value="0" table:formula="of:=[.F15]-[.$F$2]" table:style-name="ce4">
            <text:p>0.0000000000</text:p>
          </table:table-cell>
          <table:table-cell office:value-type="float" office:value="0" table:formula="of:=[.O15]/[.$F$2]" table:style-name="ce1">
            <text:p>0</text:p>
          </table:table-cell>
          <table:table-cell office:value-type="float" office:value="0" table:formula="of:=[.E15]-[.$E$2]" table:style-name="ce1">
            <text:p>0</text:p>
          </table:table-cell>
          <table:table-cell office:value-type="float" office:value="0" table:formula="of:=[.Q15]/[.$E$2]" table:style-name="ce1">
            <text:p>0</text:p>
          </table:table-cell>
          <table:table-cell office:value-type="float" office:value="0" table:formula="of:=[.P15]+[.R15]" table:style-name="ce1">
            <text:p>0</text:p>
          </table:table-cell>
          <table:table-cell table:number-columns-repeated="16365"/>
        </table:table-row>
        <table:table-row table:style-name="ro1">
          <table:table-cell table:style-name="ce1"/>
          <table:table-cell office:value-type="string" table:style-name="ce1">
            <text:p>08_JHotDraw7.6_2.0_10244.0_179.31590381753915_7.0_5845.0.xmi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0244" table:style-name="ce1">
            <text:p>10244</text:p>
          </table:table-cell>
          <table:table-cell office:value-type="float" office:value="179.31590381753901" table:style-name="ce1">
            <text:p>179.3159038</text:p>
          </table:table-cell>
          <table:table-cell office:value-type="float" office:value="7" table:style-name="ce1">
            <text:p>7</text:p>
          </table:table-cell>
          <table:table-cell office:value-type="float" office:value="5845" table:style-name="ce1">
            <text:p>5845</text:p>
          </table:table-cell>
          <table:table-cell office:value-type="float" office:value="5845" table:style-name="ce1">
            <text:p>5845</text:p>
          </table:table-cell>
          <table:table-cell office:value-type="float" office:value="4790" table:style-name="ce1">
            <text:p>4790</text:p>
          </table:table-cell>
          <table:table-cell office:value-type="float" office:value="1" table:formula="of:=[.H16]-[.I$2]" table:style-name="ce1">
            <text:p>1</text:p>
          </table:table-cell>
          <table:table-cell office:value-type="float" office:value="1" table:formula="of:=[.I16]-[.I$2]" table:style-name="ce1">
            <text:p>1</text:p>
          </table:table-cell>
          <table:table-cell office:value-type="float" office:value="1.7111567419575633E-4" table:formula="of:=[.K16]/[.I$2]" table:style-name="ce1">
            <text:p>0.000171116</text:p>
          </table:table-cell>
          <table:table-cell office:value-type="float" office:value="1.7111567419575633E-4" table:formula="of:=[.L16]/[.I$2]" table:style-name="ce1">
            <text:p>0.000171116</text:p>
          </table:table-cell>
          <table:table-cell office:value-type="float" office:value="0" table:formula="of:=[.F16]-[.$F$2]" table:style-name="ce4">
            <text:p>0.0000000000</text:p>
          </table:table-cell>
          <table:table-cell office:value-type="float" office:value="0" table:formula="of:=[.O16]/[.$F$2]" table:style-name="ce1">
            <text:p>0</text:p>
          </table:table-cell>
          <table:table-cell office:value-type="float" office:value="-16" table:formula="of:=[.E16]-[.$E$2]" table:style-name="ce1">
            <text:p>-16</text:p>
          </table:table-cell>
          <table:table-cell office:value-type="float" office:value="-1.5594541910331384E-3" table:formula="of:=[.Q16]/[.$E$2]" table:style-name="ce1">
            <text:p>-0.001559454</text:p>
          </table:table-cell>
          <table:table-cell office:value-type="float" office:value="-1.5594541910331384E-3" table:formula="of:=[.P16]+[.R16]" table:style-name="ce1">
            <text:p>-0.001559454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8_JHotDraw7.6_3.0_10282.0_179.31590381753915_5.0_5845.0.xmi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0282" table:style-name="ce1">
            <text:p>10282</text:p>
          </table:table-cell>
          <table:table-cell office:value-type="float" office:value="179.31590381753901" table:style-name="ce1">
            <text:p>179.3159038</text:p>
          </table:table-cell>
          <table:table-cell office:value-type="float" office:value="5" table:style-name="ce1">
            <text:p>5</text:p>
          </table:table-cell>
          <table:table-cell office:value-type="float" office:value="5845" table:style-name="ce1">
            <text:p>5845</text:p>
          </table:table-cell>
          <table:table-cell office:value-type="float" office:value="5845" table:style-name="ce1">
            <text:p>5845</text:p>
          </table:table-cell>
          <table:table-cell office:value-type="float" office:value="4790" table:style-name="ce1">
            <text:p>4790</text:p>
          </table:table-cell>
          <table:table-cell office:value-type="float" office:value="1" table:formula="of:=[.H17]-[.I$2]" table:style-name="ce1">
            <text:p>1</text:p>
          </table:table-cell>
          <table:table-cell office:value-type="float" office:value="1" table:formula="of:=[.I17]-[.I$2]" table:style-name="ce1">
            <text:p>1</text:p>
          </table:table-cell>
          <table:table-cell office:value-type="float" office:value="1.7111567419575633E-4" table:formula="of:=[.K17]/[.I$2]" table:style-name="ce1">
            <text:p>0.000171116</text:p>
          </table:table-cell>
          <table:table-cell office:value-type="float" office:value="1.7111567419575633E-4" table:formula="of:=[.L17]/[.I$2]" table:style-name="ce1">
            <text:p>0.000171116</text:p>
          </table:table-cell>
          <table:table-cell office:value-type="float" office:value="0" table:formula="of:=[.F17]-[.$F$2]" table:style-name="ce4">
            <text:p>0.0000000000</text:p>
          </table:table-cell>
          <table:table-cell office:value-type="float" office:value="0" table:formula="of:=[.O17]/[.$F$2]" table:style-name="ce1">
            <text:p>0</text:p>
          </table:table-cell>
          <table:table-cell office:value-type="float" office:value="22" table:formula="of:=[.E17]-[.$E$2]" table:style-name="ce1">
            <text:p>22</text:p>
          </table:table-cell>
          <table:table-cell office:value-type="float" office:value="2.1442495126705653E-3" table:formula="of:=[.Q17]/[.$E$2]" table:style-name="ce1">
            <text:p>0.00214425</text:p>
          </table:table-cell>
          <table:table-cell office:value-type="float" office:value="2.1442495126705653E-3" table:formula="of:=[.P17]+[.R17]" table:style-name="ce1">
            <text:p>0.00214425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8_JHotDraw7.6_10.0_10280.0_178.7611660601698_7.0_5857.0.xmi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0280" table:style-name="ce1">
            <text:p>10280</text:p>
          </table:table-cell>
          <table:table-cell office:value-type="float" office:value="178.76116606017001" table:style-name="ce1">
            <text:p>178.7611661</text:p>
          </table:table-cell>
          <table:table-cell office:value-type="float" office:value="7" table:style-name="ce1">
            <text:p>7</text:p>
          </table:table-cell>
          <table:table-cell office:value-type="float" office:value="5857" table:style-name="ce1">
            <text:p>5857</text:p>
          </table:table-cell>
          <table:table-cell office:value-type="float" office:value="5857" table:style-name="ce1">
            <text:p>5857</text:p>
          </table:table-cell>
          <table:table-cell office:value-type="float" office:value="4790" table:style-name="ce1">
            <text:p>4790</text:p>
          </table:table-cell>
          <table:table-cell office:value-type="float" office:value="13" table:formula="of:=[.H18]-[.I$2]" table:style-name="ce1">
            <text:p>13</text:p>
          </table:table-cell>
          <table:table-cell office:value-type="float" office:value="13" table:formula="of:=[.I18]-[.I$2]" table:style-name="ce1">
            <text:p>13</text:p>
          </table:table-cell>
          <table:table-cell office:value-type="float" office:value="2.2245037645448325E-3" table:formula="of:=[.K18]/[.I$2]" table:style-name="ce1">
            <text:p>0.002224504</text:p>
          </table:table-cell>
          <table:table-cell office:value-type="float" office:value="2.2245037645448325E-3" table:formula="of:=[.L18]/[.I$2]" table:style-name="ce1">
            <text:p>0.002224504</text:p>
          </table:table-cell>
          <table:table-cell office:value-type="float" office:value="-0.55473775736899711" table:formula="of:=[.F18]-[.$F$2]" table:style-name="ce4">
            <text:p>-0.5547377574</text:p>
          </table:table-cell>
          <table:table-cell office:value-type="float" office:value="-3.0936338916901906E-3" table:formula="of:=[.O18]/[.$F$2]" table:style-name="ce1">
            <text:p>-0.003093634</text:p>
          </table:table-cell>
          <table:table-cell office:value-type="float" office:value="20" table:formula="of:=[.E18]-[.$E$2]" table:style-name="ce1">
            <text:p>20</text:p>
          </table:table-cell>
          <table:table-cell office:value-type="float" office:value="1.9493177387914229E-3" table:formula="of:=[.Q18]/[.$E$2]" table:style-name="ce1">
            <text:p>0.001949318</text:p>
          </table:table-cell>
          <table:table-cell office:value-type="float" office:value="-1.1443161528987677E-3" table:formula="of:=[.P18]+[.R18]" table:style-name="ce1">
            <text:p>-0.001144316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8_JHotDraw7.6_10.0_10334.0_178.1954308430154_8.0_5889.0.xmi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0334" table:style-name="ce1">
            <text:p>10334</text:p>
          </table:table-cell>
          <table:table-cell office:value-type="float" office:value="178.195430843015" table:style-name="ce1">
            <text:p>178.1954308</text:p>
          </table:table-cell>
          <table:table-cell office:value-type="float" office:value="8" table:style-name="ce1">
            <text:p>8</text:p>
          </table:table-cell>
          <table:table-cell office:value-type="float" office:value="5889" table:style-name="ce1">
            <text:p>5889</text:p>
          </table:table-cell>
          <table:table-cell office:value-type="float" office:value="5889" table:style-name="ce1">
            <text:p>5889</text:p>
          </table:table-cell>
          <table:table-cell office:value-type="float" office:value="4790" table:style-name="ce1">
            <text:p>4790</text:p>
          </table:table-cell>
          <table:table-cell office:value-type="float" office:value="45" table:formula="of:=[.H19]-[.I$2]" table:style-name="ce1">
            <text:p>45</text:p>
          </table:table-cell>
          <table:table-cell office:value-type="float" office:value="45" table:formula="of:=[.I19]-[.I$2]" table:style-name="ce1">
            <text:p>45</text:p>
          </table:table-cell>
          <table:table-cell office:value-type="float" office:value="7.7002053388090345E-3" table:formula="of:=[.K19]/[.I$2]" table:style-name="ce1">
            <text:p>0.007700205</text:p>
          </table:table-cell>
          <table:table-cell office:value-type="float" office:value="7.7002053388090345E-3" table:formula="of:=[.L19]/[.I$2]" table:style-name="ce1">
            <text:p>0.007700205</text:p>
          </table:table-cell>
          <table:table-cell office:value-type="float" office:value="-1.1204729745240058" table:formula="of:=[.F19]-[.$F$2]" table:style-name="ce4">
            <text:p>-1.1204729745</text:p>
          </table:table-cell>
          <table:table-cell office:value-type="float" office:value="-6.2485978692895594E-3" table:formula="of:=[.O19]/[.$F$2]" table:style-name="ce1">
            <text:p>-0.006248598</text:p>
          </table:table-cell>
          <table:table-cell office:value-type="float" office:value="74" table:formula="of:=[.E19]-[.$E$2]" table:style-name="ce1">
            <text:p>74</text:p>
          </table:table-cell>
          <table:table-cell office:value-type="float" office:value="7.2124756335282649E-3" table:formula="of:=[.Q19]/[.$E$2]" table:style-name="ce1">
            <text:p>0.007212476</text:p>
          </table:table-cell>
          <table:table-cell office:value-type="float" office:value="9.6387776423870544E-4" table:formula="of:=[.P19]+[.R19]" table:style-name="ce1">
            <text:p>0.000963878</text:p>
          </table:table-cell>
          <table:table-cell table:number-columns-repeated="16365"/>
        </table:table-row>
        <table:table-row table:style-name="ro1">
          <table:table-cell/>
          <table:table-cell office:value-type="string" table:style-name="ce1">
            <text:p>08_JHotDraw7.6_2.0_10294.0_179.31590381753915_5.0_5845.0.xmi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0294" table:style-name="ce1">
            <text:p>10294</text:p>
          </table:table-cell>
          <table:table-cell office:value-type="float" office:value="179.31590381753901" table:style-name="ce1">
            <text:p>179.3159038</text:p>
          </table:table-cell>
          <table:table-cell office:value-type="float" office:value="5" table:style-name="ce1">
            <text:p>5</text:p>
          </table:table-cell>
          <table:table-cell office:value-type="float" office:value="5845" table:style-name="ce1">
            <text:p>5845</text:p>
          </table:table-cell>
          <table:table-cell office:value-type="float" office:value="5845" table:style-name="ce1">
            <text:p>5845</text:p>
          </table:table-cell>
          <table:table-cell office:value-type="float" office:value="4790" table:style-name="ce1">
            <text:p>4790</text:p>
          </table:table-cell>
          <table:table-cell office:value-type="float" office:value="1" table:formula="of:=[.H20]-[.I$2]" table:style-name="ce1">
            <text:p>1</text:p>
          </table:table-cell>
          <table:table-cell office:value-type="float" office:value="1" table:formula="of:=[.I20]-[.I$2]" table:style-name="ce1">
            <text:p>1</text:p>
          </table:table-cell>
          <table:table-cell office:value-type="float" office:value="1.7111567419575633E-4" table:formula="of:=[.K20]/[.I$2]" table:style-name="ce1">
            <text:p>0.000171116</text:p>
          </table:table-cell>
          <table:table-cell office:value-type="float" office:value="1.7111567419575633E-4" table:formula="of:=[.L20]/[.I$2]" table:style-name="ce1">
            <text:p>0.000171116</text:p>
          </table:table-cell>
          <table:table-cell office:value-type="float" office:value="0" table:formula="of:=[.F20]-[.$F$2]" table:style-name="ce4">
            <text:p>0.0000000000</text:p>
          </table:table-cell>
          <table:table-cell office:value-type="float" office:value="0" table:formula="of:=[.O20]/[.$F$2]" table:style-name="ce1">
            <text:p>0</text:p>
          </table:table-cell>
          <table:table-cell office:value-type="float" office:value="34" table:formula="of:=[.E20]-[.$E$2]" table:style-name="ce1">
            <text:p>34</text:p>
          </table:table-cell>
          <table:table-cell office:value-type="float" office:value="3.3138401559454191E-3" table:formula="of:=[.Q20]/[.$E$2]" table:style-name="ce1">
            <text:p>0.00331384</text:p>
          </table:table-cell>
          <table:table-cell office:value-type="float" office:value="3.3138401559454191E-3" table:formula="of:=[.P20]+[.R20]" table:style-name="ce1">
            <text:p>0.00331384</text:p>
          </table:table-cell>
          <table:table-cell table:number-columns-repeated="16365"/>
        </table:table-row>
        <table:table-row table:number-rows-repeated="9" table:style-name="ro3">
          <table:table-cell/>
          <table:table-cell table:number-columns-repeated="13" table:style-name="ce1"/>
          <table:table-cell table:style-name="ce4"/>
          <table:table-cell table:number-columns-repeated="16369" table:style-name="ce1"/>
        </table:table-row>
        <table:table-row table:number-rows-repeated="1048547" table:style-name="ro3">
          <table:table-cell table:number-columns-repeated="16384"/>
        </table:table-row>
      </table:table>
      <table:table table:name="09_JEdit4_0" table:style-name="ta1">
        <table:table-column table:style-name="co40" table:default-cell-style-name="ce1"/>
        <table:table-column table:style-name="co5" table:default-cell-style-name="ce1"/>
        <table:table-column table:style-name="co1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9" table:default-cell-style-name="ce1"/>
        <table:table-column table:style-name="co21" table:default-cell-style-name="ce1"/>
        <table:table-column table:style-name="co3" table:number-columns-repeated="1015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1">
            <text:p>version</text:p>
          </table:table-cell>
          <table:table-cell office:value-type="string" table:style-name="ce1">
            <text:p>interpackage</text:p>
          </table:table-cell>
          <table:table-cell office:value-type="string" table:style-name="ce1">
            <text:p>refactorings</text:p>
          </table:table-cell>
          <table:table-cell office:value-type="string" table:style-name="ce1">
            <text:p>coupling</text:p>
          </table:table-cell>
          <table:table-cell office:value-type="string" table:style-name="ce1">
            <text:p>lcom</text:p>
          </table:table-cell>
          <table:table-cell office:value-type="string" table:style-name="ce1">
            <text:p>blobs</text:p>
          </table:table-cell>
          <table:table-cell office:value-type="string" table:style-name="ce1">
            <text:p>visibility</text:p>
          </table:table-cell>
          <table:table-cell office:value-type="string" table:style-name="ce1">
            <text:p>visibility_reduced</text:p>
          </table:table-cell>
          <table:table-cell office:value-type="string" table:style-name="ce1">
            <text:p>members</text:p>
          </table:table-cell>
          <table:table-cell office:value-type="string" table:style-name="ce1">
            <text:p>delta(visibility, visibilityReduced)</text:p>
          </table:table-cell>
          <table:table-cell office:value-type="string" table:style-name="ce1">
            <text:p>delta(visibilityReduced, initialVisibility)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initia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347" table:style-name="ce1">
            <text:p>16347</text:p>
          </table:table-cell>
          <table:table-cell office:value-type="float" office:value="212.14434037615601" table:style-name="ce1">
            <text:p>212.1443404</text:p>
          </table:table-cell>
          <table:table-cell office:value-type="float" office:value="11" table:style-name="ce1">
            <text:p>11</text:p>
          </table:table-cell>
          <table:table-cell office:value-type="float" office:value="9402" table:style-name="ce1">
            <text:p>9402</text:p>
          </table:table-cell>
          <table:table-cell office:value-type="float" office:value="4833" table:style-name="ce1">
            <text:p>4833</text:p>
          </table:table-cell>
          <table:table-cell office:value-type="float" office:value="5616" table:style-name="ce1">
            <text:p>5616</text:p>
          </table:table-cell>
          <table:table-cell office:value-type="float" office:value="4569" table:formula="of:=[.G2]-[.H2]" table:style-name="ce1">
            <text:p>4569</text:p>
          </table:table-cell>
          <table:table-cell office:value-type="float" office:value="0" table:formula="of:=[.H2]-[.H2]" table:style-name="ce1">
            <text:p>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09_JEdit4.0_1.0_16335.0_212.1443403761562_11.0_4821.0.xmi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6335" table:style-name="ce1">
            <text:p>16335</text:p>
          </table:table-cell>
          <table:table-cell office:value-type="float" office:value="212.14434037615601" table:style-name="ce1">
            <text:p>212.1443404</text:p>
          </table:table-cell>
          <table:table-cell office:value-type="float" office:value="11" table:style-name="ce1">
            <text:p>11</text:p>
          </table:table-cell>
          <table:table-cell office:value-type="float" office:value="4821" table:style-name="ce1">
            <text:p>4821</text:p>
          </table:table-cell>
          <table:table-cell office:value-type="float" office:value="4821" table:style-name="ce1">
            <text:p>4821</text:p>
          </table:table-cell>
          <table:table-cell office:value-type="float" office:value="5616" table:style-name="ce1">
            <text:p>5616</text:p>
          </table:table-cell>
          <table:table-cell office:value-type="float" office:value="-12" table:formula="of:=[.G3]-[.H2]" table:style-name="ce1">
            <text:p>-12</text:p>
          </table:table-cell>
          <table:table-cell office:value-type="float" office:value="-12" table:formula="of:=[.H3]-[.H2]" table:style-name="ce1">
            <text:p>-12</text:p>
          </table:table-cell>
          <table:table-cell office:value-type="float" office:value="-2.4829298572315332E-3" table:formula="of:=[.J3]/[.H2]" table:style-name="ce1">
            <text:p>-0.00248293</text:p>
          </table:table-cell>
          <table:table-cell office:value-type="float" office:value="-2.4829298572315332E-3" table:formula="of:=[.K3]/[.H2]" table:style-name="ce1">
            <text:p>-0.0024829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9_JEdit4.0_1.0_16347.0_212.1443403761562_10.0_4831.0.xmi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6347" table:style-name="ce1">
            <text:p>16347</text:p>
          </table:table-cell>
          <table:table-cell office:value-type="float" office:value="212.14434037615601" table:style-name="ce1">
            <text:p>212.1443404</text:p>
          </table:table-cell>
          <table:table-cell office:value-type="float" office:value="10" table:style-name="ce1">
            <text:p>10</text:p>
          </table:table-cell>
          <table:table-cell office:value-type="float" office:value="4831" table:style-name="ce1">
            <text:p>4831</text:p>
          </table:table-cell>
          <table:table-cell office:value-type="float" office:value="4831" table:style-name="ce1">
            <text:p>4831</text:p>
          </table:table-cell>
          <table:table-cell office:value-type="float" office:value="5616" table:style-name="ce1">
            <text:p>5616</text:p>
          </table:table-cell>
          <table:table-cell office:value-type="float" office:value="-2" table:formula="of:=[.G4]-[.H2]" table:style-name="ce1">
            <text:p>-2</text:p>
          </table:table-cell>
          <table:table-cell office:value-type="float" office:value="-2" table:formula="of:=[.H4]-[.H2]" table:style-name="ce1">
            <text:p>-2</text:p>
          </table:table-cell>
          <table:table-cell office:value-type="float" office:value="-4.1382164287192218E-4" table:formula="of:=[.J4]/[.H2]" table:style-name="ce1">
            <text:p>-0.000413822</text:p>
          </table:table-cell>
          <table:table-cell office:value-type="float" office:value="-4.1382164287192218E-4" table:formula="of:=[.K4]/[.H2]" table:style-name="ce1">
            <text:p>-0.00041382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9_JEdit4.0_3.0_16327.0_212.00623987469086_10.0_4836.0.xmi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6327" table:style-name="ce1">
            <text:p>16327</text:p>
          </table:table-cell>
          <table:table-cell office:value-type="float" office:value="212.006239874691" table:style-name="ce1">
            <text:p>212.0062399</text:p>
          </table:table-cell>
          <table:table-cell office:value-type="float" office:value="10" table:style-name="ce1">
            <text:p>10</text:p>
          </table:table-cell>
          <table:table-cell office:value-type="float" office:value="4836" table:style-name="ce1">
            <text:p>4836</text:p>
          </table:table-cell>
          <table:table-cell office:value-type="float" office:value="4836" table:style-name="ce1">
            <text:p>4836</text:p>
          </table:table-cell>
          <table:table-cell office:value-type="float" office:value="5616" table:style-name="ce1">
            <text:p>5616</text:p>
          </table:table-cell>
          <table:table-cell office:value-type="float" office:value="3" table:formula="of:=[.G5]-[.H2]" table:style-name="ce1">
            <text:p>3</text:p>
          </table:table-cell>
          <table:table-cell office:value-type="float" office:value="3" table:formula="of:=[.H5]-[.H2]" table:style-name="ce1">
            <text:p>3</text:p>
          </table:table-cell>
          <table:table-cell office:value-type="float" office:value="6.207324643078833E-4" table:formula="of:=[.J5]/[.H2]" table:style-name="ce1">
            <text:p>0.000620732</text:p>
          </table:table-cell>
          <table:table-cell office:value-type="float" office:value="6.207324643078833E-4" table:formula="of:=[.K5]/[.H2]" table:style-name="ce1">
            <text:p>0.0006207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9_JEdit4.0_0.0_16347.0_212.1443403761562_11.0_4833.0.xmi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347" table:style-name="ce1">
            <text:p>16347</text:p>
          </table:table-cell>
          <table:table-cell office:value-type="float" office:value="212.14434037615601" table:style-name="ce1">
            <text:p>212.1443404</text:p>
          </table:table-cell>
          <table:table-cell office:value-type="float" office:value="11" table:style-name="ce1">
            <text:p>11</text:p>
          </table:table-cell>
          <table:table-cell office:value-type="float" office:value="4833" table:style-name="ce1">
            <text:p>4833</text:p>
          </table:table-cell>
          <table:table-cell office:value-type="float" office:value="4833" table:style-name="ce1">
            <text:p>4833</text:p>
          </table:table-cell>
          <table:table-cell office:value-type="float" office:value="5616" table:style-name="ce1">
            <text:p>5616</text:p>
          </table:table-cell>
          <table:table-cell office:value-type="float" office:value="0" table:formula="of:=[.G6]-[.H2]" table:style-name="ce1">
            <text:p>0</text:p>
          </table:table-cell>
          <table:table-cell office:value-type="float" office:value="0" table:formula="of:=[.H6]-[.H2]" table:style-name="ce1">
            <text:p>0</text:p>
          </table:table-cell>
          <table:table-cell office:value-type="float" office:value="0" table:formula="of:=[.J6]/[.H2]" table:style-name="ce1">
            <text:p>0</text:p>
          </table:table-cell>
          <table:table-cell office:value-type="float" office:value="0" table:formula="of:=[.K6]/[.H2]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9_JEdit4.0_10.0_16389.0_211.63130685986033_9.0_4875.0.xmi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6389" table:style-name="ce1">
            <text:p>16389</text:p>
          </table:table-cell>
          <table:table-cell office:value-type="float" office:value="211.63130685985999" table:style-name="ce1">
            <text:p>211.6313069</text:p>
          </table:table-cell>
          <table:table-cell office:value-type="float" office:value="9" table:style-name="ce1">
            <text:p>9</text:p>
          </table:table-cell>
          <table:table-cell office:value-type="float" office:value="4875" table:style-name="ce1">
            <text:p>4875</text:p>
          </table:table-cell>
          <table:table-cell office:value-type="float" office:value="4875" table:style-name="ce1">
            <text:p>4875</text:p>
          </table:table-cell>
          <table:table-cell office:value-type="float" office:value="5616" table:style-name="ce1">
            <text:p>5616</text:p>
          </table:table-cell>
          <table:table-cell office:value-type="float" office:value="42" table:formula="of:=[.G7]-[.H2]" table:style-name="ce1">
            <text:p>42</text:p>
          </table:table-cell>
          <table:table-cell office:value-type="float" office:value="42" table:formula="of:=[.H7]-[.H2]" table:style-name="ce1">
            <text:p>42</text:p>
          </table:table-cell>
          <table:table-cell office:value-type="float" office:value="8.6902545003103657E-3" table:formula="of:=[.J7]/[.H2]" table:style-name="ce1">
            <text:p>0.008690255</text:p>
          </table:table-cell>
          <table:table-cell office:value-type="float" office:value="8.6902545003103657E-3" table:formula="of:=[.K7]/[.H2]" table:style-name="ce1">
            <text:p>0.00869025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9_JEdit4.0_2.0_16335.0_212.1443403761562_10.0_4819.0.xmi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6335" table:style-name="ce1">
            <text:p>16335</text:p>
          </table:table-cell>
          <table:table-cell office:value-type="float" office:value="212.14434037615601" table:style-name="ce1">
            <text:p>212.1443404</text:p>
          </table:table-cell>
          <table:table-cell office:value-type="float" office:value="10" table:style-name="ce1">
            <text:p>10</text:p>
          </table:table-cell>
          <table:table-cell office:value-type="float" office:value="4819" table:style-name="ce1">
            <text:p>4819</text:p>
          </table:table-cell>
          <table:table-cell office:value-type="float" office:value="4819" table:style-name="ce1">
            <text:p>4819</text:p>
          </table:table-cell>
          <table:table-cell office:value-type="float" office:value="5616" table:style-name="ce1">
            <text:p>5616</text:p>
          </table:table-cell>
          <table:table-cell office:value-type="float" office:value="-14" table:formula="of:=[.G8]-[.H2]" table:style-name="ce1">
            <text:p>-14</text:p>
          </table:table-cell>
          <table:table-cell office:value-type="float" office:value="-14" table:formula="of:=[.H8]-[.H2]" table:style-name="ce1">
            <text:p>-14</text:p>
          </table:table-cell>
          <table:table-cell office:value-type="float" office:value="-2.8967515001034555E-3" table:formula="of:=[.J8]/[.H2]" table:style-name="ce1">
            <text:p>-0.002896752</text:p>
          </table:table-cell>
          <table:table-cell office:value-type="float" office:value="-2.8967515001034555E-3" table:formula="of:=[.K8]/[.H2]" table:style-name="ce1">
            <text:p>-0.0028967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9_JEdit4.0_10.0_16357.0_211.6276152113013_10.0_4844.0.xmi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6357" table:style-name="ce1">
            <text:p>16357</text:p>
          </table:table-cell>
          <table:table-cell office:value-type="float" office:value="211.62761521130099" table:style-name="ce1">
            <text:p>211.6276152</text:p>
          </table:table-cell>
          <table:table-cell office:value-type="float" office:value="10" table:style-name="ce1">
            <text:p>10</text:p>
          </table:table-cell>
          <table:table-cell office:value-type="float" office:value="4844" table:style-name="ce1">
            <text:p>4844</text:p>
          </table:table-cell>
          <table:table-cell office:value-type="float" office:value="4844" table:style-name="ce1">
            <text:p>4844</text:p>
          </table:table-cell>
          <table:table-cell office:value-type="float" office:value="5616" table:style-name="ce1">
            <text:p>5616</text:p>
          </table:table-cell>
          <table:table-cell office:value-type="float" office:value="11" table:formula="of:=[.G9]-[.H2]" table:style-name="ce1">
            <text:p>11</text:p>
          </table:table-cell>
          <table:table-cell office:value-type="float" office:value="11" table:formula="of:=[.H9]-[.H2]" table:style-name="ce1">
            <text:p>11</text:p>
          </table:table-cell>
          <table:table-cell office:value-type="float" office:value="2.276019035795572E-3" table:formula="of:=[.J9]/[.H2]" table:style-name="ce1">
            <text:p>0.002276019</text:p>
          </table:table-cell>
          <table:table-cell office:value-type="float" office:value="2.276019035795572E-3" table:formula="of:=[.K9]/[.H2]" table:style-name="ce1">
            <text:p>0.00227601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9_JEdit4.0_10.0_16397.0_210.6654065667438_10.0_4859.0.xmi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6397" table:style-name="ce1">
            <text:p>16397</text:p>
          </table:table-cell>
          <table:table-cell office:value-type="float" office:value="210.665406566744" table:style-name="ce1">
            <text:p>210.6654066</text:p>
          </table:table-cell>
          <table:table-cell office:value-type="float" office:value="10" table:style-name="ce1">
            <text:p>10</text:p>
          </table:table-cell>
          <table:table-cell office:value-type="float" office:value="4859" table:style-name="ce1">
            <text:p>4859</text:p>
          </table:table-cell>
          <table:table-cell office:value-type="float" office:value="4859" table:style-name="ce1">
            <text:p>4859</text:p>
          </table:table-cell>
          <table:table-cell office:value-type="float" office:value="5616" table:style-name="ce1">
            <text:p>5616</text:p>
          </table:table-cell>
          <table:table-cell office:value-type="float" office:value="26" table:formula="of:=[.G10]-[.H2]" table:style-name="ce1">
            <text:p>26</text:p>
          </table:table-cell>
          <table:table-cell office:value-type="float" office:value="26" table:formula="of:=[.H10]-[.H2]" table:style-name="ce1">
            <text:p>26</text:p>
          </table:table-cell>
          <table:table-cell office:value-type="float" office:value="5.3796813573349887E-3" table:formula="of:=[.J10]/[.H2]" table:style-name="ce1">
            <text:p>0.005379681</text:p>
          </table:table-cell>
          <table:table-cell office:value-type="float" office:value="5.3796813573349887E-3" table:formula="of:=[.K10]/[.H2]" table:style-name="ce1">
            <text:p>0.00537968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9_JEdit4.0_10.0_16411.0_212.2420374359017_9.0_4853.0.xmi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6411" table:style-name="ce1">
            <text:p>16411</text:p>
          </table:table-cell>
          <table:table-cell office:value-type="float" office:value="212.24203743590201" table:style-name="ce1">
            <text:p>212.2420374</text:p>
          </table:table-cell>
          <table:table-cell office:value-type="float" office:value="9" table:style-name="ce1">
            <text:p>9</text:p>
          </table:table-cell>
          <table:table-cell office:value-type="float" office:value="4853" table:style-name="ce1">
            <text:p>4853</text:p>
          </table:table-cell>
          <table:table-cell office:value-type="float" office:value="4853" table:style-name="ce1">
            <text:p>4853</text:p>
          </table:table-cell>
          <table:table-cell office:value-type="float" office:value="5616" table:style-name="ce1">
            <text:p>5616</text:p>
          </table:table-cell>
          <table:table-cell office:value-type="float" office:value="20" table:formula="of:=[.G11]-[.H2]" table:style-name="ce1">
            <text:p>20</text:p>
          </table:table-cell>
          <table:table-cell office:value-type="float" office:value="20" table:formula="of:=[.H11]-[.H2]" table:style-name="ce1">
            <text:p>20</text:p>
          </table:table-cell>
          <table:table-cell office:value-type="float" office:value="4.1382164287192217E-3" table:formula="of:=[.J11]/[.H2]" table:style-name="ce1">
            <text:p>0.004138216</text:p>
          </table:table-cell>
          <table:table-cell office:value-type="float" office:value="4.1382164287192217E-3" table:formula="of:=[.K11]/[.H2]" table:style-name="ce1">
            <text:p>0.00413821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9_JEdit4.0_10.0_16417.0_211.60818378588894_10.0_4843.0.xmi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6417" table:style-name="ce1">
            <text:p>16417</text:p>
          </table:table-cell>
          <table:table-cell office:value-type="float" office:value="211.608183785889" table:style-name="ce1">
            <text:p>211.6081838</text:p>
          </table:table-cell>
          <table:table-cell office:value-type="float" office:value="10" table:style-name="ce1">
            <text:p>10</text:p>
          </table:table-cell>
          <table:table-cell office:value-type="float" office:value="4843" table:style-name="ce1">
            <text:p>4843</text:p>
          </table:table-cell>
          <table:table-cell office:value-type="float" office:value="4843" table:style-name="ce1">
            <text:p>4843</text:p>
          </table:table-cell>
          <table:table-cell office:value-type="float" office:value="5616" table:style-name="ce1">
            <text:p>5616</text:p>
          </table:table-cell>
          <table:table-cell office:value-type="float" office:value="10" table:formula="of:=[.G12]-[.H2]" table:style-name="ce1">
            <text:p>10</text:p>
          </table:table-cell>
          <table:table-cell office:value-type="float" office:value="10" table:formula="of:=[.H12]-[.H2]" table:style-name="ce1">
            <text:p>10</text:p>
          </table:table-cell>
          <table:table-cell office:value-type="float" office:value="2.0691082143596108E-3" table:formula="of:=[.J12]/[.H2]" table:style-name="ce1">
            <text:p>0.002069108</text:p>
          </table:table-cell>
          <table:table-cell office:value-type="float" office:value="2.0691082143596108E-3" table:formula="of:=[.K12]/[.H2]" table:style-name="ce1">
            <text:p>0.00206910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9_JEdit4.0_3.0_16313.0_212.1443403761562_10.0_4822.0.xmi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6313" table:style-name="ce1">
            <text:p>16313</text:p>
          </table:table-cell>
          <table:table-cell office:value-type="float" office:value="212.14434037615601" table:style-name="ce1">
            <text:p>212.1443404</text:p>
          </table:table-cell>
          <table:table-cell office:value-type="float" office:value="10" table:style-name="ce1">
            <text:p>10</text:p>
          </table:table-cell>
          <table:table-cell office:value-type="float" office:value="4822" table:style-name="ce1">
            <text:p>4822</text:p>
          </table:table-cell>
          <table:table-cell office:value-type="float" office:value="4822" table:style-name="ce1">
            <text:p>4822</text:p>
          </table:table-cell>
          <table:table-cell office:value-type="float" office:value="5616" table:style-name="ce1">
            <text:p>5616</text:p>
          </table:table-cell>
          <table:table-cell office:value-type="float" office:value="-11" table:formula="of:=[.G13]-[.H2]" table:style-name="ce1">
            <text:p>-11</text:p>
          </table:table-cell>
          <table:table-cell office:value-type="float" office:value="-11" table:formula="of:=[.H13]-[.H2]" table:style-name="ce1">
            <text:p>-11</text:p>
          </table:table-cell>
          <table:table-cell office:value-type="float" office:value="-2.276019035795572E-3" table:formula="of:=[.J13]/[.H2]" table:style-name="ce1">
            <text:p>-0.002276019</text:p>
          </table:table-cell>
          <table:table-cell office:value-type="float" office:value="-2.276019035795572E-3" table:formula="of:=[.K13]/[.H2]" table:style-name="ce1">
            <text:p>-0.00227601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9_JEdit4.0_10.0_16391.0_212.51024200190545_9.0_4850.0.xmi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6391" table:style-name="ce1">
            <text:p>16391</text:p>
          </table:table-cell>
          <table:table-cell office:value-type="float" office:value="212.510242001905" table:style-name="ce1">
            <text:p>212.510242</text:p>
          </table:table-cell>
          <table:table-cell office:value-type="float" office:value="9" table:style-name="ce1">
            <text:p>9</text:p>
          </table:table-cell>
          <table:table-cell office:value-type="float" office:value="4850" table:style-name="ce1">
            <text:p>4850</text:p>
          </table:table-cell>
          <table:table-cell office:value-type="float" office:value="4850" table:style-name="ce1">
            <text:p>4850</text:p>
          </table:table-cell>
          <table:table-cell office:value-type="float" office:value="5616" table:style-name="ce1">
            <text:p>5616</text:p>
          </table:table-cell>
          <table:table-cell office:value-type="float" office:value="17" table:formula="of:=[.G14]-[.H2]" table:style-name="ce1">
            <text:p>17</text:p>
          </table:table-cell>
          <table:table-cell office:value-type="float" office:value="17" table:formula="of:=[.H14]-[.H2]" table:style-name="ce1">
            <text:p>17</text:p>
          </table:table-cell>
          <table:table-cell office:value-type="float" office:value="3.5174839644113386E-3" table:formula="of:=[.J14]/[.H2]" table:style-name="ce1">
            <text:p>0.003517484</text:p>
          </table:table-cell>
          <table:table-cell office:value-type="float" office:value="3.5174839644113386E-3" table:formula="of:=[.K14]/[.H2]" table:style-name="ce1">
            <text:p>0.00351748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9_JEdit4.0_10.0_16405.0_212.17533705698852_9.0_4859.0.xmi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6405" table:style-name="ce1">
            <text:p>16405</text:p>
          </table:table-cell>
          <table:table-cell office:value-type="float" office:value="212.17533705698901" table:style-name="ce1">
            <text:p>212.1753371</text:p>
          </table:table-cell>
          <table:table-cell office:value-type="float" office:value="9" table:style-name="ce1">
            <text:p>9</text:p>
          </table:table-cell>
          <table:table-cell office:value-type="float" office:value="4859" table:style-name="ce1">
            <text:p>4859</text:p>
          </table:table-cell>
          <table:table-cell office:value-type="float" office:value="4859" table:style-name="ce1">
            <text:p>4859</text:p>
          </table:table-cell>
          <table:table-cell office:value-type="float" office:value="5616" table:style-name="ce1">
            <text:p>5616</text:p>
          </table:table-cell>
          <table:table-cell office:value-type="float" office:value="26" table:formula="of:=[.G15]-[.H2]" table:style-name="ce1">
            <text:p>26</text:p>
          </table:table-cell>
          <table:table-cell office:value-type="float" office:value="26" table:formula="of:=[.H15]-[.H2]" table:style-name="ce1">
            <text:p>26</text:p>
          </table:table-cell>
          <table:table-cell office:value-type="float" office:value="5.3796813573349887E-3" table:formula="of:=[.J15]/[.H2]" table:style-name="ce1">
            <text:p>0.005379681</text:p>
          </table:table-cell>
          <table:table-cell office:value-type="float" office:value="5.3796813573349887E-3" table:formula="of:=[.K15]/[.H2]" table:style-name="ce1">
            <text:p>0.00537968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9_JEdit4.0_10.0_16369.0_211.31979020130322_10.0_4848.0.xmi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6369" table:style-name="ce1">
            <text:p>16369</text:p>
          </table:table-cell>
          <table:table-cell office:value-type="float" office:value="211.31979020130299" table:style-name="ce1">
            <text:p>211.3197902</text:p>
          </table:table-cell>
          <table:table-cell office:value-type="float" office:value="10" table:style-name="ce1">
            <text:p>10</text:p>
          </table:table-cell>
          <table:table-cell office:value-type="float" office:value="4848" table:style-name="ce1">
            <text:p>4848</text:p>
          </table:table-cell>
          <table:table-cell office:value-type="float" office:value="4848" table:style-name="ce1">
            <text:p>4848</text:p>
          </table:table-cell>
          <table:table-cell office:value-type="float" office:value="5616" table:style-name="ce1">
            <text:p>5616</text:p>
          </table:table-cell>
          <table:table-cell office:value-type="float" office:value="15" table:formula="of:=[.G16]-[.H2]" table:style-name="ce1">
            <text:p>15</text:p>
          </table:table-cell>
          <table:table-cell office:value-type="float" office:value="15" table:formula="of:=[.H16]-[.H2]" table:style-name="ce1">
            <text:p>15</text:p>
          </table:table-cell>
          <table:table-cell office:value-type="float" office:value="3.1036623215394167E-3" table:formula="of:=[.J16]/[.H2]" table:style-name="ce1">
            <text:p>0.003103662</text:p>
          </table:table-cell>
          <table:table-cell office:value-type="float" office:value="3.1036623215394167E-3" table:formula="of:=[.K16]/[.H2]" table:style-name="ce1">
            <text:p>0.00310366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9_JEdit4.0_7.0_16327.0_212.1443403761562_10.0_4820.0.xmi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6327" table:style-name="ce1">
            <text:p>16327</text:p>
          </table:table-cell>
          <table:table-cell office:value-type="float" office:value="212.14434037615601" table:style-name="ce1">
            <text:p>212.1443404</text:p>
          </table:table-cell>
          <table:table-cell office:value-type="float" office:value="10" table:style-name="ce1">
            <text:p>10</text:p>
          </table:table-cell>
          <table:table-cell office:value-type="float" office:value="4820" table:style-name="ce1">
            <text:p>4820</text:p>
          </table:table-cell>
          <table:table-cell office:value-type="float" office:value="4820" table:style-name="ce1">
            <text:p>4820</text:p>
          </table:table-cell>
          <table:table-cell office:value-type="float" office:value="5616" table:style-name="ce1">
            <text:p>5616</text:p>
          </table:table-cell>
          <table:table-cell office:value-type="float" office:value="-13" table:formula="of:=[.G17]-[.H2]" table:style-name="ce1">
            <text:p>-13</text:p>
          </table:table-cell>
          <table:table-cell office:value-type="float" office:value="-13" table:formula="of:=[.H17]-[.H2]" table:style-name="ce1">
            <text:p>-13</text:p>
          </table:table-cell>
          <table:table-cell office:value-type="float" office:value="-2.6898406786674944E-3" table:formula="of:=[.J17]/[.H2]" table:style-name="ce1">
            <text:p>-0.002689841</text:p>
          </table:table-cell>
          <table:table-cell office:value-type="float" office:value="-2.6898406786674944E-3" table:formula="of:=[.K17]/[.H2]" table:style-name="ce1">
            <text:p>-0.00268984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9_JEdit4.0_7.0_16305.0_212.1443403761562_10.0_4823.0.xmi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6305" table:style-name="ce1">
            <text:p>16305</text:p>
          </table:table-cell>
          <table:table-cell office:value-type="float" office:value="212.14434037615601" table:style-name="ce1">
            <text:p>212.1443404</text:p>
          </table:table-cell>
          <table:table-cell office:value-type="float" office:value="10" table:style-name="ce1">
            <text:p>10</text:p>
          </table:table-cell>
          <table:table-cell office:value-type="float" office:value="4823" table:style-name="ce1">
            <text:p>4823</text:p>
          </table:table-cell>
          <table:table-cell office:value-type="float" office:value="4823" table:style-name="ce1">
            <text:p>4823</text:p>
          </table:table-cell>
          <table:table-cell office:value-type="float" office:value="5616" table:style-name="ce1">
            <text:p>5616</text:p>
          </table:table-cell>
          <table:table-cell office:value-type="float" office:value="-10" table:formula="of:=[.G18]-[.H2]" table:style-name="ce1">
            <text:p>-10</text:p>
          </table:table-cell>
          <table:table-cell office:value-type="float" office:value="-10" table:formula="of:=[.H18]-[.H2]" table:style-name="ce1">
            <text:p>-10</text:p>
          </table:table-cell>
          <table:table-cell office:value-type="float" office:value="-2.0691082143596108E-3" table:formula="of:=[.J18]/[.H2]" table:style-name="ce1">
            <text:p>-0.002069108</text:p>
          </table:table-cell>
          <table:table-cell office:value-type="float" office:value="-2.0691082143596108E-3" table:formula="of:=[.K18]/[.H2]" table:style-name="ce1">
            <text:p>-0.00206910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9_JEdit4.0_10.0_16653.0_210.0288070511299_9.0_4902.0.xmi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6653" table:style-name="ce1">
            <text:p>16653</text:p>
          </table:table-cell>
          <table:table-cell office:value-type="float" office:value="210.02880705113" table:style-name="ce1">
            <text:p>210.0288071</text:p>
          </table:table-cell>
          <table:table-cell office:value-type="float" office:value="9" table:style-name="ce1">
            <text:p>9</text:p>
          </table:table-cell>
          <table:table-cell office:value-type="float" office:value="4902" table:style-name="ce1">
            <text:p>4902</text:p>
          </table:table-cell>
          <table:table-cell office:value-type="float" office:value="4902" table:style-name="ce1">
            <text:p>4902</text:p>
          </table:table-cell>
          <table:table-cell office:value-type="float" office:value="5616" table:style-name="ce1">
            <text:p>5616</text:p>
          </table:table-cell>
          <table:table-cell office:value-type="float" office:value="69" table:formula="of:=[.G19]-[.H2]" table:style-name="ce1">
            <text:p>69</text:p>
          </table:table-cell>
          <table:table-cell office:value-type="float" office:value="69" table:formula="of:=[.H19]-[.H2]" table:style-name="ce1">
            <text:p>69</text:p>
          </table:table-cell>
          <table:table-cell office:value-type="float" office:value="1.4276846679081317E-2" table:formula="of:=[.J19]/[.H2]" table:style-name="ce1">
            <text:p>0.014276847</text:p>
          </table:table-cell>
          <table:table-cell office:value-type="float" office:value="1.4276846679081317E-2" table:formula="of:=[.K19]/[.H2]" table:style-name="ce1">
            <text:p>0.01427684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09_JEdit4.0_2.0_16313.0_212.1443403761562_10.0_4824.0.xmi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6313" table:style-name="ce1">
            <text:p>16313</text:p>
          </table:table-cell>
          <table:table-cell office:value-type="float" office:value="212.14434037615601" table:style-name="ce1">
            <text:p>212.1443404</text:p>
          </table:table-cell>
          <table:table-cell office:value-type="float" office:value="10" table:style-name="ce1">
            <text:p>10</text:p>
          </table:table-cell>
          <table:table-cell office:value-type="float" office:value="4824" table:style-name="ce1">
            <text:p>4824</text:p>
          </table:table-cell>
          <table:table-cell office:value-type="float" office:value="4824" table:style-name="ce1">
            <text:p>4824</text:p>
          </table:table-cell>
          <table:table-cell office:value-type="float" office:value="5616" table:style-name="ce1">
            <text:p>5616</text:p>
          </table:table-cell>
          <table:table-cell office:value-type="float" office:value="-9" table:formula="of:=[.G20]-[.H2]" table:style-name="ce1">
            <text:p>-9</text:p>
          </table:table-cell>
          <table:table-cell office:value-type="float" office:value="-9" table:formula="of:=[.H20]-[.H2]" table:style-name="ce1">
            <text:p>-9</text:p>
          </table:table-cell>
          <table:table-cell office:value-type="float" office:value="-1.8621973929236499E-3" table:formula="of:=[.J20]/[.H2]" table:style-name="ce1">
            <text:p>-0.001862197</text:p>
          </table:table-cell>
          <table:table-cell office:value-type="float" office:value="-1.8621973929236499E-3" table:formula="of:=[.K20]/[.H2]" table:style-name="ce1">
            <text:p>-0.001862197</text:p>
          </table:table-cell>
          <table:table-cell table:number-columns-repeated="16371"/>
        </table:table-row>
        <table:table-row table:number-rows-repeated="104855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number number:decimal-places="2" number:min-integer-digits="1" number:grouping="true"/>
      <number:text>    </number:text>
    </number:number-style>
    <number:number-style style:name="N36P1">
      <number:number number:decimal-places="2" number:min-integer-digits="1" number:grouping="true"/>
      <number:text>    </number:text>
    </number:number-style>
    <number:number-style style:name="N36P2">
      <number:text>-</number:text>
      <number:number number:decimal-places="0" number:min-integer-digits="0">
        <number:embedded-text number:position="0">   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10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BuiltIn_Comma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ven Peldszus</meta:initial-creator>
    <dc:creator>Sebastian Ruland</dc:creator>
    <meta:creation-date>2017-10-09T16:52:54Z</meta:creation-date>
    <dc:date>2017-10-17T08:42:38Z</dc:date>
    <meta:editing-cycles>20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2P0">
      <style:graphic-properties draw:fill="solid" draw:fill-color="#ffd320" draw:opacity="0%" draw:stroke="non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E030">
      <style:graphic-properties draw:fill="solid" draw:fill-color="#000000" draw:opacity="100%" draw:stroke="solid" svg:stroke-width="0in" svg:stroke-color="#000000" svg:stroke-opacity="100%" draw:stroke-linejoin="round" svg:stroke-linecap="butt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true" chart:connect-bars="false" chart:solid-type="cuboid" chart:stacked="true" chart:percentage="false" chart:error-category="cell-range" chart:error-upper-indicator="false" chart:error-lower-indicator="true"/>
      <style:graphic-properties draw:fill="solid" draw:fill-color="#ff420e" draw:opacity="0%" draw:stroke="none"/>
    </style:style>
    <style:style style:family="chart" style:name="G0S2">
      <style:chart-properties chart:symbol-type="none" chart:vertical="true" chart:connect-bars="false" chart:solid-type="cuboid" chart:stacked="true" chart:percentage="false"/>
      <style:graphic-properties draw:fill="solid" draw:fill-color="#ffd320" draw:opacity="0%" draw:stroke="non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0S3">
      <style:chart-properties chart:symbol-type="none" chart:vertical="true" chart:connect-bars="false" chart:solid-type="cuboid" chart:stacked="true" chart:percentage="false" chart:error-category="cell-range" chart:error-upper-indicator="true" chart:error-lower-indicator="false"/>
      <style:graphic-properties draw:fill="solid" draw:fill-color="#579d1c" draw:opacity="0%" draw:stroke="none"/>
    </style:style>
    <style:style style:family="chart" style:name="G0S4">
      <style:chart-properties chart:symbol-type="none" chart:vertical="true" chart:connect-bars="false" chart:solid-type="cuboid" chart:stacked="true" chart:percentage="false"/>
      <style:graphic-properties draw:fill="solid" draw:fill-color="#7e0021" draw:opacity="0%" draw:stroke="non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E010">
      <style:graphic-properties draw:fill="solid" draw:fill-color="#000000" draw:opacity="100%" draw:stroke="solid" svg:stroke-width="0in" svg:stroke-color="#000000" svg:stroke-opacity="100%" draw:stroke-linejoin="round" svg:stroke-linecap="butt"/>
    </style:style>
    <style:style style:family="chart" style:name="G0S1P0">
      <style:graphic-properties draw:fill="solid" draw:fill-color="#ff420e" draw:opacity="0%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stacked="tru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4.89pt" svg:width="1046.95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RQ1: Continuous visibility reduction (Experiment 3)</text:p>
            </chart:title>
            <chart:grid chart:class="major" chart:style-name="GMa0"/>
          </chart:axis>
          <chart:axis chart:dimension="x" chart:name="primary-x" chart:style-name="Axs1">
            <chart:categories table:cell-range-address="_Boxplot.$C$1:.$K$1"/>
          </chart:axis>
          <chart:series chart:values-cell-range-address="_Boxplot.$C$11:.$K$11" chart:class="chart:bar" chart:attached-axis="primary-y" chart:style-name="G0S0">
            <chart:data-point chart:repeated="9"/>
          </chart:series>
          <chart:series chart:values-cell-range-address="_Boxplot.$C$12:.$K$12" chart:class="chart:bar" chart:attached-axis="primary-y" chart:style-name="G0S1">
            <chart:error-indicator chart:style-name="E010"/>
            <chart:data-point chart:style-name="G0S1P0"/>
            <chart:data-point chart:repeated="8"/>
          </chart:series>
          <chart:series chart:values-cell-range-address="_Boxplot.$C$13:.$K$13" chart:class="chart:bar" chart:attached-axis="primary-y" chart:style-name="G0S2">
            <chart:data-point chart:style-name="G0S2P0"/>
            <chart:data-point chart:repeated="8"/>
          </chart:series>
          <chart:series chart:values-cell-range-address="_Boxplot.$C$14:.$K$14" chart:class="chart:bar" chart:attached-axis="primary-y" chart:style-name="G0S3">
            <chart:error-indicator chart:style-name="E030"/>
            <chart:data-point chart:repeated="9"/>
          </chart:series>
          <chart:series chart:values-cell-range-address="_Boxplot.$C$15:.$K$15" chart:class="chart:bar" chart:attached-axis="primary-y" chart:style-name="G0S4">
            <chart:data-point chart:repeated="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2P0">
      <style:graphic-properties draw:fill="solid" draw:fill-color="#ffd320" draw:opacity="0%" draw:stroke="non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E030">
      <style:graphic-properties draw:fill="solid" draw:fill-color="#000000" draw:opacity="100%" draw:stroke="solid" svg:stroke-width="0in" svg:stroke-color="#000000" svg:stroke-opacity="100%" draw:stroke-linejoin="round" svg:stroke-linecap="butt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true" chart:connect-bars="false" chart:solid-type="cuboid" chart:stacked="true" chart:percentage="false" chart:error-category="cell-range" chart:error-upper-indicator="false" chart:error-lower-indicator="true"/>
      <style:graphic-properties draw:fill="solid" draw:fill-color="#ff420e" draw:opacity="0%" draw:stroke="none"/>
    </style:style>
    <style:style style:family="chart" style:name="G0S2">
      <style:chart-properties chart:symbol-type="none" chart:vertical="true" chart:connect-bars="false" chart:solid-type="cuboid" chart:stacked="true" chart:percentage="false"/>
      <style:graphic-properties draw:fill="solid" draw:fill-color="#ffd320" draw:opacity="0%" draw:stroke="non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0S3">
      <style:chart-properties chart:symbol-type="none" chart:vertical="true" chart:connect-bars="false" chart:solid-type="cuboid" chart:stacked="true" chart:percentage="false" chart:error-category="cell-range" chart:error-upper-indicator="true" chart:error-lower-indicator="false"/>
      <style:graphic-properties draw:fill="solid" draw:fill-color="#579d1c" draw:opacity="0%" draw:stroke="none"/>
    </style:style>
    <style:style style:family="chart" style:name="G0S4">
      <style:chart-properties chart:symbol-type="none" chart:vertical="true" chart:connect-bars="false" chart:solid-type="cuboid" chart:stacked="true" chart:percentage="false"/>
      <style:graphic-properties draw:fill="solid" draw:fill-color="#7e0021" draw:opacity="0%" draw:stroke="non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E010">
      <style:graphic-properties draw:fill="solid" draw:fill-color="#000000" draw:opacity="100%" draw:stroke="solid" svg:stroke-width="0in" svg:stroke-color="#000000" svg:stroke-opacity="100%" draw:stroke-linejoin="round" svg:stroke-linecap="butt"/>
    </style:style>
    <style:style style:family="chart" style:name="G0S1P0">
      <style:graphic-properties draw:fill="solid" draw:fill-color="#ff420e" draw:opacity="0%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stacked="tru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4.89pt" svg:width="1046.95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RQ1: Continuous visibility reduction (Experiment 3)</text:p>
            </chart:title>
            <chart:grid chart:class="major" chart:style-name="GMa0"/>
          </chart:axis>
          <chart:axis chart:dimension="x" chart:name="primary-x" chart:style-name="Axs1">
            <chart:categories table:cell-range-address="_Boxplot.$C$1:.$K$1"/>
          </chart:axis>
          <chart:series chart:values-cell-range-address="_Boxplot.$C$29:.$J$29" chart:class="chart:bar" chart:attached-axis="primary-y" chart:style-name="G0S0">
            <chart:data-point chart:repeated="8"/>
          </chart:series>
          <chart:series chart:values-cell-range-address="_Boxplot.$C$30:.$J$30" chart:class="chart:bar" chart:attached-axis="primary-y" chart:style-name="G0S1">
            <chart:error-indicator chart:style-name="E010"/>
            <chart:data-point chart:style-name="G0S1P0"/>
            <chart:data-point chart:repeated="7"/>
          </chart:series>
          <chart:series chart:values-cell-range-address="_Boxplot.$C$31:.$J$31" chart:class="chart:bar" chart:attached-axis="primary-y" chart:style-name="G0S2">
            <chart:data-point chart:style-name="G0S2P0"/>
            <chart:data-point chart:repeated="7"/>
          </chart:series>
          <chart:series chart:values-cell-range-address="_Boxplot.$C$32:.$J$32" chart:class="chart:bar" chart:attached-axis="primary-y" chart:style-name="G0S3">
            <chart:error-indicator chart:style-name="E030"/>
            <chart:data-point chart:repeated="8"/>
          </chart:series>
          <chart:series chart:values-cell-range-address="_Boxplot.$C$33:.$J$33" chart:class="chart:bar" chart:attached-axis="primary-y" chart:style-name="G0S4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2P0">
      <style:graphic-properties draw:fill="solid" draw:fill-color="#ffd320" draw:opacity="0%" draw:stroke="none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E030">
      <style:graphic-properties draw:fill="solid" draw:fill-color="#000000" draw:opacity="100%" draw:stroke="solid" svg:stroke-width="0in" svg:stroke-color="#000000" svg:stroke-opacity="100%" draw:stroke-linejoin="round" svg:stroke-linecap="butt"/>
    </style:style>
    <style:style style:family="chart" style:name="G0S0">
      <style:chart-properties chart:symbol-type="none" chart:vertical="true" chart:connect-bars="false" chart:solid-type="cuboid" chart:stacked="true" chart:percentage="false"/>
      <style:graphic-properties draw:fill="solid" draw:fill-color="#004586" draw:opacity="100%" draw:stroke="none"/>
    </style:style>
    <style:style style:family="chart" style:name="G0S1">
      <style:chart-properties chart:symbol-type="none" chart:vertical="true" chart:connect-bars="false" chart:solid-type="cuboid" chart:stacked="true" chart:percentage="false" chart:error-category="cell-range" chart:error-upper-indicator="false" chart:error-lower-indicator="true"/>
      <style:graphic-properties draw:fill="solid" draw:fill-color="#ff420e" draw:opacity="0%" draw:stroke="none"/>
    </style:style>
    <style:style style:family="chart" style:name="G0S2">
      <style:chart-properties chart:symbol-type="none" chart:vertical="true" chart:connect-bars="false" chart:solid-type="cuboid" chart:stacked="true" chart:percentage="false"/>
      <style:graphic-properties draw:fill="solid" draw:fill-color="#ffd320" draw:opacity="0%" draw:stroke="non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0S3">
      <style:chart-properties chart:symbol-type="none" chart:vertical="true" chart:connect-bars="false" chart:solid-type="cuboid" chart:stacked="true" chart:percentage="false" chart:error-category="cell-range" chart:error-upper-indicator="true" chart:error-lower-indicator="false"/>
      <style:graphic-properties draw:fill="solid" draw:fill-color="#579d1c" draw:opacity="0%" draw:stroke="none"/>
    </style:style>
    <style:style style:family="chart" style:name="G0S4">
      <style:chart-properties chart:symbol-type="none" chart:vertical="true" chart:connect-bars="false" chart:solid-type="cuboid" chart:stacked="true" chart:percentage="false"/>
      <style:graphic-properties draw:fill="solid" draw:fill-color="#7e0021" draw:opacity="0%" draw:stroke="non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E010">
      <style:graphic-properties draw:fill="solid" draw:fill-color="#000000" draw:opacity="100%" draw:stroke="solid" svg:stroke-width="0in" svg:stroke-color="#000000" svg:stroke-opacity="100%" draw:stroke-linejoin="round" svg:stroke-linecap="butt"/>
    </style:style>
    <style:style style:family="chart" style:name="G0S1P0">
      <style:graphic-properties draw:fill="solid" draw:fill-color="#ff420e" draw:opacity="0%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stacked="tru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bar" svg:height="254.89pt" svg:width="1046.95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RQ1: Continuous visibility reduction (Experiment 3)</text:p>
            </chart:title>
            <chart:grid chart:class="major" chart:style-name="GMa0"/>
          </chart:axis>
          <chart:axis chart:dimension="x" chart:name="primary-x" chart:style-name="Axs1">
            <chart:categories table:cell-range-address="_Boxplot.$C$1:.$K$1"/>
          </chart:axis>
          <chart:series chart:values-cell-range-address="_Boxplot.$C$48:.$J$48" chart:class="chart:bar" chart:attached-axis="primary-y" chart:style-name="G0S0">
            <chart:data-point chart:repeated="8"/>
          </chart:series>
          <chart:series chart:values-cell-range-address="_Boxplot.$C$49:.$J$49" chart:class="chart:bar" chart:attached-axis="primary-y" chart:style-name="G0S1">
            <chart:error-indicator chart:style-name="E010"/>
            <chart:data-point chart:style-name="G0S1P0"/>
            <chart:data-point chart:repeated="7"/>
          </chart:series>
          <chart:series chart:values-cell-range-address="_Boxplot.$C$50:.$J$50" chart:class="chart:bar" chart:attached-axis="primary-y" chart:style-name="G0S2">
            <chart:data-point chart:style-name="G0S2P0"/>
            <chart:data-point chart:repeated="7"/>
          </chart:series>
          <chart:series chart:values-cell-range-address="_Boxplot.$C$51:.$J$51" chart:class="chart:bar" chart:attached-axis="primary-y" chart:style-name="G0S3">
            <chart:error-indicator chart:style-name="E030"/>
            <chart:data-point chart:repeated="8"/>
          </chart:series>
          <chart:series chart:values-cell-range-address="_Boxplot.$C$52:.$J$52" chart:class="chart:bar" chart:attached-axis="primary-y" chart:style-name="G0S4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